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191" calcext:value-type="float">
            <text:p>191</text:p>
          </table:table-cell>
          <table:table-cell table:formula="of:=SUM([.A1];[.A2];[.A3])"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SUM([.A2];[.A3];[.A4])" office:value-type="float" office:value="598" calcext:value-type="float">
            <text:p>598</text:p>
          </table:table-cell>
          <table:table-cell table:formula="of:=IF([.B2]&gt;[.B1];[.C1]+1;[.C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SUM([.A3];[.A4];[.A5])" office:value-type="float" office:value="612" calcext:value-type="float">
            <text:p>612</text:p>
          </table:table-cell>
          <table:table-cell table:formula="of:=IF([.B3]&gt;[.B2];[.C2]+1;[.C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SUM([.A4];[.A5];[.A6])" office:value-type="float" office:value="614" calcext:value-type="float">
            <text:p>614</text:p>
          </table:table-cell>
          <table:table-cell table:formula="of:=IF([.B4]&gt;[.B3];[.C3]+1;[.C3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SUM([.A5];[.A6];[.A7])" office:value-type="float" office:value="597" calcext:value-type="float">
            <text:p>597</text:p>
          </table:table-cell>
          <table:table-cell table:formula="of:=IF([.B5]&gt;[.B4];[.C4]+1;[.C4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SUM([.A6];[.A7];[.A8])" office:value-type="float" office:value="580" calcext:value-type="float">
            <text:p>580</text:p>
          </table:table-cell>
          <table:table-cell table:formula="of:=IF([.B6]&gt;[.B5];[.C5]+1;[.C5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SUM([.A7];[.A8];[.A9])" office:value-type="float" office:value="576" calcext:value-type="float">
            <text:p>576</text:p>
          </table:table-cell>
          <table:table-cell table:formula="of:=IF([.B7]&gt;[.B6];[.C6]+1;[.C6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SUM([.A8];[.A9];[.A10])" office:value-type="float" office:value="594" calcext:value-type="float">
            <text:p>594</text:p>
          </table:table-cell>
          <table:table-cell table:formula="of:=IF([.B8]&gt;[.B7];[.C7]+1;[.C7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SUM([.A9];[.A10];[.A11])" office:value-type="float" office:value="629" calcext:value-type="float">
            <text:p>629</text:p>
          </table:table-cell>
          <table:table-cell table:formula="of:=IF([.B9]&gt;[.B8];[.C8]+1;[.C8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SUM([.A10];[.A11];[.A12])" office:value-type="float" office:value="660" calcext:value-type="float">
            <text:p>660</text:p>
          </table:table-cell>
          <table:table-cell table:formula="of:=IF([.B10]&gt;[.B9];[.C9]+1;[.C9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SUM([.A11];[.A12];[.A13])" office:value-type="float" office:value="687" calcext:value-type="float">
            <text:p>687</text:p>
          </table:table-cell>
          <table:table-cell table:formula="of:=IF([.B11]&gt;[.B10];[.C10]+1;[.C10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SUM([.A12];[.A13];[.A14])" office:value-type="float" office:value="695" calcext:value-type="float">
            <text:p>695</text:p>
          </table:table-cell>
          <table:table-cell table:formula="of:=IF([.B12]&gt;[.B11];[.C11]+1;[.C11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SUM([.A13];[.A14];[.A15])" office:value-type="float" office:value="725" calcext:value-type="float">
            <text:p>725</text:p>
          </table:table-cell>
          <table:table-cell table:formula="of:=IF([.B13]&gt;[.B12];[.C12]+1;[.C12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SUM([.A14];[.A15];[.A16])" office:value-type="float" office:value="749" calcext:value-type="float">
            <text:p>749</text:p>
          </table:table-cell>
          <table:table-cell table:formula="of:=IF([.B14]&gt;[.B13];[.C13]+1;[.C13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SUM([.A15];[.A16];[.A17])" office:value-type="float" office:value="775" calcext:value-type="float">
            <text:p>775</text:p>
          </table:table-cell>
          <table:table-cell table:formula="of:=IF([.B15]&gt;[.B14];[.C14]+1;[.C14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SUM([.A16];[.A17];[.A18])" office:value-type="float" office:value="774" calcext:value-type="float">
            <text:p>774</text:p>
          </table:table-cell>
          <table:table-cell table:formula="of:=IF([.B16]&gt;[.B15];[.C15]+1;[.C15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SUM([.A17];[.A18];[.A19])" office:value-type="float" office:value="768" calcext:value-type="float">
            <text:p>768</text:p>
          </table:table-cell>
          <table:table-cell table:formula="of:=IF([.B17]&gt;[.B16];[.C16]+1;[.C16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SUM([.A18];[.A19];[.A20])" office:value-type="float" office:value="743" calcext:value-type="float">
            <text:p>743</text:p>
          </table:table-cell>
          <table:table-cell table:formula="of:=IF([.B18]&gt;[.B17];[.C17]+1;[.C17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SUM([.A19];[.A20];[.A21])" office:value-type="float" office:value="720" calcext:value-type="float">
            <text:p>720</text:p>
          </table:table-cell>
          <table:table-cell table:formula="of:=IF([.B19]&gt;[.B18];[.C18]+1;[.C18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SUM([.A20];[.A21];[.A22])" office:value-type="float" office:value="706" calcext:value-type="float">
            <text:p>706</text:p>
          </table:table-cell>
          <table:table-cell table:formula="of:=IF([.B20]&gt;[.B19];[.C19]+1;[.C19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SUM([.A21];[.A22];[.A23])" office:value-type="float" office:value="711" calcext:value-type="float">
            <text:p>711</text:p>
          </table:table-cell>
          <table:table-cell table:formula="of:=IF([.B21]&gt;[.B20];[.C20]+1;[.C20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SUM([.A22];[.A23];[.A24])" office:value-type="float" office:value="716" calcext:value-type="float">
            <text:p>716</text:p>
          </table:table-cell>
          <table:table-cell table:formula="of:=IF([.B22]&gt;[.B21];[.C21]+1;[.C21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SUM([.A23];[.A24];[.A25])" office:value-type="float" office:value="721" calcext:value-type="float">
            <text:p>721</text:p>
          </table:table-cell>
          <table:table-cell table:formula="of:=IF([.B23]&gt;[.B22];[.C22]+1;[.C22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SUM([.A24];[.A25];[.A26])" office:value-type="float" office:value="726" calcext:value-type="float">
            <text:p>726</text:p>
          </table:table-cell>
          <table:table-cell table:formula="of:=IF([.B24]&gt;[.B23];[.C23]+1;[.C23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SUM([.A25];[.A26];[.A27])" office:value-type="float" office:value="735" calcext:value-type="float">
            <text:p>735</text:p>
          </table:table-cell>
          <table:table-cell table:formula="of:=IF([.B25]&gt;[.B24];[.C24]+1;[.C24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SUM([.A26];[.A27];[.A28])" office:value-type="float" office:value="752" calcext:value-type="float">
            <text:p>752</text:p>
          </table:table-cell>
          <table:table-cell table:formula="of:=IF([.B26]&gt;[.B25];[.C25]+1;[.C25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SUM([.A27];[.A28];[.A29])" office:value-type="float" office:value="760" calcext:value-type="float">
            <text:p>760</text:p>
          </table:table-cell>
          <table:table-cell table:formula="of:=IF([.B27]&gt;[.B26];[.C26]+1;[.C26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SUM([.A28];[.A29];[.A30])" office:value-type="float" office:value="765" calcext:value-type="float">
            <text:p>765</text:p>
          </table:table-cell>
          <table:table-cell table:formula="of:=IF([.B28]&gt;[.B27];[.C27]+1;[.C27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SUM([.A29];[.A30];[.A31])" office:value-type="float" office:value="769" calcext:value-type="float">
            <text:p>769</text:p>
          </table:table-cell>
          <table:table-cell table:formula="of:=IF([.B29]&gt;[.B28];[.C28]+1;[.C28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A30];[.A31];[.A32])" office:value-type="float" office:value="783" calcext:value-type="float">
            <text:p>783</text:p>
          </table:table-cell>
          <table:table-cell table:formula="of:=IF([.B30]&gt;[.B29];[.C29]+1;[.C29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SUM([.A31];[.A32];[.A33])" office:value-type="float" office:value="794" calcext:value-type="float">
            <text:p>794</text:p>
          </table:table-cell>
          <table:table-cell table:formula="of:=IF([.B31]&gt;[.B30];[.C30]+1;[.C30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SUM([.A32];[.A33];[.A34])" office:value-type="float" office:value="790" calcext:value-type="float">
            <text:p>790</text:p>
          </table:table-cell>
          <table:table-cell table:formula="of:=IF([.B32]&gt;[.B31];[.C31]+1;[.C31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SUM([.A33];[.A34];[.A35])" office:value-type="float" office:value="790" calcext:value-type="float">
            <text:p>790</text:p>
          </table:table-cell>
          <table:table-cell table:formula="of:=IF([.B33]&gt;[.B32];[.C32]+1;[.C32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SUM([.A34];[.A35];[.A36])" office:value-type="float" office:value="784" calcext:value-type="float">
            <text:p>784</text:p>
          </table:table-cell>
          <table:table-cell table:formula="of:=IF([.B34]&gt;[.B33];[.C33]+1;[.C33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SUM([.A35];[.A36];[.A37])" office:value-type="float" office:value="792" calcext:value-type="float">
            <text:p>792</text:p>
          </table:table-cell>
          <table:table-cell table:formula="of:=IF([.B35]&gt;[.B34];[.C34]+1;[.C34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SUM([.A36];[.A37];[.A38])" office:value-type="float" office:value="797" calcext:value-type="float">
            <text:p>797</text:p>
          </table:table-cell>
          <table:table-cell table:formula="of:=IF([.B36]&gt;[.B35];[.C35]+1;[.C35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SUM([.A37];[.A38];[.A39])" office:value-type="float" office:value="808" calcext:value-type="float">
            <text:p>808</text:p>
          </table:table-cell>
          <table:table-cell table:formula="of:=IF([.B37]&gt;[.B36];[.C36]+1;[.C36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SUM([.A38];[.A39];[.A40])" office:value-type="float" office:value="825" calcext:value-type="float">
            <text:p>825</text:p>
          </table:table-cell>
          <table:table-cell table:formula="of:=IF([.B38]&gt;[.B37];[.C37]+1;[.C37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SUM([.A39];[.A40];[.A41])" office:value-type="float" office:value="841" calcext:value-type="float">
            <text:p>841</text:p>
          </table:table-cell>
          <table:table-cell table:formula="of:=IF([.B39]&gt;[.B38];[.C38]+1;[.C38]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SUM([.A40];[.A41];[.A42])" office:value-type="float" office:value="871" calcext:value-type="float">
            <text:p>871</text:p>
          </table:table-cell>
          <table:table-cell table:formula="of:=IF([.B40]&gt;[.B39];[.C39]+1;[.C39]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SUM([.A41];[.A42];[.A43])" office:value-type="float" office:value="889" calcext:value-type="float">
            <text:p>889</text:p>
          </table:table-cell>
          <table:table-cell table:formula="of:=IF([.B41]&gt;[.B40];[.C40]+1;[.C40]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SUM([.A42];[.A43];[.A44])" office:value-type="float" office:value="907" calcext:value-type="float">
            <text:p>907</text:p>
          </table:table-cell>
          <table:table-cell table:formula="of:=IF([.B42]&gt;[.B41];[.C41]+1;[.C41]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SUM([.A43];[.A44];[.A45])" office:value-type="float" office:value="915" calcext:value-type="float">
            <text:p>915</text:p>
          </table:table-cell>
          <table:table-cell table:formula="of:=IF([.B43]&gt;[.B42];[.C42]+1;[.C42]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SUM([.A44];[.A45];[.A46])" office:value-type="float" office:value="946" calcext:value-type="float">
            <text:p>946</text:p>
          </table:table-cell>
          <table:table-cell table:formula="of:=IF([.B44]&gt;[.B43];[.C43]+1;[.C43]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SUM([.A45];[.A46];[.A47])" office:value-type="float" office:value="977" calcext:value-type="float">
            <text:p>977</text:p>
          </table:table-cell>
          <table:table-cell table:formula="of:=IF([.B45]&gt;[.B44];[.C44]+1;[.C44]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SUM([.A46];[.A47];[.A48])" office:value-type="float" office:value="1010" calcext:value-type="float">
            <text:p>1010</text:p>
          </table:table-cell>
          <table:table-cell table:formula="of:=IF([.B46]&gt;[.B45];[.C45]+1;[.C45]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SUM([.A47];[.A48];[.A49])" office:value-type="float" office:value="1027" calcext:value-type="float">
            <text:p>1027</text:p>
          </table:table-cell>
          <table:table-cell table:formula="of:=IF([.B47]&gt;[.B46];[.C46]+1;[.C46]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SUM([.A48];[.A49];[.A50])" office:value-type="float" office:value="1041" calcext:value-type="float">
            <text:p>1041</text:p>
          </table:table-cell>
          <table:table-cell table:formula="of:=IF([.B48]&gt;[.B47];[.C47]+1;[.C47]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SUM([.A49];[.A50];[.A51])" office:value-type="float" office:value="1041" calcext:value-type="float">
            <text:p>1041</text:p>
          </table:table-cell>
          <table:table-cell table:formula="of:=IF([.B49]&gt;[.B48];[.C48]+1;[.C48]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SUM([.A50];[.A51];[.A52])" office:value-type="float" office:value="1034" calcext:value-type="float">
            <text:p>1034</text:p>
          </table:table-cell>
          <table:table-cell table:formula="of:=IF([.B50]&gt;[.B49];[.C49]+1;[.C49]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SUM([.A51];[.A52];[.A53])" office:value-type="float" office:value="1030" calcext:value-type="float">
            <text:p>1030</text:p>
          </table:table-cell>
          <table:table-cell table:formula="of:=IF([.B51]&gt;[.B50];[.C50]+1;[.C50]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SUM([.A52];[.A53];[.A54])" office:value-type="float" office:value="1034" calcext:value-type="float">
            <text:p>1034</text:p>
          </table:table-cell>
          <table:table-cell table:formula="of:=IF([.B52]&gt;[.B51];[.C51]+1;[.C51]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SUM([.A53];[.A54];[.A55])" office:value-type="float" office:value="1022" calcext:value-type="float">
            <text:p>1022</text:p>
          </table:table-cell>
          <table:table-cell table:formula="of:=IF([.B53]&gt;[.B52];[.C52]+1;[.C52]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SUM([.A54];[.A55];[.A56])" office:value-type="float" office:value="1009" calcext:value-type="float">
            <text:p>1009</text:p>
          </table:table-cell>
          <table:table-cell table:formula="of:=IF([.B54]&gt;[.B53];[.C53]+1;[.C53]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SUM([.A55];[.A56];[.A57])" office:value-type="float" office:value="980" calcext:value-type="float">
            <text:p>980</text:p>
          </table:table-cell>
          <table:table-cell table:formula="of:=IF([.B55]&gt;[.B54];[.C54]+1;[.C54]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SUM([.A56];[.A57];[.A58])" office:value-type="float" office:value="973" calcext:value-type="float">
            <text:p>973</text:p>
          </table:table-cell>
          <table:table-cell table:formula="of:=IF([.B56]&gt;[.B55];[.C55]+1;[.C55]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SUM([.A57];[.A58];[.A59])" office:value-type="float" office:value="969" calcext:value-type="float">
            <text:p>969</text:p>
          </table:table-cell>
          <table:table-cell table:formula="of:=IF([.B57]&gt;[.B56];[.C56]+1;[.C56]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SUM([.A58];[.A59];[.A60])" office:value-type="float" office:value="979" calcext:value-type="float">
            <text:p>979</text:p>
          </table:table-cell>
          <table:table-cell table:formula="of:=IF([.B58]&gt;[.B57];[.C57]+1;[.C57]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SUM([.A59];[.A60];[.A61])" office:value-type="float" office:value="987" calcext:value-type="float">
            <text:p>987</text:p>
          </table:table-cell>
          <table:table-cell table:formula="of:=IF([.B59]&gt;[.B58];[.C58]+1;[.C58]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SUM([.A60];[.A61];[.A62])" office:value-type="float" office:value="979" calcext:value-type="float">
            <text:p>979</text:p>
          </table:table-cell>
          <table:table-cell table:formula="of:=IF([.B60]&gt;[.B59];[.C59]+1;[.C59]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SUM([.A61];[.A62];[.A63])" office:value-type="float" office:value="992" calcext:value-type="float">
            <text:p>992</text:p>
          </table:table-cell>
          <table:table-cell table:formula="of:=IF([.B61]&gt;[.B60];[.C60]+1;[.C60]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SUM([.A62];[.A63];[.A64])" office:value-type="float" office:value="1001" calcext:value-type="float">
            <text:p>1001</text:p>
          </table:table-cell>
          <table:table-cell table:formula="of:=IF([.B62]&gt;[.B61];[.C61]+1;[.C61]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SUM([.A63];[.A64];[.A65])" office:value-type="float" office:value="1025" calcext:value-type="float">
            <text:p>1025</text:p>
          </table:table-cell>
          <table:table-cell table:formula="of:=IF([.B63]&gt;[.B62];[.C62]+1;[.C62]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SUM([.A64];[.A65];[.A66])" office:value-type="float" office:value="1038" calcext:value-type="float">
            <text:p>1038</text:p>
          </table:table-cell>
          <table:table-cell table:formula="of:=IF([.B64]&gt;[.B63];[.C63]+1;[.C63]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SUM([.A65];[.A66];[.A67])" office:value-type="float" office:value="1058" calcext:value-type="float">
            <text:p>1058</text:p>
          </table:table-cell>
          <table:table-cell table:formula="of:=IF([.B65]&gt;[.B64];[.C64]+1;[.C64]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SUM([.A66];[.A67];[.A68])" office:value-type="float" office:value="1086" calcext:value-type="float">
            <text:p>1086</text:p>
          </table:table-cell>
          <table:table-cell table:formula="of:=IF([.B66]&gt;[.B65];[.C65]+1;[.C65]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SUM([.A67];[.A68];[.A69])" office:value-type="float" office:value="1109" calcext:value-type="float">
            <text:p>1109</text:p>
          </table:table-cell>
          <table:table-cell table:formula="of:=IF([.B67]&gt;[.B66];[.C66]+1;[.C66]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SUM([.A68];[.A69];[.A70])" office:value-type="float" office:value="1135" calcext:value-type="float">
            <text:p>1135</text:p>
          </table:table-cell>
          <table:table-cell table:formula="of:=IF([.B68]&gt;[.B67];[.C67]+1;[.C67]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SUM([.A69];[.A70];[.A71])" office:value-type="float" office:value="1160" calcext:value-type="float">
            <text:p>1160</text:p>
          </table:table-cell>
          <table:table-cell table:formula="of:=IF([.B69]&gt;[.B68];[.C68]+1;[.C68]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SUM([.A70];[.A71];[.A72])" office:value-type="float" office:value="1217" calcext:value-type="float">
            <text:p>1217</text:p>
          </table:table-cell>
          <table:table-cell table:formula="of:=IF([.B70]&gt;[.B69];[.C69]+1;[.C69]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SUM([.A71];[.A72];[.A73])" office:value-type="float" office:value="1261" calcext:value-type="float">
            <text:p>1261</text:p>
          </table:table-cell>
          <table:table-cell table:formula="of:=IF([.B71]&gt;[.B70];[.C70]+1;[.C70]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SUM([.A72];[.A73];[.A74])" office:value-type="float" office:value="1296" calcext:value-type="float">
            <text:p>1296</text:p>
          </table:table-cell>
          <table:table-cell table:formula="of:=IF([.B72]&gt;[.B71];[.C71]+1;[.C71]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SUM([.A73];[.A74];[.A75])" office:value-type="float" office:value="1299" calcext:value-type="float">
            <text:p>1299</text:p>
          </table:table-cell>
          <table:table-cell table:formula="of:=IF([.B73]&gt;[.B72];[.C72]+1;[.C72]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SUM([.A74];[.A75];[.A76])" office:value-type="float" office:value="1303" calcext:value-type="float">
            <text:p>1303</text:p>
          </table:table-cell>
          <table:table-cell table:formula="of:=IF([.B74]&gt;[.B73];[.C73]+1;[.C73]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SUM([.A75];[.A76];[.A77])" office:value-type="float" office:value="1320" calcext:value-type="float">
            <text:p>1320</text:p>
          </table:table-cell>
          <table:table-cell table:formula="of:=IF([.B75]&gt;[.B74];[.C74]+1;[.C74]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SUM([.A76];[.A77];[.A78])" office:value-type="float" office:value="1344" calcext:value-type="float">
            <text:p>1344</text:p>
          </table:table-cell>
          <table:table-cell table:formula="of:=IF([.B76]&gt;[.B75];[.C75]+1;[.C75]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SUM([.A77];[.A78];[.A79])" office:value-type="float" office:value="1383" calcext:value-type="float">
            <text:p>1383</text:p>
          </table:table-cell>
          <table:table-cell table:formula="of:=IF([.B77]&gt;[.B76];[.C76]+1;[.C76]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SUM([.A78];[.A79];[.A80])" office:value-type="float" office:value="1410" calcext:value-type="float">
            <text:p>1410</text:p>
          </table:table-cell>
          <table:table-cell table:formula="of:=IF([.B78]&gt;[.B77];[.C77]+1;[.C77]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SUM([.A79];[.A80];[.A81])" office:value-type="float" office:value="1433" calcext:value-type="float">
            <text:p>1433</text:p>
          </table:table-cell>
          <table:table-cell table:formula="of:=IF([.B79]&gt;[.B78];[.C78]+1;[.C78]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SUM([.A80];[.A81];[.A82])" office:value-type="float" office:value="1449" calcext:value-type="float">
            <text:p>1449</text:p>
          </table:table-cell>
          <table:table-cell table:formula="of:=IF([.B80]&gt;[.B79];[.C79]+1;[.C79]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SUM([.A81];[.A82];[.A83])" office:value-type="float" office:value="1460" calcext:value-type="float">
            <text:p>1460</text:p>
          </table:table-cell>
          <table:table-cell table:formula="of:=IF([.B81]&gt;[.B80];[.C80]+1;[.C80]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SUM([.A82];[.A83];[.A84])" office:value-type="float" office:value="1465" calcext:value-type="float">
            <text:p>1465</text:p>
          </table:table-cell>
          <table:table-cell table:formula="of:=IF([.B82]&gt;[.B81];[.C81]+1;[.C81]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SUM([.A83];[.A84];[.A85])" office:value-type="float" office:value="1470" calcext:value-type="float">
            <text:p>1470</text:p>
          </table:table-cell>
          <table:table-cell table:formula="of:=IF([.B83]&gt;[.B82];[.C82]+1;[.C82]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SUM([.A84];[.A85];[.A86])" office:value-type="float" office:value="1483" calcext:value-type="float">
            <text:p>1483</text:p>
          </table:table-cell>
          <table:table-cell table:formula="of:=IF([.B84]&gt;[.B83];[.C83]+1;[.C83]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SUM([.A85];[.A86];[.A87])" office:value-type="float" office:value="1506" calcext:value-type="float">
            <text:p>1506</text:p>
          </table:table-cell>
          <table:table-cell table:formula="of:=IF([.B85]&gt;[.B84];[.C84]+1;[.C84]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SUM([.A86];[.A87];[.A88])" office:value-type="float" office:value="1542" calcext:value-type="float">
            <text:p>1542</text:p>
          </table:table-cell>
          <table:table-cell table:formula="of:=IF([.B86]&gt;[.B85];[.C85]+1;[.C85]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SUM([.A87];[.A88];[.A89])" office:value-type="float" office:value="1579" calcext:value-type="float">
            <text:p>1579</text:p>
          </table:table-cell>
          <table:table-cell table:formula="of:=IF([.B87]&gt;[.B86];[.C86]+1;[.C86]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SUM([.A88];[.A89];[.A90])" office:value-type="float" office:value="1593" calcext:value-type="float">
            <text:p>1593</text:p>
          </table:table-cell>
          <table:table-cell table:formula="of:=IF([.B88]&gt;[.B87];[.C87]+1;[.C87]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SUM([.A89];[.A90];[.A91])" office:value-type="float" office:value="1565" calcext:value-type="float">
            <text:p>1565</text:p>
          </table:table-cell>
          <table:table-cell table:formula="of:=IF([.B89]&gt;[.B88];[.C88]+1;[.C88]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SUM([.A90];[.A91];[.A92])" office:value-type="float" office:value="1534" calcext:value-type="float">
            <text:p>1534</text:p>
          </table:table-cell>
          <table:table-cell table:formula="of:=IF([.B90]&gt;[.B89];[.C89]+1;[.C89]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SUM([.A91];[.A92];[.A93])" office:value-type="float" office:value="1524" calcext:value-type="float">
            <text:p>1524</text:p>
          </table:table-cell>
          <table:table-cell table:formula="of:=IF([.B91]&gt;[.B90];[.C90]+1;[.C90]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SUM([.A92];[.A93];[.A94])" office:value-type="float" office:value="1538" calcext:value-type="float">
            <text:p>1538</text:p>
          </table:table-cell>
          <table:table-cell table:formula="of:=IF([.B92]&gt;[.B91];[.C91]+1;[.C91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SUM([.A93];[.A94];[.A95])" office:value-type="float" office:value="1550" calcext:value-type="float">
            <text:p>1550</text:p>
          </table:table-cell>
          <table:table-cell table:formula="of:=IF([.B93]&gt;[.B92];[.C92]+1;[.C92]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SUM([.A94];[.A95];[.A96])" office:value-type="float" office:value="1552" calcext:value-type="float">
            <text:p>1552</text:p>
          </table:table-cell>
          <table:table-cell table:formula="of:=IF([.B94]&gt;[.B93];[.C93]+1;[.C93]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SUM([.A95];[.A96];[.A97])" office:value-type="float" office:value="1549" calcext:value-type="float">
            <text:p>1549</text:p>
          </table:table-cell>
          <table:table-cell table:formula="of:=IF([.B95]&gt;[.B94];[.C94]+1;[.C94]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SUM([.A96];[.A97];[.A98])" office:value-type="float" office:value="1547" calcext:value-type="float">
            <text:p>1547</text:p>
          </table:table-cell>
          <table:table-cell table:formula="of:=IF([.B96]&gt;[.B95];[.C95]+1;[.C95]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SUM([.A97];[.A98];[.A99])" office:value-type="float" office:value="1551" calcext:value-type="float">
            <text:p>1551</text:p>
          </table:table-cell>
          <table:table-cell table:formula="of:=IF([.B97]&gt;[.B96];[.C96]+1;[.C96]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SUM([.A98];[.A99];[.A100])" office:value-type="float" office:value="1552" calcext:value-type="float">
            <text:p>1552</text:p>
          </table:table-cell>
          <table:table-cell table:formula="of:=IF([.B98]&gt;[.B97];[.C97]+1;[.C97]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SUM([.A99];[.A100];[.A101])" office:value-type="float" office:value="1552" calcext:value-type="float">
            <text:p>1552</text:p>
          </table:table-cell>
          <table:table-cell table:formula="of:=IF([.B99]&gt;[.B98];[.C98]+1;[.C98]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SUM([.A100];[.A101];[.A102])" office:value-type="float" office:value="1548" calcext:value-type="float">
            <text:p>1548</text:p>
          </table:table-cell>
          <table:table-cell table:formula="of:=IF([.B100]&gt;[.B99];[.C99]+1;[.C99]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SUM([.A101];[.A102];[.A103])" office:value-type="float" office:value="1559" calcext:value-type="float">
            <text:p>1559</text:p>
          </table:table-cell>
          <table:table-cell table:formula="of:=IF([.B101]&gt;[.B100];[.C100]+1;[.C100]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SUM([.A102];[.A103];[.A104])" office:value-type="float" office:value="1557" calcext:value-type="float">
            <text:p>1557</text:p>
          </table:table-cell>
          <table:table-cell table:formula="of:=IF([.B102]&gt;[.B101];[.C101]+1;[.C101]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SUM([.A103];[.A104];[.A105])" office:value-type="float" office:value="1530" calcext:value-type="float">
            <text:p>1530</text:p>
          </table:table-cell>
          <table:table-cell table:formula="of:=IF([.B103]&gt;[.B102];[.C102]+1;[.C102]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SUM([.A104];[.A105];[.A106])" office:value-type="float" office:value="1491" calcext:value-type="float">
            <text:p>1491</text:p>
          </table:table-cell>
          <table:table-cell table:formula="of:=IF([.B104]&gt;[.B103];[.C103]+1;[.C103]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SUM([.A105];[.A106];[.A107])" office:value-type="float" office:value="1461" calcext:value-type="float">
            <text:p>1461</text:p>
          </table:table-cell>
          <table:table-cell table:formula="of:=IF([.B105]&gt;[.B104];[.C104]+1;[.C104]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SUM([.A106];[.A107];[.A108])" office:value-type="float" office:value="1453" calcext:value-type="float">
            <text:p>1453</text:p>
          </table:table-cell>
          <table:table-cell table:formula="of:=IF([.B106]&gt;[.B105];[.C105]+1;[.C105]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SUM([.A107];[.A108];[.A109])" office:value-type="float" office:value="1440" calcext:value-type="float">
            <text:p>1440</text:p>
          </table:table-cell>
          <table:table-cell table:formula="of:=IF([.B107]&gt;[.B106];[.C106]+1;[.C106]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SUM([.A108];[.A109];[.A110])" office:value-type="float" office:value="1432" calcext:value-type="float">
            <text:p>1432</text:p>
          </table:table-cell>
          <table:table-cell table:formula="of:=IF([.B108]&gt;[.B107];[.C107]+1;[.C107]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SUM([.A109];[.A110];[.A111])" office:value-type="float" office:value="1430" calcext:value-type="float">
            <text:p>1430</text:p>
          </table:table-cell>
          <table:table-cell table:formula="of:=IF([.B109]&gt;[.B108];[.C108]+1;[.C108]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SUM([.A110];[.A111];[.A112])" office:value-type="float" office:value="1435" calcext:value-type="float">
            <text:p>1435</text:p>
          </table:table-cell>
          <table:table-cell table:formula="of:=IF([.B110]&gt;[.B109];[.C109]+1;[.C109]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SUM([.A111];[.A112];[.A113])" office:value-type="float" office:value="1433" calcext:value-type="float">
            <text:p>1433</text:p>
          </table:table-cell>
          <table:table-cell table:formula="of:=IF([.B111]&gt;[.B110];[.C110]+1;[.C110]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SUM([.A112];[.A113];[.A114])" office:value-type="float" office:value="1435" calcext:value-type="float">
            <text:p>1435</text:p>
          </table:table-cell>
          <table:table-cell table:formula="of:=IF([.B112]&gt;[.B111];[.C111]+1;[.C111]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SUM([.A113];[.A114];[.A115])" office:value-type="float" office:value="1436" calcext:value-type="float">
            <text:p>1436</text:p>
          </table:table-cell>
          <table:table-cell table:formula="of:=IF([.B113]&gt;[.B112];[.C112]+1;[.C112]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SUM([.A114];[.A115];[.A116])" office:value-type="float" office:value="1443" calcext:value-type="float">
            <text:p>1443</text:p>
          </table:table-cell>
          <table:table-cell table:formula="of:=IF([.B114]&gt;[.B113];[.C113]+1;[.C113]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SUM([.A115];[.A116];[.A117])" office:value-type="float" office:value="1444" calcext:value-type="float">
            <text:p>1444</text:p>
          </table:table-cell>
          <table:table-cell table:formula="of:=IF([.B115]&gt;[.B114];[.C114]+1;[.C114]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SUM([.A116];[.A117];[.A118])" office:value-type="float" office:value="1448" calcext:value-type="float">
            <text:p>1448</text:p>
          </table:table-cell>
          <table:table-cell table:formula="of:=IF([.B116]&gt;[.B115];[.C115]+1;[.C115]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SUM([.A117];[.A118];[.A119])" office:value-type="float" office:value="1449" calcext:value-type="float">
            <text:p>1449</text:p>
          </table:table-cell>
          <table:table-cell table:formula="of:=IF([.B117]&gt;[.B116];[.C116]+1;[.C116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SUM([.A118];[.A119];[.A120])" office:value-type="float" office:value="1447" calcext:value-type="float">
            <text:p>1447</text:p>
          </table:table-cell>
          <table:table-cell table:formula="of:=IF([.B118]&gt;[.B117];[.C117]+1;[.C117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SUM([.A119];[.A120];[.A121])" office:value-type="float" office:value="1440" calcext:value-type="float">
            <text:p>1440</text:p>
          </table:table-cell>
          <table:table-cell table:formula="of:=IF([.B119]&gt;[.B118];[.C118]+1;[.C118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SUM([.A120];[.A121];[.A122])" office:value-type="float" office:value="1436" calcext:value-type="float">
            <text:p>1436</text:p>
          </table:table-cell>
          <table:table-cell table:formula="of:=IF([.B120]&gt;[.B119];[.C119]+1;[.C119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SUM([.A121];[.A122];[.A123])" office:value-type="float" office:value="1437" calcext:value-type="float">
            <text:p>1437</text:p>
          </table:table-cell>
          <table:table-cell table:formula="of:=IF([.B121]&gt;[.B120];[.C120]+1;[.C120]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SUM([.A122];[.A123];[.A124])" office:value-type="float" office:value="1443" calcext:value-type="float">
            <text:p>1443</text:p>
          </table:table-cell>
          <table:table-cell table:formula="of:=IF([.B122]&gt;[.B121];[.C121]+1;[.C121]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SUM([.A123];[.A124];[.A125])" office:value-type="float" office:value="1459" calcext:value-type="float">
            <text:p>1459</text:p>
          </table:table-cell>
          <table:table-cell table:formula="of:=IF([.B123]&gt;[.B122];[.C122]+1;[.C122]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SUM([.A124];[.A125];[.A126])" office:value-type="float" office:value="1494" calcext:value-type="float">
            <text:p>1494</text:p>
          </table:table-cell>
          <table:table-cell table:formula="of:=IF([.B124]&gt;[.B123];[.C123]+1;[.C123]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SUM([.A125];[.A126];[.A127])" office:value-type="float" office:value="1531" calcext:value-type="float">
            <text:p>1531</text:p>
          </table:table-cell>
          <table:table-cell table:formula="of:=IF([.B125]&gt;[.B124];[.C124]+1;[.C124]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SUM([.A126];[.A127];[.A128])" office:value-type="float" office:value="1554" calcext:value-type="float">
            <text:p>1554</text:p>
          </table:table-cell>
          <table:table-cell table:formula="of:=IF([.B126]&gt;[.B125];[.C125]+1;[.C125]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SUM([.A127];[.A128];[.A129])" office:value-type="float" office:value="1547" calcext:value-type="float">
            <text:p>1547</text:p>
          </table:table-cell>
          <table:table-cell table:formula="of:=IF([.B127]&gt;[.B126];[.C126]+1;[.C126]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SUM([.A128];[.A129];[.A130])" office:value-type="float" office:value="1524" calcext:value-type="float">
            <text:p>1524</text:p>
          </table:table-cell>
          <table:table-cell table:formula="of:=IF([.B128]&gt;[.B127];[.C127]+1;[.C127]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SUM([.A129];[.A130];[.A131])" office:value-type="float" office:value="1488" calcext:value-type="float">
            <text:p>1488</text:p>
          </table:table-cell>
          <table:table-cell table:formula="of:=IF([.B129]&gt;[.B128];[.C128]+1;[.C128]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SUM([.A130];[.A131];[.A132])" office:value-type="float" office:value="1497" calcext:value-type="float">
            <text:p>1497</text:p>
          </table:table-cell>
          <table:table-cell table:formula="of:=IF([.B130]&gt;[.B129];[.C129]+1;[.C129]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SUM([.A131];[.A132];[.A133])" office:value-type="float" office:value="1522" calcext:value-type="float">
            <text:p>1522</text:p>
          </table:table-cell>
          <table:table-cell table:formula="of:=IF([.B131]&gt;[.B130];[.C130]+1;[.C130]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SUM([.A132];[.A133];[.A134])" office:value-type="float" office:value="1565" calcext:value-type="float">
            <text:p>1565</text:p>
          </table:table-cell>
          <table:table-cell table:formula="of:=IF([.B132]&gt;[.B131];[.C131]+1;[.C131]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SUM([.A133];[.A134];[.A135])" office:value-type="float" office:value="1574" calcext:value-type="float">
            <text:p>1574</text:p>
          </table:table-cell>
          <table:table-cell table:formula="of:=IF([.B133]&gt;[.B132];[.C132]+1;[.C132]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SUM([.A134];[.A135];[.A136])" office:value-type="float" office:value="1582" calcext:value-type="float">
            <text:p>1582</text:p>
          </table:table-cell>
          <table:table-cell table:formula="of:=IF([.B134]&gt;[.B133];[.C133]+1;[.C133]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SUM([.A135];[.A136];[.A137])" office:value-type="float" office:value="1601" calcext:value-type="float">
            <text:p>1601</text:p>
          </table:table-cell>
          <table:table-cell table:formula="of:=IF([.B135]&gt;[.B134];[.C134]+1;[.C134]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SUM([.A136];[.A137];[.A138])" office:value-type="float" office:value="1615" calcext:value-type="float">
            <text:p>1615</text:p>
          </table:table-cell>
          <table:table-cell table:formula="of:=IF([.B136]&gt;[.B135];[.C135]+1;[.C135]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SUM([.A137];[.A138];[.A139])" office:value-type="float" office:value="1628" calcext:value-type="float">
            <text:p>1628</text:p>
          </table:table-cell>
          <table:table-cell table:formula="of:=IF([.B137]&gt;[.B136];[.C136]+1;[.C136]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SUM([.A138];[.A139];[.A140])" office:value-type="float" office:value="1616" calcext:value-type="float">
            <text:p>1616</text:p>
          </table:table-cell>
          <table:table-cell table:formula="of:=IF([.B138]&gt;[.B137];[.C137]+1;[.C137]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SUM([.A139];[.A140];[.A141])" office:value-type="float" office:value="1603" calcext:value-type="float">
            <text:p>1603</text:p>
          </table:table-cell>
          <table:table-cell table:formula="of:=IF([.B139]&gt;[.B138];[.C138]+1;[.C138]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SUM([.A140];[.A141];[.A142])" office:value-type="float" office:value="1588" calcext:value-type="float">
            <text:p>1588</text:p>
          </table:table-cell>
          <table:table-cell table:formula="of:=IF([.B140]&gt;[.B139];[.C139]+1;[.C139]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SUM([.A141];[.A142];[.A143])" office:value-type="float" office:value="1583" calcext:value-type="float">
            <text:p>1583</text:p>
          </table:table-cell>
          <table:table-cell table:formula="of:=IF([.B141]&gt;[.B140];[.C140]+1;[.C140]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SUM([.A142];[.A143];[.A144])" office:value-type="float" office:value="1553" calcext:value-type="float">
            <text:p>1553</text:p>
          </table:table-cell>
          <table:table-cell table:formula="of:=IF([.B142]&gt;[.B141];[.C141]+1;[.C141]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SUM([.A143];[.A144];[.A145])" office:value-type="float" office:value="1546" calcext:value-type="float">
            <text:p>1546</text:p>
          </table:table-cell>
          <table:table-cell table:formula="of:=IF([.B143]&gt;[.B142];[.C142]+1;[.C142]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SUM([.A144];[.A145];[.A146])" office:value-type="float" office:value="1546" calcext:value-type="float">
            <text:p>1546</text:p>
          </table:table-cell>
          <table:table-cell table:formula="of:=IF([.B144]&gt;[.B143];[.C143]+1;[.C143]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SUM([.A145];[.A146];[.A147])" office:value-type="float" office:value="1565" calcext:value-type="float">
            <text:p>1565</text:p>
          </table:table-cell>
          <table:table-cell table:formula="of:=IF([.B145]&gt;[.B144];[.C144]+1;[.C144]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SUM([.A146];[.A147];[.A148])" office:value-type="float" office:value="1577" calcext:value-type="float">
            <text:p>1577</text:p>
          </table:table-cell>
          <table:table-cell table:formula="of:=IF([.B146]&gt;[.B145];[.C145]+1;[.C145]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SUM([.A147];[.A148];[.A149])" office:value-type="float" office:value="1586" calcext:value-type="float">
            <text:p>1586</text:p>
          </table:table-cell>
          <table:table-cell table:formula="of:=IF([.B147]&gt;[.B146];[.C146]+1;[.C146]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SUM([.A148];[.A149];[.A150])" office:value-type="float" office:value="1606" calcext:value-type="float">
            <text:p>1606</text:p>
          </table:table-cell>
          <table:table-cell table:formula="of:=IF([.B148]&gt;[.B147];[.C147]+1;[.C147]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SUM([.A149];[.A150];[.A151])" office:value-type="float" office:value="1615" calcext:value-type="float">
            <text:p>1615</text:p>
          </table:table-cell>
          <table:table-cell table:formula="of:=IF([.B149]&gt;[.B148];[.C148]+1;[.C148]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SUM([.A150];[.A151];[.A152])" office:value-type="float" office:value="1652" calcext:value-type="float">
            <text:p>1652</text:p>
          </table:table-cell>
          <table:table-cell table:formula="of:=IF([.B150]&gt;[.B149];[.C149]+1;[.C149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SUM([.A151];[.A152];[.A153])" office:value-type="float" office:value="1687" calcext:value-type="float">
            <text:p>1687</text:p>
          </table:table-cell>
          <table:table-cell table:formula="of:=IF([.B151]&gt;[.B150];[.C150]+1;[.C150]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SUM([.A152];[.A153];[.A154])" office:value-type="float" office:value="1719" calcext:value-type="float">
            <text:p>1719</text:p>
          </table:table-cell>
          <table:table-cell table:formula="of:=IF([.B152]&gt;[.B151];[.C151]+1;[.C151]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SUM([.A153];[.A154];[.A155])" office:value-type="float" office:value="1695" calcext:value-type="float">
            <text:p>1695</text:p>
          </table:table-cell>
          <table:table-cell table:formula="of:=IF([.B153]&gt;[.B152];[.C152]+1;[.C152]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SUM([.A154];[.A155];[.A156])" office:value-type="float" office:value="1672" calcext:value-type="float">
            <text:p>1672</text:p>
          </table:table-cell>
          <table:table-cell table:formula="of:=IF([.B154]&gt;[.B153];[.C153]+1;[.C153]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SUM([.A155];[.A156];[.A157])" office:value-type="float" office:value="1657" calcext:value-type="float">
            <text:p>1657</text:p>
          </table:table-cell>
          <table:table-cell table:formula="of:=IF([.B155]&gt;[.B154];[.C154]+1;[.C154]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SUM([.A156];[.A157];[.A158])" office:value-type="float" office:value="1676" calcext:value-type="float">
            <text:p>1676</text:p>
          </table:table-cell>
          <table:table-cell table:formula="of:=IF([.B156]&gt;[.B155];[.C155]+1;[.C155]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SUM([.A157];[.A158];[.A159])" office:value-type="float" office:value="1695" calcext:value-type="float">
            <text:p>1695</text:p>
          </table:table-cell>
          <table:table-cell table:formula="of:=IF([.B157]&gt;[.B156];[.C156]+1;[.C156]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SUM([.A158];[.A159];[.A160])" office:value-type="float" office:value="1706" calcext:value-type="float">
            <text:p>1706</text:p>
          </table:table-cell>
          <table:table-cell table:formula="of:=IF([.B158]&gt;[.B157];[.C157]+1;[.C157]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SUM([.A159];[.A160];[.A161])" office:value-type="float" office:value="1710" calcext:value-type="float">
            <text:p>1710</text:p>
          </table:table-cell>
          <table:table-cell table:formula="of:=IF([.B159]&gt;[.B158];[.C158]+1;[.C158]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SUM([.A160];[.A161];[.A162])" office:value-type="float" office:value="1711" calcext:value-type="float">
            <text:p>1711</text:p>
          </table:table-cell>
          <table:table-cell table:formula="of:=IF([.B160]&gt;[.B159];[.C159]+1;[.C159]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SUM([.A161];[.A162];[.A163])" office:value-type="float" office:value="1728" calcext:value-type="float">
            <text:p>1728</text:p>
          </table:table-cell>
          <table:table-cell table:formula="of:=IF([.B161]&gt;[.B160];[.C160]+1;[.C160]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SUM([.A162];[.A163];[.A164])" office:value-type="float" office:value="1749" calcext:value-type="float">
            <text:p>1749</text:p>
          </table:table-cell>
          <table:table-cell table:formula="of:=IF([.B162]&gt;[.B161];[.C161]+1;[.C161]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SUM([.A163];[.A164];[.A165])" office:value-type="float" office:value="1779" calcext:value-type="float">
            <text:p>1779</text:p>
          </table:table-cell>
          <table:table-cell table:formula="of:=IF([.B163]&gt;[.B162];[.C162]+1;[.C162]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SUM([.A164];[.A165];[.A166])" office:value-type="float" office:value="1812" calcext:value-type="float">
            <text:p>1812</text:p>
          </table:table-cell>
          <table:table-cell table:formula="of:=IF([.B164]&gt;[.B163];[.C163]+1;[.C163]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SUM([.A165];[.A166];[.A167])" office:value-type="float" office:value="1850" calcext:value-type="float">
            <text:p>1850</text:p>
          </table:table-cell>
          <table:table-cell table:formula="of:=IF([.B165]&gt;[.B164];[.C164]+1;[.C164]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SUM([.A166];[.A167];[.A168])" office:value-type="float" office:value="1877" calcext:value-type="float">
            <text:p>1877</text:p>
          </table:table-cell>
          <table:table-cell table:formula="of:=IF([.B166]&gt;[.B165];[.C165]+1;[.C165]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SUM([.A167];[.A168];[.A169])" office:value-type="float" office:value="1909" calcext:value-type="float">
            <text:p>1909</text:p>
          </table:table-cell>
          <table:table-cell table:formula="of:=IF([.B167]&gt;[.B166];[.C166]+1;[.C166]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SUM([.A168];[.A169];[.A170])" office:value-type="float" office:value="1938" calcext:value-type="float">
            <text:p>1938</text:p>
          </table:table-cell>
          <table:table-cell table:formula="of:=IF([.B168]&gt;[.B167];[.C167]+1;[.C167]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SUM([.A169];[.A170];[.A171])" office:value-type="float" office:value="1967" calcext:value-type="float">
            <text:p>1967</text:p>
          </table:table-cell>
          <table:table-cell table:formula="of:=IF([.B169]&gt;[.B168];[.C168]+1;[.C168]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SUM([.A170];[.A171];[.A172])" office:value-type="float" office:value="1978" calcext:value-type="float">
            <text:p>1978</text:p>
          </table:table-cell>
          <table:table-cell table:formula="of:=IF([.B170]&gt;[.B169];[.C169]+1;[.C169]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SUM([.A171];[.A172];[.A173])" office:value-type="float" office:value="1980" calcext:value-type="float">
            <text:p>1980</text:p>
          </table:table-cell>
          <table:table-cell table:formula="of:=IF([.B171]&gt;[.B170];[.C170]+1;[.C170]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SUM([.A172];[.A173];[.A174])" office:value-type="float" office:value="1990" calcext:value-type="float">
            <text:p>1990</text:p>
          </table:table-cell>
          <table:table-cell table:formula="of:=IF([.B172]&gt;[.B171];[.C171]+1;[.C171]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SUM([.A173];[.A174];[.A175])" office:value-type="float" office:value="2008" calcext:value-type="float">
            <text:p>2008</text:p>
          </table:table-cell>
          <table:table-cell table:formula="of:=IF([.B173]&gt;[.B172];[.C172]+1;[.C172]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SUM([.A174];[.A175];[.A176])" office:value-type="float" office:value="2034" calcext:value-type="float">
            <text:p>2034</text:p>
          </table:table-cell>
          <table:table-cell table:formula="of:=IF([.B174]&gt;[.B173];[.C173]+1;[.C173]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SUM([.A175];[.A176];[.A177])" office:value-type="float" office:value="2070" calcext:value-type="float">
            <text:p>2070</text:p>
          </table:table-cell>
          <table:table-cell table:formula="of:=IF([.B175]&gt;[.B174];[.C174]+1;[.C174]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SUM([.A176];[.A177];[.A178])" office:value-type="float" office:value="2103" calcext:value-type="float">
            <text:p>2103</text:p>
          </table:table-cell>
          <table:table-cell table:formula="of:=IF([.B176]&gt;[.B175];[.C175]+1;[.C175]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SUM([.A177];[.A178];[.A179])" office:value-type="float" office:value="2131" calcext:value-type="float">
            <text:p>2131</text:p>
          </table:table-cell>
          <table:table-cell table:formula="of:=IF([.B177]&gt;[.B176];[.C176]+1;[.C176]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SUM([.A178];[.A179];[.A180])" office:value-type="float" office:value="2140" calcext:value-type="float">
            <text:p>2140</text:p>
          </table:table-cell>
          <table:table-cell table:formula="of:=IF([.B178]&gt;[.B177];[.C177]+1;[.C177]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SUM([.A179];[.A180];[.A181])" office:value-type="float" office:value="2140" calcext:value-type="float">
            <text:p>2140</text:p>
          </table:table-cell>
          <table:table-cell table:formula="of:=IF([.B179]&gt;[.B178];[.C178]+1;[.C178]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SUM([.A180];[.A181];[.A182])" office:value-type="float" office:value="2147" calcext:value-type="float">
            <text:p>2147</text:p>
          </table:table-cell>
          <table:table-cell table:formula="of:=IF([.B180]&gt;[.B179];[.C179]+1;[.C179]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SUM([.A181];[.A182];[.A183])" office:value-type="float" office:value="2155" calcext:value-type="float">
            <text:p>2155</text:p>
          </table:table-cell>
          <table:table-cell table:formula="of:=IF([.B181]&gt;[.B180];[.C180]+1;[.C180])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SUM([.A182];[.A183];[.A184])" office:value-type="float" office:value="2164" calcext:value-type="float">
            <text:p>2164</text:p>
          </table:table-cell>
          <table:table-cell table:formula="of:=IF([.B182]&gt;[.B181];[.C181]+1;[.C181]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SUM([.A183];[.A184];[.A185])" office:value-type="float" office:value="2163" calcext:value-type="float">
            <text:p>2163</text:p>
          </table:table-cell>
          <table:table-cell table:formula="of:=IF([.B183]&gt;[.B182];[.C182]+1;[.C182]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SUM([.A184];[.A185];[.A186])" office:value-type="float" office:value="2164" calcext:value-type="float">
            <text:p>2164</text:p>
          </table:table-cell>
          <table:table-cell table:formula="of:=IF([.B184]&gt;[.B183];[.C183]+1;[.C183])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SUM([.A185];[.A186];[.A187])" office:value-type="float" office:value="2172" calcext:value-type="float">
            <text:p>2172</text:p>
          </table:table-cell>
          <table:table-cell table:formula="of:=IF([.B185]&gt;[.B184];[.C184]+1;[.C184]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SUM([.A186];[.A187];[.A188])" office:value-type="float" office:value="2175" calcext:value-type="float">
            <text:p>2175</text:p>
          </table:table-cell>
          <table:table-cell table:formula="of:=IF([.B186]&gt;[.B185];[.C185]+1;[.C185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SUM([.A187];[.A188];[.A189])" office:value-type="float" office:value="2181" calcext:value-type="float">
            <text:p>2181</text:p>
          </table:table-cell>
          <table:table-cell table:formula="of:=IF([.B187]&gt;[.B186];[.C186]+1;[.C186])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SUM([.A188];[.A189];[.A190])" office:value-type="float" office:value="2182" calcext:value-type="float">
            <text:p>2182</text:p>
          </table:table-cell>
          <table:table-cell table:formula="of:=IF([.B188]&gt;[.B187];[.C187]+1;[.C187]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SUM([.A189];[.A190];[.A191])" office:value-type="float" office:value="2193" calcext:value-type="float">
            <text:p>2193</text:p>
          </table:table-cell>
          <table:table-cell table:formula="of:=IF([.B189]&gt;[.B188];[.C188]+1;[.C188])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SUM([.A190];[.A191];[.A192])" office:value-type="float" office:value="2203" calcext:value-type="float">
            <text:p>2203</text:p>
          </table:table-cell>
          <table:table-cell table:formula="of:=IF([.B190]&gt;[.B189];[.C189]+1;[.C189]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SUM([.A191];[.A192];[.A193])" office:value-type="float" office:value="2210" calcext:value-type="float">
            <text:p>2210</text:p>
          </table:table-cell>
          <table:table-cell table:formula="of:=IF([.B191]&gt;[.B190];[.C190]+1;[.C190]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SUM([.A192];[.A193];[.A194])" office:value-type="float" office:value="2220" calcext:value-type="float">
            <text:p>2220</text:p>
          </table:table-cell>
          <table:table-cell table:formula="of:=IF([.B192]&gt;[.B191];[.C191]+1;[.C191])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SUM([.A193];[.A194];[.A195])" office:value-type="float" office:value="2223" calcext:value-type="float">
            <text:p>2223</text:p>
          </table:table-cell>
          <table:table-cell table:formula="of:=IF([.B193]&gt;[.B192];[.C192]+1;[.C192]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SUM([.A194];[.A195];[.A196])" office:value-type="float" office:value="2231" calcext:value-type="float">
            <text:p>2231</text:p>
          </table:table-cell>
          <table:table-cell table:formula="of:=IF([.B194]&gt;[.B193];[.C193]+1;[.C193]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SUM([.A195];[.A196];[.A197])" office:value-type="float" office:value="2231" calcext:value-type="float">
            <text:p>2231</text:p>
          </table:table-cell>
          <table:table-cell table:formula="of:=IF([.B195]&gt;[.B194];[.C194]+1;[.C194]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SUM([.A196];[.A197];[.A198])" office:value-type="float" office:value="2250" calcext:value-type="float">
            <text:p>2250</text:p>
          </table:table-cell>
          <table:table-cell table:formula="of:=IF([.B196]&gt;[.B195];[.C195]+1;[.C195])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SUM([.A197];[.A198];[.A199])" office:value-type="float" office:value="2258" calcext:value-type="float">
            <text:p>2258</text:p>
          </table:table-cell>
          <table:table-cell table:formula="of:=IF([.B197]&gt;[.B196];[.C196]+1;[.C196]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SUM([.A198];[.A199];[.A200])" office:value-type="float" office:value="2267" calcext:value-type="float">
            <text:p>2267</text:p>
          </table:table-cell>
          <table:table-cell table:formula="of:=IF([.B198]&gt;[.B197];[.C197]+1;[.C197])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SUM([.A199];[.A200];[.A201])" office:value-type="float" office:value="2264" calcext:value-type="float">
            <text:p>2264</text:p>
          </table:table-cell>
          <table:table-cell table:formula="of:=IF([.B199]&gt;[.B198];[.C198]+1;[.C198])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SUM([.A200];[.A201];[.A202])" office:value-type="float" office:value="2265" calcext:value-type="float">
            <text:p>2265</text:p>
          </table:table-cell>
          <table:table-cell table:formula="of:=IF([.B200]&gt;[.B199];[.C199]+1;[.C199])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SUM([.A201];[.A202];[.A203])" office:value-type="float" office:value="2268" calcext:value-type="float">
            <text:p>2268</text:p>
          </table:table-cell>
          <table:table-cell table:formula="of:=IF([.B201]&gt;[.B200];[.C200]+1;[.C200]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SUM([.A202];[.A203];[.A204])" office:value-type="float" office:value="2271" calcext:value-type="float">
            <text:p>2271</text:p>
          </table:table-cell>
          <table:table-cell table:formula="of:=IF([.B202]&gt;[.B201];[.C201]+1;[.C201])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SUM([.A203];[.A204];[.A205])" office:value-type="float" office:value="2274" calcext:value-type="float">
            <text:p>2274</text:p>
          </table:table-cell>
          <table:table-cell table:formula="of:=IF([.B203]&gt;[.B202];[.C202]+1;[.C202]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SUM([.A204];[.A205];[.A206])" office:value-type="float" office:value="2277" calcext:value-type="float">
            <text:p>2277</text:p>
          </table:table-cell>
          <table:table-cell table:formula="of:=IF([.B204]&gt;[.B203];[.C203]+1;[.C203])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SUM([.A205];[.A206];[.A207])" office:value-type="float" office:value="2282" calcext:value-type="float">
            <text:p>2282</text:p>
          </table:table-cell>
          <table:table-cell table:formula="of:=IF([.B205]&gt;[.B204];[.C204]+1;[.C204])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SUM([.A206];[.A207];[.A208])" office:value-type="float" office:value="2322" calcext:value-type="float">
            <text:p>2322</text:p>
          </table:table-cell>
          <table:table-cell table:formula="of:=IF([.B206]&gt;[.B205];[.C205]+1;[.C205]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SUM([.A207];[.A208];[.A209])" office:value-type="float" office:value="2362" calcext:value-type="float">
            <text:p>2362</text:p>
          </table:table-cell>
          <table:table-cell table:formula="of:=IF([.B207]&gt;[.B206];[.C206]+1;[.C206]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SUM([.A208];[.A209];[.A210])" office:value-type="float" office:value="2409" calcext:value-type="float">
            <text:p>2409</text:p>
          </table:table-cell>
          <table:table-cell table:formula="of:=IF([.B208]&gt;[.B207];[.C207]+1;[.C207]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SUM([.A209];[.A210];[.A211])" office:value-type="float" office:value="2435" calcext:value-type="float">
            <text:p>2435</text:p>
          </table:table-cell>
          <table:table-cell table:formula="of:=IF([.B209]&gt;[.B208];[.C208]+1;[.C208])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SUM([.A210];[.A211];[.A212])" office:value-type="float" office:value="2461" calcext:value-type="float">
            <text:p>2461</text:p>
          </table:table-cell>
          <table:table-cell table:formula="of:=IF([.B210]&gt;[.B209];[.C209]+1;[.C209]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SUM([.A211];[.A212];[.A213])" office:value-type="float" office:value="2480" calcext:value-type="float">
            <text:p>2480</text:p>
          </table:table-cell>
          <table:table-cell table:formula="of:=IF([.B211]&gt;[.B210];[.C210]+1;[.C210]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SUM([.A212];[.A213];[.A214])" office:value-type="float" office:value="2496" calcext:value-type="float">
            <text:p>2496</text:p>
          </table:table-cell>
          <table:table-cell table:formula="of:=IF([.B212]&gt;[.B211];[.C211]+1;[.C211]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SUM([.A213];[.A214];[.A215])" office:value-type="float" office:value="2518" calcext:value-type="float">
            <text:p>2518</text:p>
          </table:table-cell>
          <table:table-cell table:formula="of:=IF([.B213]&gt;[.B212];[.C212]+1;[.C212]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SUM([.A214];[.A215];[.A216])" office:value-type="float" office:value="2541" calcext:value-type="float">
            <text:p>2541</text:p>
          </table:table-cell>
          <table:table-cell table:formula="of:=IF([.B214]&gt;[.B213];[.C213]+1;[.C213])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SUM([.A215];[.A216];[.A217])" office:value-type="float" office:value="2555" calcext:value-type="float">
            <text:p>2555</text:p>
          </table:table-cell>
          <table:table-cell table:formula="of:=IF([.B215]&gt;[.B214];[.C214]+1;[.C214])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SUM([.A216];[.A217];[.A218])" office:value-type="float" office:value="2565" calcext:value-type="float">
            <text:p>2565</text:p>
          </table:table-cell>
          <table:table-cell table:formula="of:=IF([.B216]&gt;[.B215];[.C215]+1;[.C215]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SUM([.A217];[.A218];[.A219])" office:value-type="float" office:value="2569" calcext:value-type="float">
            <text:p>2569</text:p>
          </table:table-cell>
          <table:table-cell table:formula="of:=IF([.B217]&gt;[.B216];[.C216]+1;[.C216]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SUM([.A218];[.A219];[.A220])" office:value-type="float" office:value="2588" calcext:value-type="float">
            <text:p>2588</text:p>
          </table:table-cell>
          <table:table-cell table:formula="of:=IF([.B218]&gt;[.B217];[.C217]+1;[.C217]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SUM([.A219];[.A220];[.A221])" office:value-type="float" office:value="2624" calcext:value-type="float">
            <text:p>2624</text:p>
          </table:table-cell>
          <table:table-cell table:formula="of:=IF([.B219]&gt;[.B218];[.C218]+1;[.C218]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SUM([.A220];[.A221];[.A222])" office:value-type="float" office:value="2665" calcext:value-type="float">
            <text:p>2665</text:p>
          </table:table-cell>
          <table:table-cell table:formula="of:=IF([.B220]&gt;[.B219];[.C219]+1;[.C219]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SUM([.A221];[.A222];[.A223])" office:value-type="float" office:value="2683" calcext:value-type="float">
            <text:p>2683</text:p>
          </table:table-cell>
          <table:table-cell table:formula="of:=IF([.B221]&gt;[.B220];[.C220]+1;[.C220]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SUM([.A222];[.A223];[.A224])" office:value-type="float" office:value="2714" calcext:value-type="float">
            <text:p>2714</text:p>
          </table:table-cell>
          <table:table-cell table:formula="of:=IF([.B222]&gt;[.B221];[.C221]+1;[.C221])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SUM([.A223];[.A224];[.A225])" office:value-type="float" office:value="2749" calcext:value-type="float">
            <text:p>2749</text:p>
          </table:table-cell>
          <table:table-cell table:formula="of:=IF([.B223]&gt;[.B222];[.C222]+1;[.C222]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SUM([.A224];[.A225];[.A226])" office:value-type="float" office:value="2792" calcext:value-type="float">
            <text:p>2792</text:p>
          </table:table-cell>
          <table:table-cell table:formula="of:=IF([.B224]&gt;[.B223];[.C223]+1;[.C223]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SUM([.A225];[.A226];[.A227])" office:value-type="float" office:value="2798" calcext:value-type="float">
            <text:p>2798</text:p>
          </table:table-cell>
          <table:table-cell table:formula="of:=IF([.B225]&gt;[.B224];[.C224]+1;[.C224]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SUM([.A226];[.A227];[.A228])" office:value-type="float" office:value="2819" calcext:value-type="float">
            <text:p>2819</text:p>
          </table:table-cell>
          <table:table-cell table:formula="of:=IF([.B226]&gt;[.B225];[.C225]+1;[.C225])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SUM([.A227];[.A228];[.A229])" office:value-type="float" office:value="2855" calcext:value-type="float">
            <text:p>2855</text:p>
          </table:table-cell>
          <table:table-cell table:formula="of:=IF([.B227]&gt;[.B226];[.C226]+1;[.C226]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SUM([.A228];[.A229];[.A230])" office:value-type="float" office:value="2891" calcext:value-type="float">
            <text:p>2891</text:p>
          </table:table-cell>
          <table:table-cell table:formula="of:=IF([.B228]&gt;[.B227];[.C227]+1;[.C227]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SUM([.A229];[.A230];[.A231])" office:value-type="float" office:value="2891" calcext:value-type="float">
            <text:p>2891</text:p>
          </table:table-cell>
          <table:table-cell table:formula="of:=IF([.B229]&gt;[.B228];[.C228]+1;[.C228]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SUM([.A230];[.A231];[.A232])" office:value-type="float" office:value="2877" calcext:value-type="float">
            <text:p>2877</text:p>
          </table:table-cell>
          <table:table-cell table:formula="of:=IF([.B230]&gt;[.B229];[.C229]+1;[.C229]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SUM([.A231];[.A232];[.A233])" office:value-type="float" office:value="2851" calcext:value-type="float">
            <text:p>2851</text:p>
          </table:table-cell>
          <table:table-cell table:formula="of:=IF([.B231]&gt;[.B230];[.C230]+1;[.C230]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SUM([.A232];[.A233];[.A234])" office:value-type="float" office:value="2848" calcext:value-type="float">
            <text:p>2848</text:p>
          </table:table-cell>
          <table:table-cell table:formula="of:=IF([.B232]&gt;[.B231];[.C231]+1;[.C231]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SUM([.A233];[.A234];[.A235])" office:value-type="float" office:value="2843" calcext:value-type="float">
            <text:p>2843</text:p>
          </table:table-cell>
          <table:table-cell table:formula="of:=IF([.B233]&gt;[.B232];[.C232]+1;[.C232]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SUM([.A234];[.A235];[.A236])" office:value-type="float" office:value="2825" calcext:value-type="float">
            <text:p>2825</text:p>
          </table:table-cell>
          <table:table-cell table:formula="of:=IF([.B234]&gt;[.B233];[.C233]+1;[.C233]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SUM([.A235];[.A236];[.A237])" office:value-type="float" office:value="2797" calcext:value-type="float">
            <text:p>2797</text:p>
          </table:table-cell>
          <table:table-cell table:formula="of:=IF([.B235]&gt;[.B234];[.C234]+1;[.C234]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SUM([.A236];[.A237];[.A238])" office:value-type="float" office:value="2778" calcext:value-type="float">
            <text:p>2778</text:p>
          </table:table-cell>
          <table:table-cell table:formula="of:=IF([.B236]&gt;[.B235];[.C235]+1;[.C235]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SUM([.A237];[.A238];[.A239])" office:value-type="float" office:value="2793" calcext:value-type="float">
            <text:p>2793</text:p>
          </table:table-cell>
          <table:table-cell table:formula="of:=IF([.B237]&gt;[.B236];[.C236]+1;[.C236]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SUM([.A238];[.A239];[.A240])" office:value-type="float" office:value="2814" calcext:value-type="float">
            <text:p>2814</text:p>
          </table:table-cell>
          <table:table-cell table:formula="of:=IF([.B238]&gt;[.B237];[.C237]+1;[.C237]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SUM([.A239];[.A240];[.A241])" office:value-type="float" office:value="2825" calcext:value-type="float">
            <text:p>2825</text:p>
          </table:table-cell>
          <table:table-cell table:formula="of:=IF([.B239]&gt;[.B238];[.C238]+1;[.C238]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SUM([.A240];[.A241];[.A242])" office:value-type="float" office:value="2851" calcext:value-type="float">
            <text:p>2851</text:p>
          </table:table-cell>
          <table:table-cell table:formula="of:=IF([.B240]&gt;[.B239];[.C239]+1;[.C239]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SUM([.A241];[.A242];[.A243])" office:value-type="float" office:value="2860" calcext:value-type="float">
            <text:p>2860</text:p>
          </table:table-cell>
          <table:table-cell table:formula="of:=IF([.B241]&gt;[.B240];[.C240]+1;[.C240]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SUM([.A242];[.A243];[.A244])" office:value-type="float" office:value="2851" calcext:value-type="float">
            <text:p>2851</text:p>
          </table:table-cell>
          <table:table-cell table:formula="of:=IF([.B242]&gt;[.B241];[.C241]+1;[.C241]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SUM([.A243];[.A244];[.A245])" office:value-type="float" office:value="2800" calcext:value-type="float">
            <text:p>2800</text:p>
          </table:table-cell>
          <table:table-cell table:formula="of:=IF([.B243]&gt;[.B242];[.C242]+1;[.C242]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SUM([.A244];[.A245];[.A246])" office:value-type="float" office:value="2749" calcext:value-type="float">
            <text:p>2749</text:p>
          </table:table-cell>
          <table:table-cell table:formula="of:=IF([.B244]&gt;[.B243];[.C243]+1;[.C243]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SUM([.A245];[.A246];[.A247])" office:value-type="float" office:value="2716" calcext:value-type="float">
            <text:p>2716</text:p>
          </table:table-cell>
          <table:table-cell table:formula="of:=IF([.B245]&gt;[.B244];[.C244]+1;[.C244]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SUM([.A246];[.A247];[.A248])" office:value-type="float" office:value="2706" calcext:value-type="float">
            <text:p>2706</text:p>
          </table:table-cell>
          <table:table-cell table:formula="of:=IF([.B246]&gt;[.B245];[.C245]+1;[.C245]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SUM([.A247];[.A248];[.A249])" office:value-type="float" office:value="2709" calcext:value-type="float">
            <text:p>2709</text:p>
          </table:table-cell>
          <table:table-cell table:formula="of:=IF([.B247]&gt;[.B246];[.C246]+1;[.C246]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SUM([.A248];[.A249];[.A250])" office:value-type="float" office:value="2708" calcext:value-type="float">
            <text:p>2708</text:p>
          </table:table-cell>
          <table:table-cell table:formula="of:=IF([.B248]&gt;[.B247];[.C247]+1;[.C247]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SUM([.A249];[.A250];[.A251])" office:value-type="float" office:value="2714" calcext:value-type="float">
            <text:p>2714</text:p>
          </table:table-cell>
          <table:table-cell table:formula="of:=IF([.B249]&gt;[.B248];[.C248]+1;[.C248])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SUM([.A250];[.A251];[.A252])" office:value-type="float" office:value="2720" calcext:value-type="float">
            <text:p>2720</text:p>
          </table:table-cell>
          <table:table-cell table:formula="of:=IF([.B250]&gt;[.B249];[.C249]+1;[.C249])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SUM([.A251];[.A252];[.A253])" office:value-type="float" office:value="2728" calcext:value-type="float">
            <text:p>2728</text:p>
          </table:table-cell>
          <table:table-cell table:formula="of:=IF([.B251]&gt;[.B250];[.C250]+1;[.C250]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SUM([.A252];[.A253];[.A254])" office:value-type="float" office:value="2748" calcext:value-type="float">
            <text:p>2748</text:p>
          </table:table-cell>
          <table:table-cell table:formula="of:=IF([.B252]&gt;[.B251];[.C251]+1;[.C251])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SUM([.A253];[.A254];[.A255])" office:value-type="float" office:value="2768" calcext:value-type="float">
            <text:p>2768</text:p>
          </table:table-cell>
          <table:table-cell table:formula="of:=IF([.B253]&gt;[.B252];[.C252]+1;[.C252]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SUM([.A254];[.A255];[.A256])" office:value-type="float" office:value="2788" calcext:value-type="float">
            <text:p>2788</text:p>
          </table:table-cell>
          <table:table-cell table:formula="of:=IF([.B254]&gt;[.B253];[.C253]+1;[.C253]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SUM([.A255];[.A256];[.A257])" office:value-type="float" office:value="2783" calcext:value-type="float">
            <text:p>2783</text:p>
          </table:table-cell>
          <table:table-cell table:formula="of:=IF([.B255]&gt;[.B254];[.C254]+1;[.C254]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SUM([.A256];[.A257];[.A258])" office:value-type="float" office:value="2769" calcext:value-type="float">
            <text:p>2769</text:p>
          </table:table-cell>
          <table:table-cell table:formula="of:=IF([.B256]&gt;[.B255];[.C255]+1;[.C255]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SUM([.A257];[.A258];[.A259])" office:value-type="float" office:value="2744" calcext:value-type="float">
            <text:p>2744</text:p>
          </table:table-cell>
          <table:table-cell table:formula="of:=IF([.B257]&gt;[.B256];[.C256]+1;[.C256]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SUM([.A258];[.A259];[.A260])" office:value-type="float" office:value="2717" calcext:value-type="float">
            <text:p>2717</text:p>
          </table:table-cell>
          <table:table-cell table:formula="of:=IF([.B258]&gt;[.B257];[.C257]+1;[.C257]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SUM([.A259];[.A260];[.A261])" office:value-type="float" office:value="2706" calcext:value-type="float">
            <text:p>2706</text:p>
          </table:table-cell>
          <table:table-cell table:formula="of:=IF([.B259]&gt;[.B258];[.C258]+1;[.C258]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SUM([.A260];[.A261];[.A262])" office:value-type="float" office:value="2710" calcext:value-type="float">
            <text:p>2710</text:p>
          </table:table-cell>
          <table:table-cell table:formula="of:=IF([.B260]&gt;[.B259];[.C259]+1;[.C259]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SUM([.A261];[.A262];[.A263])" office:value-type="float" office:value="2712" calcext:value-type="float">
            <text:p>2712</text:p>
          </table:table-cell>
          <table:table-cell table:formula="of:=IF([.B261]&gt;[.B260];[.C260]+1;[.C260]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SUM([.A262];[.A263];[.A264])" office:value-type="float" office:value="2705" calcext:value-type="float">
            <text:p>2705</text:p>
          </table:table-cell>
          <table:table-cell table:formula="of:=IF([.B262]&gt;[.B261];[.C261]+1;[.C261]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SUM([.A263];[.A264];[.A265])" office:value-type="float" office:value="2700" calcext:value-type="float">
            <text:p>2700</text:p>
          </table:table-cell>
          <table:table-cell table:formula="of:=IF([.B263]&gt;[.B262];[.C262]+1;[.C262]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SUM([.A264];[.A265];[.A266])" office:value-type="float" office:value="2708" calcext:value-type="float">
            <text:p>2708</text:p>
          </table:table-cell>
          <table:table-cell table:formula="of:=IF([.B264]&gt;[.B263];[.C263]+1;[.C263]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SUM([.A265];[.A266];[.A267])" office:value-type="float" office:value="2734" calcext:value-type="float">
            <text:p>2734</text:p>
          </table:table-cell>
          <table:table-cell table:formula="of:=IF([.B265]&gt;[.B264];[.C264]+1;[.C264])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SUM([.A266];[.A267];[.A268])" office:value-type="float" office:value="2746" calcext:value-type="float">
            <text:p>2746</text:p>
          </table:table-cell>
          <table:table-cell table:formula="of:=IF([.B266]&gt;[.B265];[.C265]+1;[.C265]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SUM([.A267];[.A268];[.A269])" office:value-type="float" office:value="2758" calcext:value-type="float">
            <text:p>2758</text:p>
          </table:table-cell>
          <table:table-cell table:formula="of:=IF([.B267]&gt;[.B266];[.C266]+1;[.C266]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SUM([.A268];[.A269];[.A270])" office:value-type="float" office:value="2745" calcext:value-type="float">
            <text:p>2745</text:p>
          </table:table-cell>
          <table:table-cell table:formula="of:=IF([.B268]&gt;[.B267];[.C267]+1;[.C267]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SUM([.A269];[.A270];[.A271])" office:value-type="float" office:value="2745" calcext:value-type="float">
            <text:p>2745</text:p>
          </table:table-cell>
          <table:table-cell table:formula="of:=IF([.B269]&gt;[.B268];[.C268]+1;[.C268]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SUM([.A270];[.A271];[.A272])" office:value-type="float" office:value="2742" calcext:value-type="float">
            <text:p>2742</text:p>
          </table:table-cell>
          <table:table-cell table:formula="of:=IF([.B270]&gt;[.B269];[.C269]+1;[.C269]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SUM([.A271];[.A272];[.A273])" office:value-type="float" office:value="2757" calcext:value-type="float">
            <text:p>2757</text:p>
          </table:table-cell>
          <table:table-cell table:formula="of:=IF([.B271]&gt;[.B270];[.C270]+1;[.C270]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SUM([.A272];[.A273];[.A274])" office:value-type="float" office:value="2773" calcext:value-type="float">
            <text:p>2773</text:p>
          </table:table-cell>
          <table:table-cell table:formula="of:=IF([.B272]&gt;[.B271];[.C271]+1;[.C271]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SUM([.A273];[.A274];[.A275])" office:value-type="float" office:value="2790" calcext:value-type="float">
            <text:p>2790</text:p>
          </table:table-cell>
          <table:table-cell table:formula="of:=IF([.B273]&gt;[.B272];[.C272]+1;[.C272]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SUM([.A274];[.A275];[.A276])" office:value-type="float" office:value="2829" calcext:value-type="float">
            <text:p>2829</text:p>
          </table:table-cell>
          <table:table-cell table:formula="of:=IF([.B274]&gt;[.B273];[.C273]+1;[.C273]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SUM([.A275];[.A276];[.A277])" office:value-type="float" office:value="2865" calcext:value-type="float">
            <text:p>2865</text:p>
          </table:table-cell>
          <table:table-cell table:formula="of:=IF([.B275]&gt;[.B274];[.C274]+1;[.C274])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SUM([.A276];[.A277];[.A278])" office:value-type="float" office:value="2900" calcext:value-type="float">
            <text:p>2900</text:p>
          </table:table-cell>
          <table:table-cell table:formula="of:=IF([.B276]&gt;[.B275];[.C275]+1;[.C275]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SUM([.A277];[.A278];[.A279])" office:value-type="float" office:value="2914" calcext:value-type="float">
            <text:p>2914</text:p>
          </table:table-cell>
          <table:table-cell table:formula="of:=IF([.B277]&gt;[.B276];[.C276]+1;[.C276]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SUM([.A278];[.A279];[.A280])" office:value-type="float" office:value="2928" calcext:value-type="float">
            <text:p>2928</text:p>
          </table:table-cell>
          <table:table-cell table:formula="of:=IF([.B278]&gt;[.B277];[.C277]+1;[.C277]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SUM([.A279];[.A280];[.A281])" office:value-type="float" office:value="2957" calcext:value-type="float">
            <text:p>2957</text:p>
          </table:table-cell>
          <table:table-cell table:formula="of:=IF([.B279]&gt;[.B278];[.C278]+1;[.C278]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SUM([.A280];[.A281];[.A282])" office:value-type="float" office:value="2987" calcext:value-type="float">
            <text:p>2987</text:p>
          </table:table-cell>
          <table:table-cell table:formula="of:=IF([.B280]&gt;[.B279];[.C279]+1;[.C279]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SUM([.A281];[.A282];[.A283])" office:value-type="float" office:value="3018" calcext:value-type="float">
            <text:p>3018</text:p>
          </table:table-cell>
          <table:table-cell table:formula="of:=IF([.B281]&gt;[.B280];[.C280]+1;[.C280]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table:formula="of:=SUM([.A282];[.A283];[.A284])" office:value-type="float" office:value="3031" calcext:value-type="float">
            <text:p>3031</text:p>
          </table:table-cell>
          <table:table-cell table:formula="of:=IF([.B282]&gt;[.B281];[.C281]+1;[.C281]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table:formula="of:=SUM([.A283];[.A284];[.A285])" office:value-type="float" office:value="3033" calcext:value-type="float">
            <text:p>3033</text:p>
          </table:table-cell>
          <table:table-cell table:formula="of:=IF([.B283]&gt;[.B282];[.C282]+1;[.C282]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SUM([.A284];[.A285];[.A286])" office:value-type="float" office:value="3057" calcext:value-type="float">
            <text:p>3057</text:p>
          </table:table-cell>
          <table:table-cell table:formula="of:=IF([.B284]&gt;[.B283];[.C283]+1;[.C283])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SUM([.A285];[.A286];[.A287])" office:value-type="float" office:value="3082" calcext:value-type="float">
            <text:p>3082</text:p>
          </table:table-cell>
          <table:table-cell table:formula="of:=IF([.B285]&gt;[.B284];[.C284]+1;[.C284])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table:formula="of:=SUM([.A286];[.A287];[.A288])" office:value-type="float" office:value="3120" calcext:value-type="float">
            <text:p>3120</text:p>
          </table:table-cell>
          <table:table-cell table:formula="of:=IF([.B286]&gt;[.B285];[.C285]+1;[.C285])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table:formula="of:=SUM([.A287];[.A288];[.A289])" office:value-type="float" office:value="3134" calcext:value-type="float">
            <text:p>3134</text:p>
          </table:table-cell>
          <table:table-cell table:formula="of:=IF([.B287]&gt;[.B286];[.C286]+1;[.C286])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table:formula="of:=SUM([.A288];[.A289];[.A290])" office:value-type="float" office:value="3147" calcext:value-type="float">
            <text:p>3147</text:p>
          </table:table-cell>
          <table:table-cell table:formula="of:=IF([.B288]&gt;[.B287];[.C287]+1;[.C287])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SUM([.A289];[.A290];[.A291])" office:value-type="float" office:value="3151" calcext:value-type="float">
            <text:p>3151</text:p>
          </table:table-cell>
          <table:table-cell table:formula="of:=IF([.B289]&gt;[.B288];[.C288]+1;[.C288])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table:formula="of:=SUM([.A290];[.A291];[.A292])" office:value-type="float" office:value="3155" calcext:value-type="float">
            <text:p>3155</text:p>
          </table:table-cell>
          <table:table-cell table:formula="of:=IF([.B290]&gt;[.B289];[.C289]+1;[.C289])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table:formula="of:=SUM([.A291];[.A292];[.A293])" office:value-type="float" office:value="3162" calcext:value-type="float">
            <text:p>3162</text:p>
          </table:table-cell>
          <table:table-cell table:formula="of:=IF([.B291]&gt;[.B290];[.C290]+1;[.C290]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table:formula="of:=SUM([.A292];[.A293];[.A294])" office:value-type="float" office:value="3162" calcext:value-type="float">
            <text:p>3162</text:p>
          </table:table-cell>
          <table:table-cell table:formula="of:=IF([.B292]&gt;[.B291];[.C291]+1;[.C291]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table:formula="of:=SUM([.A293];[.A294];[.A295])" office:value-type="float" office:value="3154" calcext:value-type="float">
            <text:p>3154</text:p>
          </table:table-cell>
          <table:table-cell table:formula="of:=IF([.B293]&gt;[.B292];[.C292]+1;[.C292]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table:formula="of:=SUM([.A294];[.A295];[.A296])" office:value-type="float" office:value="3154" calcext:value-type="float">
            <text:p>3154</text:p>
          </table:table-cell>
          <table:table-cell table:formula="of:=IF([.B294]&gt;[.B293];[.C293]+1;[.C293]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table:formula="of:=SUM([.A295];[.A296];[.A297])" office:value-type="float" office:value="3170" calcext:value-type="float">
            <text:p>3170</text:p>
          </table:table-cell>
          <table:table-cell table:formula="of:=IF([.B295]&gt;[.B294];[.C294]+1;[.C294])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table:formula="of:=SUM([.A296];[.A297];[.A298])" office:value-type="float" office:value="3191" calcext:value-type="float">
            <text:p>3191</text:p>
          </table:table-cell>
          <table:table-cell table:formula="of:=IF([.B296]&gt;[.B295];[.C295]+1;[.C295])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table:formula="of:=SUM([.A297];[.A298];[.A299])" office:value-type="float" office:value="3198" calcext:value-type="float">
            <text:p>3198</text:p>
          </table:table-cell>
          <table:table-cell table:formula="of:=IF([.B297]&gt;[.B296];[.C296]+1;[.C296])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table:formula="of:=SUM([.A298];[.A299];[.A300])" office:value-type="float" office:value="3210" calcext:value-type="float">
            <text:p>3210</text:p>
          </table:table-cell>
          <table:table-cell table:formula="of:=IF([.B298]&gt;[.B297];[.C297]+1;[.C297])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table:formula="of:=SUM([.A299];[.A300];[.A301])" office:value-type="float" office:value="3222" calcext:value-type="float">
            <text:p>3222</text:p>
          </table:table-cell>
          <table:table-cell table:formula="of:=IF([.B299]&gt;[.B298];[.C298]+1;[.C298]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table:formula="of:=SUM([.A300];[.A301];[.A302])" office:value-type="float" office:value="3251" calcext:value-type="float">
            <text:p>3251</text:p>
          </table:table-cell>
          <table:table-cell table:formula="of:=IF([.B300]&gt;[.B299];[.C299]+1;[.C299])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table:formula="of:=SUM([.A301];[.A302];[.A303])" office:value-type="float" office:value="3263" calcext:value-type="float">
            <text:p>3263</text:p>
          </table:table-cell>
          <table:table-cell table:formula="of:=IF([.B301]&gt;[.B300];[.C300]+1;[.C300])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formula="of:=SUM([.A302];[.A303];[.A304])" office:value-type="float" office:value="3279" calcext:value-type="float">
            <text:p>3279</text:p>
          </table:table-cell>
          <table:table-cell table:formula="of:=IF([.B302]&gt;[.B301];[.C301]+1;[.C301])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table:formula="of:=SUM([.A303];[.A304];[.A305])" office:value-type="float" office:value="3281" calcext:value-type="float">
            <text:p>3281</text:p>
          </table:table-cell>
          <table:table-cell table:formula="of:=IF([.B303]&gt;[.B302];[.C302]+1;[.C302])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table:formula="of:=SUM([.A304];[.A305];[.A306])" office:value-type="float" office:value="3288" calcext:value-type="float">
            <text:p>3288</text:p>
          </table:table-cell>
          <table:table-cell table:formula="of:=IF([.B304]&gt;[.B303];[.C303]+1;[.C303])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table:formula="of:=SUM([.A305];[.A306];[.A307])" office:value-type="float" office:value="3284" calcext:value-type="float">
            <text:p>3284</text:p>
          </table:table-cell>
          <table:table-cell table:formula="of:=IF([.B305]&gt;[.B304];[.C304]+1;[.C304])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SUM([.A306];[.A307];[.A308])" office:value-type="float" office:value="3284" calcext:value-type="float">
            <text:p>3284</text:p>
          </table:table-cell>
          <table:table-cell table:formula="of:=IF([.B306]&gt;[.B305];[.C305]+1;[.C305])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formula="of:=SUM([.A307];[.A308];[.A309])" office:value-type="float" office:value="3291" calcext:value-type="float">
            <text:p>3291</text:p>
          </table:table-cell>
          <table:table-cell table:formula="of:=IF([.B307]&gt;[.B306];[.C306]+1;[.C306])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table:formula="of:=SUM([.A308];[.A309];[.A310])" office:value-type="float" office:value="3309" calcext:value-type="float">
            <text:p>3309</text:p>
          </table:table-cell>
          <table:table-cell table:formula="of:=IF([.B308]&gt;[.B307];[.C307]+1;[.C307])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table:formula="of:=SUM([.A309];[.A310];[.A311])" office:value-type="float" office:value="3321" calcext:value-type="float">
            <text:p>3321</text:p>
          </table:table-cell>
          <table:table-cell table:formula="of:=IF([.B309]&gt;[.B308];[.C308]+1;[.C308])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table:formula="of:=SUM([.A310];[.A311];[.A312])" office:value-type="float" office:value="3325" calcext:value-type="float">
            <text:p>3325</text:p>
          </table:table-cell>
          <table:table-cell table:formula="of:=IF([.B310]&gt;[.B309];[.C309]+1;[.C309])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table:formula="of:=SUM([.A311];[.A312];[.A313])" office:value-type="float" office:value="3337" calcext:value-type="float">
            <text:p>3337</text:p>
          </table:table-cell>
          <table:table-cell table:formula="of:=IF([.B311]&gt;[.B310];[.C310]+1;[.C310])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table:formula="of:=SUM([.A312];[.A313];[.A314])" office:value-type="float" office:value="3372" calcext:value-type="float">
            <text:p>3372</text:p>
          </table:table-cell>
          <table:table-cell table:formula="of:=IF([.B312]&gt;[.B311];[.C311]+1;[.C311])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formula="of:=SUM([.A313];[.A314];[.A315])" office:value-type="float" office:value="3402" calcext:value-type="float">
            <text:p>3402</text:p>
          </table:table-cell>
          <table:table-cell table:formula="of:=IF([.B313]&gt;[.B312];[.C312]+1;[.C312])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table:formula="of:=SUM([.A314];[.A315];[.A316])" office:value-type="float" office:value="3429" calcext:value-type="float">
            <text:p>3429</text:p>
          </table:table-cell>
          <table:table-cell table:formula="of:=IF([.B314]&gt;[.B313];[.C313]+1;[.C313])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formula="of:=SUM([.A315];[.A316];[.A317])" office:value-type="float" office:value="3438" calcext:value-type="float">
            <text:p>3438</text:p>
          </table:table-cell>
          <table:table-cell table:formula="of:=IF([.B315]&gt;[.B314];[.C314]+1;[.C314]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table:formula="of:=SUM([.A316];[.A317];[.A318])" office:value-type="float" office:value="3459" calcext:value-type="float">
            <text:p>3459</text:p>
          </table:table-cell>
          <table:table-cell table:formula="of:=IF([.B316]&gt;[.B315];[.C315]+1;[.C315])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table:formula="of:=SUM([.A317];[.A318];[.A319])" office:value-type="float" office:value="3477" calcext:value-type="float">
            <text:p>3477</text:p>
          </table:table-cell>
          <table:table-cell table:formula="of:=IF([.B317]&gt;[.B316];[.C316]+1;[.C316])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table:formula="of:=SUM([.A318];[.A319];[.A320])" office:value-type="float" office:value="3493" calcext:value-type="float">
            <text:p>3493</text:p>
          </table:table-cell>
          <table:table-cell table:formula="of:=IF([.B318]&gt;[.B317];[.C317]+1;[.C317])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table:formula="of:=SUM([.A319];[.A320];[.A321])" office:value-type="float" office:value="3494" calcext:value-type="float">
            <text:p>3494</text:p>
          </table:table-cell>
          <table:table-cell table:formula="of:=IF([.B319]&gt;[.B318];[.C318]+1;[.C318])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table:formula="of:=SUM([.A320];[.A321];[.A322])" office:value-type="float" office:value="3492" calcext:value-type="float">
            <text:p>3492</text:p>
          </table:table-cell>
          <table:table-cell table:formula="of:=IF([.B320]&gt;[.B319];[.C319]+1;[.C319])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table:formula="of:=SUM([.A321];[.A322];[.A323])" office:value-type="float" office:value="3492" calcext:value-type="float">
            <text:p>3492</text:p>
          </table:table-cell>
          <table:table-cell table:formula="of:=IF([.B321]&gt;[.B320];[.C320]+1;[.C320])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table:formula="of:=SUM([.A322];[.A323];[.A324])" office:value-type="float" office:value="3498" calcext:value-type="float">
            <text:p>3498</text:p>
          </table:table-cell>
          <table:table-cell table:formula="of:=IF([.B322]&gt;[.B321];[.C321]+1;[.C321]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table:formula="of:=SUM([.A323];[.A324];[.A325])" office:value-type="float" office:value="3516" calcext:value-type="float">
            <text:p>3516</text:p>
          </table:table-cell>
          <table:table-cell table:formula="of:=IF([.B323]&gt;[.B322];[.C322]+1;[.C322])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table:formula="of:=SUM([.A324];[.A325];[.A326])" office:value-type="float" office:value="3539" calcext:value-type="float">
            <text:p>3539</text:p>
          </table:table-cell>
          <table:table-cell table:formula="of:=IF([.B324]&gt;[.B323];[.C323]+1;[.C323])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table:formula="of:=SUM([.A325];[.A326];[.A327])" office:value-type="float" office:value="3556" calcext:value-type="float">
            <text:p>3556</text:p>
          </table:table-cell>
          <table:table-cell table:formula="of:=IF([.B325]&gt;[.B324];[.C324]+1;[.C324])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table:formula="of:=SUM([.A326];[.A327];[.A328])" office:value-type="float" office:value="3559" calcext:value-type="float">
            <text:p>3559</text:p>
          </table:table-cell>
          <table:table-cell table:formula="of:=IF([.B326]&gt;[.B325];[.C325]+1;[.C325])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table:formula="of:=SUM([.A327];[.A328];[.A329])" office:value-type="float" office:value="3536" calcext:value-type="float">
            <text:p>3536</text:p>
          </table:table-cell>
          <table:table-cell table:formula="of:=IF([.B327]&gt;[.B326];[.C326]+1;[.C326])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table:formula="of:=SUM([.A328];[.A329];[.A330])" office:value-type="float" office:value="3519" calcext:value-type="float">
            <text:p>3519</text:p>
          </table:table-cell>
          <table:table-cell table:formula="of:=IF([.B328]&gt;[.B327];[.C327]+1;[.C327])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table:formula="of:=SUM([.A329];[.A330];[.A331])" office:value-type="float" office:value="3510" calcext:value-type="float">
            <text:p>3510</text:p>
          </table:table-cell>
          <table:table-cell table:formula="of:=IF([.B329]&gt;[.B328];[.C328]+1;[.C328])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table:formula="of:=SUM([.A330];[.A331];[.A332])" office:value-type="float" office:value="3522" calcext:value-type="float">
            <text:p>3522</text:p>
          </table:table-cell>
          <table:table-cell table:formula="of:=IF([.B330]&gt;[.B329];[.C329]+1;[.C329])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table:formula="of:=SUM([.A331];[.A332];[.A333])" office:value-type="float" office:value="3532" calcext:value-type="float">
            <text:p>3532</text:p>
          </table:table-cell>
          <table:table-cell table:formula="of:=IF([.B331]&gt;[.B330];[.C330]+1;[.C330])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table:formula="of:=SUM([.A332];[.A333];[.A334])" office:value-type="float" office:value="3539" calcext:value-type="float">
            <text:p>3539</text:p>
          </table:table-cell>
          <table:table-cell table:formula="of:=IF([.B332]&gt;[.B331];[.C331]+1;[.C331])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table:formula="of:=SUM([.A333];[.A334];[.A335])" office:value-type="float" office:value="3544" calcext:value-type="float">
            <text:p>3544</text:p>
          </table:table-cell>
          <table:table-cell table:formula="of:=IF([.B333]&gt;[.B332];[.C332]+1;[.C332])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table:formula="of:=SUM([.A334];[.A335];[.A336])" office:value-type="float" office:value="3553" calcext:value-type="float">
            <text:p>3553</text:p>
          </table:table-cell>
          <table:table-cell table:formula="of:=IF([.B334]&gt;[.B333];[.C333]+1;[.C333])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table:formula="of:=SUM([.A335];[.A336];[.A337])" office:value-type="float" office:value="3561" calcext:value-type="float">
            <text:p>3561</text:p>
          </table:table-cell>
          <table:table-cell table:formula="of:=IF([.B335]&gt;[.B334];[.C334]+1;[.C334]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table:formula="of:=SUM([.A336];[.A337];[.A338])" office:value-type="float" office:value="3560" calcext:value-type="float">
            <text:p>3560</text:p>
          </table:table-cell>
          <table:table-cell table:formula="of:=IF([.B336]&gt;[.B335];[.C335]+1;[.C335]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table:formula="of:=SUM([.A337];[.A338];[.A339])" office:value-type="float" office:value="3555" calcext:value-type="float">
            <text:p>3555</text:p>
          </table:table-cell>
          <table:table-cell table:formula="of:=IF([.B337]&gt;[.B336];[.C336]+1;[.C336]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table:formula="of:=SUM([.A338];[.A339];[.A340])" office:value-type="float" office:value="3568" calcext:value-type="float">
            <text:p>3568</text:p>
          </table:table-cell>
          <table:table-cell table:formula="of:=IF([.B338]&gt;[.B337];[.C337]+1;[.C337]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table:formula="of:=SUM([.A339];[.A340];[.A341])" office:value-type="float" office:value="3590" calcext:value-type="float">
            <text:p>3590</text:p>
          </table:table-cell>
          <table:table-cell table:formula="of:=IF([.B339]&gt;[.B338];[.C338]+1;[.C338])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table:formula="of:=SUM([.A340];[.A341];[.A342])" office:value-type="float" office:value="3611" calcext:value-type="float">
            <text:p>3611</text:p>
          </table:table-cell>
          <table:table-cell table:formula="of:=IF([.B340]&gt;[.B339];[.C339]+1;[.C339])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table:formula="of:=SUM([.A341];[.A342];[.A343])" office:value-type="float" office:value="3613" calcext:value-type="float">
            <text:p>3613</text:p>
          </table:table-cell>
          <table:table-cell table:formula="of:=IF([.B341]&gt;[.B340];[.C340]+1;[.C340]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table:formula="of:=SUM([.A342];[.A343];[.A344])" office:value-type="float" office:value="3611" calcext:value-type="float">
            <text:p>3611</text:p>
          </table:table-cell>
          <table:table-cell table:formula="of:=IF([.B342]&gt;[.B341];[.C341]+1;[.C341]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table:formula="of:=SUM([.A343];[.A344];[.A345])" office:value-type="float" office:value="3622" calcext:value-type="float">
            <text:p>3622</text:p>
          </table:table-cell>
          <table:table-cell table:formula="of:=IF([.B343]&gt;[.B342];[.C342]+1;[.C342])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table:formula="of:=SUM([.A344];[.A345];[.A346])" office:value-type="float" office:value="3648" calcext:value-type="float">
            <text:p>3648</text:p>
          </table:table-cell>
          <table:table-cell table:formula="of:=IF([.B344]&gt;[.B343];[.C343]+1;[.C343]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table:formula="of:=SUM([.A345];[.A346];[.A347])" office:value-type="float" office:value="3681" calcext:value-type="float">
            <text:p>3681</text:p>
          </table:table-cell>
          <table:table-cell table:formula="of:=IF([.B345]&gt;[.B344];[.C344]+1;[.C344]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table:formula="of:=SUM([.A346];[.A347];[.A348])" office:value-type="float" office:value="3705" calcext:value-type="float">
            <text:p>3705</text:p>
          </table:table-cell>
          <table:table-cell table:formula="of:=IF([.B346]&gt;[.B345];[.C345]+1;[.C345]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table:formula="of:=SUM([.A347];[.A348];[.A349])" office:value-type="float" office:value="3716" calcext:value-type="float">
            <text:p>3716</text:p>
          </table:table-cell>
          <table:table-cell table:formula="of:=IF([.B347]&gt;[.B346];[.C346]+1;[.C346]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table:formula="of:=SUM([.A348];[.A349];[.A350])" office:value-type="float" office:value="3717" calcext:value-type="float">
            <text:p>3717</text:p>
          </table:table-cell>
          <table:table-cell table:formula="of:=IF([.B348]&gt;[.B347];[.C347]+1;[.C347]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table:formula="of:=SUM([.A349];[.A350];[.A351])" office:value-type="float" office:value="3717" calcext:value-type="float">
            <text:p>3717</text:p>
          </table:table-cell>
          <table:table-cell table:formula="of:=IF([.B349]&gt;[.B348];[.C348]+1;[.C348]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table:formula="of:=SUM([.A350];[.A351];[.A352])" office:value-type="float" office:value="3716" calcext:value-type="float">
            <text:p>3716</text:p>
          </table:table-cell>
          <table:table-cell table:formula="of:=IF([.B350]&gt;[.B349];[.C349]+1;[.C349]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table:formula="of:=SUM([.A351];[.A352];[.A353])" office:value-type="float" office:value="3719" calcext:value-type="float">
            <text:p>3719</text:p>
          </table:table-cell>
          <table:table-cell table:formula="of:=IF([.B351]&gt;[.B350];[.C350]+1;[.C350]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table:formula="of:=SUM([.A352];[.A353];[.A354])" office:value-type="float" office:value="3720" calcext:value-type="float">
            <text:p>3720</text:p>
          </table:table-cell>
          <table:table-cell table:formula="of:=IF([.B352]&gt;[.B351];[.C351]+1;[.C351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table:formula="of:=SUM([.A353];[.A354];[.A355])" office:value-type="float" office:value="3719" calcext:value-type="float">
            <text:p>3719</text:p>
          </table:table-cell>
          <table:table-cell table:formula="of:=IF([.B353]&gt;[.B352];[.C352]+1;[.C352])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table:formula="of:=SUM([.A354];[.A355];[.A356])" office:value-type="float" office:value="3744" calcext:value-type="float">
            <text:p>3744</text:p>
          </table:table-cell>
          <table:table-cell table:formula="of:=IF([.B354]&gt;[.B353];[.C353]+1;[.C353])"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table:formula="of:=SUM([.A355];[.A356];[.A357])" office:value-type="float" office:value="3763" calcext:value-type="float">
            <text:p>3763</text:p>
          </table:table-cell>
          <table:table-cell table:formula="of:=IF([.B355]&gt;[.B354];[.C354]+1;[.C354])"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table:formula="of:=SUM([.A356];[.A357];[.A358])" office:value-type="float" office:value="3789" calcext:value-type="float">
            <text:p>3789</text:p>
          </table:table-cell>
          <table:table-cell table:formula="of:=IF([.B356]&gt;[.B355];[.C355]+1;[.C355])"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table:formula="of:=SUM([.A357];[.A358];[.A359])" office:value-type="float" office:value="3783" calcext:value-type="float">
            <text:p>3783</text:p>
          </table:table-cell>
          <table:table-cell table:formula="of:=IF([.B357]&gt;[.B356];[.C356]+1;[.C356])"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table:formula="of:=SUM([.A358];[.A359];[.A360])" office:value-type="float" office:value="3785" calcext:value-type="float">
            <text:p>3785</text:p>
          </table:table-cell>
          <table:table-cell table:formula="of:=IF([.B358]&gt;[.B357];[.C357]+1;[.C357])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table:formula="of:=SUM([.A359];[.A360];[.A361])" office:value-type="float" office:value="3783" calcext:value-type="float">
            <text:p>3783</text:p>
          </table:table-cell>
          <table:table-cell table:formula="of:=IF([.B359]&gt;[.B358];[.C358]+1;[.C358])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table:formula="of:=SUM([.A360];[.A361];[.A362])" office:value-type="float" office:value="3790" calcext:value-type="float">
            <text:p>3790</text:p>
          </table:table-cell>
          <table:table-cell table:formula="of:=IF([.B360]&gt;[.B359];[.C359]+1;[.C359])"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table:formula="of:=SUM([.A361];[.A362];[.A363])" office:value-type="float" office:value="3790" calcext:value-type="float">
            <text:p>3790</text:p>
          </table:table-cell>
          <table:table-cell table:formula="of:=IF([.B361]&gt;[.B360];[.C360]+1;[.C360])"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table:formula="of:=SUM([.A362];[.A363];[.A364])" office:value-type="float" office:value="3785" calcext:value-type="float">
            <text:p>3785</text:p>
          </table:table-cell>
          <table:table-cell table:formula="of:=IF([.B362]&gt;[.B361];[.C361]+1;[.C361])"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table:formula="of:=SUM([.A363];[.A364];[.A365])" office:value-type="float" office:value="3783" calcext:value-type="float">
            <text:p>3783</text:p>
          </table:table-cell>
          <table:table-cell table:formula="of:=IF([.B363]&gt;[.B362];[.C362]+1;[.C362])"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table:formula="of:=SUM([.A364];[.A365];[.A366])" office:value-type="float" office:value="3787" calcext:value-type="float">
            <text:p>3787</text:p>
          </table:table-cell>
          <table:table-cell table:formula="of:=IF([.B364]&gt;[.B363];[.C363]+1;[.C363])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table:formula="of:=SUM([.A365];[.A366];[.A367])" office:value-type="float" office:value="3790" calcext:value-type="float">
            <text:p>3790</text:p>
          </table:table-cell>
          <table:table-cell table:formula="of:=IF([.B365]&gt;[.B364];[.C364]+1;[.C364])"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table:formula="of:=SUM([.A366];[.A367];[.A368])" office:value-type="float" office:value="3794" calcext:value-type="float">
            <text:p>3794</text:p>
          </table:table-cell>
          <table:table-cell table:formula="of:=IF([.B366]&gt;[.B365];[.C365]+1;[.C365])"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table:formula="of:=SUM([.A367];[.A368];[.A369])" office:value-type="float" office:value="3791" calcext:value-type="float">
            <text:p>3791</text:p>
          </table:table-cell>
          <table:table-cell table:formula="of:=IF([.B367]&gt;[.B366];[.C366]+1;[.C366])"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table:formula="of:=SUM([.A368];[.A369];[.A370])" office:value-type="float" office:value="3791" calcext:value-type="float">
            <text:p>3791</text:p>
          </table:table-cell>
          <table:table-cell table:formula="of:=IF([.B368]&gt;[.B367];[.C367]+1;[.C367])"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table:formula="of:=SUM([.A369];[.A370];[.A371])" office:value-type="float" office:value="3793" calcext:value-type="float">
            <text:p>3793</text:p>
          </table:table-cell>
          <table:table-cell table:formula="of:=IF([.B369]&gt;[.B368];[.C368]+1;[.C368])"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table:formula="of:=SUM([.A370];[.A371];[.A372])" office:value-type="float" office:value="3802" calcext:value-type="float">
            <text:p>3802</text:p>
          </table:table-cell>
          <table:table-cell table:formula="of:=IF([.B370]&gt;[.B369];[.C369]+1;[.C369])"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table:formula="of:=SUM([.A371];[.A372];[.A373])" office:value-type="float" office:value="3821" calcext:value-type="float">
            <text:p>3821</text:p>
          </table:table-cell>
          <table:table-cell table:formula="of:=IF([.B371]&gt;[.B370];[.C370]+1;[.C370])"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table:formula="of:=SUM([.A372];[.A373];[.A374])" office:value-type="float" office:value="3839" calcext:value-type="float">
            <text:p>3839</text:p>
          </table:table-cell>
          <table:table-cell table:formula="of:=IF([.B372]&gt;[.B371];[.C371]+1;[.C371])"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table:formula="of:=SUM([.A373];[.A374];[.A375])" office:value-type="float" office:value="3855" calcext:value-type="float">
            <text:p>3855</text:p>
          </table:table-cell>
          <table:table-cell table:formula="of:=IF([.B373]&gt;[.B372];[.C372]+1;[.C372])"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formula="of:=SUM([.A374];[.A375];[.A376])" office:value-type="float" office:value="3857" calcext:value-type="float">
            <text:p>3857</text:p>
          </table:table-cell>
          <table:table-cell table:formula="of:=IF([.B374]&gt;[.B373];[.C373]+1;[.C373])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table:formula="of:=SUM([.A375];[.A376];[.A377])" office:value-type="float" office:value="3851" calcext:value-type="float">
            <text:p>3851</text:p>
          </table:table-cell>
          <table:table-cell table:formula="of:=IF([.B375]&gt;[.B374];[.C374]+1;[.C374])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table:formula="of:=SUM([.A376];[.A377];[.A378])" office:value-type="float" office:value="3843" calcext:value-type="float">
            <text:p>3843</text:p>
          </table:table-cell>
          <table:table-cell table:formula="of:=IF([.B376]&gt;[.B375];[.C375]+1;[.C375])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table:formula="of:=SUM([.A377];[.A378];[.A379])" office:value-type="float" office:value="3839" calcext:value-type="float">
            <text:p>3839</text:p>
          </table:table-cell>
          <table:table-cell table:formula="of:=IF([.B377]&gt;[.B376];[.C376]+1;[.C376])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table:formula="of:=SUM([.A378];[.A379];[.A380])" office:value-type="float" office:value="3847" calcext:value-type="float">
            <text:p>3847</text:p>
          </table:table-cell>
          <table:table-cell table:formula="of:=IF([.B378]&gt;[.B377];[.C377]+1;[.C377])"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table:formula="of:=SUM([.A379];[.A380];[.A381])" office:value-type="float" office:value="3857" calcext:value-type="float">
            <text:p>3857</text:p>
          </table:table-cell>
          <table:table-cell table:formula="of:=IF([.B379]&gt;[.B378];[.C378]+1;[.C378])"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table:formula="of:=SUM([.A380];[.A381];[.A382])" office:value-type="float" office:value="3869" calcext:value-type="float">
            <text:p>3869</text:p>
          </table:table-cell>
          <table:table-cell table:formula="of:=IF([.B380]&gt;[.B379];[.C379]+1;[.C379])"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table:formula="of:=SUM([.A381];[.A382];[.A383])" office:value-type="float" office:value="3868" calcext:value-type="float">
            <text:p>3868</text:p>
          </table:table-cell>
          <table:table-cell table:formula="of:=IF([.B381]&gt;[.B380];[.C380]+1;[.C380])"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table:formula="of:=SUM([.A382];[.A383];[.A384])" office:value-type="float" office:value="3872" calcext:value-type="float">
            <text:p>3872</text:p>
          </table:table-cell>
          <table:table-cell table:formula="of:=IF([.B382]&gt;[.B381];[.C381]+1;[.C381])"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table:formula="of:=SUM([.A383];[.A384];[.A385])" office:value-type="float" office:value="3881" calcext:value-type="float">
            <text:p>3881</text:p>
          </table:table-cell>
          <table:table-cell table:formula="of:=IF([.B383]&gt;[.B382];[.C382]+1;[.C382])"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table:formula="of:=SUM([.A384];[.A385];[.A386])" office:value-type="float" office:value="3923" calcext:value-type="float">
            <text:p>3923</text:p>
          </table:table-cell>
          <table:table-cell table:formula="of:=IF([.B384]&gt;[.B383];[.C383]+1;[.C383])"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table:formula="of:=SUM([.A385];[.A386];[.A387])" office:value-type="float" office:value="3973" calcext:value-type="float">
            <text:p>3973</text:p>
          </table:table-cell>
          <table:table-cell table:formula="of:=IF([.B385]&gt;[.B384];[.C384]+1;[.C384])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formula="of:=SUM([.A386];[.A387];[.A388])" office:value-type="float" office:value="4022" calcext:value-type="float">
            <text:p>4022</text:p>
          </table:table-cell>
          <table:table-cell table:formula="of:=IF([.B386]&gt;[.B385];[.C385]+1;[.C385])"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formula="of:=SUM([.A387];[.A388];[.A389])" office:value-type="float" office:value="4040" calcext:value-type="float">
            <text:p>4040</text:p>
          </table:table-cell>
          <table:table-cell table:formula="of:=IF([.B387]&gt;[.B386];[.C386]+1;[.C386])"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table:formula="of:=SUM([.A388];[.A389];[.A390])" office:value-type="float" office:value="4045" calcext:value-type="float">
            <text:p>4045</text:p>
          </table:table-cell>
          <table:table-cell table:formula="of:=IF([.B388]&gt;[.B387];[.C387]+1;[.C387])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table:formula="of:=SUM([.A389];[.A390];[.A391])" office:value-type="float" office:value="4049" calcext:value-type="float">
            <text:p>4049</text:p>
          </table:table-cell>
          <table:table-cell table:formula="of:=IF([.B389]&gt;[.B388];[.C388]+1;[.C388])"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table:formula="of:=SUM([.A390];[.A391];[.A392])" office:value-type="float" office:value="4058" calcext:value-type="float">
            <text:p>4058</text:p>
          </table:table-cell>
          <table:table-cell table:formula="of:=IF([.B390]&gt;[.B389];[.C389]+1;[.C389])"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table:formula="of:=SUM([.A391];[.A392];[.A393])" office:value-type="float" office:value="4069" calcext:value-type="float">
            <text:p>4069</text:p>
          </table:table-cell>
          <table:table-cell table:formula="of:=IF([.B391]&gt;[.B390];[.C390]+1;[.C390])"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table:formula="of:=SUM([.A392];[.A393];[.A394])" office:value-type="float" office:value="4075" calcext:value-type="float">
            <text:p>4075</text:p>
          </table:table-cell>
          <table:table-cell table:formula="of:=IF([.B392]&gt;[.B391];[.C391]+1;[.C391])"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table:formula="of:=SUM([.A393];[.A394];[.A395])" office:value-type="float" office:value="4082" calcext:value-type="float">
            <text:p>4082</text:p>
          </table:table-cell>
          <table:table-cell table:formula="of:=IF([.B393]&gt;[.B392];[.C392]+1;[.C392])"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table:formula="of:=SUM([.A394];[.A395];[.A396])" office:value-type="float" office:value="4092" calcext:value-type="float">
            <text:p>4092</text:p>
          </table:table-cell>
          <table:table-cell table:formula="of:=IF([.B394]&gt;[.B393];[.C393]+1;[.C393])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table:formula="of:=SUM([.A395];[.A396];[.A397])" office:value-type="float" office:value="4098" calcext:value-type="float">
            <text:p>4098</text:p>
          </table:table-cell>
          <table:table-cell table:formula="of:=IF([.B395]&gt;[.B394];[.C394]+1;[.C394])"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table:formula="of:=SUM([.A396];[.A397];[.A398])" office:value-type="float" office:value="4104" calcext:value-type="float">
            <text:p>4104</text:p>
          </table:table-cell>
          <table:table-cell table:formula="of:=IF([.B396]&gt;[.B395];[.C395]+1;[.C395])"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table:formula="of:=SUM([.A397];[.A398];[.A399])" office:value-type="float" office:value="4105" calcext:value-type="float">
            <text:p>4105</text:p>
          </table:table-cell>
          <table:table-cell table:formula="of:=IF([.B397]&gt;[.B396];[.C396]+1;[.C396])"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table:formula="of:=SUM([.A398];[.A399];[.A400])" office:value-type="float" office:value="4107" calcext:value-type="float">
            <text:p>4107</text:p>
          </table:table-cell>
          <table:table-cell table:formula="of:=IF([.B398]&gt;[.B397];[.C397]+1;[.C397])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table:formula="of:=SUM([.A399];[.A400];[.A401])" office:value-type="float" office:value="4111" calcext:value-type="float">
            <text:p>4111</text:p>
          </table:table-cell>
          <table:table-cell table:formula="of:=IF([.B399]&gt;[.B398];[.C398]+1;[.C398])"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table:formula="of:=SUM([.A400];[.A401];[.A402])" office:value-type="float" office:value="4117" calcext:value-type="float">
            <text:p>4117</text:p>
          </table:table-cell>
          <table:table-cell table:formula="of:=IF([.B400]&gt;[.B399];[.C399]+1;[.C399])"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table:formula="of:=SUM([.A401];[.A402];[.A403])" office:value-type="float" office:value="4134" calcext:value-type="float">
            <text:p>4134</text:p>
          </table:table-cell>
          <table:table-cell table:formula="of:=IF([.B401]&gt;[.B400];[.C400]+1;[.C400])"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table:formula="of:=SUM([.A402];[.A403];[.A404])" office:value-type="float" office:value="4152" calcext:value-type="float">
            <text:p>4152</text:p>
          </table:table-cell>
          <table:table-cell table:formula="of:=IF([.B402]&gt;[.B401];[.C401]+1;[.C401])"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table:formula="of:=SUM([.A403];[.A404];[.A405])" office:value-type="float" office:value="4176" calcext:value-type="float">
            <text:p>4176</text:p>
          </table:table-cell>
          <table:table-cell table:formula="of:=IF([.B403]&gt;[.B402];[.C402]+1;[.C402])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table:formula="of:=SUM([.A404];[.A405];[.A406])" office:value-type="float" office:value="4202" calcext:value-type="float">
            <text:p>4202</text:p>
          </table:table-cell>
          <table:table-cell table:formula="of:=IF([.B404]&gt;[.B403];[.C403]+1;[.C403])"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SUM([.A405];[.A406];[.A407])" office:value-type="float" office:value="4226" calcext:value-type="float">
            <text:p>4226</text:p>
          </table:table-cell>
          <table:table-cell table:formula="of:=IF([.B405]&gt;[.B404];[.C404]+1;[.C404])"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table:formula="of:=SUM([.A406];[.A407];[.A408])" office:value-type="float" office:value="4222" calcext:value-type="float">
            <text:p>4222</text:p>
          </table:table-cell>
          <table:table-cell table:formula="of:=IF([.B406]&gt;[.B405];[.C405]+1;[.C405])"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table:formula="of:=SUM([.A407];[.A408];[.A409])" office:value-type="float" office:value="4209" calcext:value-type="float">
            <text:p>4209</text:p>
          </table:table-cell>
          <table:table-cell table:formula="of:=IF([.B407]&gt;[.B406];[.C406]+1;[.C406])"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table:formula="of:=SUM([.A408];[.A409];[.A410])" office:value-type="float" office:value="4222" calcext:value-type="float">
            <text:p>4222</text:p>
          </table:table-cell>
          <table:table-cell table:formula="of:=IF([.B408]&gt;[.B407];[.C407]+1;[.C407])"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table:formula="of:=SUM([.A409];[.A410];[.A411])" office:value-type="float" office:value="4259" calcext:value-type="float">
            <text:p>4259</text:p>
          </table:table-cell>
          <table:table-cell table:formula="of:=IF([.B409]&gt;[.B408];[.C408]+1;[.C408])"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table:formula="of:=SUM([.A410];[.A411];[.A412])" office:value-type="float" office:value="4303" calcext:value-type="float">
            <text:p>4303</text:p>
          </table:table-cell>
          <table:table-cell table:formula="of:=IF([.B410]&gt;[.B409];[.C409]+1;[.C409]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table:formula="of:=SUM([.A411];[.A412];[.A413])" office:value-type="float" office:value="4319" calcext:value-type="float">
            <text:p>4319</text:p>
          </table:table-cell>
          <table:table-cell table:formula="of:=IF([.B411]&gt;[.B410];[.C410]+1;[.C410])"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table:formula="of:=SUM([.A412];[.A413];[.A414])" office:value-type="float" office:value="4322" calcext:value-type="float">
            <text:p>4322</text:p>
          </table:table-cell>
          <table:table-cell table:formula="of:=IF([.B412]&gt;[.B411];[.C411]+1;[.C411])"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table:formula="of:=SUM([.A413];[.A414];[.A415])" office:value-type="float" office:value="4347" calcext:value-type="float">
            <text:p>4347</text:p>
          </table:table-cell>
          <table:table-cell table:formula="of:=IF([.B413]&gt;[.B412];[.C412]+1;[.C412])"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table:formula="of:=SUM([.A414];[.A415];[.A416])" office:value-type="float" office:value="4372" calcext:value-type="float">
            <text:p>4372</text:p>
          </table:table-cell>
          <table:table-cell table:formula="of:=IF([.B414]&gt;[.B413];[.C413]+1;[.C413])"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table:formula="of:=SUM([.A415];[.A416];[.A417])" office:value-type="float" office:value="4406" calcext:value-type="float">
            <text:p>4406</text:p>
          </table:table-cell>
          <table:table-cell table:formula="of:=IF([.B415]&gt;[.B414];[.C414]+1;[.C414])"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table:formula="of:=SUM([.A416];[.A417];[.A418])" office:value-type="float" office:value="4423" calcext:value-type="float">
            <text:p>4423</text:p>
          </table:table-cell>
          <table:table-cell table:formula="of:=IF([.B416]&gt;[.B415];[.C415]+1;[.C415])"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table:formula="of:=SUM([.A417];[.A418];[.A419])" office:value-type="float" office:value="4439" calcext:value-type="float">
            <text:p>4439</text:p>
          </table:table-cell>
          <table:table-cell table:formula="of:=IF([.B417]&gt;[.B416];[.C416]+1;[.C416])"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table:formula="of:=SUM([.A418];[.A419];[.A420])" office:value-type="float" office:value="4458" calcext:value-type="float">
            <text:p>4458</text:p>
          </table:table-cell>
          <table:table-cell table:formula="of:=IF([.B418]&gt;[.B417];[.C417]+1;[.C417])"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table:formula="of:=SUM([.A419];[.A420];[.A421])" office:value-type="float" office:value="4472" calcext:value-type="float">
            <text:p>4472</text:p>
          </table:table-cell>
          <table:table-cell table:formula="of:=IF([.B419]&gt;[.B418];[.C418]+1;[.C418])"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table:formula="of:=SUM([.A420];[.A421];[.A422])" office:value-type="float" office:value="4455" calcext:value-type="float">
            <text:p>4455</text:p>
          </table:table-cell>
          <table:table-cell table:formula="of:=IF([.B420]&gt;[.B419];[.C419]+1;[.C419])"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table:formula="of:=SUM([.A421];[.A422];[.A423])" office:value-type="float" office:value="4435" calcext:value-type="float">
            <text:p>4435</text:p>
          </table:table-cell>
          <table:table-cell table:formula="of:=IF([.B421]&gt;[.B420];[.C420]+1;[.C420])"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table:formula="of:=SUM([.A422];[.A423];[.A424])" office:value-type="float" office:value="4405" calcext:value-type="float">
            <text:p>4405</text:p>
          </table:table-cell>
          <table:table-cell table:formula="of:=IF([.B422]&gt;[.B421];[.C421]+1;[.C421])"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table:formula="of:=SUM([.A423];[.A424];[.A425])" office:value-type="float" office:value="4402" calcext:value-type="float">
            <text:p>4402</text:p>
          </table:table-cell>
          <table:table-cell table:formula="of:=IF([.B423]&gt;[.B422];[.C422]+1;[.C422])"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table:formula="of:=SUM([.A424];[.A425];[.A426])" office:value-type="float" office:value="4392" calcext:value-type="float">
            <text:p>4392</text:p>
          </table:table-cell>
          <table:table-cell table:formula="of:=IF([.B424]&gt;[.B423];[.C423]+1;[.C423])"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table:formula="of:=SUM([.A425];[.A426];[.A427])" office:value-type="float" office:value="4384" calcext:value-type="float">
            <text:p>4384</text:p>
          </table:table-cell>
          <table:table-cell table:formula="of:=IF([.B425]&gt;[.B424];[.C424]+1;[.C424])"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table:formula="of:=SUM([.A426];[.A427];[.A428])" office:value-type="float" office:value="4377" calcext:value-type="float">
            <text:p>4377</text:p>
          </table:table-cell>
          <table:table-cell table:formula="of:=IF([.B426]&gt;[.B425];[.C425]+1;[.C425])"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table:formula="of:=SUM([.A427];[.A428];[.A429])" office:value-type="float" office:value="4377" calcext:value-type="float">
            <text:p>4377</text:p>
          </table:table-cell>
          <table:table-cell table:formula="of:=IF([.B427]&gt;[.B426];[.C426]+1;[.C426])"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table:formula="of:=SUM([.A428];[.A429];[.A430])" office:value-type="float" office:value="4377" calcext:value-type="float">
            <text:p>4377</text:p>
          </table:table-cell>
          <table:table-cell table:formula="of:=IF([.B428]&gt;[.B427];[.C427]+1;[.C427])"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table:formula="of:=SUM([.A429];[.A430];[.A431])" office:value-type="float" office:value="4381" calcext:value-type="float">
            <text:p>4381</text:p>
          </table:table-cell>
          <table:table-cell table:formula="of:=IF([.B429]&gt;[.B428];[.C428]+1;[.C428])"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table:formula="of:=SUM([.A430];[.A431];[.A432])" office:value-type="float" office:value="4389" calcext:value-type="float">
            <text:p>4389</text:p>
          </table:table-cell>
          <table:table-cell table:formula="of:=IF([.B430]&gt;[.B429];[.C429]+1;[.C429])"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table:formula="of:=SUM([.A431];[.A432];[.A433])" office:value-type="float" office:value="4408" calcext:value-type="float">
            <text:p>4408</text:p>
          </table:table-cell>
          <table:table-cell table:formula="of:=IF([.B431]&gt;[.B430];[.C430]+1;[.C430])"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table:formula="of:=SUM([.A432];[.A433];[.A434])" office:value-type="float" office:value="4445" calcext:value-type="float">
            <text:p>4445</text:p>
          </table:table-cell>
          <table:table-cell table:formula="of:=IF([.B432]&gt;[.B431];[.C431]+1;[.C431])"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table:formula="of:=SUM([.A433];[.A434];[.A435])" office:value-type="float" office:value="4479" calcext:value-type="float">
            <text:p>4479</text:p>
          </table:table-cell>
          <table:table-cell table:formula="of:=IF([.B433]&gt;[.B432];[.C432]+1;[.C432])"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table:formula="of:=SUM([.A434];[.A435];[.A436])" office:value-type="float" office:value="4512" calcext:value-type="float">
            <text:p>4512</text:p>
          </table:table-cell>
          <table:table-cell table:formula="of:=IF([.B434]&gt;[.B433];[.C433]+1;[.C433])"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table:formula="of:=SUM([.A435];[.A436];[.A437])" office:value-type="float" office:value="4528" calcext:value-type="float">
            <text:p>4528</text:p>
          </table:table-cell>
          <table:table-cell table:formula="of:=IF([.B435]&gt;[.B434];[.C434]+1;[.C434])"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table:formula="of:=SUM([.A436];[.A437];[.A438])" office:value-type="float" office:value="4543" calcext:value-type="float">
            <text:p>4543</text:p>
          </table:table-cell>
          <table:table-cell table:formula="of:=IF([.B436]&gt;[.B435];[.C435]+1;[.C435])"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table:formula="of:=SUM([.A437];[.A438];[.A439])" office:value-type="float" office:value="4550" calcext:value-type="float">
            <text:p>4550</text:p>
          </table:table-cell>
          <table:table-cell table:formula="of:=IF([.B437]&gt;[.B436];[.C436]+1;[.C436])"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table:formula="of:=SUM([.A438];[.A439];[.A440])" office:value-type="float" office:value="4559" calcext:value-type="float">
            <text:p>4559</text:p>
          </table:table-cell>
          <table:table-cell table:formula="of:=IF([.B438]&gt;[.B437];[.C437]+1;[.C437])"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table:formula="of:=SUM([.A439];[.A440];[.A441])" office:value-type="float" office:value="4581" calcext:value-type="float">
            <text:p>4581</text:p>
          </table:table-cell>
          <table:table-cell table:formula="of:=IF([.B439]&gt;[.B438];[.C438]+1;[.C438])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table:formula="of:=SUM([.A440];[.A441];[.A442])" office:value-type="float" office:value="4609" calcext:value-type="float">
            <text:p>4609</text:p>
          </table:table-cell>
          <table:table-cell table:formula="of:=IF([.B440]&gt;[.B439];[.C439]+1;[.C439])"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table:formula="of:=SUM([.A441];[.A442];[.A443])" office:value-type="float" office:value="4643" calcext:value-type="float">
            <text:p>4643</text:p>
          </table:table-cell>
          <table:table-cell table:formula="of:=IF([.B441]&gt;[.B440];[.C440]+1;[.C440])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table:formula="of:=SUM([.A442];[.A443];[.A444])" office:value-type="float" office:value="4668" calcext:value-type="float">
            <text:p>4668</text:p>
          </table:table-cell>
          <table:table-cell table:formula="of:=IF([.B442]&gt;[.B441];[.C441]+1;[.C441])"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table:formula="of:=SUM([.A443];[.A444];[.A445])" office:value-type="float" office:value="4694" calcext:value-type="float">
            <text:p>4694</text:p>
          </table:table-cell>
          <table:table-cell table:formula="of:=IF([.B443]&gt;[.B442];[.C442]+1;[.C442])"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table:formula="of:=SUM([.A444];[.A445];[.A446])" office:value-type="float" office:value="4720" calcext:value-type="float">
            <text:p>4720</text:p>
          </table:table-cell>
          <table:table-cell table:formula="of:=IF([.B444]&gt;[.B443];[.C443]+1;[.C443])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table:formula="of:=SUM([.A445];[.A446];[.A447])" office:value-type="float" office:value="4749" calcext:value-type="float">
            <text:p>4749</text:p>
          </table:table-cell>
          <table:table-cell table:formula="of:=IF([.B445]&gt;[.B444];[.C444]+1;[.C444])"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table:formula="of:=SUM([.A446];[.A447];[.A448])" office:value-type="float" office:value="4782" calcext:value-type="float">
            <text:p>4782</text:p>
          </table:table-cell>
          <table:table-cell table:formula="of:=IF([.B446]&gt;[.B445];[.C445]+1;[.C445])"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table:formula="of:=SUM([.A447];[.A448];[.A449])" office:value-type="float" office:value="4830" calcext:value-type="float">
            <text:p>4830</text:p>
          </table:table-cell>
          <table:table-cell table:formula="of:=IF([.B447]&gt;[.B446];[.C446]+1;[.C446])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table:formula="of:=SUM([.A448];[.A449];[.A450])" office:value-type="float" office:value="4868" calcext:value-type="float">
            <text:p>4868</text:p>
          </table:table-cell>
          <table:table-cell table:formula="of:=IF([.B448]&gt;[.B447];[.C447]+1;[.C447])"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table:formula="of:=SUM([.A449];[.A450];[.A451])" office:value-type="float" office:value="4899" calcext:value-type="float">
            <text:p>4899</text:p>
          </table:table-cell>
          <table:table-cell table:formula="of:=IF([.B449]&gt;[.B448];[.C448]+1;[.C448])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table:formula="of:=SUM([.A450];[.A451];[.A452])" office:value-type="float" office:value="4907" calcext:value-type="float">
            <text:p>4907</text:p>
          </table:table-cell>
          <table:table-cell table:formula="of:=IF([.B450]&gt;[.B449];[.C449]+1;[.C449])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table:formula="of:=SUM([.A451];[.A452];[.A453])" office:value-type="float" office:value="4910" calcext:value-type="float">
            <text:p>4910</text:p>
          </table:table-cell>
          <table:table-cell table:formula="of:=IF([.B451]&gt;[.B450];[.C450]+1;[.C450])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table:formula="of:=SUM([.A452];[.A453];[.A454])" office:value-type="float" office:value="4935" calcext:value-type="float">
            <text:p>4935</text:p>
          </table:table-cell>
          <table:table-cell table:formula="of:=IF([.B452]&gt;[.B451];[.C451]+1;[.C451])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table:formula="of:=SUM([.A453];[.A454];[.A455])" office:value-type="float" office:value="4972" calcext:value-type="float">
            <text:p>4972</text:p>
          </table:table-cell>
          <table:table-cell table:formula="of:=IF([.B453]&gt;[.B452];[.C452]+1;[.C452])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table:formula="of:=SUM([.A454];[.A455];[.A456])" office:value-type="float" office:value="5020" calcext:value-type="float">
            <text:p>5020</text:p>
          </table:table-cell>
          <table:table-cell table:formula="of:=IF([.B454]&gt;[.B453];[.C453]+1;[.C453])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table:formula="of:=SUM([.A455];[.A456];[.A457])" office:value-type="float" office:value="5037" calcext:value-type="float">
            <text:p>5037</text:p>
          </table:table-cell>
          <table:table-cell table:formula="of:=IF([.B455]&gt;[.B454];[.C454]+1;[.C454])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table:formula="of:=SUM([.A456];[.A457];[.A458])" office:value-type="float" office:value="5041" calcext:value-type="float">
            <text:p>5041</text:p>
          </table:table-cell>
          <table:table-cell table:formula="of:=IF([.B456]&gt;[.B455];[.C455]+1;[.C455])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table:formula="of:=SUM([.A457];[.A458];[.A459])" office:value-type="float" office:value="5043" calcext:value-type="float">
            <text:p>5043</text:p>
          </table:table-cell>
          <table:table-cell table:formula="of:=IF([.B457]&gt;[.B456];[.C456]+1;[.C456])"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table:formula="of:=SUM([.A458];[.A459];[.A460])" office:value-type="float" office:value="5048" calcext:value-type="float">
            <text:p>5048</text:p>
          </table:table-cell>
          <table:table-cell table:formula="of:=IF([.B458]&gt;[.B457];[.C457]+1;[.C457])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table:formula="of:=SUM([.A459];[.A460];[.A461])" office:value-type="float" office:value="5071" calcext:value-type="float">
            <text:p>5071</text:p>
          </table:table-cell>
          <table:table-cell table:formula="of:=IF([.B459]&gt;[.B458];[.C458]+1;[.C458])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table:formula="of:=SUM([.A460];[.A461];[.A462])" office:value-type="float" office:value="5097" calcext:value-type="float">
            <text:p>5097</text:p>
          </table:table-cell>
          <table:table-cell table:formula="of:=IF([.B460]&gt;[.B459];[.C459]+1;[.C459])"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table:formula="of:=SUM([.A461];[.A462];[.A463])" office:value-type="float" office:value="5118" calcext:value-type="float">
            <text:p>5118</text:p>
          </table:table-cell>
          <table:table-cell table:formula="of:=IF([.B461]&gt;[.B460];[.C460]+1;[.C460])"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table:formula="of:=SUM([.A462];[.A463];[.A464])" office:value-type="float" office:value="5116" calcext:value-type="float">
            <text:p>5116</text:p>
          </table:table-cell>
          <table:table-cell table:formula="of:=IF([.B462]&gt;[.B461];[.C461]+1;[.C461])"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table:formula="of:=SUM([.A463];[.A464];[.A465])" office:value-type="float" office:value="5108" calcext:value-type="float">
            <text:p>5108</text:p>
          </table:table-cell>
          <table:table-cell table:formula="of:=IF([.B463]&gt;[.B462];[.C462]+1;[.C462])"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table:formula="of:=SUM([.A464];[.A465];[.A466])" office:value-type="float" office:value="5103" calcext:value-type="float">
            <text:p>5103</text:p>
          </table:table-cell>
          <table:table-cell table:formula="of:=IF([.B464]&gt;[.B463];[.C463]+1;[.C463])"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table:formula="of:=SUM([.A465];[.A466];[.A467])" office:value-type="float" office:value="5108" calcext:value-type="float">
            <text:p>5108</text:p>
          </table:table-cell>
          <table:table-cell table:formula="of:=IF([.B465]&gt;[.B464];[.C464]+1;[.C464])"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formula="of:=SUM([.A466];[.A467];[.A468])" office:value-type="float" office:value="5115" calcext:value-type="float">
            <text:p>5115</text:p>
          </table:table-cell>
          <table:table-cell table:formula="of:=IF([.B466]&gt;[.B465];[.C465]+1;[.C465])"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table:formula="of:=SUM([.A467];[.A468];[.A469])" office:value-type="float" office:value="5132" calcext:value-type="float">
            <text:p>5132</text:p>
          </table:table-cell>
          <table:table-cell table:formula="of:=IF([.B467]&gt;[.B466];[.C466]+1;[.C466])"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table:formula="of:=SUM([.A468];[.A469];[.A470])" office:value-type="float" office:value="5134" calcext:value-type="float">
            <text:p>5134</text:p>
          </table:table-cell>
          <table:table-cell table:formula="of:=IF([.B468]&gt;[.B467];[.C467]+1;[.C467])"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table:formula="of:=SUM([.A469];[.A470];[.A471])" office:value-type="float" office:value="5144" calcext:value-type="float">
            <text:p>5144</text:p>
          </table:table-cell>
          <table:table-cell table:formula="of:=IF([.B469]&gt;[.B468];[.C468]+1;[.C468])"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table:formula="of:=SUM([.A470];[.A471];[.A472])" office:value-type="float" office:value="5148" calcext:value-type="float">
            <text:p>5148</text:p>
          </table:table-cell>
          <table:table-cell table:formula="of:=IF([.B470]&gt;[.B469];[.C469]+1;[.C469])"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table:formula="of:=SUM([.A471];[.A472];[.A473])" office:value-type="float" office:value="5177" calcext:value-type="float">
            <text:p>5177</text:p>
          </table:table-cell>
          <table:table-cell table:formula="of:=IF([.B471]&gt;[.B470];[.C470]+1;[.C470])"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table:formula="of:=SUM([.A472];[.A473];[.A474])" office:value-type="float" office:value="5199" calcext:value-type="float">
            <text:p>5199</text:p>
          </table:table-cell>
          <table:table-cell table:formula="of:=IF([.B472]&gt;[.B471];[.C471]+1;[.C471])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table:formula="of:=SUM([.A473];[.A474];[.A475])" office:value-type="float" office:value="5224" calcext:value-type="float">
            <text:p>5224</text:p>
          </table:table-cell>
          <table:table-cell table:formula="of:=IF([.B473]&gt;[.B472];[.C472]+1;[.C472])"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table:formula="of:=SUM([.A474];[.A475];[.A476])" office:value-type="float" office:value="5234" calcext:value-type="float">
            <text:p>5234</text:p>
          </table:table-cell>
          <table:table-cell table:formula="of:=IF([.B474]&gt;[.B473];[.C473]+1;[.C473])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table:formula="of:=SUM([.A475];[.A476];[.A477])" office:value-type="float" office:value="5244" calcext:value-type="float">
            <text:p>5244</text:p>
          </table:table-cell>
          <table:table-cell table:formula="of:=IF([.B475]&gt;[.B474];[.C474]+1;[.C474])"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table:formula="of:=SUM([.A476];[.A477];[.A478])" office:value-type="float" office:value="5249" calcext:value-type="float">
            <text:p>5249</text:p>
          </table:table-cell>
          <table:table-cell table:formula="of:=IF([.B476]&gt;[.B475];[.C475]+1;[.C475])"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formula="of:=SUM([.A477];[.A478];[.A479])" office:value-type="float" office:value="5258" calcext:value-type="float">
            <text:p>5258</text:p>
          </table:table-cell>
          <table:table-cell table:formula="of:=IF([.B477]&gt;[.B476];[.C476]+1;[.C476])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table:formula="of:=SUM([.A478];[.A479];[.A480])" office:value-type="float" office:value="5266" calcext:value-type="float">
            <text:p>5266</text:p>
          </table:table-cell>
          <table:table-cell table:formula="of:=IF([.B478]&gt;[.B477];[.C477]+1;[.C477])"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table:formula="of:=SUM([.A479];[.A480];[.A481])" office:value-type="float" office:value="5280" calcext:value-type="float">
            <text:p>5280</text:p>
          </table:table-cell>
          <table:table-cell table:formula="of:=IF([.B479]&gt;[.B478];[.C478]+1;[.C478])"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table:formula="of:=SUM([.A480];[.A481];[.A482])" office:value-type="float" office:value="5290" calcext:value-type="float">
            <text:p>5290</text:p>
          </table:table-cell>
          <table:table-cell table:formula="of:=IF([.B480]&gt;[.B479];[.C479]+1;[.C479])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table:formula="of:=SUM([.A481];[.A482];[.A483])" office:value-type="float" office:value="5281" calcext:value-type="float">
            <text:p>5281</text:p>
          </table:table-cell>
          <table:table-cell table:formula="of:=IF([.B481]&gt;[.B480];[.C480]+1;[.C480])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table:formula="of:=SUM([.A482];[.A483];[.A484])" office:value-type="float" office:value="5246" calcext:value-type="float">
            <text:p>5246</text:p>
          </table:table-cell>
          <table:table-cell table:formula="of:=IF([.B482]&gt;[.B481];[.C481]+1;[.C481])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table:formula="of:=SUM([.A483];[.A484];[.A485])" office:value-type="float" office:value="5211" calcext:value-type="float">
            <text:p>5211</text:p>
          </table:table-cell>
          <table:table-cell table:formula="of:=IF([.B483]&gt;[.B482];[.C482]+1;[.C482])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table:formula="of:=SUM([.A484];[.A485];[.A486])" office:value-type="float" office:value="5207" calcext:value-type="float">
            <text:p>5207</text:p>
          </table:table-cell>
          <table:table-cell table:formula="of:=IF([.B484]&gt;[.B483];[.C483]+1;[.C483])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table:formula="of:=SUM([.A485];[.A486];[.A487])" office:value-type="float" office:value="5228" calcext:value-type="float">
            <text:p>5228</text:p>
          </table:table-cell>
          <table:table-cell table:formula="of:=IF([.B485]&gt;[.B484];[.C484]+1;[.C484])"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table:formula="of:=SUM([.A486];[.A487];[.A488])" office:value-type="float" office:value="5248" calcext:value-type="float">
            <text:p>5248</text:p>
          </table:table-cell>
          <table:table-cell table:formula="of:=IF([.B486]&gt;[.B485];[.C485]+1;[.C485])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table:formula="of:=SUM([.A487];[.A488];[.A489])" office:value-type="float" office:value="5253" calcext:value-type="float">
            <text:p>5253</text:p>
          </table:table-cell>
          <table:table-cell table:formula="of:=IF([.B487]&gt;[.B486];[.C486]+1;[.C486])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table:formula="of:=SUM([.A488];[.A489];[.A490])" office:value-type="float" office:value="5249" calcext:value-type="float">
            <text:p>5249</text:p>
          </table:table-cell>
          <table:table-cell table:formula="of:=IF([.B488]&gt;[.B487];[.C487]+1;[.C487])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formula="of:=SUM([.A489];[.A490];[.A491])" office:value-type="float" office:value="5243" calcext:value-type="float">
            <text:p>5243</text:p>
          </table:table-cell>
          <table:table-cell table:formula="of:=IF([.B489]&gt;[.B488];[.C488]+1;[.C488])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table:formula="of:=SUM([.A490];[.A491];[.A492])" office:value-type="float" office:value="5244" calcext:value-type="float">
            <text:p>5244</text:p>
          </table:table-cell>
          <table:table-cell table:formula="of:=IF([.B490]&gt;[.B489];[.C489]+1;[.C489])"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table:formula="of:=SUM([.A491];[.A492];[.A493])" office:value-type="float" office:value="5253" calcext:value-type="float">
            <text:p>5253</text:p>
          </table:table-cell>
          <table:table-cell table:formula="of:=IF([.B491]&gt;[.B490];[.C490]+1;[.C490])"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table:formula="of:=SUM([.A492];[.A493];[.A494])" office:value-type="float" office:value="5273" calcext:value-type="float">
            <text:p>5273</text:p>
          </table:table-cell>
          <table:table-cell table:formula="of:=IF([.B492]&gt;[.B491];[.C491]+1;[.C491])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table:formula="of:=SUM([.A493];[.A494];[.A495])" office:value-type="float" office:value="5289" calcext:value-type="float">
            <text:p>5289</text:p>
          </table:table-cell>
          <table:table-cell table:formula="of:=IF([.B493]&gt;[.B492];[.C492]+1;[.C492])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table:formula="of:=SUM([.A494];[.A495];[.A496])" office:value-type="float" office:value="5302" calcext:value-type="float">
            <text:p>5302</text:p>
          </table:table-cell>
          <table:table-cell table:formula="of:=IF([.B494]&gt;[.B493];[.C493]+1;[.C493])"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table:formula="of:=SUM([.A495];[.A496];[.A497])" office:value-type="float" office:value="5303" calcext:value-type="float">
            <text:p>5303</text:p>
          </table:table-cell>
          <table:table-cell table:formula="of:=IF([.B495]&gt;[.B494];[.C494]+1;[.C494])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table:formula="of:=SUM([.A496];[.A497];[.A498])" office:value-type="float" office:value="5311" calcext:value-type="float">
            <text:p>5311</text:p>
          </table:table-cell>
          <table:table-cell table:formula="of:=IF([.B496]&gt;[.B495];[.C495]+1;[.C495])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table:formula="of:=SUM([.A497];[.A498];[.A499])" office:value-type="float" office:value="5348" calcext:value-type="float">
            <text:p>5348</text:p>
          </table:table-cell>
          <table:table-cell table:formula="of:=IF([.B497]&gt;[.B496];[.C496]+1;[.C496])"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table:formula="of:=SUM([.A498];[.A499];[.A500])" office:value-type="float" office:value="5393" calcext:value-type="float">
            <text:p>5393</text:p>
          </table:table-cell>
          <table:table-cell table:formula="of:=IF([.B498]&gt;[.B497];[.C497]+1;[.C497])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table:formula="of:=SUM([.A499];[.A500];[.A501])" office:value-type="float" office:value="5426" calcext:value-type="float">
            <text:p>5426</text:p>
          </table:table-cell>
          <table:table-cell table:formula="of:=IF([.B499]&gt;[.B498];[.C498]+1;[.C498])"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table:formula="of:=SUM([.A500];[.A501];[.A502])" office:value-type="float" office:value="5429" calcext:value-type="float">
            <text:p>5429</text:p>
          </table:table-cell>
          <table:table-cell table:formula="of:=IF([.B500]&gt;[.B499];[.C499]+1;[.C499])"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table:formula="of:=SUM([.A501];[.A502];[.A503])" office:value-type="float" office:value="5462" calcext:value-type="float">
            <text:p>5462</text:p>
          </table:table-cell>
          <table:table-cell table:formula="of:=IF([.B501]&gt;[.B500];[.C500]+1;[.C500])"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table:formula="of:=SUM([.A502];[.A503];[.A504])" office:value-type="float" office:value="5500" calcext:value-type="float">
            <text:p>5500</text:p>
          </table:table-cell>
          <table:table-cell table:formula="of:=IF([.B502]&gt;[.B501];[.C501]+1;[.C501])"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table:formula="of:=SUM([.A503];[.A504];[.A505])" office:value-type="float" office:value="5539" calcext:value-type="float">
            <text:p>5539</text:p>
          </table:table-cell>
          <table:table-cell table:formula="of:=IF([.B503]&gt;[.B502];[.C502]+1;[.C502])"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table:formula="of:=SUM([.A504];[.A505];[.A506])" office:value-type="float" office:value="5554" calcext:value-type="float">
            <text:p>5554</text:p>
          </table:table-cell>
          <table:table-cell table:formula="of:=IF([.B504]&gt;[.B503];[.C503]+1;[.C503])"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table:formula="of:=SUM([.A505];[.A506];[.A507])" office:value-type="float" office:value="5572" calcext:value-type="float">
            <text:p>5572</text:p>
          </table:table-cell>
          <table:table-cell table:formula="of:=IF([.B505]&gt;[.B504];[.C504]+1;[.C504])"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table:formula="of:=SUM([.A506];[.A507];[.A508])" office:value-type="float" office:value="5590" calcext:value-type="float">
            <text:p>5590</text:p>
          </table:table-cell>
          <table:table-cell table:formula="of:=IF([.B506]&gt;[.B505];[.C505]+1;[.C505])"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table:formula="of:=SUM([.A507];[.A508];[.A509])" office:value-type="float" office:value="5598" calcext:value-type="float">
            <text:p>5598</text:p>
          </table:table-cell>
          <table:table-cell table:formula="of:=IF([.B507]&gt;[.B506];[.C506]+1;[.C506])"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table:formula="of:=SUM([.A508];[.A509];[.A510])" office:value-type="float" office:value="5608" calcext:value-type="float">
            <text:p>5608</text:p>
          </table:table-cell>
          <table:table-cell table:formula="of:=IF([.B508]&gt;[.B507];[.C507]+1;[.C507])"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table:formula="of:=SUM([.A509];[.A510];[.A511])" office:value-type="float" office:value="5595" calcext:value-type="float">
            <text:p>5595</text:p>
          </table:table-cell>
          <table:table-cell table:formula="of:=IF([.B509]&gt;[.B508];[.C508]+1;[.C508])"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table:formula="of:=SUM([.A510];[.A511];[.A512])" office:value-type="float" office:value="5579" calcext:value-type="float">
            <text:p>5579</text:p>
          </table:table-cell>
          <table:table-cell table:formula="of:=IF([.B510]&gt;[.B509];[.C509]+1;[.C509])"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table:formula="of:=SUM([.A511];[.A512];[.A513])" office:value-type="float" office:value="5553" calcext:value-type="float">
            <text:p>5553</text:p>
          </table:table-cell>
          <table:table-cell table:formula="of:=IF([.B511]&gt;[.B510];[.C510]+1;[.C510])"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table:formula="of:=SUM([.A512];[.A513];[.A514])" office:value-type="float" office:value="5535" calcext:value-type="float">
            <text:p>5535</text:p>
          </table:table-cell>
          <table:table-cell table:formula="of:=IF([.B512]&gt;[.B511];[.C511]+1;[.C511])"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table:formula="of:=SUM([.A513];[.A514];[.A515])" office:value-type="float" office:value="5534" calcext:value-type="float">
            <text:p>5534</text:p>
          </table:table-cell>
          <table:table-cell table:formula="of:=IF([.B513]&gt;[.B512];[.C512]+1;[.C512])"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table:formula="of:=SUM([.A514];[.A515];[.A516])" office:value-type="float" office:value="5536" calcext:value-type="float">
            <text:p>5536</text:p>
          </table:table-cell>
          <table:table-cell table:formula="of:=IF([.B514]&gt;[.B513];[.C513]+1;[.C513])"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table:formula="of:=SUM([.A515];[.A516];[.A517])" office:value-type="float" office:value="5544" calcext:value-type="float">
            <text:p>5544</text:p>
          </table:table-cell>
          <table:table-cell table:formula="of:=IF([.B515]&gt;[.B514];[.C514]+1;[.C514])"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table:formula="of:=SUM([.A516];[.A517];[.A518])" office:value-type="float" office:value="5535" calcext:value-type="float">
            <text:p>5535</text:p>
          </table:table-cell>
          <table:table-cell table:formula="of:=IF([.B516]&gt;[.B515];[.C515]+1;[.C515])"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table:formula="of:=SUM([.A517];[.A518];[.A519])" office:value-type="float" office:value="5520" calcext:value-type="float">
            <text:p>5520</text:p>
          </table:table-cell>
          <table:table-cell table:formula="of:=IF([.B517]&gt;[.B516];[.C516]+1;[.C516])"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table:formula="of:=SUM([.A518];[.A519];[.A520])" office:value-type="float" office:value="5539" calcext:value-type="float">
            <text:p>5539</text:p>
          </table:table-cell>
          <table:table-cell table:formula="of:=IF([.B518]&gt;[.B517];[.C517]+1;[.C517])"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table:formula="of:=SUM([.A519];[.A520];[.A521])" office:value-type="float" office:value="5562" calcext:value-type="float">
            <text:p>5562</text:p>
          </table:table-cell>
          <table:table-cell table:formula="of:=IF([.B519]&gt;[.B518];[.C518]+1;[.C518])"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table:formula="of:=SUM([.A520];[.A521];[.A522])" office:value-type="float" office:value="5586" calcext:value-type="float">
            <text:p>5586</text:p>
          </table:table-cell>
          <table:table-cell table:formula="of:=IF([.B520]&gt;[.B519];[.C519]+1;[.C519])"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table:formula="of:=SUM([.A521];[.A522];[.A523])" office:value-type="float" office:value="5610" calcext:value-type="float">
            <text:p>5610</text:p>
          </table:table-cell>
          <table:table-cell table:formula="of:=IF([.B521]&gt;[.B520];[.C520]+1;[.C520])"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table:formula="of:=SUM([.A522];[.A523];[.A524])" office:value-type="float" office:value="5632" calcext:value-type="float">
            <text:p>5632</text:p>
          </table:table-cell>
          <table:table-cell table:formula="of:=IF([.B522]&gt;[.B521];[.C521]+1;[.C521])"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table:formula="of:=SUM([.A523];[.A524];[.A525])" office:value-type="float" office:value="5661" calcext:value-type="float">
            <text:p>5661</text:p>
          </table:table-cell>
          <table:table-cell table:formula="of:=IF([.B523]&gt;[.B522];[.C522]+1;[.C522])"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table:formula="of:=SUM([.A524];[.A525];[.A526])" office:value-type="float" office:value="5675" calcext:value-type="float">
            <text:p>5675</text:p>
          </table:table-cell>
          <table:table-cell table:formula="of:=IF([.B524]&gt;[.B523];[.C523]+1;[.C523])"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table:formula="of:=SUM([.A525];[.A526];[.A527])" office:value-type="float" office:value="5714" calcext:value-type="float">
            <text:p>5714</text:p>
          </table:table-cell>
          <table:table-cell table:formula="of:=IF([.B525]&gt;[.B524];[.C524]+1;[.C524])"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table:formula="of:=SUM([.A526];[.A527];[.A528])" office:value-type="float" office:value="5768" calcext:value-type="float">
            <text:p>5768</text:p>
          </table:table-cell>
          <table:table-cell table:formula="of:=IF([.B526]&gt;[.B525];[.C525]+1;[.C525])"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table:formula="of:=SUM([.A527];[.A528];[.A529])" office:value-type="float" office:value="5812" calcext:value-type="float">
            <text:p>5812</text:p>
          </table:table-cell>
          <table:table-cell table:formula="of:=IF([.B527]&gt;[.B526];[.C526]+1;[.C526])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table:formula="of:=SUM([.A528];[.A529];[.A530])" office:value-type="float" office:value="5831" calcext:value-type="float">
            <text:p>5831</text:p>
          </table:table-cell>
          <table:table-cell table:formula="of:=IF([.B528]&gt;[.B527];[.C527]+1;[.C527])"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table:formula="of:=SUM([.A529];[.A530];[.A531])" office:value-type="float" office:value="5835" calcext:value-type="float">
            <text:p>5835</text:p>
          </table:table-cell>
          <table:table-cell table:formula="of:=IF([.B529]&gt;[.B528];[.C528]+1;[.C528])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table:formula="of:=SUM([.A530];[.A531];[.A532])" office:value-type="float" office:value="5836" calcext:value-type="float">
            <text:p>5836</text:p>
          </table:table-cell>
          <table:table-cell table:formula="of:=IF([.B530]&gt;[.B529];[.C529]+1;[.C529])"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table:formula="of:=SUM([.A531];[.A532];[.A533])" office:value-type="float" office:value="5830" calcext:value-type="float">
            <text:p>5830</text:p>
          </table:table-cell>
          <table:table-cell table:formula="of:=IF([.B531]&gt;[.B530];[.C530]+1;[.C530])"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table:formula="of:=SUM([.A532];[.A533];[.A534])" office:value-type="float" office:value="5830" calcext:value-type="float">
            <text:p>5830</text:p>
          </table:table-cell>
          <table:table-cell table:formula="of:=IF([.B532]&gt;[.B531];[.C531]+1;[.C531])"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table:formula="of:=SUM([.A533];[.A534];[.A535])" office:value-type="float" office:value="5836" calcext:value-type="float">
            <text:p>5836</text:p>
          </table:table-cell>
          <table:table-cell table:formula="of:=IF([.B533]&gt;[.B532];[.C532]+1;[.C532])"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table:formula="of:=SUM([.A534];[.A535];[.A536])" office:value-type="float" office:value="5843" calcext:value-type="float">
            <text:p>5843</text:p>
          </table:table-cell>
          <table:table-cell table:formula="of:=IF([.B534]&gt;[.B533];[.C533]+1;[.C533])"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table:formula="of:=SUM([.A535];[.A536];[.A537])" office:value-type="float" office:value="5848" calcext:value-type="float">
            <text:p>5848</text:p>
          </table:table-cell>
          <table:table-cell table:formula="of:=IF([.B535]&gt;[.B534];[.C534]+1;[.C534])"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table:formula="of:=SUM([.A536];[.A537];[.A538])" office:value-type="float" office:value="5854" calcext:value-type="float">
            <text:p>5854</text:p>
          </table:table-cell>
          <table:table-cell table:formula="of:=IF([.B536]&gt;[.B535];[.C535]+1;[.C535])"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table:formula="of:=SUM([.A537];[.A538];[.A539])" office:value-type="float" office:value="5879" calcext:value-type="float">
            <text:p>5879</text:p>
          </table:table-cell>
          <table:table-cell table:formula="of:=IF([.B537]&gt;[.B536];[.C536]+1;[.C536])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table:formula="of:=SUM([.A538];[.A539];[.A540])" office:value-type="float" office:value="5913" calcext:value-type="float">
            <text:p>5913</text:p>
          </table:table-cell>
          <table:table-cell table:formula="of:=IF([.B538]&gt;[.B537];[.C537]+1;[.C537])"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table:formula="of:=SUM([.A539];[.A540];[.A541])" office:value-type="float" office:value="5942" calcext:value-type="float">
            <text:p>5942</text:p>
          </table:table-cell>
          <table:table-cell table:formula="of:=IF([.B539]&gt;[.B538];[.C538]+1;[.C538])"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SUM([.A540];[.A541];[.A542])" office:value-type="float" office:value="5958" calcext:value-type="float">
            <text:p>5958</text:p>
          </table:table-cell>
          <table:table-cell table:formula="of:=IF([.B540]&gt;[.B539];[.C539]+1;[.C539])"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SUM([.A541];[.A542];[.A543])" office:value-type="float" office:value="5963" calcext:value-type="float">
            <text:p>5963</text:p>
          </table:table-cell>
          <table:table-cell table:formula="of:=IF([.B541]&gt;[.B540];[.C540]+1;[.C540])"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SUM([.A542];[.A543];[.A544])" office:value-type="float" office:value="5968" calcext:value-type="float">
            <text:p>5968</text:p>
          </table:table-cell>
          <table:table-cell table:formula="of:=IF([.B542]&gt;[.B541];[.C541]+1;[.C541])"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SUM([.A543];[.A544];[.A545])" office:value-type="float" office:value="5973" calcext:value-type="float">
            <text:p>5973</text:p>
          </table:table-cell>
          <table:table-cell table:formula="of:=IF([.B543]&gt;[.B542];[.C542]+1;[.C542])"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SUM([.A544];[.A545];[.A546])" office:value-type="float" office:value="5974" calcext:value-type="float">
            <text:p>5974</text:p>
          </table:table-cell>
          <table:table-cell table:formula="of:=IF([.B544]&gt;[.B543];[.C543]+1;[.C543])"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SUM([.A545];[.A546];[.A547])" office:value-type="float" office:value="5969" calcext:value-type="float">
            <text:p>5969</text:p>
          </table:table-cell>
          <table:table-cell table:formula="of:=IF([.B545]&gt;[.B544];[.C544]+1;[.C544])"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SUM([.A546];[.A547];[.A548])" office:value-type="float" office:value="5966" calcext:value-type="float">
            <text:p>5966</text:p>
          </table:table-cell>
          <table:table-cell table:formula="of:=IF([.B546]&gt;[.B545];[.C545]+1;[.C545])"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SUM([.A547];[.A548];[.A549])" office:value-type="float" office:value="5966" calcext:value-type="float">
            <text:p>5966</text:p>
          </table:table-cell>
          <table:table-cell table:formula="of:=IF([.B547]&gt;[.B546];[.C546]+1;[.C546])"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SUM([.A548];[.A549];[.A550])" office:value-type="float" office:value="5978" calcext:value-type="float">
            <text:p>5978</text:p>
          </table:table-cell>
          <table:table-cell table:formula="of:=IF([.B548]&gt;[.B547];[.C547]+1;[.C547])"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SUM([.A549];[.A550];[.A551])" office:value-type="float" office:value="5985" calcext:value-type="float">
            <text:p>5985</text:p>
          </table:table-cell>
          <table:table-cell table:formula="of:=IF([.B549]&gt;[.B548];[.C548]+1;[.C548])"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SUM([.A550];[.A551];[.A552])" office:value-type="float" office:value="5996" calcext:value-type="float">
            <text:p>5996</text:p>
          </table:table-cell>
          <table:table-cell table:formula="of:=IF([.B550]&gt;[.B549];[.C549]+1;[.C549])"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SUM([.A551];[.A552];[.A553])" office:value-type="float" office:value="6001" calcext:value-type="float">
            <text:p>6001</text:p>
          </table:table-cell>
          <table:table-cell table:formula="of:=IF([.B551]&gt;[.B550];[.C550]+1;[.C550])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SUM([.A552];[.A553];[.A554])" office:value-type="float" office:value="6012" calcext:value-type="float">
            <text:p>6012</text:p>
          </table:table-cell>
          <table:table-cell table:formula="of:=IF([.B552]&gt;[.B551];[.C551]+1;[.C551])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SUM([.A553];[.A554];[.A555])" office:value-type="float" office:value="6019" calcext:value-type="float">
            <text:p>6019</text:p>
          </table:table-cell>
          <table:table-cell table:formula="of:=IF([.B553]&gt;[.B552];[.C552]+1;[.C552])"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SUM([.A554];[.A555];[.A556])" office:value-type="float" office:value="6026" calcext:value-type="float">
            <text:p>6026</text:p>
          </table:table-cell>
          <table:table-cell table:formula="of:=IF([.B554]&gt;[.B553];[.C553]+1;[.C553])"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SUM([.A555];[.A556];[.A557])" office:value-type="float" office:value="6008" calcext:value-type="float">
            <text:p>6008</text:p>
          </table:table-cell>
          <table:table-cell table:formula="of:=IF([.B555]&gt;[.B554];[.C554]+1;[.C554])"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SUM([.A556];[.A557];[.A558])" office:value-type="float" office:value="5990" calcext:value-type="float">
            <text:p>5990</text:p>
          </table:table-cell>
          <table:table-cell table:formula="of:=IF([.B556]&gt;[.B555];[.C555]+1;[.C555])"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SUM([.A557];[.A558];[.A559])" office:value-type="float" office:value="5970" calcext:value-type="float">
            <text:p>5970</text:p>
          </table:table-cell>
          <table:table-cell table:formula="of:=IF([.B557]&gt;[.B556];[.C556]+1;[.C556])"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SUM([.A558];[.A559];[.A560])" office:value-type="float" office:value="5972" calcext:value-type="float">
            <text:p>5972</text:p>
          </table:table-cell>
          <table:table-cell table:formula="of:=IF([.B558]&gt;[.B557];[.C557]+1;[.C557])"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SUM([.A559];[.A560];[.A561])" office:value-type="float" office:value="5982" calcext:value-type="float">
            <text:p>5982</text:p>
          </table:table-cell>
          <table:table-cell table:formula="of:=IF([.B559]&gt;[.B558];[.C558]+1;[.C558]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SUM([.A560];[.A561];[.A562])" office:value-type="float" office:value="6008" calcext:value-type="float">
            <text:p>6008</text:p>
          </table:table-cell>
          <table:table-cell table:formula="of:=IF([.B560]&gt;[.B559];[.C559]+1;[.C559])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SUM([.A561];[.A562];[.A563])" office:value-type="float" office:value="6034" calcext:value-type="float">
            <text:p>6034</text:p>
          </table:table-cell>
          <table:table-cell table:formula="of:=IF([.B561]&gt;[.B560];[.C560]+1;[.C560])"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formula="of:=SUM([.A562];[.A563];[.A564])" office:value-type="float" office:value="6059" calcext:value-type="float">
            <text:p>6059</text:p>
          </table:table-cell>
          <table:table-cell table:formula="of:=IF([.B562]&gt;[.B561];[.C561]+1;[.C561])"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SUM([.A563];[.A564];[.A565])" office:value-type="float" office:value="6071" calcext:value-type="float">
            <text:p>6071</text:p>
          </table:table-cell>
          <table:table-cell table:formula="of:=IF([.B563]&gt;[.B562];[.C562]+1;[.C562])"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table:formula="of:=SUM([.A564];[.A565];[.A566])" office:value-type="float" office:value="6093" calcext:value-type="float">
            <text:p>6093</text:p>
          </table:table-cell>
          <table:table-cell table:formula="of:=IF([.B564]&gt;[.B563];[.C563]+1;[.C563])"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table:formula="of:=SUM([.A565];[.A566];[.A567])" office:value-type="float" office:value="6105" calcext:value-type="float">
            <text:p>6105</text:p>
          </table:table-cell>
          <table:table-cell table:formula="of:=IF([.B565]&gt;[.B564];[.C564]+1;[.C564])"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table:formula="of:=SUM([.A566];[.A567];[.A568])" office:value-type="float" office:value="6130" calcext:value-type="float">
            <text:p>6130</text:p>
          </table:table-cell>
          <table:table-cell table:formula="of:=IF([.B566]&gt;[.B565];[.C565]+1;[.C565])"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table:formula="of:=SUM([.A567];[.A568];[.A569])" office:value-type="float" office:value="6138" calcext:value-type="float">
            <text:p>6138</text:p>
          </table:table-cell>
          <table:table-cell table:formula="of:=IF([.B567]&gt;[.B566];[.C566]+1;[.C566])"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table:formula="of:=SUM([.A568];[.A569];[.A570])" office:value-type="float" office:value="6152" calcext:value-type="float">
            <text:p>6152</text:p>
          </table:table-cell>
          <table:table-cell table:formula="of:=IF([.B568]&gt;[.B567];[.C567]+1;[.C567])"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table:formula="of:=SUM([.A569];[.A570];[.A571])" office:value-type="float" office:value="6148" calcext:value-type="float">
            <text:p>6148</text:p>
          </table:table-cell>
          <table:table-cell table:formula="of:=IF([.B569]&gt;[.B568];[.C568]+1;[.C568])"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table:formula="of:=SUM([.A570];[.A571];[.A572])" office:value-type="float" office:value="6151" calcext:value-type="float">
            <text:p>6151</text:p>
          </table:table-cell>
          <table:table-cell table:formula="of:=IF([.B570]&gt;[.B569];[.C569]+1;[.C569])"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table:formula="of:=SUM([.A571];[.A572];[.A573])" office:value-type="float" office:value="6151" calcext:value-type="float">
            <text:p>6151</text:p>
          </table:table-cell>
          <table:table-cell table:formula="of:=IF([.B571]&gt;[.B570];[.C570]+1;[.C570])"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table:formula="of:=SUM([.A572];[.A573];[.A574])" office:value-type="float" office:value="6159" calcext:value-type="float">
            <text:p>6159</text:p>
          </table:table-cell>
          <table:table-cell table:formula="of:=IF([.B572]&gt;[.B571];[.C571]+1;[.C571])"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table:formula="of:=SUM([.A573];[.A574];[.A575])" office:value-type="float" office:value="6164" calcext:value-type="float">
            <text:p>6164</text:p>
          </table:table-cell>
          <table:table-cell table:formula="of:=IF([.B573]&gt;[.B572];[.C572]+1;[.C572])"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table:formula="of:=SUM([.A574];[.A575];[.A576])" office:value-type="float" office:value="6165" calcext:value-type="float">
            <text:p>6165</text:p>
          </table:table-cell>
          <table:table-cell table:formula="of:=IF([.B574]&gt;[.B573];[.C573]+1;[.C573])"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table:formula="of:=SUM([.A575];[.A576];[.A577])" office:value-type="float" office:value="6159" calcext:value-type="float">
            <text:p>6159</text:p>
          </table:table-cell>
          <table:table-cell table:formula="of:=IF([.B575]&gt;[.B574];[.C574]+1;[.C574])"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table:formula="of:=SUM([.A576];[.A577];[.A578])" office:value-type="float" office:value="6146" calcext:value-type="float">
            <text:p>6146</text:p>
          </table:table-cell>
          <table:table-cell table:formula="of:=IF([.B576]&gt;[.B575];[.C575]+1;[.C575])"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table:formula="of:=SUM([.A577];[.A578];[.A579])" office:value-type="float" office:value="6120" calcext:value-type="float">
            <text:p>6120</text:p>
          </table:table-cell>
          <table:table-cell table:formula="of:=IF([.B577]&gt;[.B576];[.C576]+1;[.C576])"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table:formula="of:=SUM([.A578];[.A579];[.A580])" office:value-type="float" office:value="6105" calcext:value-type="float">
            <text:p>6105</text:p>
          </table:table-cell>
          <table:table-cell table:formula="of:=IF([.B578]&gt;[.B577];[.C577]+1;[.C577])"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table:formula="of:=SUM([.A579];[.A580];[.A581])" office:value-type="float" office:value="6089" calcext:value-type="float">
            <text:p>6089</text:p>
          </table:table-cell>
          <table:table-cell table:formula="of:=IF([.B579]&gt;[.B578];[.C578]+1;[.C578])"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table:formula="of:=SUM([.A580];[.A581];[.A582])" office:value-type="float" office:value="6102" calcext:value-type="float">
            <text:p>6102</text:p>
          </table:table-cell>
          <table:table-cell table:formula="of:=IF([.B580]&gt;[.B579];[.C579]+1;[.C579])"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table:formula="of:=SUM([.A581];[.A582];[.A583])" office:value-type="float" office:value="6108" calcext:value-type="float">
            <text:p>6108</text:p>
          </table:table-cell>
          <table:table-cell table:formula="of:=IF([.B581]&gt;[.B580];[.C580]+1;[.C580])"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table:formula="of:=SUM([.A582];[.A583];[.A584])" office:value-type="float" office:value="6128" calcext:value-type="float">
            <text:p>6128</text:p>
          </table:table-cell>
          <table:table-cell table:formula="of:=IF([.B582]&gt;[.B581];[.C581]+1;[.C581])"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table:formula="of:=SUM([.A583];[.A584];[.A585])" office:value-type="float" office:value="6133" calcext:value-type="float">
            <text:p>6133</text:p>
          </table:table-cell>
          <table:table-cell table:formula="of:=IF([.B583]&gt;[.B582];[.C582]+1;[.C582])"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table:formula="of:=SUM([.A584];[.A585];[.A586])" office:value-type="float" office:value="6141" calcext:value-type="float">
            <text:p>6141</text:p>
          </table:table-cell>
          <table:table-cell table:formula="of:=IF([.B584]&gt;[.B583];[.C583]+1;[.C583])"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table:formula="of:=SUM([.A585];[.A586];[.A587])" office:value-type="float" office:value="6146" calcext:value-type="float">
            <text:p>6146</text:p>
          </table:table-cell>
          <table:table-cell table:formula="of:=IF([.B585]&gt;[.B584];[.C584]+1;[.C584])"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table:formula="of:=SUM([.A586];[.A587];[.A588])" office:value-type="float" office:value="6173" calcext:value-type="float">
            <text:p>6173</text:p>
          </table:table-cell>
          <table:table-cell table:formula="of:=IF([.B586]&gt;[.B585];[.C585]+1;[.C585])"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table:formula="of:=SUM([.A587];[.A588];[.A589])" office:value-type="float" office:value="6196" calcext:value-type="float">
            <text:p>6196</text:p>
          </table:table-cell>
          <table:table-cell table:formula="of:=IF([.B587]&gt;[.B586];[.C586]+1;[.C586])"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SUM([.A588];[.A589];[.A590])" office:value-type="float" office:value="6220" calcext:value-type="float">
            <text:p>6220</text:p>
          </table:table-cell>
          <table:table-cell table:formula="of:=IF([.B588]&gt;[.B587];[.C587]+1;[.C587])"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SUM([.A589];[.A590];[.A591])" office:value-type="float" office:value="6220" calcext:value-type="float">
            <text:p>6220</text:p>
          </table:table-cell>
          <table:table-cell table:formula="of:=IF([.B589]&gt;[.B588];[.C588]+1;[.C588])"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table:formula="of:=SUM([.A590];[.A591];[.A592])" office:value-type="float" office:value="6225" calcext:value-type="float">
            <text:p>6225</text:p>
          </table:table-cell>
          <table:table-cell table:formula="of:=IF([.B590]&gt;[.B589];[.C589]+1;[.C589])"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SUM([.A591];[.A592];[.A593])" office:value-type="float" office:value="6227" calcext:value-type="float">
            <text:p>6227</text:p>
          </table:table-cell>
          <table:table-cell table:formula="of:=IF([.B591]&gt;[.B590];[.C590]+1;[.C590])"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table:formula="of:=SUM([.A592];[.A593];[.A594])" office:value-type="float" office:value="6237" calcext:value-type="float">
            <text:p>6237</text:p>
          </table:table-cell>
          <table:table-cell table:formula="of:=IF([.B592]&gt;[.B591];[.C591]+1;[.C591])"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table:formula="of:=SUM([.A593];[.A594];[.A595])" office:value-type="float" office:value="6246" calcext:value-type="float">
            <text:p>6246</text:p>
          </table:table-cell>
          <table:table-cell table:formula="of:=IF([.B593]&gt;[.B592];[.C592]+1;[.C592])"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table:formula="of:=SUM([.A594];[.A595];[.A596])" office:value-type="float" office:value="6243" calcext:value-type="float">
            <text:p>6243</text:p>
          </table:table-cell>
          <table:table-cell table:formula="of:=IF([.B594]&gt;[.B593];[.C593]+1;[.C593])"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table:formula="of:=SUM([.A595];[.A596];[.A597])" office:value-type="float" office:value="6240" calcext:value-type="float">
            <text:p>6240</text:p>
          </table:table-cell>
          <table:table-cell table:formula="of:=IF([.B595]&gt;[.B594];[.C594]+1;[.C594])"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table:formula="of:=SUM([.A596];[.A597];[.A598])" office:value-type="float" office:value="6227" calcext:value-type="float">
            <text:p>6227</text:p>
          </table:table-cell>
          <table:table-cell table:formula="of:=IF([.B596]&gt;[.B595];[.C595]+1;[.C595])"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table:formula="of:=SUM([.A597];[.A598];[.A599])" office:value-type="float" office:value="6223" calcext:value-type="float">
            <text:p>6223</text:p>
          </table:table-cell>
          <table:table-cell table:formula="of:=IF([.B597]&gt;[.B596];[.C596]+1;[.C596])"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table:formula="of:=SUM([.A598];[.A599];[.A600])" office:value-type="float" office:value="6215" calcext:value-type="float">
            <text:p>6215</text:p>
          </table:table-cell>
          <table:table-cell table:formula="of:=IF([.B598]&gt;[.B597];[.C597]+1;[.C597])"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SUM([.A599];[.A600];[.A601])" office:value-type="float" office:value="6211" calcext:value-type="float">
            <text:p>6211</text:p>
          </table:table-cell>
          <table:table-cell table:formula="of:=IF([.B599]&gt;[.B598];[.C598]+1;[.C598])"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SUM([.A600];[.A601];[.A602])" office:value-type="float" office:value="6215" calcext:value-type="float">
            <text:p>6215</text:p>
          </table:table-cell>
          <table:table-cell table:formula="of:=IF([.B600]&gt;[.B599];[.C599]+1;[.C599])"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SUM([.A601];[.A602];[.A603])" office:value-type="float" office:value="6220" calcext:value-type="float">
            <text:p>6220</text:p>
          </table:table-cell>
          <table:table-cell table:formula="of:=IF([.B601]&gt;[.B600];[.C600]+1;[.C600])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table:formula="of:=SUM([.A602];[.A603];[.A604])" office:value-type="float" office:value="6227" calcext:value-type="float">
            <text:p>6227</text:p>
          </table:table-cell>
          <table:table-cell table:formula="of:=IF([.B602]&gt;[.B601];[.C601]+1;[.C601])"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table:formula="of:=SUM([.A603];[.A604];[.A605])" office:value-type="float" office:value="6237" calcext:value-type="float">
            <text:p>6237</text:p>
          </table:table-cell>
          <table:table-cell table:formula="of:=IF([.B603]&gt;[.B602];[.C602]+1;[.C602])"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table:formula="of:=SUM([.A604];[.A605];[.A606])" office:value-type="float" office:value="6247" calcext:value-type="float">
            <text:p>6247</text:p>
          </table:table-cell>
          <table:table-cell table:formula="of:=IF([.B604]&gt;[.B603];[.C603]+1;[.C603])"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table:formula="of:=SUM([.A605];[.A606];[.A607])" office:value-type="float" office:value="6259" calcext:value-type="float">
            <text:p>6259</text:p>
          </table:table-cell>
          <table:table-cell table:formula="of:=IF([.B605]&gt;[.B604];[.C604]+1;[.C604])"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table:formula="of:=SUM([.A606];[.A607];[.A608])" office:value-type="float" office:value="6277" calcext:value-type="float">
            <text:p>6277</text:p>
          </table:table-cell>
          <table:table-cell table:formula="of:=IF([.B606]&gt;[.B605];[.C605]+1;[.C605])"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table:formula="of:=SUM([.A607];[.A608];[.A609])" office:value-type="float" office:value="6291" calcext:value-type="float">
            <text:p>6291</text:p>
          </table:table-cell>
          <table:table-cell table:formula="of:=IF([.B607]&gt;[.B606];[.C606]+1;[.C606])"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table:formula="of:=SUM([.A608];[.A609];[.A610])" office:value-type="float" office:value="6304" calcext:value-type="float">
            <text:p>6304</text:p>
          </table:table-cell>
          <table:table-cell table:formula="of:=IF([.B608]&gt;[.B607];[.C607]+1;[.C607])"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table:formula="of:=SUM([.A609];[.A610];[.A611])" office:value-type="float" office:value="6306" calcext:value-type="float">
            <text:p>6306</text:p>
          </table:table-cell>
          <table:table-cell table:formula="of:=IF([.B609]&gt;[.B608];[.C608]+1;[.C608])"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table:formula="of:=SUM([.A610];[.A611];[.A612])" office:value-type="float" office:value="6316" calcext:value-type="float">
            <text:p>6316</text:p>
          </table:table-cell>
          <table:table-cell table:formula="of:=IF([.B610]&gt;[.B609];[.C609]+1;[.C609])"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table:formula="of:=SUM([.A611];[.A612];[.A613])" office:value-type="float" office:value="6326" calcext:value-type="float">
            <text:p>6326</text:p>
          </table:table-cell>
          <table:table-cell table:formula="of:=IF([.B611]&gt;[.B610];[.C610]+1;[.C610])"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table:formula="of:=SUM([.A612];[.A613];[.A614])" office:value-type="float" office:value="6315" calcext:value-type="float">
            <text:p>6315</text:p>
          </table:table-cell>
          <table:table-cell table:formula="of:=IF([.B612]&gt;[.B611];[.C611]+1;[.C611])"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table:formula="of:=SUM([.A613];[.A614];[.A615])" office:value-type="float" office:value="6309" calcext:value-type="float">
            <text:p>6309</text:p>
          </table:table-cell>
          <table:table-cell table:formula="of:=IF([.B613]&gt;[.B612];[.C612]+1;[.C612])"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table:formula="of:=SUM([.A614];[.A615];[.A616])" office:value-type="float" office:value="6304" calcext:value-type="float">
            <text:p>6304</text:p>
          </table:table-cell>
          <table:table-cell table:formula="of:=IF([.B614]&gt;[.B613];[.C613]+1;[.C613])"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table:formula="of:=SUM([.A615];[.A616];[.A617])" office:value-type="float" office:value="6315" calcext:value-type="float">
            <text:p>6315</text:p>
          </table:table-cell>
          <table:table-cell table:formula="of:=IF([.B615]&gt;[.B614];[.C614]+1;[.C614])"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table:formula="of:=SUM([.A616];[.A617];[.A618])" office:value-type="float" office:value="6341" calcext:value-type="float">
            <text:p>6341</text:p>
          </table:table-cell>
          <table:table-cell table:formula="of:=IF([.B616]&gt;[.B615];[.C615]+1;[.C615])"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table:formula="of:=SUM([.A617];[.A618];[.A619])" office:value-type="float" office:value="6335" calcext:value-type="float">
            <text:p>6335</text:p>
          </table:table-cell>
          <table:table-cell table:formula="of:=IF([.B617]&gt;[.B616];[.C616]+1;[.C616])"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table:formula="of:=SUM([.A618];[.A619];[.A620])" office:value-type="float" office:value="6334" calcext:value-type="float">
            <text:p>6334</text:p>
          </table:table-cell>
          <table:table-cell table:formula="of:=IF([.B618]&gt;[.B617];[.C617]+1;[.C617])"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table:formula="of:=SUM([.A619];[.A620];[.A621])" office:value-type="float" office:value="6306" calcext:value-type="float">
            <text:p>6306</text:p>
          </table:table-cell>
          <table:table-cell table:formula="of:=IF([.B619]&gt;[.B618];[.C618]+1;[.C618])"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table:formula="of:=SUM([.A620];[.A621];[.A622])" office:value-type="float" office:value="6308" calcext:value-type="float">
            <text:p>6308</text:p>
          </table:table-cell>
          <table:table-cell table:formula="of:=IF([.B620]&gt;[.B619];[.C619]+1;[.C619])"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table:formula="of:=SUM([.A621];[.A622];[.A623])" office:value-type="float" office:value="6316" calcext:value-type="float">
            <text:p>6316</text:p>
          </table:table-cell>
          <table:table-cell table:formula="of:=IF([.B621]&gt;[.B620];[.C620]+1;[.C620])"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table:formula="of:=SUM([.A622];[.A623];[.A624])" office:value-type="float" office:value="6330" calcext:value-type="float">
            <text:p>6330</text:p>
          </table:table-cell>
          <table:table-cell table:formula="of:=IF([.B622]&gt;[.B621];[.C621]+1;[.C621])"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table:formula="of:=SUM([.A623];[.A624];[.A625])" office:value-type="float" office:value="6344" calcext:value-type="float">
            <text:p>6344</text:p>
          </table:table-cell>
          <table:table-cell table:formula="of:=IF([.B623]&gt;[.B622];[.C622]+1;[.C622])"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table:formula="of:=SUM([.A624];[.A625];[.A626])" office:value-type="float" office:value="6355" calcext:value-type="float">
            <text:p>6355</text:p>
          </table:table-cell>
          <table:table-cell table:formula="of:=IF([.B624]&gt;[.B623];[.C623]+1;[.C623])"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table:formula="of:=SUM([.A625];[.A626];[.A627])" office:value-type="float" office:value="6358" calcext:value-type="float">
            <text:p>6358</text:p>
          </table:table-cell>
          <table:table-cell table:formula="of:=IF([.B625]&gt;[.B624];[.C624]+1;[.C624])"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table:formula="of:=SUM([.A626];[.A627];[.A628])" office:value-type="float" office:value="6367" calcext:value-type="float">
            <text:p>6367</text:p>
          </table:table-cell>
          <table:table-cell table:formula="of:=IF([.B626]&gt;[.B625];[.C625]+1;[.C625])"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table:formula="of:=SUM([.A627];[.A628];[.A629])" office:value-type="float" office:value="6372" calcext:value-type="float">
            <text:p>6372</text:p>
          </table:table-cell>
          <table:table-cell table:formula="of:=IF([.B627]&gt;[.B626];[.C626]+1;[.C626])"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table:formula="of:=SUM([.A628];[.A629];[.A630])" office:value-type="float" office:value="6381" calcext:value-type="float">
            <text:p>6381</text:p>
          </table:table-cell>
          <table:table-cell table:formula="of:=IF([.B628]&gt;[.B627];[.C627]+1;[.C627])"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table:formula="of:=SUM([.A629];[.A630];[.A631])" office:value-type="float" office:value="6403" calcext:value-type="float">
            <text:p>6403</text:p>
          </table:table-cell>
          <table:table-cell table:formula="of:=IF([.B629]&gt;[.B628];[.C628]+1;[.C628])"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table:formula="of:=SUM([.A630];[.A631];[.A632])" office:value-type="float" office:value="6435" calcext:value-type="float">
            <text:p>6435</text:p>
          </table:table-cell>
          <table:table-cell table:formula="of:=IF([.B630]&gt;[.B629];[.C629]+1;[.C629])"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table:formula="of:=SUM([.A631];[.A632];[.A633])" office:value-type="float" office:value="6467" calcext:value-type="float">
            <text:p>6467</text:p>
          </table:table-cell>
          <table:table-cell table:formula="of:=IF([.B631]&gt;[.B630];[.C630]+1;[.C630])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table:formula="of:=SUM([.A632];[.A633];[.A634])" office:value-type="float" office:value="6476" calcext:value-type="float">
            <text:p>6476</text:p>
          </table:table-cell>
          <table:table-cell table:formula="of:=IF([.B632]&gt;[.B631];[.C631]+1;[.C631])"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table:formula="of:=SUM([.A633];[.A634];[.A635])" office:value-type="float" office:value="6482" calcext:value-type="float">
            <text:p>6482</text:p>
          </table:table-cell>
          <table:table-cell table:formula="of:=IF([.B633]&gt;[.B632];[.C632]+1;[.C632])"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table:formula="of:=SUM([.A634];[.A635];[.A636])" office:value-type="float" office:value="6495" calcext:value-type="float">
            <text:p>6495</text:p>
          </table:table-cell>
          <table:table-cell table:formula="of:=IF([.B634]&gt;[.B633];[.C633]+1;[.C633])"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table:formula="of:=SUM([.A635];[.A636];[.A637])" office:value-type="float" office:value="6507" calcext:value-type="float">
            <text:p>6507</text:p>
          </table:table-cell>
          <table:table-cell table:formula="of:=IF([.B635]&gt;[.B634];[.C634]+1;[.C634])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table:formula="of:=SUM([.A636];[.A637];[.A638])" office:value-type="float" office:value="6512" calcext:value-type="float">
            <text:p>6512</text:p>
          </table:table-cell>
          <table:table-cell table:formula="of:=IF([.B636]&gt;[.B635];[.C635]+1;[.C635])"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table:formula="of:=SUM([.A637];[.A638];[.A639])" office:value-type="float" office:value="6514" calcext:value-type="float">
            <text:p>6514</text:p>
          </table:table-cell>
          <table:table-cell table:formula="of:=IF([.B637]&gt;[.B636];[.C636]+1;[.C636])"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table:formula="of:=SUM([.A638];[.A639];[.A640])" office:value-type="float" office:value="6506" calcext:value-type="float">
            <text:p>6506</text:p>
          </table:table-cell>
          <table:table-cell table:formula="of:=IF([.B638]&gt;[.B637];[.C637]+1;[.C637])"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table:formula="of:=SUM([.A639];[.A640];[.A641])" office:value-type="float" office:value="6487" calcext:value-type="float">
            <text:p>6487</text:p>
          </table:table-cell>
          <table:table-cell table:formula="of:=IF([.B639]&gt;[.B638];[.C638]+1;[.C638])"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table:formula="of:=SUM([.A640];[.A641];[.A642])" office:value-type="float" office:value="6475" calcext:value-type="float">
            <text:p>6475</text:p>
          </table:table-cell>
          <table:table-cell table:formula="of:=IF([.B640]&gt;[.B639];[.C639]+1;[.C639])"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table:formula="of:=SUM([.A641];[.A642];[.A643])" office:value-type="float" office:value="6486" calcext:value-type="float">
            <text:p>6486</text:p>
          </table:table-cell>
          <table:table-cell table:formula="of:=IF([.B641]&gt;[.B640];[.C640]+1;[.C640])"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table:formula="of:=SUM([.A642];[.A643];[.A644])" office:value-type="float" office:value="6544" calcext:value-type="float">
            <text:p>6544</text:p>
          </table:table-cell>
          <table:table-cell table:formula="of:=IF([.B642]&gt;[.B641];[.C641]+1;[.C641]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table:formula="of:=SUM([.A643];[.A644];[.A645])" office:value-type="float" office:value="6592" calcext:value-type="float">
            <text:p>6592</text:p>
          </table:table-cell>
          <table:table-cell table:formula="of:=IF([.B643]&gt;[.B642];[.C642]+1;[.C642])"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table:formula="of:=SUM([.A644];[.A645];[.A646])" office:value-type="float" office:value="6629" calcext:value-type="float">
            <text:p>6629</text:p>
          </table:table-cell>
          <table:table-cell table:formula="of:=IF([.B644]&gt;[.B643];[.C643]+1;[.C643])"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table:formula="of:=SUM([.A645];[.A646];[.A647])" office:value-type="float" office:value="6643" calcext:value-type="float">
            <text:p>6643</text:p>
          </table:table-cell>
          <table:table-cell table:formula="of:=IF([.B645]&gt;[.B644];[.C644]+1;[.C644])"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table:formula="of:=SUM([.A646];[.A647];[.A648])" office:value-type="float" office:value="6654" calcext:value-type="float">
            <text:p>6654</text:p>
          </table:table-cell>
          <table:table-cell table:formula="of:=IF([.B646]&gt;[.B645];[.C645]+1;[.C645])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table:formula="of:=SUM([.A647];[.A648];[.A649])" office:value-type="float" office:value="6666" calcext:value-type="float">
            <text:p>6666</text:p>
          </table:table-cell>
          <table:table-cell table:formula="of:=IF([.B647]&gt;[.B646];[.C646]+1;[.C646])"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table:formula="of:=SUM([.A648];[.A649];[.A650])" office:value-type="float" office:value="6663" calcext:value-type="float">
            <text:p>6663</text:p>
          </table:table-cell>
          <table:table-cell table:formula="of:=IF([.B648]&gt;[.B647];[.C647]+1;[.C647])"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table:formula="of:=SUM([.A649];[.A650];[.A651])" office:value-type="float" office:value="6667" calcext:value-type="float">
            <text:p>6667</text:p>
          </table:table-cell>
          <table:table-cell table:formula="of:=IF([.B649]&gt;[.B648];[.C648]+1;[.C648])"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table:formula="of:=SUM([.A650];[.A651];[.A652])" office:value-type="float" office:value="6674" calcext:value-type="float">
            <text:p>6674</text:p>
          </table:table-cell>
          <table:table-cell table:formula="of:=IF([.B650]&gt;[.B649];[.C649]+1;[.C649])"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table:formula="of:=SUM([.A651];[.A652];[.A653])" office:value-type="float" office:value="6683" calcext:value-type="float">
            <text:p>6683</text:p>
          </table:table-cell>
          <table:table-cell table:formula="of:=IF([.B651]&gt;[.B650];[.C650]+1;[.C650])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table:formula="of:=SUM([.A652];[.A653];[.A654])" office:value-type="float" office:value="6683" calcext:value-type="float">
            <text:p>6683</text:p>
          </table:table-cell>
          <table:table-cell table:formula="of:=IF([.B652]&gt;[.B651];[.C651]+1;[.C651])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table:formula="of:=SUM([.A653];[.A654];[.A655])" office:value-type="float" office:value="6689" calcext:value-type="float">
            <text:p>6689</text:p>
          </table:table-cell>
          <table:table-cell table:formula="of:=IF([.B653]&gt;[.B652];[.C652]+1;[.C652])"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table:formula="of:=SUM([.A654];[.A655];[.A656])" office:value-type="float" office:value="6674" calcext:value-type="float">
            <text:p>6674</text:p>
          </table:table-cell>
          <table:table-cell table:formula="of:=IF([.B654]&gt;[.B653];[.C653]+1;[.C653])"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table:formula="of:=SUM([.A655];[.A656];[.A657])" office:value-type="float" office:value="6660" calcext:value-type="float">
            <text:p>6660</text:p>
          </table:table-cell>
          <table:table-cell table:formula="of:=IF([.B655]&gt;[.B654];[.C654]+1;[.C654])"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table:formula="of:=SUM([.A656];[.A657];[.A658])" office:value-type="float" office:value="6642" calcext:value-type="float">
            <text:p>6642</text:p>
          </table:table-cell>
          <table:table-cell table:formula="of:=IF([.B656]&gt;[.B655];[.C655]+1;[.C655])"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table:formula="of:=SUM([.A657];[.A658];[.A659])" office:value-type="float" office:value="6643" calcext:value-type="float">
            <text:p>6643</text:p>
          </table:table-cell>
          <table:table-cell table:formula="of:=IF([.B657]&gt;[.B656];[.C656]+1;[.C656])"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table:formula="of:=SUM([.A658];[.A659];[.A660])" office:value-type="float" office:value="6651" calcext:value-type="float">
            <text:p>6651</text:p>
          </table:table-cell>
          <table:table-cell table:formula="of:=IF([.B658]&gt;[.B657];[.C657]+1;[.C657])"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table:formula="of:=SUM([.A659];[.A660];[.A661])" office:value-type="float" office:value="6658" calcext:value-type="float">
            <text:p>6658</text:p>
          </table:table-cell>
          <table:table-cell table:formula="of:=IF([.B659]&gt;[.B658];[.C658]+1;[.C658])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table:formula="of:=SUM([.A660];[.A661];[.A662])" office:value-type="float" office:value="6671" calcext:value-type="float">
            <text:p>6671</text:p>
          </table:table-cell>
          <table:table-cell table:formula="of:=IF([.B660]&gt;[.B659];[.C659]+1;[.C659])"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table:formula="of:=SUM([.A661];[.A662];[.A663])" office:value-type="float" office:value="6685" calcext:value-type="float">
            <text:p>6685</text:p>
          </table:table-cell>
          <table:table-cell table:formula="of:=IF([.B661]&gt;[.B660];[.C660]+1;[.C660])"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table:formula="of:=SUM([.A662];[.A663];[.A664])" office:value-type="float" office:value="6695" calcext:value-type="float">
            <text:p>6695</text:p>
          </table:table-cell>
          <table:table-cell table:formula="of:=IF([.B662]&gt;[.B661];[.C661]+1;[.C661])"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table:formula="of:=SUM([.A663];[.A664];[.A665])" office:value-type="float" office:value="6702" calcext:value-type="float">
            <text:p>6702</text:p>
          </table:table-cell>
          <table:table-cell table:formula="of:=IF([.B663]&gt;[.B662];[.C662]+1;[.C662])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table:formula="of:=SUM([.A664];[.A665];[.A666])" office:value-type="float" office:value="6701" calcext:value-type="float">
            <text:p>6701</text:p>
          </table:table-cell>
          <table:table-cell table:formula="of:=IF([.B664]&gt;[.B663];[.C663]+1;[.C663])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table:formula="of:=SUM([.A665];[.A666];[.A667])" office:value-type="float" office:value="6703" calcext:value-type="float">
            <text:p>6703</text:p>
          </table:table-cell>
          <table:table-cell table:formula="of:=IF([.B665]&gt;[.B664];[.C664]+1;[.C664])"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table:formula="of:=SUM([.A666];[.A667];[.A668])" office:value-type="float" office:value="6732" calcext:value-type="float">
            <text:p>6732</text:p>
          </table:table-cell>
          <table:table-cell table:formula="of:=IF([.B666]&gt;[.B665];[.C665]+1;[.C665])"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table:formula="of:=SUM([.A667];[.A668];[.A669])" office:value-type="float" office:value="6762" calcext:value-type="float">
            <text:p>6762</text:p>
          </table:table-cell>
          <table:table-cell table:formula="of:=IF([.B667]&gt;[.B666];[.C666]+1;[.C666])"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table:formula="of:=SUM([.A668];[.A669];[.A670])" office:value-type="float" office:value="6789" calcext:value-type="float">
            <text:p>6789</text:p>
          </table:table-cell>
          <table:table-cell table:formula="of:=IF([.B668]&gt;[.B667];[.C667]+1;[.C667])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table:formula="of:=SUM([.A669];[.A670];[.A671])" office:value-type="float" office:value="6810" calcext:value-type="float">
            <text:p>6810</text:p>
          </table:table-cell>
          <table:table-cell table:formula="of:=IF([.B669]&gt;[.B668];[.C668]+1;[.C668])"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table:formula="of:=SUM([.A670];[.A671];[.A672])" office:value-type="float" office:value="6834" calcext:value-type="float">
            <text:p>6834</text:p>
          </table:table-cell>
          <table:table-cell table:formula="of:=IF([.B670]&gt;[.B669];[.C669]+1;[.C669])"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table:formula="of:=SUM([.A671];[.A672];[.A673])" office:value-type="float" office:value="6875" calcext:value-type="float">
            <text:p>6875</text:p>
          </table:table-cell>
          <table:table-cell table:formula="of:=IF([.B671]&gt;[.B670];[.C670]+1;[.C670])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table:formula="of:=SUM([.A672];[.A673];[.A674])" office:value-type="float" office:value="6876" calcext:value-type="float">
            <text:p>6876</text:p>
          </table:table-cell>
          <table:table-cell table:formula="of:=IF([.B672]&gt;[.B671];[.C671]+1;[.C671])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table:formula="of:=SUM([.A673];[.A674];[.A675])" office:value-type="float" office:value="6876" calcext:value-type="float">
            <text:p>6876</text:p>
          </table:table-cell>
          <table:table-cell table:formula="of:=IF([.B673]&gt;[.B672];[.C672]+1;[.C672])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table:formula="of:=SUM([.A674];[.A675];[.A676])" office:value-type="float" office:value="6852" calcext:value-type="float">
            <text:p>6852</text:p>
          </table:table-cell>
          <table:table-cell table:formula="of:=IF([.B674]&gt;[.B673];[.C673]+1;[.C673])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table:formula="of:=SUM([.A675];[.A676];[.A677])" office:value-type="float" office:value="6846" calcext:value-type="float">
            <text:p>6846</text:p>
          </table:table-cell>
          <table:table-cell table:formula="of:=IF([.B675]&gt;[.B674];[.C674]+1;[.C674])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table:formula="of:=SUM([.A676];[.A677];[.A678])" office:value-type="float" office:value="6844" calcext:value-type="float">
            <text:p>6844</text:p>
          </table:table-cell>
          <table:table-cell table:formula="of:=IF([.B676]&gt;[.B675];[.C675]+1;[.C675])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table:formula="of:=SUM([.A677];[.A678];[.A679])" office:value-type="float" office:value="6844" calcext:value-type="float">
            <text:p>6844</text:p>
          </table:table-cell>
          <table:table-cell table:formula="of:=IF([.B677]&gt;[.B676];[.C676]+1;[.C676])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table:formula="of:=SUM([.A678];[.A679];[.A680])" office:value-type="float" office:value="6845" calcext:value-type="float">
            <text:p>6845</text:p>
          </table:table-cell>
          <table:table-cell table:formula="of:=IF([.B678]&gt;[.B677];[.C677]+1;[.C677])"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table:formula="of:=SUM([.A679];[.A680];[.A681])" office:value-type="float" office:value="6851" calcext:value-type="float">
            <text:p>6851</text:p>
          </table:table-cell>
          <table:table-cell table:formula="of:=IF([.B679]&gt;[.B678];[.C678]+1;[.C678])"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table:formula="of:=SUM([.A680];[.A681];[.A682])" office:value-type="float" office:value="6867" calcext:value-type="float">
            <text:p>6867</text:p>
          </table:table-cell>
          <table:table-cell table:formula="of:=IF([.B680]&gt;[.B679];[.C679]+1;[.C679])"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table:formula="of:=SUM([.A681];[.A682];[.A683])" office:value-type="float" office:value="6908" calcext:value-type="float">
            <text:p>6908</text:p>
          </table:table-cell>
          <table:table-cell table:formula="of:=IF([.B681]&gt;[.B680];[.C680]+1;[.C680])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table:formula="of:=SUM([.A682];[.A683];[.A684])" office:value-type="float" office:value="6940" calcext:value-type="float">
            <text:p>6940</text:p>
          </table:table-cell>
          <table:table-cell table:formula="of:=IF([.B682]&gt;[.B681];[.C681]+1;[.C681])"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table:formula="of:=SUM([.A683];[.A684];[.A685])" office:value-type="float" office:value="6977" calcext:value-type="float">
            <text:p>6977</text:p>
          </table:table-cell>
          <table:table-cell table:formula="of:=IF([.B683]&gt;[.B682];[.C682]+1;[.C682])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table:formula="of:=SUM([.A684];[.A685];[.A686])" office:value-type="float" office:value="6992" calcext:value-type="float">
            <text:p>6992</text:p>
          </table:table-cell>
          <table:table-cell table:formula="of:=IF([.B684]&gt;[.B683];[.C683]+1;[.C683])"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table:formula="of:=SUM([.A685];[.A686];[.A687])" office:value-type="float" office:value="7009" calcext:value-type="float">
            <text:p>7009</text:p>
          </table:table-cell>
          <table:table-cell table:formula="of:=IF([.B685]&gt;[.B684];[.C684]+1;[.C684])"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table:formula="of:=SUM([.A686];[.A687];[.A688])" office:value-type="float" office:value="7020" calcext:value-type="float">
            <text:p>7020</text:p>
          </table:table-cell>
          <table:table-cell table:formula="of:=IF([.B686]&gt;[.B685];[.C685]+1;[.C685])"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table:formula="of:=SUM([.A687];[.A688];[.A689])" office:value-type="float" office:value="7027" calcext:value-type="float">
            <text:p>7027</text:p>
          </table:table-cell>
          <table:table-cell table:formula="of:=IF([.B687]&gt;[.B686];[.C686]+1;[.C686])"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table:formula="of:=SUM([.A688];[.A689];[.A690])" office:value-type="float" office:value="7057" calcext:value-type="float">
            <text:p>7057</text:p>
          </table:table-cell>
          <table:table-cell table:formula="of:=IF([.B688]&gt;[.B687];[.C687]+1;[.C687])"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table:formula="of:=SUM([.A689];[.A690];[.A691])" office:value-type="float" office:value="7085" calcext:value-type="float">
            <text:p>7085</text:p>
          </table:table-cell>
          <table:table-cell table:formula="of:=IF([.B689]&gt;[.B688];[.C688]+1;[.C688]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table:formula="of:=SUM([.A690];[.A691];[.A692])" office:value-type="float" office:value="7111" calcext:value-type="float">
            <text:p>7111</text:p>
          </table:table-cell>
          <table:table-cell table:formula="of:=IF([.B690]&gt;[.B689];[.C689]+1;[.C689])"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table:formula="of:=SUM([.A691];[.A692];[.A693])" office:value-type="float" office:value="7118" calcext:value-type="float">
            <text:p>7118</text:p>
          </table:table-cell>
          <table:table-cell table:formula="of:=IF([.B691]&gt;[.B690];[.C690]+1;[.C690])"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table:formula="of:=SUM([.A692];[.A693];[.A694])" office:value-type="float" office:value="7132" calcext:value-type="float">
            <text:p>7132</text:p>
          </table:table-cell>
          <table:table-cell table:formula="of:=IF([.B692]&gt;[.B691];[.C691]+1;[.C691])"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table:formula="of:=SUM([.A693];[.A694];[.A695])" office:value-type="float" office:value="7152" calcext:value-type="float">
            <text:p>7152</text:p>
          </table:table-cell>
          <table:table-cell table:formula="of:=IF([.B693]&gt;[.B692];[.C692]+1;[.C692])"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table:formula="of:=SUM([.A694];[.A695];[.A696])" office:value-type="float" office:value="7164" calcext:value-type="float">
            <text:p>7164</text:p>
          </table:table-cell>
          <table:table-cell table:formula="of:=IF([.B694]&gt;[.B693];[.C693]+1;[.C693])"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table:formula="of:=SUM([.A695];[.A696];[.A697])" office:value-type="float" office:value="7175" calcext:value-type="float">
            <text:p>7175</text:p>
          </table:table-cell>
          <table:table-cell table:formula="of:=IF([.B695]&gt;[.B694];[.C694]+1;[.C694])"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table:formula="of:=SUM([.A696];[.A697];[.A698])" office:value-type="float" office:value="7186" calcext:value-type="float">
            <text:p>7186</text:p>
          </table:table-cell>
          <table:table-cell table:formula="of:=IF([.B696]&gt;[.B695];[.C695]+1;[.C695])"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table:formula="of:=SUM([.A697];[.A698];[.A699])" office:value-type="float" office:value="7204" calcext:value-type="float">
            <text:p>7204</text:p>
          </table:table-cell>
          <table:table-cell table:formula="of:=IF([.B697]&gt;[.B696];[.C696]+1;[.C696])"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table:formula="of:=SUM([.A698];[.A699];[.A700])" office:value-type="float" office:value="7218" calcext:value-type="float">
            <text:p>7218</text:p>
          </table:table-cell>
          <table:table-cell table:formula="of:=IF([.B698]&gt;[.B697];[.C697]+1;[.C697])"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table:formula="of:=SUM([.A699];[.A700];[.A701])" office:value-type="float" office:value="7228" calcext:value-type="float">
            <text:p>7228</text:p>
          </table:table-cell>
          <table:table-cell table:formula="of:=IF([.B699]&gt;[.B698];[.C698]+1;[.C698])"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table:formula="of:=SUM([.A700];[.A701];[.A702])" office:value-type="float" office:value="7233" calcext:value-type="float">
            <text:p>7233</text:p>
          </table:table-cell>
          <table:table-cell table:formula="of:=IF([.B700]&gt;[.B699];[.C699]+1;[.C699])"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table:formula="of:=SUM([.A701];[.A702];[.A703])" office:value-type="float" office:value="7236" calcext:value-type="float">
            <text:p>7236</text:p>
          </table:table-cell>
          <table:table-cell table:formula="of:=IF([.B701]&gt;[.B700];[.C700]+1;[.C700])"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table:formula="of:=SUM([.A702];[.A703];[.A704])" office:value-type="float" office:value="7240" calcext:value-type="float">
            <text:p>7240</text:p>
          </table:table-cell>
          <table:table-cell table:formula="of:=IF([.B702]&gt;[.B701];[.C701]+1;[.C701])"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table:formula="of:=SUM([.A703];[.A704];[.A705])" office:value-type="float" office:value="7250" calcext:value-type="float">
            <text:p>7250</text:p>
          </table:table-cell>
          <table:table-cell table:formula="of:=IF([.B703]&gt;[.B702];[.C702]+1;[.C702])"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table:formula="of:=SUM([.A704];[.A705];[.A706])" office:value-type="float" office:value="7256" calcext:value-type="float">
            <text:p>7256</text:p>
          </table:table-cell>
          <table:table-cell table:formula="of:=IF([.B704]&gt;[.B703];[.C703]+1;[.C703])"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table:formula="of:=SUM([.A705];[.A706];[.A707])" office:value-type="float" office:value="7272" calcext:value-type="float">
            <text:p>7272</text:p>
          </table:table-cell>
          <table:table-cell table:formula="of:=IF([.B705]&gt;[.B704];[.C704]+1;[.C704])"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table:formula="of:=SUM([.A706];[.A707];[.A708])" office:value-type="float" office:value="7289" calcext:value-type="float">
            <text:p>7289</text:p>
          </table:table-cell>
          <table:table-cell table:formula="of:=IF([.B706]&gt;[.B705];[.C705]+1;[.C705])"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table:formula="of:=SUM([.A707];[.A708];[.A709])" office:value-type="float" office:value="7314" calcext:value-type="float">
            <text:p>7314</text:p>
          </table:table-cell>
          <table:table-cell table:formula="of:=IF([.B707]&gt;[.B706];[.C706]+1;[.C706])"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table:formula="of:=SUM([.A708];[.A709];[.A710])" office:value-type="float" office:value="7330" calcext:value-type="float">
            <text:p>7330</text:p>
          </table:table-cell>
          <table:table-cell table:formula="of:=IF([.B708]&gt;[.B707];[.C707]+1;[.C707])"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table:formula="of:=SUM([.A709];[.A710];[.A711])" office:value-type="float" office:value="7348" calcext:value-type="float">
            <text:p>7348</text:p>
          </table:table-cell>
          <table:table-cell table:formula="of:=IF([.B709]&gt;[.B708];[.C708]+1;[.C708])"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table:formula="of:=SUM([.A710];[.A711];[.A712])" office:value-type="float" office:value="7347" calcext:value-type="float">
            <text:p>7347</text:p>
          </table:table-cell>
          <table:table-cell table:formula="of:=IF([.B710]&gt;[.B709];[.C709]+1;[.C709])"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table:formula="of:=SUM([.A711];[.A712];[.A713])" office:value-type="float" office:value="7355" calcext:value-type="float">
            <text:p>7355</text:p>
          </table:table-cell>
          <table:table-cell table:formula="of:=IF([.B711]&gt;[.B710];[.C710]+1;[.C710])"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table:formula="of:=SUM([.A712];[.A713];[.A714])" office:value-type="float" office:value="7364" calcext:value-type="float">
            <text:p>7364</text:p>
          </table:table-cell>
          <table:table-cell table:formula="of:=IF([.B712]&gt;[.B711];[.C711]+1;[.C711])"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table:formula="of:=SUM([.A713];[.A714];[.A715])" office:value-type="float" office:value="7404" calcext:value-type="float">
            <text:p>7404</text:p>
          </table:table-cell>
          <table:table-cell table:formula="of:=IF([.B713]&gt;[.B712];[.C712]+1;[.C712])"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table:formula="of:=SUM([.A714];[.A715];[.A716])" office:value-type="float" office:value="7420" calcext:value-type="float">
            <text:p>7420</text:p>
          </table:table-cell>
          <table:table-cell table:formula="of:=IF([.B714]&gt;[.B713];[.C713]+1;[.C713])"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table:formula="of:=SUM([.A715];[.A716];[.A717])" office:value-type="float" office:value="7426" calcext:value-type="float">
            <text:p>7426</text:p>
          </table:table-cell>
          <table:table-cell table:formula="of:=IF([.B715]&gt;[.B714];[.C714]+1;[.C714])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table:formula="of:=SUM([.A716];[.A717];[.A718])" office:value-type="float" office:value="7424" calcext:value-type="float">
            <text:p>7424</text:p>
          </table:table-cell>
          <table:table-cell table:formula="of:=IF([.B716]&gt;[.B715];[.C715]+1;[.C715])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table:formula="of:=SUM([.A717];[.A718];[.A719])" office:value-type="float" office:value="7439" calcext:value-type="float">
            <text:p>7439</text:p>
          </table:table-cell>
          <table:table-cell table:formula="of:=IF([.B717]&gt;[.B716];[.C716]+1;[.C716])"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table:formula="of:=SUM([.A718];[.A719];[.A720])" office:value-type="float" office:value="7457" calcext:value-type="float">
            <text:p>7457</text:p>
          </table:table-cell>
          <table:table-cell table:formula="of:=IF([.B718]&gt;[.B717];[.C717]+1;[.C717])"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table:formula="of:=SUM([.A719];[.A720];[.A721])" office:value-type="float" office:value="7446" calcext:value-type="float">
            <text:p>7446</text:p>
          </table:table-cell>
          <table:table-cell table:formula="of:=IF([.B719]&gt;[.B718];[.C718]+1;[.C718])"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table:formula="of:=SUM([.A720];[.A721];[.A722])" office:value-type="float" office:value="7431" calcext:value-type="float">
            <text:p>7431</text:p>
          </table:table-cell>
          <table:table-cell table:formula="of:=IF([.B720]&gt;[.B719];[.C719]+1;[.C719])"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table:formula="of:=SUM([.A721];[.A722];[.A723])" office:value-type="float" office:value="7424" calcext:value-type="float">
            <text:p>7424</text:p>
          </table:table-cell>
          <table:table-cell table:formula="of:=IF([.B721]&gt;[.B720];[.C720]+1;[.C720])"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table:formula="of:=SUM([.A722];[.A723];[.A724])" office:value-type="float" office:value="7435" calcext:value-type="float">
            <text:p>7435</text:p>
          </table:table-cell>
          <table:table-cell table:formula="of:=IF([.B722]&gt;[.B721];[.C721]+1;[.C721])"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table:formula="of:=SUM([.A723];[.A724];[.A725])" office:value-type="float" office:value="7444" calcext:value-type="float">
            <text:p>7444</text:p>
          </table:table-cell>
          <table:table-cell table:formula="of:=IF([.B723]&gt;[.B722];[.C722]+1;[.C722])"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table:formula="of:=SUM([.A724];[.A725];[.A726])" office:value-type="float" office:value="7451" calcext:value-type="float">
            <text:p>7451</text:p>
          </table:table-cell>
          <table:table-cell table:formula="of:=IF([.B724]&gt;[.B723];[.C723]+1;[.C723])"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table:formula="of:=SUM([.A725];[.A726];[.A727])" office:value-type="float" office:value="7499" calcext:value-type="float">
            <text:p>7499</text:p>
          </table:table-cell>
          <table:table-cell table:formula="of:=IF([.B725]&gt;[.B724];[.C724]+1;[.C724])"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table:formula="of:=SUM([.A726];[.A727];[.A728])" office:value-type="float" office:value="7560" calcext:value-type="float">
            <text:p>7560</text:p>
          </table:table-cell>
          <table:table-cell table:formula="of:=IF([.B726]&gt;[.B725];[.C725]+1;[.C725])"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table:formula="of:=SUM([.A727];[.A728];[.A729])" office:value-type="float" office:value="7616" calcext:value-type="float">
            <text:p>7616</text:p>
          </table:table-cell>
          <table:table-cell table:formula="of:=IF([.B727]&gt;[.B726];[.C726]+1;[.C726])"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table:formula="of:=SUM([.A728];[.A729];[.A730])" office:value-type="float" office:value="7634" calcext:value-type="float">
            <text:p>7634</text:p>
          </table:table-cell>
          <table:table-cell table:formula="of:=IF([.B728]&gt;[.B727];[.C727]+1;[.C727])"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table:formula="of:=SUM([.A729];[.A730];[.A731])" office:value-type="float" office:value="7663" calcext:value-type="float">
            <text:p>7663</text:p>
          </table:table-cell>
          <table:table-cell table:formula="of:=IF([.B729]&gt;[.B728];[.C728]+1;[.C728])"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table:formula="of:=SUM([.A730];[.A731];[.A732])" office:value-type="float" office:value="7691" calcext:value-type="float">
            <text:p>7691</text:p>
          </table:table-cell>
          <table:table-cell table:formula="of:=IF([.B730]&gt;[.B729];[.C729]+1;[.C729])"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table:formula="of:=SUM([.A731];[.A732];[.A733])" office:value-type="float" office:value="7704" calcext:value-type="float">
            <text:p>7704</text:p>
          </table:table-cell>
          <table:table-cell table:formula="of:=IF([.B731]&gt;[.B730];[.C730]+1;[.C730])"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table:formula="of:=SUM([.A732];[.A733];[.A734])" office:value-type="float" office:value="7692" calcext:value-type="float">
            <text:p>7692</text:p>
          </table:table-cell>
          <table:table-cell table:formula="of:=IF([.B732]&gt;[.B731];[.C731]+1;[.C731])"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table:formula="of:=SUM([.A733];[.A734];[.A735])" office:value-type="float" office:value="7680" calcext:value-type="float">
            <text:p>7680</text:p>
          </table:table-cell>
          <table:table-cell table:formula="of:=IF([.B733]&gt;[.B732];[.C732]+1;[.C732])"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table:formula="of:=SUM([.A734];[.A735];[.A736])" office:value-type="float" office:value="7681" calcext:value-type="float">
            <text:p>7681</text:p>
          </table:table-cell>
          <table:table-cell table:formula="of:=IF([.B734]&gt;[.B733];[.C733]+1;[.C733])"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table:formula="of:=SUM([.A735];[.A736];[.A737])" office:value-type="float" office:value="7689" calcext:value-type="float">
            <text:p>7689</text:p>
          </table:table-cell>
          <table:table-cell table:formula="of:=IF([.B735]&gt;[.B734];[.C734]+1;[.C734])"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table:formula="of:=SUM([.A736];[.A737];[.A738])" office:value-type="float" office:value="7692" calcext:value-type="float">
            <text:p>7692</text:p>
          </table:table-cell>
          <table:table-cell table:formula="of:=IF([.B736]&gt;[.B735];[.C735]+1;[.C735])"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table:formula="of:=SUM([.A737];[.A738];[.A739])" office:value-type="float" office:value="7694" calcext:value-type="float">
            <text:p>7694</text:p>
          </table:table-cell>
          <table:table-cell table:formula="of:=IF([.B737]&gt;[.B736];[.C736]+1;[.C736])"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table:formula="of:=SUM([.A738];[.A739];[.A740])" office:value-type="float" office:value="7697" calcext:value-type="float">
            <text:p>7697</text:p>
          </table:table-cell>
          <table:table-cell table:formula="of:=IF([.B738]&gt;[.B737];[.C737]+1;[.C737])"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table:formula="of:=SUM([.A739];[.A740];[.A741])" office:value-type="float" office:value="7703" calcext:value-type="float">
            <text:p>7703</text:p>
          </table:table-cell>
          <table:table-cell table:formula="of:=IF([.B739]&gt;[.B738];[.C738]+1;[.C738])"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table:formula="of:=SUM([.A740];[.A741];[.A742])" office:value-type="float" office:value="7722" calcext:value-type="float">
            <text:p>7722</text:p>
          </table:table-cell>
          <table:table-cell table:formula="of:=IF([.B740]&gt;[.B739];[.C739]+1;[.C739])"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table:formula="of:=SUM([.A741];[.A742];[.A743])" office:value-type="float" office:value="7749" calcext:value-type="float">
            <text:p>7749</text:p>
          </table:table-cell>
          <table:table-cell table:formula="of:=IF([.B741]&gt;[.B740];[.C740]+1;[.C740])"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table:formula="of:=SUM([.A742];[.A743];[.A744])" office:value-type="float" office:value="7772" calcext:value-type="float">
            <text:p>7772</text:p>
          </table:table-cell>
          <table:table-cell table:formula="of:=IF([.B742]&gt;[.B741];[.C741]+1;[.C741])"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table:formula="of:=SUM([.A743];[.A744];[.A745])" office:value-type="float" office:value="7783" calcext:value-type="float">
            <text:p>7783</text:p>
          </table:table-cell>
          <table:table-cell table:formula="of:=IF([.B743]&gt;[.B742];[.C742]+1;[.C742])"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table:formula="of:=SUM([.A744];[.A745];[.A746])" office:value-type="float" office:value="7781" calcext:value-type="float">
            <text:p>7781</text:p>
          </table:table-cell>
          <table:table-cell table:formula="of:=IF([.B744]&gt;[.B743];[.C743]+1;[.C743])"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table:formula="of:=SUM([.A745];[.A746];[.A747])" office:value-type="float" office:value="7772" calcext:value-type="float">
            <text:p>7772</text:p>
          </table:table-cell>
          <table:table-cell table:formula="of:=IF([.B745]&gt;[.B744];[.C744]+1;[.C744])"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table:formula="of:=SUM([.A746];[.A747];[.A748])" office:value-type="float" office:value="7745" calcext:value-type="float">
            <text:p>7745</text:p>
          </table:table-cell>
          <table:table-cell table:formula="of:=IF([.B746]&gt;[.B745];[.C745]+1;[.C745])"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table:formula="of:=SUM([.A747];[.A748];[.A749])" office:value-type="float" office:value="7718" calcext:value-type="float">
            <text:p>7718</text:p>
          </table:table-cell>
          <table:table-cell table:formula="of:=IF([.B747]&gt;[.B746];[.C746]+1;[.C746])"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table:formula="of:=SUM([.A748];[.A749];[.A750])" office:value-type="float" office:value="7683" calcext:value-type="float">
            <text:p>7683</text:p>
          </table:table-cell>
          <table:table-cell table:formula="of:=IF([.B748]&gt;[.B747];[.C747]+1;[.C747])"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table:formula="of:=SUM([.A749];[.A750];[.A751])" office:value-type="float" office:value="7676" calcext:value-type="float">
            <text:p>7676</text:p>
          </table:table-cell>
          <table:table-cell table:formula="of:=IF([.B749]&gt;[.B748];[.C748]+1;[.C748])"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table:formula="of:=SUM([.A750];[.A751];[.A752])" office:value-type="float" office:value="7660" calcext:value-type="float">
            <text:p>7660</text:p>
          </table:table-cell>
          <table:table-cell table:formula="of:=IF([.B750]&gt;[.B749];[.C749]+1;[.C749])"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table:formula="of:=SUM([.A751];[.A752];[.A753])" office:value-type="float" office:value="7671" calcext:value-type="float">
            <text:p>7671</text:p>
          </table:table-cell>
          <table:table-cell table:formula="of:=IF([.B751]&gt;[.B750];[.C750]+1;[.C750])"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table:formula="of:=SUM([.A752];[.A753];[.A754])" office:value-type="float" office:value="7654" calcext:value-type="float">
            <text:p>7654</text:p>
          </table:table-cell>
          <table:table-cell table:formula="of:=IF([.B752]&gt;[.B751];[.C751]+1;[.C751])"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table:formula="of:=SUM([.A753];[.A754];[.A755])" office:value-type="float" office:value="7647" calcext:value-type="float">
            <text:p>7647</text:p>
          </table:table-cell>
          <table:table-cell table:formula="of:=IF([.B753]&gt;[.B752];[.C752]+1;[.C752])"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table:formula="of:=SUM([.A754];[.A755];[.A756])" office:value-type="float" office:value="7639" calcext:value-type="float">
            <text:p>7639</text:p>
          </table:table-cell>
          <table:table-cell table:formula="of:=IF([.B754]&gt;[.B753];[.C753]+1;[.C753])"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table:formula="of:=SUM([.A755];[.A756];[.A757])" office:value-type="float" office:value="7654" calcext:value-type="float">
            <text:p>7654</text:p>
          </table:table-cell>
          <table:table-cell table:formula="of:=IF([.B755]&gt;[.B754];[.C754]+1;[.C754])"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table:formula="of:=SUM([.A756];[.A757];[.A758])" office:value-type="float" office:value="7671" calcext:value-type="float">
            <text:p>7671</text:p>
          </table:table-cell>
          <table:table-cell table:formula="of:=IF([.B756]&gt;[.B755];[.C755]+1;[.C755])"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table:formula="of:=SUM([.A757];[.A758];[.A759])" office:value-type="float" office:value="7692" calcext:value-type="float">
            <text:p>7692</text:p>
          </table:table-cell>
          <table:table-cell table:formula="of:=IF([.B757]&gt;[.B756];[.C756]+1;[.C756])"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table:formula="of:=SUM([.A758];[.A759];[.A760])" office:value-type="float" office:value="7712" calcext:value-type="float">
            <text:p>7712</text:p>
          </table:table-cell>
          <table:table-cell table:formula="of:=IF([.B758]&gt;[.B757];[.C757]+1;[.C757])"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table:formula="of:=SUM([.A759];[.A760];[.A761])" office:value-type="float" office:value="7744" calcext:value-type="float">
            <text:p>7744</text:p>
          </table:table-cell>
          <table:table-cell table:formula="of:=IF([.B759]&gt;[.B758];[.C758]+1;[.C758])"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table:formula="of:=SUM([.A760];[.A761];[.A762])" office:value-type="float" office:value="7771" calcext:value-type="float">
            <text:p>7771</text:p>
          </table:table-cell>
          <table:table-cell table:formula="of:=IF([.B760]&gt;[.B759];[.C759]+1;[.C759])"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table:formula="of:=SUM([.A761];[.A762];[.A763])" office:value-type="float" office:value="7807" calcext:value-type="float">
            <text:p>7807</text:p>
          </table:table-cell>
          <table:table-cell table:formula="of:=IF([.B761]&gt;[.B760];[.C760]+1;[.C760])"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table:formula="of:=SUM([.A762];[.A763];[.A764])" office:value-type="float" office:value="7835" calcext:value-type="float">
            <text:p>7835</text:p>
          </table:table-cell>
          <table:table-cell table:formula="of:=IF([.B762]&gt;[.B761];[.C761]+1;[.C761])"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table:formula="of:=SUM([.A763];[.A764];[.A765])" office:value-type="float" office:value="7857" calcext:value-type="float">
            <text:p>7857</text:p>
          </table:table-cell>
          <table:table-cell table:formula="of:=IF([.B763]&gt;[.B762];[.C762]+1;[.C762])"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table:formula="of:=SUM([.A764];[.A765];[.A766])" office:value-type="float" office:value="7872" calcext:value-type="float">
            <text:p>7872</text:p>
          </table:table-cell>
          <table:table-cell table:formula="of:=IF([.B764]&gt;[.B763];[.C763]+1;[.C763])"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table:formula="of:=SUM([.A765];[.A766];[.A767])" office:value-type="float" office:value="7878" calcext:value-type="float">
            <text:p>7878</text:p>
          </table:table-cell>
          <table:table-cell table:formula="of:=IF([.B765]&gt;[.B764];[.C764]+1;[.C764])"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table:formula="of:=SUM([.A766];[.A767];[.A768])" office:value-type="float" office:value="7903" calcext:value-type="float">
            <text:p>7903</text:p>
          </table:table-cell>
          <table:table-cell table:formula="of:=IF([.B766]&gt;[.B765];[.C765]+1;[.C765])"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table:formula="of:=SUM([.A767];[.A768];[.A769])" office:value-type="float" office:value="7915" calcext:value-type="float">
            <text:p>7915</text:p>
          </table:table-cell>
          <table:table-cell table:formula="of:=IF([.B767]&gt;[.B766];[.C766]+1;[.C766])"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2648" calcext:value-type="float">
            <text:p>2648</text:p>
          </table:table-cell>
          <table:table-cell table:formula="of:=SUM([.A768];[.A769];[.A770])" office:value-type="float" office:value="7927" calcext:value-type="float">
            <text:p>7927</text:p>
          </table:table-cell>
          <table:table-cell table:formula="of:=IF([.B768]&gt;[.B767];[.C767]+1;[.C767])"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table:formula="of:=SUM([.A769];[.A770];[.A771])" office:value-type="float" office:value="7943" calcext:value-type="float">
            <text:p>7943</text:p>
          </table:table-cell>
          <table:table-cell table:formula="of:=IF([.B769]&gt;[.B768];[.C768]+1;[.C768])"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  <table:table-cell table:formula="of:=SUM([.A770];[.A771];[.A772])" office:value-type="float" office:value="7952" calcext:value-type="float">
            <text:p>7952</text:p>
          </table:table-cell>
          <table:table-cell table:formula="of:=IF([.B770]&gt;[.B769];[.C769]+1;[.C769])"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table:formula="of:=SUM([.A771];[.A772];[.A773])" office:value-type="float" office:value="7972" calcext:value-type="float">
            <text:p>7972</text:p>
          </table:table-cell>
          <table:table-cell table:formula="of:=IF([.B771]&gt;[.B770];[.C770]+1;[.C770])"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table:formula="of:=SUM([.A772];[.A773];[.A774])" office:value-type="float" office:value="7971" calcext:value-type="float">
            <text:p>7971</text:p>
          </table:table-cell>
          <table:table-cell table:formula="of:=IF([.B772]&gt;[.B771];[.C771]+1;[.C771])"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table:formula="of:=SUM([.A773];[.A774];[.A775])" office:value-type="float" office:value="7984" calcext:value-type="float">
            <text:p>7984</text:p>
          </table:table-cell>
          <table:table-cell table:formula="of:=IF([.B773]&gt;[.B772];[.C772]+1;[.C772])"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table:formula="of:=SUM([.A774];[.A775];[.A776])" office:value-type="float" office:value="7989" calcext:value-type="float">
            <text:p>7989</text:p>
          </table:table-cell>
          <table:table-cell table:formula="of:=IF([.B774]&gt;[.B773];[.C773]+1;[.C773])"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table:formula="of:=SUM([.A775];[.A776];[.A777])" office:value-type="float" office:value="7985" calcext:value-type="float">
            <text:p>7985</text:p>
          </table:table-cell>
          <table:table-cell table:formula="of:=IF([.B775]&gt;[.B774];[.C774]+1;[.C774])"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table:formula="of:=SUM([.A776];[.A777];[.A778])" office:value-type="float" office:value="7983" calcext:value-type="float">
            <text:p>7983</text:p>
          </table:table-cell>
          <table:table-cell table:formula="of:=IF([.B776]&gt;[.B775];[.C775]+1;[.C775])"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table:formula="of:=SUM([.A777];[.A778];[.A779])" office:value-type="float" office:value="7978" calcext:value-type="float">
            <text:p>7978</text:p>
          </table:table-cell>
          <table:table-cell table:formula="of:=IF([.B777]&gt;[.B776];[.C776]+1;[.C776])"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table:formula="of:=SUM([.A778];[.A779];[.A780])" office:value-type="float" office:value="7994" calcext:value-type="float">
            <text:p>7994</text:p>
          </table:table-cell>
          <table:table-cell table:formula="of:=IF([.B778]&gt;[.B777];[.C777]+1;[.C777])"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table:formula="of:=SUM([.A779];[.A780];[.A781])" office:value-type="float" office:value="7988" calcext:value-type="float">
            <text:p>7988</text:p>
          </table:table-cell>
          <table:table-cell table:formula="of:=IF([.B779]&gt;[.B778];[.C778]+1;[.C778])"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table:formula="of:=SUM([.A780];[.A781];[.A782])" office:value-type="float" office:value="7984" calcext:value-type="float">
            <text:p>7984</text:p>
          </table:table-cell>
          <table:table-cell table:formula="of:=IF([.B780]&gt;[.B779];[.C779]+1;[.C779])"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table:formula="of:=SUM([.A781];[.A782];[.A783])" office:value-type="float" office:value="7966" calcext:value-type="float">
            <text:p>7966</text:p>
          </table:table-cell>
          <table:table-cell table:formula="of:=IF([.B781]&gt;[.B780];[.C780]+1;[.C780])"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table:formula="of:=SUM([.A782];[.A783];[.A784])" office:value-type="float" office:value="7968" calcext:value-type="float">
            <text:p>7968</text:p>
          </table:table-cell>
          <table:table-cell table:formula="of:=IF([.B782]&gt;[.B781];[.C781]+1;[.C781])"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 table:formula="of:=SUM([.A783];[.A784];[.A785])" office:value-type="float" office:value="7975" calcext:value-type="float">
            <text:p>7975</text:p>
          </table:table-cell>
          <table:table-cell table:formula="of:=IF([.B783]&gt;[.B782];[.C782]+1;[.C782])"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table:formula="of:=SUM([.A784];[.A785];[.A786])" office:value-type="float" office:value="7987" calcext:value-type="float">
            <text:p>7987</text:p>
          </table:table-cell>
          <table:table-cell table:formula="of:=IF([.B784]&gt;[.B783];[.C783]+1;[.C783])"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table:formula="of:=SUM([.A785];[.A786];[.A787])" office:value-type="float" office:value="7994" calcext:value-type="float">
            <text:p>7994</text:p>
          </table:table-cell>
          <table:table-cell table:formula="of:=IF([.B785]&gt;[.B784];[.C784]+1;[.C784])"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 table:formula="of:=SUM([.A786];[.A787];[.A788])" office:value-type="float" office:value="7984" calcext:value-type="float">
            <text:p>7984</text:p>
          </table:table-cell>
          <table:table-cell table:formula="of:=IF([.B786]&gt;[.B785];[.C785]+1;[.C785])"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table:formula="of:=SUM([.A787];[.A788];[.A789])" office:value-type="float" office:value="7960" calcext:value-type="float">
            <text:p>7960</text:p>
          </table:table-cell>
          <table:table-cell table:formula="of:=IF([.B787]&gt;[.B786];[.C786]+1;[.C786])"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table:formula="of:=SUM([.A788];[.A789];[.A790])" office:value-type="float" office:value="7953" calcext:value-type="float">
            <text:p>7953</text:p>
          </table:table-cell>
          <table:table-cell table:formula="of:=IF([.B788]&gt;[.B787];[.C787]+1;[.C787])"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table:formula="of:=SUM([.A789];[.A790];[.A791])" office:value-type="float" office:value="7965" calcext:value-type="float">
            <text:p>7965</text:p>
          </table:table-cell>
          <table:table-cell table:formula="of:=IF([.B789]&gt;[.B788];[.C788]+1;[.C788])"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table:formula="of:=SUM([.A790];[.A791];[.A792])" office:value-type="float" office:value="7980" calcext:value-type="float">
            <text:p>7980</text:p>
          </table:table-cell>
          <table:table-cell table:formula="of:=IF([.B790]&gt;[.B789];[.C789]+1;[.C789])"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table:formula="of:=SUM([.A791];[.A792];[.A793])" office:value-type="float" office:value="8004" calcext:value-type="float">
            <text:p>8004</text:p>
          </table:table-cell>
          <table:table-cell table:formula="of:=IF([.B791]&gt;[.B790];[.C790]+1;[.C790])"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table:formula="of:=SUM([.A792];[.A793];[.A794])" office:value-type="float" office:value="8024" calcext:value-type="float">
            <text:p>8024</text:p>
          </table:table-cell>
          <table:table-cell table:formula="of:=IF([.B792]&gt;[.B791];[.C791]+1;[.C791])"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table:formula="of:=SUM([.A793];[.A794];[.A795])" office:value-type="float" office:value="8037" calcext:value-type="float">
            <text:p>8037</text:p>
          </table:table-cell>
          <table:table-cell table:formula="of:=IF([.B793]&gt;[.B792];[.C792]+1;[.C792])"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table:formula="of:=SUM([.A794];[.A795];[.A796])" office:value-type="float" office:value="8035" calcext:value-type="float">
            <text:p>8035</text:p>
          </table:table-cell>
          <table:table-cell table:formula="of:=IF([.B794]&gt;[.B793];[.C793]+1;[.C793])"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 table:formula="of:=SUM([.A795];[.A796];[.A797])" office:value-type="float" office:value="8026" calcext:value-type="float">
            <text:p>8026</text:p>
          </table:table-cell>
          <table:table-cell table:formula="of:=IF([.B795]&gt;[.B794];[.C794]+1;[.C794])"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table:formula="of:=SUM([.A796];[.A797];[.A798])" office:value-type="float" office:value="8015" calcext:value-type="float">
            <text:p>8015</text:p>
          </table:table-cell>
          <table:table-cell table:formula="of:=IF([.B796]&gt;[.B795];[.C795]+1;[.C795])"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table:formula="of:=SUM([.A797];[.A798];[.A799])" office:value-type="float" office:value="8000" calcext:value-type="float">
            <text:p>8000</text:p>
          </table:table-cell>
          <table:table-cell table:formula="of:=IF([.B797]&gt;[.B796];[.C796]+1;[.C796])"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table:formula="of:=SUM([.A798];[.A799];[.A800])" office:value-type="float" office:value="7991" calcext:value-type="float">
            <text:p>7991</text:p>
          </table:table-cell>
          <table:table-cell table:formula="of:=IF([.B798]&gt;[.B797];[.C797]+1;[.C797])"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table:formula="of:=SUM([.A799];[.A800];[.A801])" office:value-type="float" office:value="7997" calcext:value-type="float">
            <text:p>7997</text:p>
          </table:table-cell>
          <table:table-cell table:formula="of:=IF([.B799]&gt;[.B798];[.C798]+1;[.C798])"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table:formula="of:=SUM([.A800];[.A801];[.A802])" office:value-type="float" office:value="8015" calcext:value-type="float">
            <text:p>8015</text:p>
          </table:table-cell>
          <table:table-cell table:formula="of:=IF([.B800]&gt;[.B799];[.C799]+1;[.C799])"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table:formula="of:=SUM([.A801];[.A802];[.A803])" office:value-type="float" office:value="8025" calcext:value-type="float">
            <text:p>8025</text:p>
          </table:table-cell>
          <table:table-cell table:formula="of:=IF([.B801]&gt;[.B800];[.C800]+1;[.C800])"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 table:formula="of:=SUM([.A802];[.A803];[.A804])" office:value-type="float" office:value="8044" calcext:value-type="float">
            <text:p>8044</text:p>
          </table:table-cell>
          <table:table-cell table:formula="of:=IF([.B802]&gt;[.B801];[.C801]+1;[.C801])"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table:formula="of:=SUM([.A803];[.A804];[.A805])" office:value-type="float" office:value="8051" calcext:value-type="float">
            <text:p>8051</text:p>
          </table:table-cell>
          <table:table-cell table:formula="of:=IF([.B803]&gt;[.B802];[.C802]+1;[.C802])"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table:formula="of:=SUM([.A804];[.A805];[.A806])" office:value-type="float" office:value="8064" calcext:value-type="float">
            <text:p>8064</text:p>
          </table:table-cell>
          <table:table-cell table:formula="of:=IF([.B804]&gt;[.B803];[.C803]+1;[.C803])"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table:formula="of:=SUM([.A805];[.A806];[.A807])" office:value-type="float" office:value="8065" calcext:value-type="float">
            <text:p>8065</text:p>
          </table:table-cell>
          <table:table-cell table:formula="of:=IF([.B805]&gt;[.B804];[.C804]+1;[.C804])"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table:formula="of:=SUM([.A806];[.A807];[.A808])" office:value-type="float" office:value="8066" calcext:value-type="float">
            <text:p>8066</text:p>
          </table:table-cell>
          <table:table-cell table:formula="of:=IF([.B806]&gt;[.B805];[.C805]+1;[.C805])"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table:formula="of:=SUM([.A807];[.A808];[.A809])" office:value-type="float" office:value="8069" calcext:value-type="float">
            <text:p>8069</text:p>
          </table:table-cell>
          <table:table-cell table:formula="of:=IF([.B807]&gt;[.B806];[.C806]+1;[.C806])"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table:formula="of:=SUM([.A808];[.A809];[.A810])" office:value-type="float" office:value="8074" calcext:value-type="float">
            <text:p>8074</text:p>
          </table:table-cell>
          <table:table-cell table:formula="of:=IF([.B808]&gt;[.B807];[.C807]+1;[.C807])"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table:formula="of:=SUM([.A809];[.A810];[.A811])" office:value-type="float" office:value="8089" calcext:value-type="float">
            <text:p>8089</text:p>
          </table:table-cell>
          <table:table-cell table:formula="of:=IF([.B809]&gt;[.B808];[.C808]+1;[.C808])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table:formula="of:=SUM([.A810];[.A811];[.A812])" office:value-type="float" office:value="8100" calcext:value-type="float">
            <text:p>8100</text:p>
          </table:table-cell>
          <table:table-cell table:formula="of:=IF([.B810]&gt;[.B809];[.C809]+1;[.C809])"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table:formula="of:=SUM([.A811];[.A812];[.A813])" office:value-type="float" office:value="8109" calcext:value-type="float">
            <text:p>8109</text:p>
          </table:table-cell>
          <table:table-cell table:formula="of:=IF([.B811]&gt;[.B810];[.C810]+1;[.C810])"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table:formula="of:=SUM([.A812];[.A813];[.A814])" office:value-type="float" office:value="8106" calcext:value-type="float">
            <text:p>8106</text:p>
          </table:table-cell>
          <table:table-cell table:formula="of:=IF([.B812]&gt;[.B811];[.C811]+1;[.C811])"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table:formula="of:=SUM([.A813];[.A814];[.A815])" office:value-type="float" office:value="8110" calcext:value-type="float">
            <text:p>8110</text:p>
          </table:table-cell>
          <table:table-cell table:formula="of:=IF([.B813]&gt;[.B812];[.C812]+1;[.C812])"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table:formula="of:=SUM([.A814];[.A815];[.A816])" office:value-type="float" office:value="8118" calcext:value-type="float">
            <text:p>8118</text:p>
          </table:table-cell>
          <table:table-cell table:formula="of:=IF([.B814]&gt;[.B813];[.C813]+1;[.C813])"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table:formula="of:=SUM([.A815];[.A816];[.A817])" office:value-type="float" office:value="8128" calcext:value-type="float">
            <text:p>8128</text:p>
          </table:table-cell>
          <table:table-cell table:formula="of:=IF([.B815]&gt;[.B814];[.C814]+1;[.C814])"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table:formula="of:=SUM([.A816];[.A817];[.A818])" office:value-type="float" office:value="8134" calcext:value-type="float">
            <text:p>8134</text:p>
          </table:table-cell>
          <table:table-cell table:formula="of:=IF([.B816]&gt;[.B815];[.C815]+1;[.C815])"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table:formula="of:=SUM([.A817];[.A818];[.A819])" office:value-type="float" office:value="8136" calcext:value-type="float">
            <text:p>8136</text:p>
          </table:table-cell>
          <table:table-cell table:formula="of:=IF([.B817]&gt;[.B816];[.C816]+1;[.C816])"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table:formula="of:=SUM([.A818];[.A819];[.A820])" office:value-type="float" office:value="8112" calcext:value-type="float">
            <text:p>8112</text:p>
          </table:table-cell>
          <table:table-cell table:formula="of:=IF([.B818]&gt;[.B817];[.C817]+1;[.C817])"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table:formula="of:=SUM([.A819];[.A820];[.A821])" office:value-type="float" office:value="8096" calcext:value-type="float">
            <text:p>8096</text:p>
          </table:table-cell>
          <table:table-cell table:formula="of:=IF([.B819]&gt;[.B818];[.C818]+1;[.C818])"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table:formula="of:=SUM([.A820];[.A821];[.A822])" office:value-type="float" office:value="8082" calcext:value-type="float">
            <text:p>8082</text:p>
          </table:table-cell>
          <table:table-cell table:formula="of:=IF([.B820]&gt;[.B819];[.C819]+1;[.C819])"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 table:formula="of:=SUM([.A821];[.A822];[.A823])" office:value-type="float" office:value="8094" calcext:value-type="float">
            <text:p>8094</text:p>
          </table:table-cell>
          <table:table-cell table:formula="of:=IF([.B821]&gt;[.B820];[.C820]+1;[.C820])"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2698" calcext:value-type="float">
            <text:p>2698</text:p>
          </table:table-cell>
          <table:table-cell table:formula="of:=SUM([.A822];[.A823];[.A824])" office:value-type="float" office:value="8130" calcext:value-type="float">
            <text:p>8130</text:p>
          </table:table-cell>
          <table:table-cell table:formula="of:=IF([.B822]&gt;[.B821];[.C821]+1;[.C821])"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table:formula="of:=SUM([.A823];[.A824];[.A825])" office:value-type="float" office:value="8163" calcext:value-type="float">
            <text:p>8163</text:p>
          </table:table-cell>
          <table:table-cell table:formula="of:=IF([.B823]&gt;[.B822];[.C822]+1;[.C822])"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table:formula="of:=SUM([.A824];[.A825];[.A826])" office:value-type="float" office:value="8202" calcext:value-type="float">
            <text:p>8202</text:p>
          </table:table-cell>
          <table:table-cell table:formula="of:=IF([.B824]&gt;[.B823];[.C823]+1;[.C823])"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table:formula="of:=SUM([.A825];[.A826];[.A827])" office:value-type="float" office:value="8208" calcext:value-type="float">
            <text:p>8208</text:p>
          </table:table-cell>
          <table:table-cell table:formula="of:=IF([.B825]&gt;[.B824];[.C824]+1;[.C824])"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table:formula="of:=SUM([.A826];[.A827];[.A828])" office:value-type="float" office:value="8217" calcext:value-type="float">
            <text:p>8217</text:p>
          </table:table-cell>
          <table:table-cell table:formula="of:=IF([.B826]&gt;[.B825];[.C825]+1;[.C825])"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table:formula="of:=SUM([.A827];[.A828];[.A829])" office:value-type="float" office:value="8225" calcext:value-type="float">
            <text:p>8225</text:p>
          </table:table-cell>
          <table:table-cell table:formula="of:=IF([.B827]&gt;[.B826];[.C826]+1;[.C826])"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table:formula="of:=SUM([.A828];[.A829];[.A830])" office:value-type="float" office:value="8227" calcext:value-type="float">
            <text:p>8227</text:p>
          </table:table-cell>
          <table:table-cell table:formula="of:=IF([.B828]&gt;[.B827];[.C827]+1;[.C827])"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  <table:table-cell table:formula="of:=SUM([.A829];[.A830];[.A831])" office:value-type="float" office:value="8231" calcext:value-type="float">
            <text:p>8231</text:p>
          </table:table-cell>
          <table:table-cell table:formula="of:=IF([.B829]&gt;[.B828];[.C828]+1;[.C828])"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table:formula="of:=SUM([.A830];[.A831];[.A832])" office:value-type="float" office:value="8226" calcext:value-type="float">
            <text:p>8226</text:p>
          </table:table-cell>
          <table:table-cell table:formula="of:=IF([.B830]&gt;[.B829];[.C829]+1;[.C829])"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table:formula="of:=SUM([.A831];[.A832];[.A833])" office:value-type="float" office:value="8231" calcext:value-type="float">
            <text:p>8231</text:p>
          </table:table-cell>
          <table:table-cell table:formula="of:=IF([.B831]&gt;[.B830];[.C830]+1;[.C830])"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table:formula="of:=SUM([.A832];[.A833];[.A834])" office:value-type="float" office:value="8231" calcext:value-type="float">
            <text:p>8231</text:p>
          </table:table-cell>
          <table:table-cell table:formula="of:=IF([.B832]&gt;[.B831];[.C831]+1;[.C831])"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  <table:table-cell table:formula="of:=SUM([.A833];[.A834];[.A835])" office:value-type="float" office:value="8221" calcext:value-type="float">
            <text:p>8221</text:p>
          </table:table-cell>
          <table:table-cell table:formula="of:=IF([.B833]&gt;[.B832];[.C832]+1;[.C832])"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table:formula="of:=SUM([.A834];[.A835];[.A836])" office:value-type="float" office:value="8208" calcext:value-type="float">
            <text:p>8208</text:p>
          </table:table-cell>
          <table:table-cell table:formula="of:=IF([.B834]&gt;[.B833];[.C833]+1;[.C833])"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table:formula="of:=SUM([.A835];[.A836];[.A837])" office:value-type="float" office:value="8204" calcext:value-type="float">
            <text:p>8204</text:p>
          </table:table-cell>
          <table:table-cell table:formula="of:=IF([.B835]&gt;[.B834];[.C834]+1;[.C834])"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table:formula="of:=SUM([.A836];[.A837];[.A838])" office:value-type="float" office:value="8214" calcext:value-type="float">
            <text:p>8214</text:p>
          </table:table-cell>
          <table:table-cell table:formula="of:=IF([.B836]&gt;[.B835];[.C835]+1;[.C835])"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table:formula="of:=SUM([.A837];[.A838];[.A839])" office:value-type="float" office:value="8226" calcext:value-type="float">
            <text:p>8226</text:p>
          </table:table-cell>
          <table:table-cell table:formula="of:=IF([.B837]&gt;[.B836];[.C836]+1;[.C836])"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table:formula="of:=SUM([.A838];[.A839];[.A840])" office:value-type="float" office:value="8233" calcext:value-type="float">
            <text:p>8233</text:p>
          </table:table-cell>
          <table:table-cell table:formula="of:=IF([.B838]&gt;[.B837];[.C837]+1;[.C837])"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table:formula="of:=SUM([.A839];[.A840];[.A841])" office:value-type="float" office:value="8240" calcext:value-type="float">
            <text:p>8240</text:p>
          </table:table-cell>
          <table:table-cell table:formula="of:=IF([.B839]&gt;[.B838];[.C838]+1;[.C838])"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table:formula="of:=SUM([.A840];[.A841];[.A842])" office:value-type="float" office:value="8260" calcext:value-type="float">
            <text:p>8260</text:p>
          </table:table-cell>
          <table:table-cell table:formula="of:=IF([.B840]&gt;[.B839];[.C839]+1;[.C839])"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 table:formula="of:=SUM([.A841];[.A842];[.A843])" office:value-type="float" office:value="8287" calcext:value-type="float">
            <text:p>8287</text:p>
          </table:table-cell>
          <table:table-cell table:formula="of:=IF([.B841]&gt;[.B840];[.C840]+1;[.C840])"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table:formula="of:=SUM([.A842];[.A843];[.A844])" office:value-type="float" office:value="8326" calcext:value-type="float">
            <text:p>8326</text:p>
          </table:table-cell>
          <table:table-cell table:formula="of:=IF([.B842]&gt;[.B841];[.C841]+1;[.C841])"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table:formula="of:=SUM([.A843];[.A844];[.A845])" office:value-type="float" office:value="8350" calcext:value-type="float">
            <text:p>8350</text:p>
          </table:table-cell>
          <table:table-cell table:formula="of:=IF([.B843]&gt;[.B842];[.C842]+1;[.C842])"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table:formula="of:=SUM([.A844];[.A845];[.A846])" office:value-type="float" office:value="8366" calcext:value-type="float">
            <text:p>8366</text:p>
          </table:table-cell>
          <table:table-cell table:formula="of:=IF([.B844]&gt;[.B843];[.C843]+1;[.C843])"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table:formula="of:=SUM([.A845];[.A846];[.A847])" office:value-type="float" office:value="8373" calcext:value-type="float">
            <text:p>8373</text:p>
          </table:table-cell>
          <table:table-cell table:formula="of:=IF([.B845]&gt;[.B844];[.C844]+1;[.C844])"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table:formula="of:=SUM([.A846];[.A847];[.A848])" office:value-type="float" office:value="8381" calcext:value-type="float">
            <text:p>8381</text:p>
          </table:table-cell>
          <table:table-cell table:formula="of:=IF([.B846]&gt;[.B845];[.C845]+1;[.C845])"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table:formula="of:=SUM([.A847];[.A848];[.A849])" office:value-type="float" office:value="8369" calcext:value-type="float">
            <text:p>8369</text:p>
          </table:table-cell>
          <table:table-cell table:formula="of:=IF([.B847]&gt;[.B846];[.C846]+1;[.C846])"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table:formula="of:=SUM([.A848];[.A849];[.A850])" office:value-type="float" office:value="8363" calcext:value-type="float">
            <text:p>8363</text:p>
          </table:table-cell>
          <table:table-cell table:formula="of:=IF([.B848]&gt;[.B847];[.C847]+1;[.C847])"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table:formula="of:=SUM([.A849];[.A850];[.A851])" office:value-type="float" office:value="8356" calcext:value-type="float">
            <text:p>8356</text:p>
          </table:table-cell>
          <table:table-cell table:formula="of:=IF([.B849]&gt;[.B848];[.C848]+1;[.C848])"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table:formula="of:=SUM([.A850];[.A851];[.A852])" office:value-type="float" office:value="8367" calcext:value-type="float">
            <text:p>8367</text:p>
          </table:table-cell>
          <table:table-cell table:formula="of:=IF([.B850]&gt;[.B849];[.C849]+1;[.C849])"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table:formula="of:=SUM([.A851];[.A852];[.A853])" office:value-type="float" office:value="8363" calcext:value-type="float">
            <text:p>8363</text:p>
          </table:table-cell>
          <table:table-cell table:formula="of:=IF([.B851]&gt;[.B850];[.C850]+1;[.C850])"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table:formula="of:=SUM([.A852];[.A853];[.A854])" office:value-type="float" office:value="8361" calcext:value-type="float">
            <text:p>8361</text:p>
          </table:table-cell>
          <table:table-cell table:formula="of:=IF([.B852]&gt;[.B851];[.C851]+1;[.C851])"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table:formula="of:=SUM([.A853];[.A854];[.A855])" office:value-type="float" office:value="8361" calcext:value-type="float">
            <text:p>8361</text:p>
          </table:table-cell>
          <table:table-cell table:formula="of:=IF([.B853]&gt;[.B852];[.C852]+1;[.C852])"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table:formula="of:=SUM([.A854];[.A855];[.A856])" office:value-type="float" office:value="8384" calcext:value-type="float">
            <text:p>8384</text:p>
          </table:table-cell>
          <table:table-cell table:formula="of:=IF([.B854]&gt;[.B853];[.C853]+1;[.C853])"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table:formula="of:=SUM([.A855];[.A856];[.A857])" office:value-type="float" office:value="8422" calcext:value-type="float">
            <text:p>8422</text:p>
          </table:table-cell>
          <table:table-cell table:formula="of:=IF([.B855]&gt;[.B854];[.C854]+1;[.C854])"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table:formula="of:=SUM([.A856];[.A857];[.A858])" office:value-type="float" office:value="8475" calcext:value-type="float">
            <text:p>8475</text:p>
          </table:table-cell>
          <table:table-cell table:formula="of:=IF([.B856]&gt;[.B855];[.C855]+1;[.C855])"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  <table:table-cell table:formula="of:=SUM([.A857];[.A858];[.A859])" office:value-type="float" office:value="8503" calcext:value-type="float">
            <text:p>8503</text:p>
          </table:table-cell>
          <table:table-cell table:formula="of:=IF([.B857]&gt;[.B856];[.C856]+1;[.C856])"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table:formula="of:=SUM([.A858];[.A859];[.A860])" office:value-type="float" office:value="8511" calcext:value-type="float">
            <text:p>8511</text:p>
          </table:table-cell>
          <table:table-cell table:formula="of:=IF([.B858]&gt;[.B857];[.C857]+1;[.C857])"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table:formula="of:=SUM([.A859];[.A860];[.A861])" office:value-type="float" office:value="8506" calcext:value-type="float">
            <text:p>8506</text:p>
          </table:table-cell>
          <table:table-cell table:formula="of:=IF([.B859]&gt;[.B858];[.C858]+1;[.C858])"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table:formula="of:=SUM([.A860];[.A861];[.A862])" office:value-type="float" office:value="8517" calcext:value-type="float">
            <text:p>8517</text:p>
          </table:table-cell>
          <table:table-cell table:formula="of:=IF([.B860]&gt;[.B859];[.C859]+1;[.C859])"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table:formula="of:=SUM([.A861];[.A862];[.A863])" office:value-type="float" office:value="8530" calcext:value-type="float">
            <text:p>8530</text:p>
          </table:table-cell>
          <table:table-cell table:formula="of:=IF([.B861]&gt;[.B860];[.C860]+1;[.C860])"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table:formula="of:=SUM([.A862];[.A863];[.A864])" office:value-type="float" office:value="8542" calcext:value-type="float">
            <text:p>8542</text:p>
          </table:table-cell>
          <table:table-cell table:formula="of:=IF([.B862]&gt;[.B861];[.C861]+1;[.C861])"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table:formula="of:=SUM([.A863];[.A864];[.A865])" office:value-type="float" office:value="8562" calcext:value-type="float">
            <text:p>8562</text:p>
          </table:table-cell>
          <table:table-cell table:formula="of:=IF([.B863]&gt;[.B862];[.C862]+1;[.C862])"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table:formula="of:=SUM([.A864];[.A865];[.A866])" office:value-type="float" office:value="8583" calcext:value-type="float">
            <text:p>8583</text:p>
          </table:table-cell>
          <table:table-cell table:formula="of:=IF([.B864]&gt;[.B863];[.C863]+1;[.C863])"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 table:formula="of:=SUM([.A865];[.A866];[.A867])" office:value-type="float" office:value="8614" calcext:value-type="float">
            <text:p>8614</text:p>
          </table:table-cell>
          <table:table-cell table:formula="of:=IF([.B865]&gt;[.B864];[.C864]+1;[.C864])"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table:formula="of:=SUM([.A866];[.A867];[.A868])" office:value-type="float" office:value="8629" calcext:value-type="float">
            <text:p>8629</text:p>
          </table:table-cell>
          <table:table-cell table:formula="of:=IF([.B866]&gt;[.B865];[.C865]+1;[.C865])"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table:formula="of:=SUM([.A867];[.A868];[.A869])" office:value-type="float" office:value="8646" calcext:value-type="float">
            <text:p>8646</text:p>
          </table:table-cell>
          <table:table-cell table:formula="of:=IF([.B867]&gt;[.B866];[.C866]+1;[.C866])"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table:formula="of:=SUM([.A868];[.A869];[.A870])" office:value-type="float" office:value="8658" calcext:value-type="float">
            <text:p>8658</text:p>
          </table:table-cell>
          <table:table-cell table:formula="of:=IF([.B868]&gt;[.B867];[.C867]+1;[.C867])"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table:formula="of:=SUM([.A869];[.A870];[.A871])" office:value-type="float" office:value="8670" calcext:value-type="float">
            <text:p>8670</text:p>
          </table:table-cell>
          <table:table-cell table:formula="of:=IF([.B869]&gt;[.B868];[.C868]+1;[.C868])"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table:formula="of:=SUM([.A870];[.A871];[.A872])" office:value-type="float" office:value="8680" calcext:value-type="float">
            <text:p>8680</text:p>
          </table:table-cell>
          <table:table-cell table:formula="of:=IF([.B870]&gt;[.B869];[.C869]+1;[.C869])"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table:formula="of:=SUM([.A871];[.A872];[.A873])" office:value-type="float" office:value="8684" calcext:value-type="float">
            <text:p>8684</text:p>
          </table:table-cell>
          <table:table-cell table:formula="of:=IF([.B871]&gt;[.B870];[.C870]+1;[.C870])"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table:formula="of:=SUM([.A872];[.A873];[.A874])" office:value-type="float" office:value="8696" calcext:value-type="float">
            <text:p>8696</text:p>
          </table:table-cell>
          <table:table-cell table:formula="of:=IF([.B872]&gt;[.B871];[.C871]+1;[.C871])"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table:formula="of:=SUM([.A873];[.A874];[.A875])" office:value-type="float" office:value="8708" calcext:value-type="float">
            <text:p>8708</text:p>
          </table:table-cell>
          <table:table-cell table:formula="of:=IF([.B873]&gt;[.B872];[.C872]+1;[.C872])"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table:formula="of:=SUM([.A874];[.A875];[.A876])" office:value-type="float" office:value="8726" calcext:value-type="float">
            <text:p>8726</text:p>
          </table:table-cell>
          <table:table-cell table:formula="of:=IF([.B874]&gt;[.B873];[.C873]+1;[.C873])"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table:formula="of:=SUM([.A875];[.A876];[.A877])" office:value-type="float" office:value="8738" calcext:value-type="float">
            <text:p>8738</text:p>
          </table:table-cell>
          <table:table-cell table:formula="of:=IF([.B875]&gt;[.B874];[.C874]+1;[.C874])"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table:formula="of:=SUM([.A876];[.A877];[.A878])" office:value-type="float" office:value="8746" calcext:value-type="float">
            <text:p>8746</text:p>
          </table:table-cell>
          <table:table-cell table:formula="of:=IF([.B876]&gt;[.B875];[.C875]+1;[.C875])"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table:formula="of:=SUM([.A877];[.A878];[.A879])" office:value-type="float" office:value="8742" calcext:value-type="float">
            <text:p>8742</text:p>
          </table:table-cell>
          <table:table-cell table:formula="of:=IF([.B877]&gt;[.B876];[.C876]+1;[.C876])"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table:formula="of:=SUM([.A878];[.A879];[.A880])" office:value-type="float" office:value="8739" calcext:value-type="float">
            <text:p>8739</text:p>
          </table:table-cell>
          <table:table-cell table:formula="of:=IF([.B878]&gt;[.B877];[.C877]+1;[.C877])"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table:formula="of:=SUM([.A879];[.A880];[.A881])" office:value-type="float" office:value="8740" calcext:value-type="float">
            <text:p>8740</text:p>
          </table:table-cell>
          <table:table-cell table:formula="of:=IF([.B879]&gt;[.B878];[.C878]+1;[.C878])"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table:formula="of:=SUM([.A880];[.A881];[.A882])" office:value-type="float" office:value="8747" calcext:value-type="float">
            <text:p>8747</text:p>
          </table:table-cell>
          <table:table-cell table:formula="of:=IF([.B880]&gt;[.B879];[.C879]+1;[.C879])"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table:formula="of:=SUM([.A881];[.A882];[.A883])" office:value-type="float" office:value="8759" calcext:value-type="float">
            <text:p>8759</text:p>
          </table:table-cell>
          <table:table-cell table:formula="of:=IF([.B881]&gt;[.B880];[.C880]+1;[.C880])"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table:formula="of:=SUM([.A882];[.A883];[.A884])" office:value-type="float" office:value="8770" calcext:value-type="float">
            <text:p>8770</text:p>
          </table:table-cell>
          <table:table-cell table:formula="of:=IF([.B882]&gt;[.B881];[.C881]+1;[.C881])"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2926" calcext:value-type="float">
            <text:p>2926</text:p>
          </table:table-cell>
          <table:table-cell table:formula="of:=SUM([.A883];[.A884];[.A885])" office:value-type="float" office:value="8799" calcext:value-type="float">
            <text:p>8799</text:p>
          </table:table-cell>
          <table:table-cell table:formula="of:=IF([.B883]&gt;[.B882];[.C882]+1;[.C882])"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table:formula="of:=SUM([.A884];[.A885];[.A886])" office:value-type="float" office:value="8834" calcext:value-type="float">
            <text:p>8834</text:p>
          </table:table-cell>
          <table:table-cell table:formula="of:=IF([.B884]&gt;[.B883];[.C883]+1;[.C883])"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table:formula="of:=SUM([.A885];[.A886];[.A887])" office:value-type="float" office:value="8869" calcext:value-type="float">
            <text:p>8869</text:p>
          </table:table-cell>
          <table:table-cell table:formula="of:=IF([.B885]&gt;[.B884];[.C884]+1;[.C884])"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table:formula="of:=SUM([.A886];[.A887];[.A888])" office:value-type="float" office:value="8875" calcext:value-type="float">
            <text:p>8875</text:p>
          </table:table-cell>
          <table:table-cell table:formula="of:=IF([.B886]&gt;[.B885];[.C885]+1;[.C885])"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table:formula="of:=SUM([.A887];[.A888];[.A889])" office:value-type="float" office:value="8868" calcext:value-type="float">
            <text:p>8868</text:p>
          </table:table-cell>
          <table:table-cell table:formula="of:=IF([.B887]&gt;[.B886];[.C886]+1;[.C886])"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table:formula="of:=SUM([.A888];[.A889];[.A890])" office:value-type="float" office:value="8866" calcext:value-type="float">
            <text:p>8866</text:p>
          </table:table-cell>
          <table:table-cell table:formula="of:=IF([.B888]&gt;[.B887];[.C887]+1;[.C887])"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 table:formula="of:=SUM([.A889];[.A890];[.A891])" office:value-type="float" office:value="8886" calcext:value-type="float">
            <text:p>8886</text:p>
          </table:table-cell>
          <table:table-cell table:formula="of:=IF([.B889]&gt;[.B888];[.C888]+1;[.C888])"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table:formula="of:=SUM([.A890];[.A891];[.A892])" office:value-type="float" office:value="8908" calcext:value-type="float">
            <text:p>8908</text:p>
          </table:table-cell>
          <table:table-cell table:formula="of:=IF([.B890]&gt;[.B889];[.C889]+1;[.C889])"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table:formula="of:=SUM([.A891];[.A892];[.A893])" office:value-type="float" office:value="8926" calcext:value-type="float">
            <text:p>8926</text:p>
          </table:table-cell>
          <table:table-cell table:formula="of:=IF([.B891]&gt;[.B890];[.C890]+1;[.C890])"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table:formula="of:=SUM([.A892];[.A893];[.A894])" office:value-type="float" office:value="8953" calcext:value-type="float">
            <text:p>8953</text:p>
          </table:table-cell>
          <table:table-cell table:formula="of:=IF([.B892]&gt;[.B891];[.C891]+1;[.C891])"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  <table:table-cell table:formula="of:=SUM([.A893];[.A894];[.A895])" office:value-type="float" office:value="8984" calcext:value-type="float">
            <text:p>8984</text:p>
          </table:table-cell>
          <table:table-cell table:formula="of:=IF([.B893]&gt;[.B892];[.C892]+1;[.C892])"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table:formula="of:=SUM([.A894];[.A895];[.A896])" office:value-type="float" office:value="9015" calcext:value-type="float">
            <text:p>9015</text:p>
          </table:table-cell>
          <table:table-cell table:formula="of:=IF([.B894]&gt;[.B893];[.C893]+1;[.C893])"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table:formula="of:=SUM([.A895];[.A896];[.A897])" office:value-type="float" office:value="9014" calcext:value-type="float">
            <text:p>9014</text:p>
          </table:table-cell>
          <table:table-cell table:formula="of:=IF([.B895]&gt;[.B894];[.C894]+1;[.C894])"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table:formula="of:=SUM([.A896];[.A897];[.A898])" office:value-type="float" office:value="9008" calcext:value-type="float">
            <text:p>9008</text:p>
          </table:table-cell>
          <table:table-cell table:formula="of:=IF([.B896]&gt;[.B895];[.C895]+1;[.C895])"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  <table:table-cell table:formula="of:=SUM([.A897];[.A898];[.A899])" office:value-type="float" office:value="9020" calcext:value-type="float">
            <text:p>9020</text:p>
          </table:table-cell>
          <table:table-cell table:formula="of:=IF([.B897]&gt;[.B896];[.C896]+1;[.C896])"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table:formula="of:=SUM([.A898];[.A899];[.A900])" office:value-type="float" office:value="9039" calcext:value-type="float">
            <text:p>9039</text:p>
          </table:table-cell>
          <table:table-cell table:formula="of:=IF([.B898]&gt;[.B897];[.C897]+1;[.C897])"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table:formula="of:=SUM([.A899];[.A900];[.A901])" office:value-type="float" office:value="9049" calcext:value-type="float">
            <text:p>9049</text:p>
          </table:table-cell>
          <table:table-cell table:formula="of:=IF([.B899]&gt;[.B898];[.C898]+1;[.C898])"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table:formula="of:=SUM([.A900];[.A901];[.A902])" office:value-type="float" office:value="9041" calcext:value-type="float">
            <text:p>9041</text:p>
          </table:table-cell>
          <table:table-cell table:formula="of:=IF([.B900]&gt;[.B899];[.C899]+1;[.C899])"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table:formula="of:=SUM([.A901];[.A902];[.A903])" office:value-type="float" office:value="9034" calcext:value-type="float">
            <text:p>9034</text:p>
          </table:table-cell>
          <table:table-cell table:formula="of:=IF([.B901]&gt;[.B900];[.C900]+1;[.C900])"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table:formula="of:=SUM([.A902];[.A903];[.A904])" office:value-type="float" office:value="9030" calcext:value-type="float">
            <text:p>9030</text:p>
          </table:table-cell>
          <table:table-cell table:formula="of:=IF([.B902]&gt;[.B901];[.C901]+1;[.C901])"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table:formula="of:=SUM([.A903];[.A904];[.A905])" office:value-type="float" office:value="9036" calcext:value-type="float">
            <text:p>9036</text:p>
          </table:table-cell>
          <table:table-cell table:formula="of:=IF([.B903]&gt;[.B902];[.C902]+1;[.C902])"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table:formula="of:=SUM([.A904];[.A905];[.A906])" office:value-type="float" office:value="9046" calcext:value-type="float">
            <text:p>9046</text:p>
          </table:table-cell>
          <table:table-cell table:formula="of:=IF([.B904]&gt;[.B903];[.C903]+1;[.C903])"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table:formula="of:=SUM([.A905];[.A906];[.A907])" office:value-type="float" office:value="9076" calcext:value-type="float">
            <text:p>9076</text:p>
          </table:table-cell>
          <table:table-cell table:formula="of:=IF([.B905]&gt;[.B904];[.C904]+1;[.C904])"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table:formula="of:=SUM([.A906];[.A907];[.A908])" office:value-type="float" office:value="9095" calcext:value-type="float">
            <text:p>9095</text:p>
          </table:table-cell>
          <table:table-cell table:formula="of:=IF([.B906]&gt;[.B905];[.C905]+1;[.C905])"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table:formula="of:=SUM([.A907];[.A908];[.A909])" office:value-type="float" office:value="9112" calcext:value-type="float">
            <text:p>9112</text:p>
          </table:table-cell>
          <table:table-cell table:formula="of:=IF([.B907]&gt;[.B906];[.C906]+1;[.C906])"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table:formula="of:=SUM([.A908];[.A909];[.A910])" office:value-type="float" office:value="9116" calcext:value-type="float">
            <text:p>9116</text:p>
          </table:table-cell>
          <table:table-cell table:formula="of:=IF([.B908]&gt;[.B907];[.C907]+1;[.C907])"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table:formula="of:=SUM([.A909];[.A910];[.A911])" office:value-type="float" office:value="9124" calcext:value-type="float">
            <text:p>9124</text:p>
          </table:table-cell>
          <table:table-cell table:formula="of:=IF([.B909]&gt;[.B908];[.C908]+1;[.C908])"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table:formula="of:=SUM([.A910];[.A911];[.A912])" office:value-type="float" office:value="9147" calcext:value-type="float">
            <text:p>9147</text:p>
          </table:table-cell>
          <table:table-cell table:formula="of:=IF([.B910]&gt;[.B909];[.C909]+1;[.C909])"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table:formula="of:=SUM([.A911];[.A912];[.A913])" office:value-type="float" office:value="9170" calcext:value-type="float">
            <text:p>9170</text:p>
          </table:table-cell>
          <table:table-cell table:formula="of:=IF([.B911]&gt;[.B910];[.C910]+1;[.C910])"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table:formula="of:=SUM([.A912];[.A913];[.A914])" office:value-type="float" office:value="9190" calcext:value-type="float">
            <text:p>9190</text:p>
          </table:table-cell>
          <table:table-cell table:formula="of:=IF([.B912]&gt;[.B911];[.C911]+1;[.C911])"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table:formula="of:=SUM([.A913];[.A914];[.A915])" office:value-type="float" office:value="9186" calcext:value-type="float">
            <text:p>9186</text:p>
          </table:table-cell>
          <table:table-cell table:formula="of:=IF([.B913]&gt;[.B912];[.C912]+1;[.C912])"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table:formula="of:=SUM([.A914];[.A915];[.A916])" office:value-type="float" office:value="9181" calcext:value-type="float">
            <text:p>9181</text:p>
          </table:table-cell>
          <table:table-cell table:formula="of:=IF([.B914]&gt;[.B913];[.C913]+1;[.C913])"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table:formula="of:=SUM([.A915];[.A916];[.A917])" office:value-type="float" office:value="9173" calcext:value-type="float">
            <text:p>9173</text:p>
          </table:table-cell>
          <table:table-cell table:formula="of:=IF([.B915]&gt;[.B914];[.C914]+1;[.C914])"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table:formula="of:=SUM([.A916];[.A917];[.A918])" office:value-type="float" office:value="9166" calcext:value-type="float">
            <text:p>9166</text:p>
          </table:table-cell>
          <table:table-cell table:formula="of:=IF([.B916]&gt;[.B915];[.C915]+1;[.C915])"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table:formula="of:=SUM([.A917];[.A918];[.A919])" office:value-type="float" office:value="9163" calcext:value-type="float">
            <text:p>9163</text:p>
          </table:table-cell>
          <table:table-cell table:formula="of:=IF([.B917]&gt;[.B916];[.C916]+1;[.C916])"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table:formula="of:=SUM([.A918];[.A919];[.A920])" office:value-type="float" office:value="9168" calcext:value-type="float">
            <text:p>9168</text:p>
          </table:table-cell>
          <table:table-cell table:formula="of:=IF([.B918]&gt;[.B917];[.C917]+1;[.C917])"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table:formula="of:=SUM([.A919];[.A920];[.A921])" office:value-type="float" office:value="9184" calcext:value-type="float">
            <text:p>9184</text:p>
          </table:table-cell>
          <table:table-cell table:formula="of:=IF([.B919]&gt;[.B918];[.C918]+1;[.C918])"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table:formula="of:=SUM([.A920];[.A921];[.A922])" office:value-type="float" office:value="9183" calcext:value-type="float">
            <text:p>9183</text:p>
          </table:table-cell>
          <table:table-cell table:formula="of:=IF([.B920]&gt;[.B919];[.C919]+1;[.C919])"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table:formula="of:=SUM([.A921];[.A922];[.A923])" office:value-type="float" office:value="9176" calcext:value-type="float">
            <text:p>9176</text:p>
          </table:table-cell>
          <table:table-cell table:formula="of:=IF([.B921]&gt;[.B920];[.C920]+1;[.C920])"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table:formula="of:=SUM([.A922];[.A923];[.A924])" office:value-type="float" office:value="9166" calcext:value-type="float">
            <text:p>9166</text:p>
          </table:table-cell>
          <table:table-cell table:formula="of:=IF([.B922]&gt;[.B921];[.C921]+1;[.C921])"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table:formula="of:=SUM([.A923];[.A924];[.A925])" office:value-type="float" office:value="9165" calcext:value-type="float">
            <text:p>9165</text:p>
          </table:table-cell>
          <table:table-cell table:formula="of:=IF([.B923]&gt;[.B922];[.C922]+1;[.C922])"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table:formula="of:=SUM([.A924];[.A925];[.A926])" office:value-type="float" office:value="9176" calcext:value-type="float">
            <text:p>9176</text:p>
          </table:table-cell>
          <table:table-cell table:formula="of:=IF([.B924]&gt;[.B923];[.C923]+1;[.C923])"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table:formula="of:=SUM([.A925];[.A926];[.A927])" office:value-type="float" office:value="9187" calcext:value-type="float">
            <text:p>9187</text:p>
          </table:table-cell>
          <table:table-cell table:formula="of:=IF([.B925]&gt;[.B924];[.C924]+1;[.C924])"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table:formula="of:=SUM([.A926];[.A927];[.A928])" office:value-type="float" office:value="9204" calcext:value-type="float">
            <text:p>9204</text:p>
          </table:table-cell>
          <table:table-cell table:formula="of:=IF([.B926]&gt;[.B925];[.C925]+1;[.C925])"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table:formula="of:=SUM([.A927];[.A928];[.A929])" office:value-type="float" office:value="9212" calcext:value-type="float">
            <text:p>9212</text:p>
          </table:table-cell>
          <table:table-cell table:formula="of:=IF([.B927]&gt;[.B926];[.C926]+1;[.C926])"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table:formula="of:=SUM([.A928];[.A929];[.A930])" office:value-type="float" office:value="9203" calcext:value-type="float">
            <text:p>9203</text:p>
          </table:table-cell>
          <table:table-cell table:formula="of:=IF([.B928]&gt;[.B927];[.C927]+1;[.C927])"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table:formula="of:=SUM([.A929];[.A930];[.A931])" office:value-type="float" office:value="9188" calcext:value-type="float">
            <text:p>9188</text:p>
          </table:table-cell>
          <table:table-cell table:formula="of:=IF([.B929]&gt;[.B928];[.C928]+1;[.C928])"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table:formula="of:=SUM([.A930];[.A931];[.A932])" office:value-type="float" office:value="9170" calcext:value-type="float">
            <text:p>9170</text:p>
          </table:table-cell>
          <table:table-cell table:formula="of:=IF([.B930]&gt;[.B929];[.C929]+1;[.C929])"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table:formula="of:=SUM([.A931];[.A932];[.A933])" office:value-type="float" office:value="9183" calcext:value-type="float">
            <text:p>9183</text:p>
          </table:table-cell>
          <table:table-cell table:formula="of:=IF([.B931]&gt;[.B930];[.C930]+1;[.C930])"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table:formula="of:=SUM([.A932];[.A933];[.A934])" office:value-type="float" office:value="9209" calcext:value-type="float">
            <text:p>9209</text:p>
          </table:table-cell>
          <table:table-cell table:formula="of:=IF([.B932]&gt;[.B931];[.C931]+1;[.C931])"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table:formula="of:=SUM([.A933];[.A934];[.A935])" office:value-type="float" office:value="9259" calcext:value-type="float">
            <text:p>9259</text:p>
          </table:table-cell>
          <table:table-cell table:formula="of:=IF([.B933]&gt;[.B932];[.C932]+1;[.C932])"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table:formula="of:=SUM([.A934];[.A935];[.A936])" office:value-type="float" office:value="9298" calcext:value-type="float">
            <text:p>9298</text:p>
          </table:table-cell>
          <table:table-cell table:formula="of:=IF([.B934]&gt;[.B933];[.C933]+1;[.C933])"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table:formula="of:=SUM([.A935];[.A936];[.A937])" office:value-type="float" office:value="9323" calcext:value-type="float">
            <text:p>9323</text:p>
          </table:table-cell>
          <table:table-cell table:formula="of:=IF([.B935]&gt;[.B934];[.C934]+1;[.C934])"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table:formula="of:=SUM([.A936];[.A937];[.A938])" office:value-type="float" office:value="9318" calcext:value-type="float">
            <text:p>9318</text:p>
          </table:table-cell>
          <table:table-cell table:formula="of:=IF([.B936]&gt;[.B935];[.C935]+1;[.C935])"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table:formula="of:=SUM([.A937];[.A938];[.A939])" office:value-type="float" office:value="9310" calcext:value-type="float">
            <text:p>9310</text:p>
          </table:table-cell>
          <table:table-cell table:formula="of:=IF([.B937]&gt;[.B936];[.C936]+1;[.C936])"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table:formula="of:=SUM([.A938];[.A939];[.A940])" office:value-type="float" office:value="9306" calcext:value-type="float">
            <text:p>9306</text:p>
          </table:table-cell>
          <table:table-cell table:formula="of:=IF([.B938]&gt;[.B937];[.C937]+1;[.C937])"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table:formula="of:=SUM([.A939];[.A940];[.A941])" office:value-type="float" office:value="9302" calcext:value-type="float">
            <text:p>9302</text:p>
          </table:table-cell>
          <table:table-cell table:formula="of:=IF([.B939]&gt;[.B938];[.C938]+1;[.C938])"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table:formula="of:=SUM([.A940];[.A941];[.A942])" office:value-type="float" office:value="9297" calcext:value-type="float">
            <text:p>9297</text:p>
          </table:table-cell>
          <table:table-cell table:formula="of:=IF([.B940]&gt;[.B939];[.C939]+1;[.C939])"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table:formula="of:=SUM([.A941];[.A942];[.A943])" office:value-type="float" office:value="9291" calcext:value-type="float">
            <text:p>9291</text:p>
          </table:table-cell>
          <table:table-cell table:formula="of:=IF([.B941]&gt;[.B940];[.C940]+1;[.C940])"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table:formula="of:=SUM([.A942];[.A943];[.A944])" office:value-type="float" office:value="9286" calcext:value-type="float">
            <text:p>9286</text:p>
          </table:table-cell>
          <table:table-cell table:formula="of:=IF([.B942]&gt;[.B941];[.C941]+1;[.C941])"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table:formula="of:=SUM([.A943];[.A944];[.A945])" office:value-type="float" office:value="9285" calcext:value-type="float">
            <text:p>9285</text:p>
          </table:table-cell>
          <table:table-cell table:formula="of:=IF([.B943]&gt;[.B942];[.C942]+1;[.C942])"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table:formula="of:=SUM([.A944];[.A945];[.A946])" office:value-type="float" office:value="9285" calcext:value-type="float">
            <text:p>9285</text:p>
          </table:table-cell>
          <table:table-cell table:formula="of:=IF([.B944]&gt;[.B943];[.C943]+1;[.C943])"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table:formula="of:=SUM([.A945];[.A946];[.A947])" office:value-type="float" office:value="9298" calcext:value-type="float">
            <text:p>9298</text:p>
          </table:table-cell>
          <table:table-cell table:formula="of:=IF([.B945]&gt;[.B944];[.C944]+1;[.C944])"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table:formula="of:=SUM([.A946];[.A947];[.A948])" office:value-type="float" office:value="9327" calcext:value-type="float">
            <text:p>9327</text:p>
          </table:table-cell>
          <table:table-cell table:formula="of:=IF([.B946]&gt;[.B945];[.C945]+1;[.C945])"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table:formula="of:=SUM([.A947];[.A948];[.A949])" office:value-type="float" office:value="9355" calcext:value-type="float">
            <text:p>9355</text:p>
          </table:table-cell>
          <table:table-cell table:formula="of:=IF([.B947]&gt;[.B946];[.C946]+1;[.C946])"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table:formula="of:=SUM([.A948];[.A949];[.A950])" office:value-type="float" office:value="9377" calcext:value-type="float">
            <text:p>9377</text:p>
          </table:table-cell>
          <table:table-cell table:formula="of:=IF([.B948]&gt;[.B947];[.C947]+1;[.C947])"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table:formula="of:=SUM([.A949];[.A950];[.A951])" office:value-type="float" office:value="9390" calcext:value-type="float">
            <text:p>9390</text:p>
          </table:table-cell>
          <table:table-cell table:formula="of:=IF([.B949]&gt;[.B948];[.C948]+1;[.C948])"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table:formula="of:=SUM([.A950];[.A951];[.A952])" office:value-type="float" office:value="9410" calcext:value-type="float">
            <text:p>9410</text:p>
          </table:table-cell>
          <table:table-cell table:formula="of:=IF([.B950]&gt;[.B949];[.C949]+1;[.C949])"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table:formula="of:=SUM([.A951];[.A952];[.A953])" office:value-type="float" office:value="9425" calcext:value-type="float">
            <text:p>9425</text:p>
          </table:table-cell>
          <table:table-cell table:formula="of:=IF([.B951]&gt;[.B950];[.C950]+1;[.C950])"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table:formula="of:=SUM([.A952];[.A953];[.A954])" office:value-type="float" office:value="9434" calcext:value-type="float">
            <text:p>9434</text:p>
          </table:table-cell>
          <table:table-cell table:formula="of:=IF([.B952]&gt;[.B951];[.C951]+1;[.C951])"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table:formula="of:=SUM([.A953];[.A954];[.A955])" office:value-type="float" office:value="9409" calcext:value-type="float">
            <text:p>9409</text:p>
          </table:table-cell>
          <table:table-cell table:formula="of:=IF([.B953]&gt;[.B952];[.C952]+1;[.C952])"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table:formula="of:=SUM([.A954];[.A955];[.A956])" office:value-type="float" office:value="9388" calcext:value-type="float">
            <text:p>9388</text:p>
          </table:table-cell>
          <table:table-cell table:formula="of:=IF([.B954]&gt;[.B953];[.C953]+1;[.C953])"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table:formula="of:=SUM([.A955];[.A956];[.A957])" office:value-type="float" office:value="9377" calcext:value-type="float">
            <text:p>9377</text:p>
          </table:table-cell>
          <table:table-cell table:formula="of:=IF([.B955]&gt;[.B954];[.C954]+1;[.C954])"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table:formula="of:=SUM([.A956];[.A957];[.A958])" office:value-type="float" office:value="9386" calcext:value-type="float">
            <text:p>9386</text:p>
          </table:table-cell>
          <table:table-cell table:formula="of:=IF([.B956]&gt;[.B955];[.C955]+1;[.C955])"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table:formula="of:=SUM([.A957];[.A958];[.A959])" office:value-type="float" office:value="9422" calcext:value-type="float">
            <text:p>9422</text:p>
          </table:table-cell>
          <table:table-cell table:formula="of:=IF([.B957]&gt;[.B956];[.C956]+1;[.C956])"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table:formula="of:=SUM([.A958];[.A959];[.A960])" office:value-type="float" office:value="9446" calcext:value-type="float">
            <text:p>9446</text:p>
          </table:table-cell>
          <table:table-cell table:formula="of:=IF([.B958]&gt;[.B957];[.C957]+1;[.C957])"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table:formula="of:=SUM([.A959];[.A960];[.A961])" office:value-type="float" office:value="9493" calcext:value-type="float">
            <text:p>9493</text:p>
          </table:table-cell>
          <table:table-cell table:formula="of:=IF([.B959]&gt;[.B958];[.C958]+1;[.C958])"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table:formula="of:=SUM([.A960];[.A961];[.A962])" office:value-type="float" office:value="9547" calcext:value-type="float">
            <text:p>9547</text:p>
          </table:table-cell>
          <table:table-cell table:formula="of:=IF([.B960]&gt;[.B959];[.C959]+1;[.C959])"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  <table:table-cell table:formula="of:=SUM([.A961];[.A962];[.A963])" office:value-type="float" office:value="9604" calcext:value-type="float">
            <text:p>9604</text:p>
          </table:table-cell>
          <table:table-cell table:formula="of:=IF([.B961]&gt;[.B960];[.C960]+1;[.C960])"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table:formula="of:=SUM([.A962];[.A963];[.A964])" office:value-type="float" office:value="9648" calcext:value-type="float">
            <text:p>9648</text:p>
          </table:table-cell>
          <table:table-cell table:formula="of:=IF([.B962]&gt;[.B961];[.C961]+1;[.C961])"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table:formula="of:=SUM([.A963];[.A964];[.A965])" office:value-type="float" office:value="9658" calcext:value-type="float">
            <text:p>9658</text:p>
          </table:table-cell>
          <table:table-cell table:formula="of:=IF([.B963]&gt;[.B962];[.C962]+1;[.C962])"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table:formula="of:=SUM([.A964];[.A965];[.A966])" office:value-type="float" office:value="9667" calcext:value-type="float">
            <text:p>9667</text:p>
          </table:table-cell>
          <table:table-cell table:formula="of:=IF([.B964]&gt;[.B963];[.C963]+1;[.C963])"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table:formula="of:=SUM([.A965];[.A966];[.A967])" office:value-type="float" office:value="9676" calcext:value-type="float">
            <text:p>9676</text:p>
          </table:table-cell>
          <table:table-cell table:formula="of:=IF([.B965]&gt;[.B964];[.C964]+1;[.C964])"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table:formula="of:=SUM([.A966];[.A967];[.A968])" office:value-type="float" office:value="9689" calcext:value-type="float">
            <text:p>9689</text:p>
          </table:table-cell>
          <table:table-cell table:formula="of:=IF([.B966]&gt;[.B965];[.C965]+1;[.C965])"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 table:formula="of:=SUM([.A967];[.A968];[.A969])" office:value-type="float" office:value="9716" calcext:value-type="float">
            <text:p>9716</text:p>
          </table:table-cell>
          <table:table-cell table:formula="of:=IF([.B967]&gt;[.B966];[.C966]+1;[.C966])"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 table:formula="of:=SUM([.A968];[.A969];[.A970])" office:value-type="float" office:value="9734" calcext:value-type="float">
            <text:p>9734</text:p>
          </table:table-cell>
          <table:table-cell table:formula="of:=IF([.B968]&gt;[.B967];[.C967]+1;[.C967])"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table:formula="of:=SUM([.A969];[.A970];[.A971])" office:value-type="float" office:value="9751" calcext:value-type="float">
            <text:p>9751</text:p>
          </table:table-cell>
          <table:table-cell table:formula="of:=IF([.B969]&gt;[.B968];[.C968]+1;[.C968])"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 table:formula="of:=SUM([.A970];[.A971];[.A972])" office:value-type="float" office:value="9755" calcext:value-type="float">
            <text:p>9755</text:p>
          </table:table-cell>
          <table:table-cell table:formula="of:=IF([.B970]&gt;[.B969];[.C969]+1;[.C969])"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table:formula="of:=SUM([.A971];[.A972];[.A973])" office:value-type="float" office:value="9767" calcext:value-type="float">
            <text:p>9767</text:p>
          </table:table-cell>
          <table:table-cell table:formula="of:=IF([.B971]&gt;[.B970];[.C970]+1;[.C970])"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3256" calcext:value-type="float">
            <text:p>3256</text:p>
          </table:table-cell>
          <table:table-cell table:formula="of:=SUM([.A972];[.A973];[.A974])" office:value-type="float" office:value="9785" calcext:value-type="float">
            <text:p>9785</text:p>
          </table:table-cell>
          <table:table-cell table:formula="of:=IF([.B972]&gt;[.B971];[.C971]+1;[.C971])"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3259" calcext:value-type="float">
            <text:p>3259</text:p>
          </table:table-cell>
          <table:table-cell table:formula="of:=SUM([.A973];[.A974];[.A975])" office:value-type="float" office:value="9806" calcext:value-type="float">
            <text:p>9806</text:p>
          </table:table-cell>
          <table:table-cell table:formula="of:=IF([.B973]&gt;[.B972];[.C972]+1;[.C972])"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table:formula="of:=SUM([.A974];[.A975];[.A976])" office:value-type="float" office:value="9833" calcext:value-type="float">
            <text:p>9833</text:p>
          </table:table-cell>
          <table:table-cell table:formula="of:=IF([.B974]&gt;[.B973];[.C973]+1;[.C973])"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table:formula="of:=SUM([.A975];[.A976];[.A977])" office:value-type="float" office:value="9859" calcext:value-type="float">
            <text:p>9859</text:p>
          </table:table-cell>
          <table:table-cell table:formula="of:=IF([.B975]&gt;[.B974];[.C974]+1;[.C974])"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3286" calcext:value-type="float">
            <text:p>3286</text:p>
          </table:table-cell>
          <table:table-cell table:formula="of:=SUM([.A976];[.A977];[.A978])" office:value-type="float" office:value="9893" calcext:value-type="float">
            <text:p>9893</text:p>
          </table:table-cell>
          <table:table-cell table:formula="of:=IF([.B976]&gt;[.B975];[.C975]+1;[.C975])"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table:formula="of:=SUM([.A977];[.A978];[.A979])" office:value-type="float" office:value="9929" calcext:value-type="float">
            <text:p>9929</text:p>
          </table:table-cell>
          <table:table-cell table:formula="of:=IF([.B977]&gt;[.B976];[.C976]+1;[.C976])"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3311" calcext:value-type="float">
            <text:p>3311</text:p>
          </table:table-cell>
          <table:table-cell table:formula="of:=SUM([.A978];[.A979];[.A980])" office:value-type="float" office:value="9957" calcext:value-type="float">
            <text:p>9957</text:p>
          </table:table-cell>
          <table:table-cell table:formula="of:=IF([.B978]&gt;[.B977];[.C977]+1;[.C977])"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3322" calcext:value-type="float">
            <text:p>3322</text:p>
          </table:table-cell>
          <table:table-cell table:formula="of:=SUM([.A979];[.A980];[.A981])" office:value-type="float" office:value="9977" calcext:value-type="float">
            <text:p>9977</text:p>
          </table:table-cell>
          <table:table-cell table:formula="of:=IF([.B979]&gt;[.B978];[.C978]+1;[.C978])"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3324" calcext:value-type="float">
            <text:p>3324</text:p>
          </table:table-cell>
          <table:table-cell table:formula="of:=SUM([.A980];[.A981];[.A982])" office:value-type="float" office:value="10018" calcext:value-type="float">
            <text:p>10018</text:p>
          </table:table-cell>
          <table:table-cell table:formula="of:=IF([.B980]&gt;[.B979];[.C979]+1;[.C979])"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3331" calcext:value-type="float">
            <text:p>3331</text:p>
          </table:table-cell>
          <table:table-cell table:formula="of:=SUM([.A981];[.A982];[.A983])" office:value-type="float" office:value="10058" calcext:value-type="float">
            <text:p>10058</text:p>
          </table:table-cell>
          <table:table-cell table:formula="of:=IF([.B981]&gt;[.B980];[.C980]+1;[.C980])"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 table:formula="of:=SUM([.A982];[.A983];[.A984])" office:value-type="float" office:value="10103" calcext:value-type="float">
            <text:p>10103</text:p>
          </table:table-cell>
          <table:table-cell table:formula="of:=IF([.B982]&gt;[.B981];[.C981]+1;[.C981])"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3364" calcext:value-type="float">
            <text:p>3364</text:p>
          </table:table-cell>
          <table:table-cell table:formula="of:=SUM([.A983];[.A984];[.A985])" office:value-type="float" office:value="10112" calcext:value-type="float">
            <text:p>10112</text:p>
          </table:table-cell>
          <table:table-cell table:formula="of:=IF([.B983]&gt;[.B982];[.C982]+1;[.C982])"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table:formula="of:=SUM([.A984];[.A985];[.A986])" office:value-type="float" office:value="10121" calcext:value-type="float">
            <text:p>10121</text:p>
          </table:table-cell>
          <table:table-cell table:formula="of:=IF([.B984]&gt;[.B983];[.C983]+1;[.C983])"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table:formula="of:=SUM([.A985];[.A986];[.A987])" office:value-type="float" office:value="10129" calcext:value-type="float">
            <text:p>10129</text:p>
          </table:table-cell>
          <table:table-cell table:formula="of:=IF([.B985]&gt;[.B984];[.C984]+1;[.C984])"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 table:formula="of:=SUM([.A986];[.A987];[.A988])" office:value-type="float" office:value="10149" calcext:value-type="float">
            <text:p>10149</text:p>
          </table:table-cell>
          <table:table-cell table:formula="of:=IF([.B986]&gt;[.B985];[.C985]+1;[.C985])"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  <table:table-cell table:formula="of:=SUM([.A987];[.A988];[.A989])" office:value-type="float" office:value="10173" calcext:value-type="float">
            <text:p>10173</text:p>
          </table:table-cell>
          <table:table-cell table:formula="of:=IF([.B987]&gt;[.B986];[.C986]+1;[.C986])"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3392" calcext:value-type="float">
            <text:p>3392</text:p>
          </table:table-cell>
          <table:table-cell table:formula="of:=SUM([.A988];[.A989];[.A990])" office:value-type="float" office:value="10182" calcext:value-type="float">
            <text:p>10182</text:p>
          </table:table-cell>
          <table:table-cell table:formula="of:=IF([.B988]&gt;[.B987];[.C987]+1;[.C987])"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3397" calcext:value-type="float">
            <text:p>3397</text:p>
          </table:table-cell>
          <table:table-cell table:formula="of:=SUM([.A989];[.A990];[.A991])" office:value-type="float" office:value="10185" calcext:value-type="float">
            <text:p>10185</text:p>
          </table:table-cell>
          <table:table-cell table:formula="of:=IF([.B989]&gt;[.B988];[.C988]+1;[.C988])"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3393" calcext:value-type="float">
            <text:p>3393</text:p>
          </table:table-cell>
          <table:table-cell table:formula="of:=SUM([.A990];[.A991];[.A992])" office:value-type="float" office:value="10195" calcext:value-type="float">
            <text:p>10195</text:p>
          </table:table-cell>
          <table:table-cell table:formula="of:=IF([.B990]&gt;[.B989];[.C989]+1;[.C989])"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  <table:table-cell table:formula="of:=SUM([.A991];[.A992];[.A993])" office:value-type="float" office:value="10210" calcext:value-type="float">
            <text:p>10210</text:p>
          </table:table-cell>
          <table:table-cell table:formula="of:=IF([.B991]&gt;[.B990];[.C990]+1;[.C990])"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3407" calcext:value-type="float">
            <text:p>3407</text:p>
          </table:table-cell>
          <table:table-cell table:formula="of:=SUM([.A992];[.A993];[.A994])" office:value-type="float" office:value="10224" calcext:value-type="float">
            <text:p>10224</text:p>
          </table:table-cell>
          <table:table-cell table:formula="of:=IF([.B992]&gt;[.B991];[.C991]+1;[.C991])"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  <table:table-cell table:formula="of:=SUM([.A993];[.A994];[.A995])" office:value-type="float" office:value="10221" calcext:value-type="float">
            <text:p>10221</text:p>
          </table:table-cell>
          <table:table-cell table:formula="of:=IF([.B993]&gt;[.B992];[.C992]+1;[.C992])"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  <table:table-cell table:formula="of:=SUM([.A994];[.A995];[.A996])" office:value-type="float" office:value="10222" calcext:value-type="float">
            <text:p>10222</text:p>
          </table:table-cell>
          <table:table-cell table:formula="of:=IF([.B994]&gt;[.B993];[.C993]+1;[.C993])"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3404" calcext:value-type="float">
            <text:p>3404</text:p>
          </table:table-cell>
          <table:table-cell table:formula="of:=SUM([.A995];[.A996];[.A997])" office:value-type="float" office:value="10227" calcext:value-type="float">
            <text:p>10227</text:p>
          </table:table-cell>
          <table:table-cell table:formula="of:=IF([.B995]&gt;[.B994];[.C994]+1;[.C994])"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  <table:table-cell table:formula="of:=SUM([.A996];[.A997];[.A998])" office:value-type="float" office:value="10245" calcext:value-type="float">
            <text:p>10245</text:p>
          </table:table-cell>
          <table:table-cell table:formula="of:=IF([.B996]&gt;[.B995];[.C995]+1;[.C995])"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3414" calcext:value-type="float">
            <text:p>3414</text:p>
          </table:table-cell>
          <table:table-cell table:formula="of:=SUM([.A997];[.A998];[.A999])" office:value-type="float" office:value="10263" calcext:value-type="float">
            <text:p>10263</text:p>
          </table:table-cell>
          <table:table-cell table:formula="of:=IF([.B997]&gt;[.B996];[.C996]+1;[.C996])"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3422" calcext:value-type="float">
            <text:p>3422</text:p>
          </table:table-cell>
          <table:table-cell table:formula="of:=SUM([.A998];[.A999];[.A1000])" office:value-type="float" office:value="10275" calcext:value-type="float">
            <text:p>10275</text:p>
          </table:table-cell>
          <table:table-cell table:formula="of:=IF([.B998]&gt;[.B997];[.C997]+1;[.C997])"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3427" calcext:value-type="float">
            <text:p>3427</text:p>
          </table:table-cell>
          <table:table-cell table:formula="of:=SUM([.A999];[.A1000];[.A1001])" office:value-type="float" office:value="10281" calcext:value-type="float">
            <text:p>10281</text:p>
          </table:table-cell>
          <table:table-cell table:formula="of:=IF([.B999]&gt;[.B998];[.C998]+1;[.C998])"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3426" calcext:value-type="float">
            <text:p>3426</text:p>
          </table:table-cell>
          <table:table-cell table:formula="of:=SUM([.A1000];[.A1001];[.A1002])" office:value-type="float" office:value="10264" calcext:value-type="float">
            <text:p>10264</text:p>
          </table:table-cell>
          <table:table-cell table:formula="of:=IF([.B1000]&gt;[.B999];[.C999]+1;[.C999])"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3428" calcext:value-type="float">
            <text:p>3428</text:p>
          </table:table-cell>
          <table:table-cell table:formula="of:=SUM([.A1001];[.A1002];[.A1003])" office:value-type="float" office:value="10256" calcext:value-type="float">
            <text:p>10256</text:p>
          </table:table-cell>
          <table:table-cell table:formula="of:=IF([.B1001]&gt;[.B1000];[.C1000]+1;[.C1000])"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table:formula="of:=SUM([.A1002];[.A1003];[.A1004])" office:value-type="float" office:value="10244" calcext:value-type="float">
            <text:p>10244</text:p>
          </table:table-cell>
          <table:table-cell table:formula="of:=IF([.B1002]&gt;[.B1001];[.C1001]+1;[.C1001])"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3418" calcext:value-type="float">
            <text:p>3418</text:p>
          </table:table-cell>
          <table:table-cell table:formula="of:=SUM([.A1003];[.A1004];[.A1005])" office:value-type="float" office:value="10242" calcext:value-type="float">
            <text:p>10242</text:p>
          </table:table-cell>
          <table:table-cell table:formula="of:=IF([.B1003]&gt;[.B1002];[.C1002]+1;[.C1002])"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3416" calcext:value-type="float">
            <text:p>3416</text:p>
          </table:table-cell>
          <table:table-cell table:formula="of:=SUM([.A1004];[.A1005];[.A1006])" office:value-type="float" office:value="10230" calcext:value-type="float">
            <text:p>10230</text:p>
          </table:table-cell>
          <table:table-cell table:formula="of:=IF([.B1004]&gt;[.B1003];[.C1003]+1;[.C1003])"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  <table:table-cell table:formula="of:=SUM([.A1005];[.A1006];[.A1007])" office:value-type="float" office:value="10225" calcext:value-type="float">
            <text:p>10225</text:p>
          </table:table-cell>
          <table:table-cell table:formula="of:=IF([.B1005]&gt;[.B1004];[.C1004]+1;[.C1004])"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3406" calcext:value-type="float">
            <text:p>3406</text:p>
          </table:table-cell>
          <table:table-cell table:formula="of:=SUM([.A1006];[.A1007];[.A1008])" office:value-type="float" office:value="10229" calcext:value-type="float">
            <text:p>10229</text:p>
          </table:table-cell>
          <table:table-cell table:formula="of:=IF([.B1006]&gt;[.B1005];[.C1005]+1;[.C1005])"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3411" calcext:value-type="float">
            <text:p>3411</text:p>
          </table:table-cell>
          <table:table-cell table:formula="of:=SUM([.A1007];[.A1008];[.A1009])" office:value-type="float" office:value="10241" calcext:value-type="float">
            <text:p>10241</text:p>
          </table:table-cell>
          <table:table-cell table:formula="of:=IF([.B1007]&gt;[.B1006];[.C1006]+1;[.C1006])"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table:formula="of:=SUM([.A1008];[.A1009];[.A1010])" office:value-type="float" office:value="10257" calcext:value-type="float">
            <text:p>10257</text:p>
          </table:table-cell>
          <table:table-cell table:formula="of:=IF([.B1008]&gt;[.B1007];[.C1007]+1;[.C1007])"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3418" calcext:value-type="float">
            <text:p>3418</text:p>
          </table:table-cell>
          <table:table-cell table:formula="of:=SUM([.A1009];[.A1010];[.A1011])" office:value-type="float" office:value="10270" calcext:value-type="float">
            <text:p>10270</text:p>
          </table:table-cell>
          <table:table-cell table:formula="of:=IF([.B1009]&gt;[.B1008];[.C1008]+1;[.C1008])"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3427" calcext:value-type="float">
            <text:p>3427</text:p>
          </table:table-cell>
          <table:table-cell table:formula="of:=SUM([.A1010];[.A1011];[.A1012])" office:value-type="float" office:value="10265" calcext:value-type="float">
            <text:p>10265</text:p>
          </table:table-cell>
          <table:table-cell table:formula="of:=IF([.B1010]&gt;[.B1009];[.C1009]+1;[.C1009])"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table:formula="of:=SUM([.A1011];[.A1012];[.A1013])" office:value-type="float" office:value="10238" calcext:value-type="float">
            <text:p>10238</text:p>
          </table:table-cell>
          <table:table-cell table:formula="of:=IF([.B1011]&gt;[.B1010];[.C1010]+1;[.C1010])"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3413" calcext:value-type="float">
            <text:p>3413</text:p>
          </table:table-cell>
          <table:table-cell table:formula="of:=SUM([.A1012];[.A1013];[.A1014])" office:value-type="float" office:value="10212" calcext:value-type="float">
            <text:p>10212</text:p>
          </table:table-cell>
          <table:table-cell table:formula="of:=IF([.B1012]&gt;[.B1011];[.C1011]+1;[.C1011])"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table:formula="of:=SUM([.A1013];[.A1014];[.A1015])" office:value-type="float" office:value="10199" calcext:value-type="float">
            <text:p>10199</text:p>
          </table:table-cell>
          <table:table-cell table:formula="of:=IF([.B1013]&gt;[.B1012];[.C1012]+1;[.C1012])"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3399" calcext:value-type="float">
            <text:p>3399</text:p>
          </table:table-cell>
          <table:table-cell table:formula="of:=SUM([.A1014];[.A1015];[.A1016])" office:value-type="float" office:value="10192" calcext:value-type="float">
            <text:p>10192</text:p>
          </table:table-cell>
          <table:table-cell table:formula="of:=IF([.B1014]&gt;[.B1013];[.C1013]+1;[.C1013])"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table:formula="of:=SUM([.A1015];[.A1016];[.A1017])" office:value-type="float" office:value="10187" calcext:value-type="float">
            <text:p>10187</text:p>
          </table:table-cell>
          <table:table-cell table:formula="of:=IF([.B1015]&gt;[.B1014];[.C1014]+1;[.C1014])"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3393" calcext:value-type="float">
            <text:p>3393</text:p>
          </table:table-cell>
          <table:table-cell table:formula="of:=SUM([.A1016];[.A1017];[.A1018])" office:value-type="float" office:value="10182" calcext:value-type="float">
            <text:p>10182</text:p>
          </table:table-cell>
          <table:table-cell table:formula="of:=IF([.B1016]&gt;[.B1015];[.C1015]+1;[.C1015])"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3394" calcext:value-type="float">
            <text:p>3394</text:p>
          </table:table-cell>
          <table:table-cell table:formula="of:=SUM([.A1017];[.A1018];[.A1019])" office:value-type="float" office:value="10183" calcext:value-type="float">
            <text:p>10183</text:p>
          </table:table-cell>
          <table:table-cell table:formula="of:=IF([.B1017]&gt;[.B1016];[.C1016]+1;[.C1016])"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  <table:table-cell table:formula="of:=SUM([.A1018];[.A1019];[.A1020])" office:value-type="float" office:value="10182" calcext:value-type="float">
            <text:p>10182</text:p>
          </table:table-cell>
          <table:table-cell table:formula="of:=IF([.B1018]&gt;[.B1017];[.C1017]+1;[.C1017])"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3394" calcext:value-type="float">
            <text:p>3394</text:p>
          </table:table-cell>
          <table:table-cell table:formula="of:=SUM([.A1019];[.A1020];[.A1021])" office:value-type="float" office:value="10179" calcext:value-type="float">
            <text:p>10179</text:p>
          </table:table-cell>
          <table:table-cell table:formula="of:=IF([.B1019]&gt;[.B1018];[.C1018]+1;[.C1018])"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3393" calcext:value-type="float">
            <text:p>3393</text:p>
          </table:table-cell>
          <table:table-cell table:formula="of:=SUM([.A1020];[.A1021];[.A1022])" office:value-type="float" office:value="10174" calcext:value-type="float">
            <text:p>10174</text:p>
          </table:table-cell>
          <table:table-cell table:formula="of:=IF([.B1020]&gt;[.B1019];[.C1019]+1;[.C1019])"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3392" calcext:value-type="float">
            <text:p>3392</text:p>
          </table:table-cell>
          <table:table-cell table:formula="of:=SUM([.A1021];[.A1022];[.A1023])" office:value-type="float" office:value="10171" calcext:value-type="float">
            <text:p>10171</text:p>
          </table:table-cell>
          <table:table-cell table:formula="of:=IF([.B1021]&gt;[.B1020];[.C1020]+1;[.C1020])"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3389" calcext:value-type="float">
            <text:p>3389</text:p>
          </table:table-cell>
          <table:table-cell table:formula="of:=SUM([.A1022];[.A1023];[.A1024])" office:value-type="float" office:value="10173" calcext:value-type="float">
            <text:p>10173</text:p>
          </table:table-cell>
          <table:table-cell table:formula="of:=IF([.B1022]&gt;[.B1021];[.C1021]+1;[.C1021])"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table:formula="of:=SUM([.A1023];[.A1024];[.A1025])" office:value-type="float" office:value="10179" calcext:value-type="float">
            <text:p>10179</text:p>
          </table:table-cell>
          <table:table-cell table:formula="of:=IF([.B1023]&gt;[.B1022];[.C1022]+1;[.C1022])"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3394" calcext:value-type="float">
            <text:p>3394</text:p>
          </table:table-cell>
          <table:table-cell table:formula="of:=SUM([.A1024];[.A1025];[.A1026])" office:value-type="float" office:value="10191" calcext:value-type="float">
            <text:p>10191</text:p>
          </table:table-cell>
          <table:table-cell table:formula="of:=IF([.B1024]&gt;[.B1023];[.C1023]+1;[.C1023])"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  <table:table-cell table:formula="of:=SUM([.A1025];[.A1026];[.A1027])" office:value-type="float" office:value="10191" calcext:value-type="float">
            <text:p>10191</text:p>
          </table:table-cell>
          <table:table-cell table:formula="of:=IF([.B1025]&gt;[.B1024];[.C1024]+1;[.C1024])"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3402" calcext:value-type="float">
            <text:p>3402</text:p>
          </table:table-cell>
          <table:table-cell table:formula="of:=SUM([.A1026];[.A1027];[.A1028])" office:value-type="float" office:value="10191" calcext:value-type="float">
            <text:p>10191</text:p>
          </table:table-cell>
          <table:table-cell table:formula="of:=IF([.B1026]&gt;[.B1025];[.C1025]+1;[.C1025])"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3394" calcext:value-type="float">
            <text:p>3394</text:p>
          </table:table-cell>
          <table:table-cell table:formula="of:=SUM([.A1027];[.A1028];[.A1029])" office:value-type="float" office:value="10204" calcext:value-type="float">
            <text:p>10204</text:p>
          </table:table-cell>
          <table:table-cell table:formula="of:=IF([.B1027]&gt;[.B1026];[.C1026]+1;[.C1026])"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  <table:table-cell table:formula="of:=SUM([.A1028];[.A1029];[.A1030])" office:value-type="float" office:value="10215" calcext:value-type="float">
            <text:p>10215</text:p>
          </table:table-cell>
          <table:table-cell table:formula="of:=IF([.B1028]&gt;[.B1027];[.C1027]+1;[.C1027])"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3415" calcext:value-type="float">
            <text:p>3415</text:p>
          </table:table-cell>
          <table:table-cell table:formula="of:=SUM([.A1029];[.A1030];[.A1031])" office:value-type="float" office:value="10227" calcext:value-type="float">
            <text:p>10227</text:p>
          </table:table-cell>
          <table:table-cell table:formula="of:=IF([.B1029]&gt;[.B1028];[.C1028]+1;[.C1028])"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  <table:table-cell table:formula="of:=SUM([.A1030];[.A1031];[.A1032])" office:value-type="float" office:value="10244" calcext:value-type="float">
            <text:p>10244</text:p>
          </table:table-cell>
          <table:table-cell table:formula="of:=IF([.B1030]&gt;[.B1029];[.C1029]+1;[.C1029])"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3407" calcext:value-type="float">
            <text:p>3407</text:p>
          </table:table-cell>
          <table:table-cell table:formula="of:=SUM([.A1031];[.A1032];[.A1033])" office:value-type="float" office:value="10278" calcext:value-type="float">
            <text:p>10278</text:p>
          </table:table-cell>
          <table:table-cell table:formula="of:=IF([.B1031]&gt;[.B1030];[.C1030]+1;[.C1030])"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3432" calcext:value-type="float">
            <text:p>3432</text:p>
          </table:table-cell>
          <table:table-cell table:formula="of:=SUM([.A1032];[.A1033];[.A1034])" office:value-type="float" office:value="10308" calcext:value-type="float">
            <text:p>10308</text:p>
          </table:table-cell>
          <table:table-cell table:formula="of:=IF([.B1032]&gt;[.B1031];[.C1031]+1;[.C1031])"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3439" calcext:value-type="float">
            <text:p>3439</text:p>
          </table:table-cell>
          <table:table-cell table:formula="of:=SUM([.A1033];[.A1034];[.A1035])" office:value-type="float" office:value="10315" calcext:value-type="float">
            <text:p>10315</text:p>
          </table:table-cell>
          <table:table-cell table:formula="of:=IF([.B1033]&gt;[.B1032];[.C1032]+1;[.C1032])"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3437" calcext:value-type="float">
            <text:p>3437</text:p>
          </table:table-cell>
          <table:table-cell table:formula="of:=SUM([.A1034];[.A1035];[.A1036])" office:value-type="float" office:value="10334" calcext:value-type="float">
            <text:p>10334</text:p>
          </table:table-cell>
          <table:table-cell table:formula="of:=IF([.B1034]&gt;[.B1033];[.C1033]+1;[.C1033])"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3439" calcext:value-type="float">
            <text:p>3439</text:p>
          </table:table-cell>
          <table:table-cell table:formula="of:=SUM([.A1035];[.A1036];[.A1037])" office:value-type="float" office:value="10358" calcext:value-type="float">
            <text:p>10358</text:p>
          </table:table-cell>
          <table:table-cell table:formula="of:=IF([.B1035]&gt;[.B1034];[.C1034]+1;[.C1034])"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3458" calcext:value-type="float">
            <text:p>3458</text:p>
          </table:table-cell>
          <table:table-cell table:formula="of:=SUM([.A1036];[.A1037];[.A1038])" office:value-type="float" office:value="10388" calcext:value-type="float">
            <text:p>10388</text:p>
          </table:table-cell>
          <table:table-cell table:formula="of:=IF([.B1036]&gt;[.B1035];[.C1035]+1;[.C1035])"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3461" calcext:value-type="float">
            <text:p>3461</text:p>
          </table:table-cell>
          <table:table-cell table:formula="of:=SUM([.A1037];[.A1038];[.A1039])" office:value-type="float" office:value="10394" calcext:value-type="float">
            <text:p>10394</text:p>
          </table:table-cell>
          <table:table-cell table:formula="of:=IF([.B1037]&gt;[.B1036];[.C1036]+1;[.C1036])"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3469" calcext:value-type="float">
            <text:p>3469</text:p>
          </table:table-cell>
          <table:table-cell table:formula="of:=SUM([.A1038];[.A1039];[.A1040])" office:value-type="float" office:value="10396" calcext:value-type="float">
            <text:p>10396</text:p>
          </table:table-cell>
          <table:table-cell table:formula="of:=IF([.B1038]&gt;[.B1037];[.C1037]+1;[.C1037])"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3464" calcext:value-type="float">
            <text:p>3464</text:p>
          </table:table-cell>
          <table:table-cell table:formula="of:=SUM([.A1039];[.A1040];[.A1041])" office:value-type="float" office:value="10391" calcext:value-type="float">
            <text:p>10391</text:p>
          </table:table-cell>
          <table:table-cell table:formula="of:=IF([.B1039]&gt;[.B1038];[.C1038]+1;[.C1038])"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3463" calcext:value-type="float">
            <text:p>3463</text:p>
          </table:table-cell>
          <table:table-cell table:formula="of:=SUM([.A1040];[.A1041];[.A1042])" office:value-type="float" office:value="10380" calcext:value-type="float">
            <text:p>10380</text:p>
          </table:table-cell>
          <table:table-cell table:formula="of:=IF([.B1040]&gt;[.B1039];[.C1039]+1;[.C1039])"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3464" calcext:value-type="float">
            <text:p>3464</text:p>
          </table:table-cell>
          <table:table-cell table:formula="of:=SUM([.A1041];[.A1042];[.A1043])" office:value-type="float" office:value="10375" calcext:value-type="float">
            <text:p>10375</text:p>
          </table:table-cell>
          <table:table-cell table:formula="of:=IF([.B1041]&gt;[.B1040];[.C1040]+1;[.C1040])"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3453" calcext:value-type="float">
            <text:p>3453</text:p>
          </table:table-cell>
          <table:table-cell table:formula="of:=SUM([.A1042];[.A1043];[.A1044])" office:value-type="float" office:value="10363" calcext:value-type="float">
            <text:p>10363</text:p>
          </table:table-cell>
          <table:table-cell table:formula="of:=IF([.B1042]&gt;[.B1041];[.C1041]+1;[.C1041])"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3458" calcext:value-type="float">
            <text:p>3458</text:p>
          </table:table-cell>
          <table:table-cell table:formula="of:=SUM([.A1043];[.A1044];[.A1045])" office:value-type="float" office:value="10365" calcext:value-type="float">
            <text:p>10365</text:p>
          </table:table-cell>
          <table:table-cell table:formula="of:=IF([.B1043]&gt;[.B1042];[.C1042]+1;[.C1042])"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3452" calcext:value-type="float">
            <text:p>3452</text:p>
          </table:table-cell>
          <table:table-cell table:formula="of:=SUM([.A1044];[.A1045];[.A1046])" office:value-type="float" office:value="10363" calcext:value-type="float">
            <text:p>10363</text:p>
          </table:table-cell>
          <table:table-cell table:formula="of:=IF([.B1044]&gt;[.B1043];[.C1043]+1;[.C1043])"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3455" calcext:value-type="float">
            <text:p>3455</text:p>
          </table:table-cell>
          <table:table-cell table:formula="of:=SUM([.A1045];[.A1046];[.A1047])" office:value-type="float" office:value="10370" calcext:value-type="float">
            <text:p>10370</text:p>
          </table:table-cell>
          <table:table-cell table:formula="of:=IF([.B1045]&gt;[.B1044];[.C1044]+1;[.C1044])"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table:formula="of:=SUM([.A1046];[.A1047];[.A1048])" office:value-type="float" office:value="10379" calcext:value-type="float">
            <text:p>10379</text:p>
          </table:table-cell>
          <table:table-cell table:formula="of:=IF([.B1046]&gt;[.B1045];[.C1045]+1;[.C1045])"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3459" calcext:value-type="float">
            <text:p>3459</text:p>
          </table:table-cell>
          <table:table-cell table:formula="of:=SUM([.A1047];[.A1048];[.A1049])" office:value-type="float" office:value="10391" calcext:value-type="float">
            <text:p>10391</text:p>
          </table:table-cell>
          <table:table-cell table:formula="of:=IF([.B1047]&gt;[.B1046];[.C1046]+1;[.C1046])"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3464" calcext:value-type="float">
            <text:p>3464</text:p>
          </table:table-cell>
          <table:table-cell table:formula="of:=SUM([.A1048];[.A1049];[.A1050])" office:value-type="float" office:value="10403" calcext:value-type="float">
            <text:p>10403</text:p>
          </table:table-cell>
          <table:table-cell table:formula="of:=IF([.B1048]&gt;[.B1047];[.C1047]+1;[.C1047])"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3468" calcext:value-type="float">
            <text:p>3468</text:p>
          </table:table-cell>
          <table:table-cell table:formula="of:=SUM([.A1049];[.A1050];[.A1051])" office:value-type="float" office:value="10413" calcext:value-type="float">
            <text:p>10413</text:p>
          </table:table-cell>
          <table:table-cell table:formula="of:=IF([.B1049]&gt;[.B1048];[.C1048]+1;[.C1048])"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3471" calcext:value-type="float">
            <text:p>3471</text:p>
          </table:table-cell>
          <table:table-cell table:formula="of:=SUM([.A1050];[.A1051];[.A1052])" office:value-type="float" office:value="10421" calcext:value-type="float">
            <text:p>10421</text:p>
          </table:table-cell>
          <table:table-cell table:formula="of:=IF([.B1050]&gt;[.B1049];[.C1049]+1;[.C1049])"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3474" calcext:value-type="float">
            <text:p>3474</text:p>
          </table:table-cell>
          <table:table-cell table:formula="of:=SUM([.A1051];[.A1052];[.A1053])" office:value-type="float" office:value="10425" calcext:value-type="float">
            <text:p>10425</text:p>
          </table:table-cell>
          <table:table-cell table:formula="of:=IF([.B1051]&gt;[.B1050];[.C1050]+1;[.C1050])"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3476" calcext:value-type="float">
            <text:p>3476</text:p>
          </table:table-cell>
          <table:table-cell table:formula="of:=SUM([.A1052];[.A1053];[.A1054])" office:value-type="float" office:value="10428" calcext:value-type="float">
            <text:p>10428</text:p>
          </table:table-cell>
          <table:table-cell table:formula="of:=IF([.B1052]&gt;[.B1051];[.C1051]+1;[.C1051])"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3475" calcext:value-type="float">
            <text:p>3475</text:p>
          </table:table-cell>
          <table:table-cell table:formula="of:=SUM([.A1053];[.A1054];[.A1055])" office:value-type="float" office:value="10431" calcext:value-type="float">
            <text:p>10431</text:p>
          </table:table-cell>
          <table:table-cell table:formula="of:=IF([.B1053]&gt;[.B1052];[.C1052]+1;[.C1052])"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3477" calcext:value-type="float">
            <text:p>3477</text:p>
          </table:table-cell>
          <table:table-cell table:formula="of:=SUM([.A1054];[.A1055];[.A1056])" office:value-type="float" office:value="10437" calcext:value-type="float">
            <text:p>10437</text:p>
          </table:table-cell>
          <table:table-cell table:formula="of:=IF([.B1054]&gt;[.B1053];[.C1053]+1;[.C1053])"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3479" calcext:value-type="float">
            <text:p>3479</text:p>
          </table:table-cell>
          <table:table-cell table:formula="of:=SUM([.A1055];[.A1056];[.A1057])" office:value-type="float" office:value="10442" calcext:value-type="float">
            <text:p>10442</text:p>
          </table:table-cell>
          <table:table-cell table:formula="of:=IF([.B1055]&gt;[.B1054];[.C1054]+1;[.C1054])"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3481" calcext:value-type="float">
            <text:p>3481</text:p>
          </table:table-cell>
          <table:table-cell table:formula="of:=SUM([.A1056];[.A1057];[.A1058])" office:value-type="float" office:value="10455" calcext:value-type="float">
            <text:p>10455</text:p>
          </table:table-cell>
          <table:table-cell table:formula="of:=IF([.B1056]&gt;[.B1055];[.C1055]+1;[.C1055])"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3482" calcext:value-type="float">
            <text:p>3482</text:p>
          </table:table-cell>
          <table:table-cell table:formula="of:=SUM([.A1057];[.A1058];[.A1059])" office:value-type="float" office:value="10475" calcext:value-type="float">
            <text:p>10475</text:p>
          </table:table-cell>
          <table:table-cell table:formula="of:=IF([.B1057]&gt;[.B1056];[.C1056]+1;[.C1056])"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3492" calcext:value-type="float">
            <text:p>3492</text:p>
          </table:table-cell>
          <table:table-cell table:formula="of:=SUM([.A1058];[.A1059];[.A1060])" office:value-type="float" office:value="10499" calcext:value-type="float">
            <text:p>10499</text:p>
          </table:table-cell>
          <table:table-cell table:formula="of:=IF([.B1058]&gt;[.B1057];[.C1057]+1;[.C1057])"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 table:formula="of:=SUM([.A1059];[.A1060];[.A1061])" office:value-type="float" office:value="10508" calcext:value-type="float">
            <text:p>10508</text:p>
          </table:table-cell>
          <table:table-cell table:formula="of:=IF([.B1059]&gt;[.B1058];[.C1058]+1;[.C1058])"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3506" calcext:value-type="float">
            <text:p>3506</text:p>
          </table:table-cell>
          <table:table-cell table:formula="of:=SUM([.A1060];[.A1061];[.A1062])" office:value-type="float" office:value="10504" calcext:value-type="float">
            <text:p>10504</text:p>
          </table:table-cell>
          <table:table-cell table:formula="of:=IF([.B1060]&gt;[.B1059];[.C1059]+1;[.C1059])"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 table:formula="of:=SUM([.A1061];[.A1062];[.A1063])" office:value-type="float" office:value="10496" calcext:value-type="float">
            <text:p>10496</text:p>
          </table:table-cell>
          <table:table-cell table:formula="of:=IF([.B1061]&gt;[.B1060];[.C1060]+1;[.C1060])"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3497" calcext:value-type="float">
            <text:p>3497</text:p>
          </table:table-cell>
          <table:table-cell table:formula="of:=SUM([.A1062];[.A1063];[.A1064])" office:value-type="float" office:value="10496" calcext:value-type="float">
            <text:p>10496</text:p>
          </table:table-cell>
          <table:table-cell table:formula="of:=IF([.B1062]&gt;[.B1061];[.C1061]+1;[.C1061])"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3498" calcext:value-type="float">
            <text:p>3498</text:p>
          </table:table-cell>
          <table:table-cell table:formula="of:=SUM([.A1063];[.A1064];[.A1065])" office:value-type="float" office:value="10501" calcext:value-type="float">
            <text:p>10501</text:p>
          </table:table-cell>
          <table:table-cell table:formula="of:=IF([.B1063]&gt;[.B1062];[.C1062]+1;[.C1062])"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 table:formula="of:=SUM([.A1064];[.A1065];[.A1066])" office:value-type="float" office:value="10499" calcext:value-type="float">
            <text:p>10499</text:p>
          </table:table-cell>
          <table:table-cell table:formula="of:=IF([.B1064]&gt;[.B1063];[.C1063]+1;[.C1063])"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3502" calcext:value-type="float">
            <text:p>3502</text:p>
          </table:table-cell>
          <table:table-cell table:formula="of:=SUM([.A1065];[.A1066];[.A1067])" office:value-type="float" office:value="10508" calcext:value-type="float">
            <text:p>10508</text:p>
          </table:table-cell>
          <table:table-cell table:formula="of:=IF([.B1065]&gt;[.B1064];[.C1064]+1;[.C1064])"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3496" calcext:value-type="float">
            <text:p>3496</text:p>
          </table:table-cell>
          <table:table-cell table:formula="of:=SUM([.A1066];[.A1067];[.A1068])" office:value-type="float" office:value="10519" calcext:value-type="float">
            <text:p>10519</text:p>
          </table:table-cell>
          <table:table-cell table:formula="of:=IF([.B1066]&gt;[.B1065];[.C1065]+1;[.C1065])"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table:formula="of:=SUM([.A1067];[.A1068];[.A1069])" office:value-type="float" office:value="10538" calcext:value-type="float">
            <text:p>10538</text:p>
          </table:table-cell>
          <table:table-cell table:formula="of:=IF([.B1067]&gt;[.B1066];[.C1066]+1;[.C1066])"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 table:formula="of:=SUM([.A1068];[.A1069];[.A1070])" office:value-type="float" office:value="10561" calcext:value-type="float">
            <text:p>10561</text:p>
          </table:table-cell>
          <table:table-cell table:formula="of:=IF([.B1068]&gt;[.B1067];[.C1067]+1;[.C1067])"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table:formula="of:=SUM([.A1069];[.A1070];[.A1071])" office:value-type="float" office:value="10582" calcext:value-type="float">
            <text:p>10582</text:p>
          </table:table-cell>
          <table:table-cell table:formula="of:=IF([.B1069]&gt;[.B1068];[.C1068]+1;[.C1068])"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3533" calcext:value-type="float">
            <text:p>3533</text:p>
          </table:table-cell>
          <table:table-cell table:formula="of:=SUM([.A1070];[.A1071];[.A1072])" office:value-type="float" office:value="10612" calcext:value-type="float">
            <text:p>10612</text:p>
          </table:table-cell>
          <table:table-cell table:formula="of:=IF([.B1070]&gt;[.B1069];[.C1069]+1;[.C1069])"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3534" calcext:value-type="float">
            <text:p>3534</text:p>
          </table:table-cell>
          <table:table-cell table:formula="of:=SUM([.A1071];[.A1072];[.A1073])" office:value-type="float" office:value="10631" calcext:value-type="float">
            <text:p>10631</text:p>
          </table:table-cell>
          <table:table-cell table:formula="of:=IF([.B1071]&gt;[.B1070];[.C1070]+1;[.C1070])"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table:formula="of:=SUM([.A1072];[.A1073];[.A1074])" office:value-type="float" office:value="10658" calcext:value-type="float">
            <text:p>10658</text:p>
          </table:table-cell>
          <table:table-cell table:formula="of:=IF([.B1072]&gt;[.B1071];[.C1071]+1;[.C1071])"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3552" calcext:value-type="float">
            <text:p>3552</text:p>
          </table:table-cell>
          <table:table-cell table:formula="of:=SUM([.A1073];[.A1074];[.A1075])" office:value-type="float" office:value="10667" calcext:value-type="float">
            <text:p>10667</text:p>
          </table:table-cell>
          <table:table-cell table:formula="of:=IF([.B1073]&gt;[.B1072];[.C1072]+1;[.C1072])"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3561" calcext:value-type="float">
            <text:p>3561</text:p>
          </table:table-cell>
          <table:table-cell table:formula="of:=SUM([.A1074];[.A1075];[.A1076])" office:value-type="float" office:value="10676" calcext:value-type="float">
            <text:p>10676</text:p>
          </table:table-cell>
          <table:table-cell table:formula="of:=IF([.B1074]&gt;[.B1073];[.C1073]+1;[.C1073])"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3554" calcext:value-type="float">
            <text:p>3554</text:p>
          </table:table-cell>
          <table:table-cell table:formula="of:=SUM([.A1075];[.A1076];[.A1077])" office:value-type="float" office:value="10677" calcext:value-type="float">
            <text:p>10677</text:p>
          </table:table-cell>
          <table:table-cell table:formula="of:=IF([.B1075]&gt;[.B1074];[.C1074]+1;[.C1074])"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3561" calcext:value-type="float">
            <text:p>3561</text:p>
          </table:table-cell>
          <table:table-cell table:formula="of:=SUM([.A1076];[.A1077];[.A1078])" office:value-type="float" office:value="10686" calcext:value-type="float">
            <text:p>10686</text:p>
          </table:table-cell>
          <table:table-cell table:formula="of:=IF([.B1076]&gt;[.B1075];[.C1075]+1;[.C1075])"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3562" calcext:value-type="float">
            <text:p>3562</text:p>
          </table:table-cell>
          <table:table-cell table:formula="of:=SUM([.A1077];[.A1078];[.A1079])" office:value-type="float" office:value="10689" calcext:value-type="float">
            <text:p>10689</text:p>
          </table:table-cell>
          <table:table-cell table:formula="of:=IF([.B1077]&gt;[.B1076];[.C1076]+1;[.C1076])"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3563" calcext:value-type="float">
            <text:p>3563</text:p>
          </table:table-cell>
          <table:table-cell table:formula="of:=SUM([.A1078];[.A1079];[.A1080])" office:value-type="float" office:value="10680" calcext:value-type="float">
            <text:p>10680</text:p>
          </table:table-cell>
          <table:table-cell table:formula="of:=IF([.B1078]&gt;[.B1077];[.C1077]+1;[.C1077])"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3564" calcext:value-type="float">
            <text:p>3564</text:p>
          </table:table-cell>
          <table:table-cell table:formula="of:=SUM([.A1079];[.A1080];[.A1081])" office:value-type="float" office:value="10671" calcext:value-type="float">
            <text:p>10671</text:p>
          </table:table-cell>
          <table:table-cell table:formula="of:=IF([.B1079]&gt;[.B1078];[.C1078]+1;[.C1078])"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3553" calcext:value-type="float">
            <text:p>3553</text:p>
          </table:table-cell>
          <table:table-cell table:formula="of:=SUM([.A1080];[.A1081];[.A1082])" office:value-type="float" office:value="10665" calcext:value-type="float">
            <text:p>10665</text:p>
          </table:table-cell>
          <table:table-cell table:formula="of:=IF([.B1080]&gt;[.B1079];[.C1079]+1;[.C1079])"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3554" calcext:value-type="float">
            <text:p>3554</text:p>
          </table:table-cell>
          <table:table-cell table:formula="of:=SUM([.A1081];[.A1082];[.A1083])" office:value-type="float" office:value="10658" calcext:value-type="float">
            <text:p>10658</text:p>
          </table:table-cell>
          <table:table-cell table:formula="of:=IF([.B1081]&gt;[.B1080];[.C1080]+1;[.C1080])"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3558" calcext:value-type="float">
            <text:p>3558</text:p>
          </table:table-cell>
          <table:table-cell table:formula="of:=SUM([.A1082];[.A1083];[.A1084])" office:value-type="float" office:value="10651" calcext:value-type="float">
            <text:p>10651</text:p>
          </table:table-cell>
          <table:table-cell table:formula="of:=IF([.B1082]&gt;[.B1081];[.C1081]+1;[.C1081])"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table:formula="of:=SUM([.A1083];[.A1084];[.A1085])" office:value-type="float" office:value="10654" calcext:value-type="float">
            <text:p>10654</text:p>
          </table:table-cell>
          <table:table-cell table:formula="of:=IF([.B1083]&gt;[.B1082];[.C1082]+1;[.C1082])"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table:formula="of:=SUM([.A1084];[.A1085];[.A1086])" office:value-type="float" office:value="10671" calcext:value-type="float">
            <text:p>10671</text:p>
          </table:table-cell>
          <table:table-cell table:formula="of:=IF([.B1084]&gt;[.B1083];[.C1083]+1;[.C1083])"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3561" calcext:value-type="float">
            <text:p>3561</text:p>
          </table:table-cell>
          <table:table-cell table:formula="of:=SUM([.A1085];[.A1086];[.A1087])" office:value-type="float" office:value="10671" calcext:value-type="float">
            <text:p>10671</text:p>
          </table:table-cell>
          <table:table-cell table:formula="of:=IF([.B1085]&gt;[.B1084];[.C1084]+1;[.C1084])"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3563" calcext:value-type="float">
            <text:p>3563</text:p>
          </table:table-cell>
          <table:table-cell table:formula="of:=SUM([.A1086];[.A1087];[.A1088])" office:value-type="float" office:value="10680" calcext:value-type="float">
            <text:p>10680</text:p>
          </table:table-cell>
          <table:table-cell table:formula="of:=IF([.B1086]&gt;[.B1085];[.C1085]+1;[.C1085])"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table:formula="of:=SUM([.A1087];[.A1088];[.A1089])" office:value-type="float" office:value="10689" calcext:value-type="float">
            <text:p>10689</text:p>
          </table:table-cell>
          <table:table-cell table:formula="of:=IF([.B1087]&gt;[.B1086];[.C1086]+1;[.C1086])"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table:formula="of:=SUM([.A1088];[.A1089];[.A1090])" office:value-type="float" office:value="10721" calcext:value-type="float">
            <text:p>10721</text:p>
          </table:table-cell>
          <table:table-cell table:formula="of:=IF([.B1088]&gt;[.B1087];[.C1087]+1;[.C1087])"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3572" calcext:value-type="float">
            <text:p>3572</text:p>
          </table:table-cell>
          <table:table-cell table:formula="of:=SUM([.A1089];[.A1090];[.A1091])" office:value-type="float" office:value="10741" calcext:value-type="float">
            <text:p>10741</text:p>
          </table:table-cell>
          <table:table-cell table:formula="of:=IF([.B1089]&gt;[.B1088];[.C1088]+1;[.C1088])"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3579" calcext:value-type="float">
            <text:p>3579</text:p>
          </table:table-cell>
          <table:table-cell table:formula="of:=SUM([.A1090];[.A1091];[.A1092])" office:value-type="float" office:value="10773" calcext:value-type="float">
            <text:p>10773</text:p>
          </table:table-cell>
          <table:table-cell table:formula="of:=IF([.B1090]&gt;[.B1089];[.C1089]+1;[.C1089])"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table:formula="of:=SUM([.A1091];[.A1092];[.A1093])" office:value-type="float" office:value="10828" calcext:value-type="float">
            <text:p>10828</text:p>
          </table:table-cell>
          <table:table-cell table:formula="of:=IF([.B1091]&gt;[.B1090];[.C1090]+1;[.C1090])"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3604" calcext:value-type="float">
            <text:p>3604</text:p>
          </table:table-cell>
          <table:table-cell table:formula="of:=SUM([.A1092];[.A1093];[.A1094])" office:value-type="float" office:value="10865" calcext:value-type="float">
            <text:p>10865</text:p>
          </table:table-cell>
          <table:table-cell table:formula="of:=IF([.B1092]&gt;[.B1091];[.C1091]+1;[.C1091])"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3634" calcext:value-type="float">
            <text:p>3634</text:p>
          </table:table-cell>
          <table:table-cell table:formula="of:=SUM([.A1093];[.A1094];[.A1095])" office:value-type="float" office:value="10891" calcext:value-type="float">
            <text:p>10891</text:p>
          </table:table-cell>
          <table:table-cell table:formula="of:=IF([.B1093]&gt;[.B1092];[.C1092]+1;[.C1092])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3627" calcext:value-type="float">
            <text:p>3627</text:p>
          </table:table-cell>
          <table:table-cell table:formula="of:=SUM([.A1094];[.A1095];[.A1096])" office:value-type="float" office:value="10886" calcext:value-type="float">
            <text:p>10886</text:p>
          </table:table-cell>
          <table:table-cell table:formula="of:=IF([.B1094]&gt;[.B1093];[.C1093]+1;[.C1093])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table:formula="of:=SUM([.A1095];[.A1096];[.A1097])" office:value-type="float" office:value="10891" calcext:value-type="float">
            <text:p>10891</text:p>
          </table:table-cell>
          <table:table-cell table:formula="of:=IF([.B1095]&gt;[.B1094];[.C1094]+1;[.C1094])"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3629" calcext:value-type="float">
            <text:p>3629</text:p>
          </table:table-cell>
          <table:table-cell table:formula="of:=SUM([.A1096];[.A1097];[.A1098])" office:value-type="float" office:value="10859" calcext:value-type="float">
            <text:p>10859</text:p>
          </table:table-cell>
          <table:table-cell table:formula="of:=IF([.B1096]&gt;[.B1095];[.C1095]+1;[.C1095])"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3632" calcext:value-type="float">
            <text:p>3632</text:p>
          </table:table-cell>
          <table:table-cell table:formula="of:=SUM([.A1097];[.A1098];[.A1099])" office:value-type="float" office:value="10829" calcext:value-type="float">
            <text:p>10829</text:p>
          </table:table-cell>
          <table:table-cell table:formula="of:=IF([.B1097]&gt;[.B1096];[.C1096]+1;[.C1096])"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3598" calcext:value-type="float">
            <text:p>3598</text:p>
          </table:table-cell>
          <table:table-cell table:formula="of:=SUM([.A1098];[.A1099];[.A1100])" office:value-type="float" office:value="10816" calcext:value-type="float">
            <text:p>10816</text:p>
          </table:table-cell>
          <table:table-cell table:formula="of:=IF([.B1098]&gt;[.B1097];[.C1097]+1;[.C1097])"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3599" calcext:value-type="float">
            <text:p>3599</text:p>
          </table:table-cell>
          <table:table-cell table:formula="of:=SUM([.A1099];[.A1100];[.A1101])" office:value-type="float" office:value="10835" calcext:value-type="float">
            <text:p>10835</text:p>
          </table:table-cell>
          <table:table-cell table:formula="of:=IF([.B1099]&gt;[.B1098];[.C1098]+1;[.C1098])"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3619" calcext:value-type="float">
            <text:p>3619</text:p>
          </table:table-cell>
          <table:table-cell table:formula="of:=SUM([.A1100];[.A1101];[.A1102])" office:value-type="float" office:value="10866" calcext:value-type="float">
            <text:p>10866</text:p>
          </table:table-cell>
          <table:table-cell table:formula="of:=IF([.B1100]&gt;[.B1099];[.C1099]+1;[.C1099])"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3617" calcext:value-type="float">
            <text:p>3617</text:p>
          </table:table-cell>
          <table:table-cell table:formula="of:=SUM([.A1101];[.A1102];[.A1103])" office:value-type="float" office:value="10871" calcext:value-type="float">
            <text:p>10871</text:p>
          </table:table-cell>
          <table:table-cell table:formula="of:=IF([.B1101]&gt;[.B1100];[.C1100]+1;[.C1100])"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table:formula="of:=SUM([.A1102];[.A1103];[.A1104])" office:value-type="float" office:value="10879" calcext:value-type="float">
            <text:p>10879</text:p>
          </table:table-cell>
          <table:table-cell table:formula="of:=IF([.B1102]&gt;[.B1101];[.C1101]+1;[.C1101])"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3624" calcext:value-type="float">
            <text:p>3624</text:p>
          </table:table-cell>
          <table:table-cell table:formula="of:=SUM([.A1103];[.A1104];[.A1105])" office:value-type="float" office:value="10876" calcext:value-type="float">
            <text:p>10876</text:p>
          </table:table-cell>
          <table:table-cell table:formula="of:=IF([.B1103]&gt;[.B1102];[.C1102]+1;[.C1102])"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table:formula="of:=SUM([.A1104];[.A1105];[.A1106])" office:value-type="float" office:value="10888" calcext:value-type="float">
            <text:p>10888</text:p>
          </table:table-cell>
          <table:table-cell table:formula="of:=IF([.B1104]&gt;[.B1103];[.C1103]+1;[.C1103])"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3627" calcext:value-type="float">
            <text:p>3627</text:p>
          </table:table-cell>
          <table:table-cell table:formula="of:=SUM([.A1105];[.A1106];[.A1107])" office:value-type="float" office:value="10895" calcext:value-type="float">
            <text:p>10895</text:p>
          </table:table-cell>
          <table:table-cell table:formula="of:=IF([.B1105]&gt;[.B1104];[.C1104]+1;[.C1104])"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3636" calcext:value-type="float">
            <text:p>3636</text:p>
          </table:table-cell>
          <table:table-cell table:formula="of:=SUM([.A1106];[.A1107];[.A1108])" office:value-type="float" office:value="10901" calcext:value-type="float">
            <text:p>10901</text:p>
          </table:table-cell>
          <table:table-cell table:formula="of:=IF([.B1106]&gt;[.B1105];[.C1105]+1;[.C1105])"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3632" calcext:value-type="float">
            <text:p>3632</text:p>
          </table:table-cell>
          <table:table-cell table:formula="of:=SUM([.A1107];[.A1108];[.A1109])" office:value-type="float" office:value="10903" calcext:value-type="float">
            <text:p>10903</text:p>
          </table:table-cell>
          <table:table-cell table:formula="of:=IF([.B1107]&gt;[.B1106];[.C1106]+1;[.C1106])"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3633" calcext:value-type="float">
            <text:p>3633</text:p>
          </table:table-cell>
          <table:table-cell table:formula="of:=SUM([.A1108];[.A1109];[.A1110])" office:value-type="float" office:value="10913" calcext:value-type="float">
            <text:p>10913</text:p>
          </table:table-cell>
          <table:table-cell table:formula="of:=IF([.B1108]&gt;[.B1107];[.C1107]+1;[.C1107])"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3638" calcext:value-type="float">
            <text:p>3638</text:p>
          </table:table-cell>
          <table:table-cell table:formula="of:=SUM([.A1109];[.A1110];[.A1111])" office:value-type="float" office:value="10920" calcext:value-type="float">
            <text:p>10920</text:p>
          </table:table-cell>
          <table:table-cell table:formula="of:=IF([.B1109]&gt;[.B1108];[.C1108]+1;[.C1108])"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3642" calcext:value-type="float">
            <text:p>3642</text:p>
          </table:table-cell>
          <table:table-cell table:formula="of:=SUM([.A1110];[.A1111];[.A1112])" office:value-type="float" office:value="10903" calcext:value-type="float">
            <text:p>10903</text:p>
          </table:table-cell>
          <table:table-cell table:formula="of:=IF([.B1110]&gt;[.B1109];[.C1109]+1;[.C1109])"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table:formula="of:=SUM([.A1111];[.A1112];[.A1113])" office:value-type="float" office:value="10884" calcext:value-type="float">
            <text:p>10884</text:p>
          </table:table-cell>
          <table:table-cell table:formula="of:=IF([.B1111]&gt;[.B1110];[.C1110]+1;[.C1110])"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table:formula="of:=SUM([.A1112];[.A1113];[.A1114])" office:value-type="float" office:value="10864" calcext:value-type="float">
            <text:p>10864</text:p>
          </table:table-cell>
          <table:table-cell table:formula="of:=IF([.B1112]&gt;[.B1111];[.C1111]+1;[.C1111])"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3623" calcext:value-type="float">
            <text:p>3623</text:p>
          </table:table-cell>
          <table:table-cell table:formula="of:=SUM([.A1113];[.A1114];[.A1115])" office:value-type="float" office:value="10870" calcext:value-type="float">
            <text:p>10870</text:p>
          </table:table-cell>
          <table:table-cell table:formula="of:=IF([.B1113]&gt;[.B1112];[.C1112]+1;[.C1112])"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table:formula="of:=SUM([.A1114];[.A1115];[.A1116])" office:value-type="float" office:value="10872" calcext:value-type="float">
            <text:p>10872</text:p>
          </table:table-cell>
          <table:table-cell table:formula="of:=IF([.B1114]&gt;[.B1113];[.C1113]+1;[.C1113])"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3627" calcext:value-type="float">
            <text:p>3627</text:p>
          </table:table-cell>
          <table:table-cell table:formula="of:=SUM([.A1115];[.A1116];[.A1117])" office:value-type="float" office:value="10876" calcext:value-type="float">
            <text:p>10876</text:p>
          </table:table-cell>
          <table:table-cell table:formula="of:=IF([.B1115]&gt;[.B1114];[.C1114]+1;[.C1114])"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table:formula="of:=SUM([.A1116];[.A1117];[.A1118])" office:value-type="float" office:value="10865" calcext:value-type="float">
            <text:p>10865</text:p>
          </table:table-cell>
          <table:table-cell table:formula="of:=IF([.B1116]&gt;[.B1115];[.C1115]+1;[.C1115])"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3624" calcext:value-type="float">
            <text:p>3624</text:p>
          </table:table-cell>
          <table:table-cell table:formula="of:=SUM([.A1117];[.A1118];[.A1119])" office:value-type="float" office:value="10888" calcext:value-type="float">
            <text:p>10888</text:p>
          </table:table-cell>
          <table:table-cell table:formula="of:=IF([.B1117]&gt;[.B1116];[.C1116]+1;[.C1116])"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3616" calcext:value-type="float">
            <text:p>3616</text:p>
          </table:table-cell>
          <table:table-cell table:formula="of:=SUM([.A1118];[.A1119];[.A1120])" office:value-type="float" office:value="10894" calcext:value-type="float">
            <text:p>10894</text:p>
          </table:table-cell>
          <table:table-cell table:formula="of:=IF([.B1118]&gt;[.B1117];[.C1117]+1;[.C1117])"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3648" calcext:value-type="float">
            <text:p>3648</text:p>
          </table:table-cell>
          <table:table-cell table:formula="of:=SUM([.A1119];[.A1120];[.A1121])" office:value-type="float" office:value="10903" calcext:value-type="float">
            <text:p>10903</text:p>
          </table:table-cell>
          <table:table-cell table:formula="of:=IF([.B1119]&gt;[.B1118];[.C1118]+1;[.C1118])"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table:formula="of:=SUM([.A1120];[.A1121];[.A1122])" office:value-type="float" office:value="10883" calcext:value-type="float">
            <text:p>10883</text:p>
          </table:table-cell>
          <table:table-cell table:formula="of:=IF([.B1120]&gt;[.B1119];[.C1119]+1;[.C1119])"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table:formula="of:=SUM([.A1121];[.A1122];[.A1123])" office:value-type="float" office:value="10887" calcext:value-type="float">
            <text:p>10887</text:p>
          </table:table-cell>
          <table:table-cell table:formula="of:=IF([.B1121]&gt;[.B1120];[.C1120]+1;[.C1120])"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3628" calcext:value-type="float">
            <text:p>3628</text:p>
          </table:table-cell>
          <table:table-cell table:formula="of:=SUM([.A1122];[.A1123];[.A1124])" office:value-type="float" office:value="10891" calcext:value-type="float">
            <text:p>10891</text:p>
          </table:table-cell>
          <table:table-cell table:formula="of:=IF([.B1122]&gt;[.B1121];[.C1121]+1;[.C1121])"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3634" calcext:value-type="float">
            <text:p>3634</text:p>
          </table:table-cell>
          <table:table-cell table:formula="of:=SUM([.A1123];[.A1124];[.A1125])" office:value-type="float" office:value="10912" calcext:value-type="float">
            <text:p>10912</text:p>
          </table:table-cell>
          <table:table-cell table:formula="of:=IF([.B1123]&gt;[.B1122];[.C1122]+1;[.C1122])"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3629" calcext:value-type="float">
            <text:p>3629</text:p>
          </table:table-cell>
          <table:table-cell table:formula="of:=SUM([.A1124];[.A1125];[.A1126])" office:value-type="float" office:value="10929" calcext:value-type="float">
            <text:p>10929</text:p>
          </table:table-cell>
          <table:table-cell table:formula="of:=IF([.B1124]&gt;[.B1123];[.C1123]+1;[.C1123])"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3649" calcext:value-type="float">
            <text:p>3649</text:p>
          </table:table-cell>
          <table:table-cell table:formula="of:=SUM([.A1125];[.A1126];[.A1127])" office:value-type="float" office:value="10952" calcext:value-type="float">
            <text:p>10952</text:p>
          </table:table-cell>
          <table:table-cell table:formula="of:=IF([.B1125]&gt;[.B1124];[.C1124]+1;[.C1124])"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3651" calcext:value-type="float">
            <text:p>3651</text:p>
          </table:table-cell>
          <table:table-cell table:formula="of:=SUM([.A1126];[.A1127];[.A1128])" office:value-type="float" office:value="10956" calcext:value-type="float">
            <text:p>10956</text:p>
          </table:table-cell>
          <table:table-cell table:formula="of:=IF([.B1126]&gt;[.B1125];[.C1125]+1;[.C1125])"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3652" calcext:value-type="float">
            <text:p>3652</text:p>
          </table:table-cell>
          <table:table-cell table:formula="of:=SUM([.A1127];[.A1128];[.A1129])" office:value-type="float" office:value="10965" calcext:value-type="float">
            <text:p>10965</text:p>
          </table:table-cell>
          <table:table-cell table:formula="of:=IF([.B1127]&gt;[.B1126];[.C1126]+1;[.C1126])"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3653" calcext:value-type="float">
            <text:p>3653</text:p>
          </table:table-cell>
          <table:table-cell table:formula="of:=SUM([.A1128];[.A1129];[.A1130])" office:value-type="float" office:value="10985" calcext:value-type="float">
            <text:p>10985</text:p>
          </table:table-cell>
          <table:table-cell table:formula="of:=IF([.B1128]&gt;[.B1127];[.C1127]+1;[.C1127])"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table:formula="of:=SUM([.A1129];[.A1130];[.A1131])" office:value-type="float" office:value="11006" calcext:value-type="float">
            <text:p>11006</text:p>
          </table:table-cell>
          <table:table-cell table:formula="of:=IF([.B1129]&gt;[.B1128];[.C1128]+1;[.C1128])"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3672" calcext:value-type="float">
            <text:p>3672</text:p>
          </table:table-cell>
          <table:table-cell table:formula="of:=SUM([.A1130];[.A1131];[.A1132])" office:value-type="float" office:value="11030" calcext:value-type="float">
            <text:p>11030</text:p>
          </table:table-cell>
          <table:table-cell table:formula="of:=IF([.B1130]&gt;[.B1129];[.C1129]+1;[.C1129])"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formula="of:=SUM([.A1131];[.A1132];[.A1133])" office:value-type="float" office:value="11064" calcext:value-type="float">
            <text:p>11064</text:p>
          </table:table-cell>
          <table:table-cell table:formula="of:=IF([.B1131]&gt;[.B1130];[.C1130]+1;[.C1130])"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3684" calcext:value-type="float">
            <text:p>3684</text:p>
          </table:table-cell>
          <table:table-cell table:formula="of:=SUM([.A1132];[.A1133];[.A1134])" office:value-type="float" office:value="11097" calcext:value-type="float">
            <text:p>11097</text:p>
          </table:table-cell>
          <table:table-cell table:formula="of:=IF([.B1132]&gt;[.B1131];[.C1131]+1;[.C1131])"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3706" calcext:value-type="float">
            <text:p>3706</text:p>
          </table:table-cell>
          <table:table-cell table:formula="of:=SUM([.A1133];[.A1134];[.A1135])" office:value-type="float" office:value="11126" calcext:value-type="float">
            <text:p>11126</text:p>
          </table:table-cell>
          <table:table-cell table:formula="of:=IF([.B1133]&gt;[.B1132];[.C1132]+1;[.C1132])"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3707" calcext:value-type="float">
            <text:p>3707</text:p>
          </table:table-cell>
          <table:table-cell table:formula="of:=SUM([.A1134];[.A1135];[.A1136])" office:value-type="float" office:value="11128" calcext:value-type="float">
            <text:p>11128</text:p>
          </table:table-cell>
          <table:table-cell table:formula="of:=IF([.B1134]&gt;[.B1133];[.C1133]+1;[.C1133])"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3713" calcext:value-type="float">
            <text:p>3713</text:p>
          </table:table-cell>
          <table:table-cell table:formula="of:=SUM([.A1135];[.A1136];[.A1137])" office:value-type="float" office:value="11128" calcext:value-type="float">
            <text:p>11128</text:p>
          </table:table-cell>
          <table:table-cell table:formula="of:=IF([.B1135]&gt;[.B1134];[.C1134]+1;[.C1134])"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3708" calcext:value-type="float">
            <text:p>3708</text:p>
          </table:table-cell>
          <table:table-cell table:formula="of:=SUM([.A1136];[.A1137];[.A1138])" office:value-type="float" office:value="11112" calcext:value-type="float">
            <text:p>11112</text:p>
          </table:table-cell>
          <table:table-cell table:formula="of:=IF([.B1136]&gt;[.B1135];[.C1135]+1;[.C1135])"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3707" calcext:value-type="float">
            <text:p>3707</text:p>
          </table:table-cell>
          <table:table-cell table:formula="of:=SUM([.A1137];[.A1138];[.A1139])" office:value-type="float" office:value="11078" calcext:value-type="float">
            <text:p>11078</text:p>
          </table:table-cell>
          <table:table-cell table:formula="of:=IF([.B1137]&gt;[.B1136];[.C1136]+1;[.C1136])"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3697" calcext:value-type="float">
            <text:p>3697</text:p>
          </table:table-cell>
          <table:table-cell table:formula="of:=SUM([.A1138];[.A1139];[.A1140])" office:value-type="float" office:value="11041" calcext:value-type="float">
            <text:p>11041</text:p>
          </table:table-cell>
          <table:table-cell table:formula="of:=IF([.B1138]&gt;[.B1137];[.C1137]+1;[.C1137])"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formula="of:=SUM([.A1139];[.A1140];[.A1141])" office:value-type="float" office:value="11015" calcext:value-type="float">
            <text:p>11015</text:p>
          </table:table-cell>
          <table:table-cell table:formula="of:=IF([.B1139]&gt;[.B1138];[.C1138]+1;[.C1138])"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table:formula="of:=SUM([.A1140];[.A1141];[.A1142])" office:value-type="float" office:value="11011" calcext:value-type="float">
            <text:p>11011</text:p>
          </table:table-cell>
          <table:table-cell table:formula="of:=IF([.B1140]&gt;[.B1139];[.C1139]+1;[.C1139])"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3671" calcext:value-type="float">
            <text:p>3671</text:p>
          </table:table-cell>
          <table:table-cell table:formula="of:=SUM([.A1141];[.A1142];[.A1143])" office:value-type="float" office:value="11015" calcext:value-type="float">
            <text:p>11015</text:p>
          </table:table-cell>
          <table:table-cell table:formula="of:=IF([.B1141]&gt;[.B1140];[.C1140]+1;[.C1140])"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table:formula="of:=SUM([.A1142];[.A1143];[.A1144])" office:value-type="float" office:value="11020" calcext:value-type="float">
            <text:p>11020</text:p>
          </table:table-cell>
          <table:table-cell table:formula="of:=IF([.B1142]&gt;[.B1141];[.C1141]+1;[.C1141])"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formula="of:=SUM([.A1143];[.A1144];[.A1145])" office:value-type="float" office:value="11027" calcext:value-type="float">
            <text:p>11027</text:p>
          </table:table-cell>
          <table:table-cell table:formula="of:=IF([.B1143]&gt;[.B1142];[.C1142]+1;[.C1142])"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3676" calcext:value-type="float">
            <text:p>3676</text:p>
          </table:table-cell>
          <table:table-cell table:formula="of:=SUM([.A1144];[.A1145];[.A1146])" office:value-type="float" office:value="11027" calcext:value-type="float">
            <text:p>11027</text:p>
          </table:table-cell>
          <table:table-cell table:formula="of:=IF([.B1144]&gt;[.B1143];[.C1143]+1;[.C1143])"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3677" calcext:value-type="float">
            <text:p>3677</text:p>
          </table:table-cell>
          <table:table-cell table:formula="of:=SUM([.A1145];[.A1146];[.A1147])" office:value-type="float" office:value="11044" calcext:value-type="float">
            <text:p>11044</text:p>
          </table:table-cell>
          <table:table-cell table:formula="of:=IF([.B1145]&gt;[.B1144];[.C1144]+1;[.C1144])"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formula="of:=SUM([.A1146];[.A1147];[.A1148])" office:value-type="float" office:value="11058" calcext:value-type="float">
            <text:p>11058</text:p>
          </table:table-cell>
          <table:table-cell table:formula="of:=IF([.B1146]&gt;[.B1145];[.C1145]+1;[.C1145])"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3693" calcext:value-type="float">
            <text:p>3693</text:p>
          </table:table-cell>
          <table:table-cell table:formula="of:=SUM([.A1147];[.A1148];[.A1149])" office:value-type="float" office:value="11077" calcext:value-type="float">
            <text:p>11077</text:p>
          </table:table-cell>
          <table:table-cell table:formula="of:=IF([.B1147]&gt;[.B1146];[.C1146]+1;[.C1146])"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3691" calcext:value-type="float">
            <text:p>3691</text:p>
          </table:table-cell>
          <table:table-cell table:formula="of:=SUM([.A1148];[.A1149];[.A1150])" office:value-type="float" office:value="11078" calcext:value-type="float">
            <text:p>11078</text:p>
          </table:table-cell>
          <table:table-cell table:formula="of:=IF([.B1148]&gt;[.B1147];[.C1147]+1;[.C1147])"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3693" calcext:value-type="float">
            <text:p>3693</text:p>
          </table:table-cell>
          <table:table-cell table:formula="of:=SUM([.A1149];[.A1150];[.A1151])" office:value-type="float" office:value="11085" calcext:value-type="float">
            <text:p>11085</text:p>
          </table:table-cell>
          <table:table-cell table:formula="of:=IF([.B1149]&gt;[.B1148];[.C1148]+1;[.C1148])"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3694" calcext:value-type="float">
            <text:p>3694</text:p>
          </table:table-cell>
          <table:table-cell table:formula="of:=SUM([.A1150];[.A1151];[.A1152])" office:value-type="float" office:value="11054" calcext:value-type="float">
            <text:p>11054</text:p>
          </table:table-cell>
          <table:table-cell table:formula="of:=IF([.B1150]&gt;[.B1149];[.C1149]+1;[.C1149])"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3698" calcext:value-type="float">
            <text:p>3698</text:p>
          </table:table-cell>
          <table:table-cell table:formula="of:=SUM([.A1151];[.A1152];[.A1153])" office:value-type="float" office:value="11031" calcext:value-type="float">
            <text:p>11031</text:p>
          </table:table-cell>
          <table:table-cell table:formula="of:=IF([.B1151]&gt;[.B1150];[.C1150]+1;[.C1150])"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3662" calcext:value-type="float">
            <text:p>3662</text:p>
          </table:table-cell>
          <table:table-cell table:formula="of:=SUM([.A1152];[.A1153];[.A1154])" office:value-type="float" office:value="10997" calcext:value-type="float">
            <text:p>10997</text:p>
          </table:table-cell>
          <table:table-cell table:formula="of:=IF([.B1152]&gt;[.B1151];[.C1151]+1;[.C1151])"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3671" calcext:value-type="float">
            <text:p>3671</text:p>
          </table:table-cell>
          <table:table-cell table:formula="of:=SUM([.A1153];[.A1154];[.A1155])" office:value-type="float" office:value="11000" calcext:value-type="float">
            <text:p>11000</text:p>
          </table:table-cell>
          <table:table-cell table:formula="of:=IF([.B1153]&gt;[.B1152];[.C1152]+1;[.C1152])"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3664" calcext:value-type="float">
            <text:p>3664</text:p>
          </table:table-cell>
          <table:table-cell table:formula="of:=SUM([.A1154];[.A1155];[.A1156])" office:value-type="float" office:value="10995" calcext:value-type="float">
            <text:p>10995</text:p>
          </table:table-cell>
          <table:table-cell table:formula="of:=IF([.B1154]&gt;[.B1153];[.C1153]+1;[.C1153])"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3665" calcext:value-type="float">
            <text:p>3665</text:p>
          </table:table-cell>
          <table:table-cell table:formula="of:=SUM([.A1155];[.A1156];[.A1157])" office:value-type="float" office:value="10998" calcext:value-type="float">
            <text:p>10998</text:p>
          </table:table-cell>
          <table:table-cell table:formula="of:=IF([.B1155]&gt;[.B1154];[.C1154]+1;[.C1154])"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3666" calcext:value-type="float">
            <text:p>3666</text:p>
          </table:table-cell>
          <table:table-cell table:formula="of:=SUM([.A1156];[.A1157];[.A1158])" office:value-type="float" office:value="10998" calcext:value-type="float">
            <text:p>10998</text:p>
          </table:table-cell>
          <table:table-cell table:formula="of:=IF([.B1156]&gt;[.B1155];[.C1155]+1;[.C1155])"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3667" calcext:value-type="float">
            <text:p>3667</text:p>
          </table:table-cell>
          <table:table-cell table:formula="of:=SUM([.A1157];[.A1158];[.A1159])" office:value-type="float" office:value="10998" calcext:value-type="float">
            <text:p>10998</text:p>
          </table:table-cell>
          <table:table-cell table:formula="of:=IF([.B1157]&gt;[.B1156];[.C1156]+1;[.C1156])"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3665" calcext:value-type="float">
            <text:p>3665</text:p>
          </table:table-cell>
          <table:table-cell table:formula="of:=SUM([.A1158];[.A1159];[.A1160])" office:value-type="float" office:value="10998" calcext:value-type="float">
            <text:p>10998</text:p>
          </table:table-cell>
          <table:table-cell table:formula="of:=IF([.B1158]&gt;[.B1157];[.C1157]+1;[.C1157])"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3666" calcext:value-type="float">
            <text:p>3666</text:p>
          </table:table-cell>
          <table:table-cell table:formula="of:=SUM([.A1159];[.A1160];[.A1161])" office:value-type="float" office:value="10999" calcext:value-type="float">
            <text:p>10999</text:p>
          </table:table-cell>
          <table:table-cell table:formula="of:=IF([.B1159]&gt;[.B1158];[.C1158]+1;[.C1158])"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3667" calcext:value-type="float">
            <text:p>3667</text:p>
          </table:table-cell>
          <table:table-cell table:formula="of:=SUM([.A1160];[.A1161];[.A1162])" office:value-type="float" office:value="11000" calcext:value-type="float">
            <text:p>11000</text:p>
          </table:table-cell>
          <table:table-cell table:formula="of:=IF([.B1160]&gt;[.B1159];[.C1159]+1;[.C1159])"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3666" calcext:value-type="float">
            <text:p>3666</text:p>
          </table:table-cell>
          <table:table-cell table:formula="of:=SUM([.A1161];[.A1162];[.A1163])" office:value-type="float" office:value="10996" calcext:value-type="float">
            <text:p>10996</text:p>
          </table:table-cell>
          <table:table-cell table:formula="of:=IF([.B1161]&gt;[.B1160];[.C1160]+1;[.C1160])"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3667" calcext:value-type="float">
            <text:p>3667</text:p>
          </table:table-cell>
          <table:table-cell table:formula="of:=SUM([.A1162];[.A1163];[.A1164])" office:value-type="float" office:value="10992" calcext:value-type="float">
            <text:p>10992</text:p>
          </table:table-cell>
          <table:table-cell table:formula="of:=IF([.B1162]&gt;[.B1161];[.C1161]+1;[.C1161])"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3663" calcext:value-type="float">
            <text:p>3663</text:p>
          </table:table-cell>
          <table:table-cell table:formula="of:=SUM([.A1163];[.A1164];[.A1165])" office:value-type="float" office:value="10990" calcext:value-type="float">
            <text:p>10990</text:p>
          </table:table-cell>
          <table:table-cell table:formula="of:=IF([.B1163]&gt;[.B1162];[.C1162]+1;[.C1162])"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3662" calcext:value-type="float">
            <text:p>3662</text:p>
          </table:table-cell>
          <table:table-cell table:formula="of:=SUM([.A1164];[.A1165];[.A1166])" office:value-type="float" office:value="10986" calcext:value-type="float">
            <text:p>10986</text:p>
          </table:table-cell>
          <table:table-cell table:formula="of:=IF([.B1164]&gt;[.B1163];[.C1163]+1;[.C1163])"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3665" calcext:value-type="float">
            <text:p>3665</text:p>
          </table:table-cell>
          <table:table-cell table:formula="of:=SUM([.A1165];[.A1166];[.A1167])" office:value-type="float" office:value="10975" calcext:value-type="float">
            <text:p>10975</text:p>
          </table:table-cell>
          <table:table-cell table:formula="of:=IF([.B1165]&gt;[.B1164];[.C1164]+1;[.C1164])"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3659" calcext:value-type="float">
            <text:p>3659</text:p>
          </table:table-cell>
          <table:table-cell table:formula="of:=SUM([.A1166];[.A1167];[.A1168])" office:value-type="float" office:value="10967" calcext:value-type="float">
            <text:p>10967</text:p>
          </table:table-cell>
          <table:table-cell table:formula="of:=IF([.B1166]&gt;[.B1165];[.C1165]+1;[.C1165])"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3651" calcext:value-type="float">
            <text:p>3651</text:p>
          </table:table-cell>
          <table:table-cell table:formula="of:=SUM([.A1167];[.A1168];[.A1169])" office:value-type="float" office:value="10964" calcext:value-type="float">
            <text:p>10964</text:p>
          </table:table-cell>
          <table:table-cell table:formula="of:=IF([.B1167]&gt;[.B1166];[.C1166]+1;[.C1166])"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3657" calcext:value-type="float">
            <text:p>3657</text:p>
          </table:table-cell>
          <table:table-cell table:formula="of:=SUM([.A1168];[.A1169];[.A1170])" office:value-type="float" office:value="10976" calcext:value-type="float">
            <text:p>10976</text:p>
          </table:table-cell>
          <table:table-cell table:formula="of:=IF([.B1168]&gt;[.B1167];[.C1167]+1;[.C1167])"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3656" calcext:value-type="float">
            <text:p>3656</text:p>
          </table:table-cell>
          <table:table-cell table:formula="of:=SUM([.A1169];[.A1170];[.A1171])" office:value-type="float" office:value="10978" calcext:value-type="float">
            <text:p>10978</text:p>
          </table:table-cell>
          <table:table-cell table:formula="of:=IF([.B1169]&gt;[.B1168];[.C1168]+1;[.C1168])"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3663" calcext:value-type="float">
            <text:p>3663</text:p>
          </table:table-cell>
          <table:table-cell table:formula="of:=SUM([.A1170];[.A1171];[.A1172])" office:value-type="float" office:value="10991" calcext:value-type="float">
            <text:p>10991</text:p>
          </table:table-cell>
          <table:table-cell table:formula="of:=IF([.B1170]&gt;[.B1169];[.C1169]+1;[.C1169])"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3659" calcext:value-type="float">
            <text:p>3659</text:p>
          </table:table-cell>
          <table:table-cell table:formula="of:=SUM([.A1171];[.A1172];[.A1173])" office:value-type="float" office:value="10994" calcext:value-type="float">
            <text:p>10994</text:p>
          </table:table-cell>
          <table:table-cell table:formula="of:=IF([.B1171]&gt;[.B1170];[.C1170]+1;[.C1170])"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3669" calcext:value-type="float">
            <text:p>3669</text:p>
          </table:table-cell>
          <table:table-cell table:formula="of:=SUM([.A1172];[.A1173];[.A1174])" office:value-type="float" office:value="10987" calcext:value-type="float">
            <text:p>10987</text:p>
          </table:table-cell>
          <table:table-cell table:formula="of:=IF([.B1172]&gt;[.B1171];[.C1171]+1;[.C1171])"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3666" calcext:value-type="float">
            <text:p>3666</text:p>
          </table:table-cell>
          <table:table-cell table:formula="of:=SUM([.A1173];[.A1174];[.A1175])" office:value-type="float" office:value="10961" calcext:value-type="float">
            <text:p>10961</text:p>
          </table:table-cell>
          <table:table-cell table:formula="of:=IF([.B1173]&gt;[.B1172];[.C1172]+1;[.C1172])"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3652" calcext:value-type="float">
            <text:p>3652</text:p>
          </table:table-cell>
          <table:table-cell table:formula="of:=SUM([.A1174];[.A1175];[.A1176])" office:value-type="float" office:value="10930" calcext:value-type="float">
            <text:p>10930</text:p>
          </table:table-cell>
          <table:table-cell table:formula="of:=IF([.B1174]&gt;[.B1173];[.C1173]+1;[.C1173])"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3643" calcext:value-type="float">
            <text:p>3643</text:p>
          </table:table-cell>
          <table:table-cell table:formula="of:=SUM([.A1175];[.A1176];[.A1177])" office:value-type="float" office:value="10943" calcext:value-type="float">
            <text:p>10943</text:p>
          </table:table-cell>
          <table:table-cell table:formula="of:=IF([.B1175]&gt;[.B1174];[.C1174]+1;[.C1174])"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3635" calcext:value-type="float">
            <text:p>3635</text:p>
          </table:table-cell>
          <table:table-cell table:formula="of:=SUM([.A1176];[.A1177];[.A1178])" office:value-type="float" office:value="10973" calcext:value-type="float">
            <text:p>10973</text:p>
          </table:table-cell>
          <table:table-cell table:formula="of:=IF([.B1176]&gt;[.B1175];[.C1175]+1;[.C1175])"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3665" calcext:value-type="float">
            <text:p>3665</text:p>
          </table:table-cell>
          <table:table-cell table:formula="of:=SUM([.A1177];[.A1178];[.A1179])" office:value-type="float" office:value="11020" calcext:value-type="float">
            <text:p>11020</text:p>
          </table:table-cell>
          <table:table-cell table:formula="of:=IF([.B1177]&gt;[.B1176];[.C1176]+1;[.C1176])"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3673" calcext:value-type="float">
            <text:p>3673</text:p>
          </table:table-cell>
          <table:table-cell table:formula="of:=SUM([.A1178];[.A1179];[.A1180])" office:value-type="float" office:value="11036" calcext:value-type="float">
            <text:p>11036</text:p>
          </table:table-cell>
          <table:table-cell table:formula="of:=IF([.B1178]&gt;[.B1177];[.C1177]+1;[.C1177])"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3682" calcext:value-type="float">
            <text:p>3682</text:p>
          </table:table-cell>
          <table:table-cell table:formula="of:=SUM([.A1179];[.A1180];[.A1181])" office:value-type="float" office:value="11037" calcext:value-type="float">
            <text:p>11037</text:p>
          </table:table-cell>
          <table:table-cell table:formula="of:=IF([.B1179]&gt;[.B1178];[.C1178]+1;[.C1178])"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3681" calcext:value-type="float">
            <text:p>3681</text:p>
          </table:table-cell>
          <table:table-cell table:formula="of:=SUM([.A1180];[.A1181];[.A1182])" office:value-type="float" office:value="11028" calcext:value-type="float">
            <text:p>11028</text:p>
          </table:table-cell>
          <table:table-cell table:formula="of:=IF([.B1180]&gt;[.B1179];[.C1179]+1;[.C1179])"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formula="of:=SUM([.A1181];[.A1182];[.A1183])" office:value-type="float" office:value="11024" calcext:value-type="float">
            <text:p>11024</text:p>
          </table:table-cell>
          <table:table-cell table:formula="of:=IF([.B1181]&gt;[.B1180];[.C1180]+1;[.C1180])"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3673" calcext:value-type="float">
            <text:p>3673</text:p>
          </table:table-cell>
          <table:table-cell table:formula="of:=SUM([.A1182];[.A1183];[.A1184])" office:value-type="float" office:value="11024" calcext:value-type="float">
            <text:p>11024</text:p>
          </table:table-cell>
          <table:table-cell table:formula="of:=IF([.B1182]&gt;[.B1181];[.C1181]+1;[.C1181])"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3677" calcext:value-type="float">
            <text:p>3677</text:p>
          </table:table-cell>
          <table:table-cell table:formula="of:=SUM([.A1183];[.A1184];[.A1185])" office:value-type="float" office:value="11023" calcext:value-type="float">
            <text:p>11023</text:p>
          </table:table-cell>
          <table:table-cell table:formula="of:=IF([.B1183]&gt;[.B1182];[.C1182]+1;[.C1182])"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formula="of:=SUM([.A1184];[.A1185];[.A1186])" office:value-type="float" office:value="11020" calcext:value-type="float">
            <text:p>11020</text:p>
          </table:table-cell>
          <table:table-cell table:formula="of:=IF([.B1184]&gt;[.B1183];[.C1183]+1;[.C1183])"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3672" calcext:value-type="float">
            <text:p>3672</text:p>
          </table:table-cell>
          <table:table-cell table:formula="of:=SUM([.A1185];[.A1186];[.A1187])" office:value-type="float" office:value="11023" calcext:value-type="float">
            <text:p>11023</text:p>
          </table:table-cell>
          <table:table-cell table:formula="of:=IF([.B1185]&gt;[.B1184];[.C1184]+1;[.C1184])"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formula="of:=SUM([.A1186];[.A1187];[.A1188])" office:value-type="float" office:value="11036" calcext:value-type="float">
            <text:p>11036</text:p>
          </table:table-cell>
          <table:table-cell table:formula="of:=IF([.B1186]&gt;[.B1185];[.C1185]+1;[.C1185])"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3677" calcext:value-type="float">
            <text:p>3677</text:p>
          </table:table-cell>
          <table:table-cell table:formula="of:=SUM([.A1187];[.A1188];[.A1189])" office:value-type="float" office:value="11059" calcext:value-type="float">
            <text:p>11059</text:p>
          </table:table-cell>
          <table:table-cell table:formula="of:=IF([.B1187]&gt;[.B1186];[.C1186]+1;[.C1186])"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3685" calcext:value-type="float">
            <text:p>3685</text:p>
          </table:table-cell>
          <table:table-cell table:formula="of:=SUM([.A1188];[.A1189];[.A1190])" office:value-type="float" office:value="11078" calcext:value-type="float">
            <text:p>11078</text:p>
          </table:table-cell>
          <table:table-cell table:formula="of:=IF([.B1188]&gt;[.B1187];[.C1187]+1;[.C1187])"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3697" calcext:value-type="float">
            <text:p>3697</text:p>
          </table:table-cell>
          <table:table-cell table:formula="of:=SUM([.A1189];[.A1190];[.A1191])" office:value-type="float" office:value="11101" calcext:value-type="float">
            <text:p>11101</text:p>
          </table:table-cell>
          <table:table-cell table:formula="of:=IF([.B1189]&gt;[.B1188];[.C1188]+1;[.C1188])"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3696" calcext:value-type="float">
            <text:p>3696</text:p>
          </table:table-cell>
          <table:table-cell table:formula="of:=SUM([.A1190];[.A1191];[.A1192])" office:value-type="float" office:value="11108" calcext:value-type="float">
            <text:p>11108</text:p>
          </table:table-cell>
          <table:table-cell table:formula="of:=IF([.B1190]&gt;[.B1189];[.C1189]+1;[.C1189])"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3708" calcext:value-type="float">
            <text:p>3708</text:p>
          </table:table-cell>
          <table:table-cell table:formula="of:=SUM([.A1191];[.A1192];[.A1193])" office:value-type="float" office:value="11114" calcext:value-type="float">
            <text:p>11114</text:p>
          </table:table-cell>
          <table:table-cell table:formula="of:=IF([.B1191]&gt;[.B1190];[.C1190]+1;[.C1190])"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3704" calcext:value-type="float">
            <text:p>3704</text:p>
          </table:table-cell>
          <table:table-cell table:formula="of:=SUM([.A1192];[.A1193];[.A1194])" office:value-type="float" office:value="11111" calcext:value-type="float">
            <text:p>11111</text:p>
          </table:table-cell>
          <table:table-cell table:formula="of:=IF([.B1192]&gt;[.B1191];[.C1191]+1;[.C1191])"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3702" calcext:value-type="float">
            <text:p>3702</text:p>
          </table:table-cell>
          <table:table-cell table:formula="of:=SUM([.A1193];[.A1194];[.A1195])" office:value-type="float" office:value="11116" calcext:value-type="float">
            <text:p>11116</text:p>
          </table:table-cell>
          <table:table-cell table:formula="of:=IF([.B1193]&gt;[.B1192];[.C1192]+1;[.C1192])"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3705" calcext:value-type="float">
            <text:p>3705</text:p>
          </table:table-cell>
          <table:table-cell table:formula="of:=SUM([.A1194];[.A1195];[.A1196])" office:value-type="float" office:value="11154" calcext:value-type="float">
            <text:p>11154</text:p>
          </table:table-cell>
          <table:table-cell table:formula="of:=IF([.B1194]&gt;[.B1193];[.C1193]+1;[.C1193])"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3709" calcext:value-type="float">
            <text:p>3709</text:p>
          </table:table-cell>
          <table:table-cell table:formula="of:=SUM([.A1195];[.A1196];[.A1197])" office:value-type="float" office:value="11190" calcext:value-type="float">
            <text:p>11190</text:p>
          </table:table-cell>
          <table:table-cell table:formula="of:=IF([.B1195]&gt;[.B1194];[.C1194]+1;[.C1194])"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table:formula="of:=SUM([.A1196];[.A1197];[.A1198])" office:value-type="float" office:value="11221" calcext:value-type="float">
            <text:p>11221</text:p>
          </table:table-cell>
          <table:table-cell table:formula="of:=IF([.B1196]&gt;[.B1195];[.C1195]+1;[.C1195])"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3741" calcext:value-type="float">
            <text:p>3741</text:p>
          </table:table-cell>
          <table:table-cell table:formula="of:=SUM([.A1197];[.A1198];[.A1199])" office:value-type="float" office:value="11215" calcext:value-type="float">
            <text:p>11215</text:p>
          </table:table-cell>
          <table:table-cell table:formula="of:=IF([.B1197]&gt;[.B1196];[.C1196]+1;[.C1196])"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table:formula="of:=SUM([.A1198];[.A1199];[.A1200])" office:value-type="float" office:value="11212" calcext:value-type="float">
            <text:p>11212</text:p>
          </table:table-cell>
          <table:table-cell table:formula="of:=IF([.B1198]&gt;[.B1197];[.C1197]+1;[.C1197])"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3734" calcext:value-type="float">
            <text:p>3734</text:p>
          </table:table-cell>
          <table:table-cell table:formula="of:=SUM([.A1199];[.A1200];[.A1201])" office:value-type="float" office:value="11213" calcext:value-type="float">
            <text:p>11213</text:p>
          </table:table-cell>
          <table:table-cell table:formula="of:=IF([.B1199]&gt;[.B1198];[.C1198]+1;[.C1198])"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3738" calcext:value-type="float">
            <text:p>3738</text:p>
          </table:table-cell>
          <table:table-cell table:formula="of:=SUM([.A1200];[.A1201];[.A1202])" office:value-type="float" office:value="11222" calcext:value-type="float">
            <text:p>11222</text:p>
          </table:table-cell>
          <table:table-cell table:formula="of:=IF([.B1200]&gt;[.B1199];[.C1199]+1;[.C1199])"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3741" calcext:value-type="float">
            <text:p>3741</text:p>
          </table:table-cell>
          <table:table-cell table:formula="of:=SUM([.A1201];[.A1202];[.A1203])" office:value-type="float" office:value="11225" calcext:value-type="float">
            <text:p>11225</text:p>
          </table:table-cell>
          <table:table-cell table:formula="of:=IF([.B1201]&gt;[.B1200];[.C1200]+1;[.C1200])"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3743" calcext:value-type="float">
            <text:p>3743</text:p>
          </table:table-cell>
          <table:table-cell table:formula="of:=SUM([.A1202];[.A1203];[.A1204])" office:value-type="float" office:value="11207" calcext:value-type="float">
            <text:p>11207</text:p>
          </table:table-cell>
          <table:table-cell table:formula="of:=IF([.B1202]&gt;[.B1201];[.C1201]+1;[.C1201])"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3741" calcext:value-type="float">
            <text:p>3741</text:p>
          </table:table-cell>
          <table:table-cell table:formula="of:=SUM([.A1203];[.A1204];[.A1205])" office:value-type="float" office:value="11157" calcext:value-type="float">
            <text:p>11157</text:p>
          </table:table-cell>
          <table:table-cell table:formula="of:=IF([.B1203]&gt;[.B1202];[.C1202]+1;[.C1202])"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  <table:table-cell table:formula="of:=SUM([.A1204];[.A1205];[.A1206])" office:value-type="float" office:value="11119" calcext:value-type="float">
            <text:p>11119</text:p>
          </table:table-cell>
          <table:table-cell table:formula="of:=IF([.B1204]&gt;[.B1203];[.C1203]+1;[.C1203])"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3693" calcext:value-type="float">
            <text:p>3693</text:p>
          </table:table-cell>
          <table:table-cell table:formula="of:=SUM([.A1205];[.A1206];[.A1207])" office:value-type="float" office:value="11098" calcext:value-type="float">
            <text:p>11098</text:p>
          </table:table-cell>
          <table:table-cell table:formula="of:=IF([.B1205]&gt;[.B1204];[.C1204]+1;[.C1204])"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3703" calcext:value-type="float">
            <text:p>3703</text:p>
          </table:table-cell>
          <table:table-cell table:formula="of:=SUM([.A1206];[.A1207];[.A1208])" office:value-type="float" office:value="11117" calcext:value-type="float">
            <text:p>11117</text:p>
          </table:table-cell>
          <table:table-cell table:formula="of:=IF([.B1206]&gt;[.B1205];[.C1205]+1;[.C1205])"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3702" calcext:value-type="float">
            <text:p>3702</text:p>
          </table:table-cell>
          <table:table-cell table:formula="of:=SUM([.A1207];[.A1208];[.A1209])" office:value-type="float" office:value="11127" calcext:value-type="float">
            <text:p>11127</text:p>
          </table:table-cell>
          <table:table-cell table:formula="of:=IF([.B1207]&gt;[.B1206];[.C1206]+1;[.C1206])"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3712" calcext:value-type="float">
            <text:p>3712</text:p>
          </table:table-cell>
          <table:table-cell table:formula="of:=SUM([.A1208];[.A1209];[.A1210])" office:value-type="float" office:value="11130" calcext:value-type="float">
            <text:p>11130</text:p>
          </table:table-cell>
          <table:table-cell table:formula="of:=IF([.B1208]&gt;[.B1207];[.C1207]+1;[.C1207])"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3713" calcext:value-type="float">
            <text:p>3713</text:p>
          </table:table-cell>
          <table:table-cell table:formula="of:=SUM([.A1209];[.A1210];[.A1211])" office:value-type="float" office:value="11124" calcext:value-type="float">
            <text:p>11124</text:p>
          </table:table-cell>
          <table:table-cell table:formula="of:=IF([.B1209]&gt;[.B1208];[.C1208]+1;[.C1208])"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3705" calcext:value-type="float">
            <text:p>3705</text:p>
          </table:table-cell>
          <table:table-cell table:formula="of:=SUM([.A1210];[.A1211];[.A1212])" office:value-type="float" office:value="11114" calcext:value-type="float">
            <text:p>11114</text:p>
          </table:table-cell>
          <table:table-cell table:formula="of:=IF([.B1210]&gt;[.B1209];[.C1209]+1;[.C1209])"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3706" calcext:value-type="float">
            <text:p>3706</text:p>
          </table:table-cell>
          <table:table-cell table:formula="of:=SUM([.A1211];[.A1212];[.A1213])" office:value-type="float" office:value="11127" calcext:value-type="float">
            <text:p>11127</text:p>
          </table:table-cell>
          <table:table-cell table:formula="of:=IF([.B1211]&gt;[.B1210];[.C1210]+1;[.C1210])"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3703" calcext:value-type="float">
            <text:p>3703</text:p>
          </table:table-cell>
          <table:table-cell table:formula="of:=SUM([.A1212];[.A1213];[.A1214])" office:value-type="float" office:value="11170" calcext:value-type="float">
            <text:p>11170</text:p>
          </table:table-cell>
          <table:table-cell table:formula="of:=IF([.B1212]&gt;[.B1211];[.C1211]+1;[.C1211])"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3718" calcext:value-type="float">
            <text:p>3718</text:p>
          </table:table-cell>
          <table:table-cell table:formula="of:=SUM([.A1213];[.A1214];[.A1215])" office:value-type="float" office:value="11228" calcext:value-type="float">
            <text:p>11228</text:p>
          </table:table-cell>
          <table:table-cell table:formula="of:=IF([.B1213]&gt;[.B1212];[.C1212]+1;[.C1212])"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3749" calcext:value-type="float">
            <text:p>3749</text:p>
          </table:table-cell>
          <table:table-cell table:formula="of:=SUM([.A1214];[.A1215];[.A1216])" office:value-type="float" office:value="11270" calcext:value-type="float">
            <text:p>11270</text:p>
          </table:table-cell>
          <table:table-cell table:formula="of:=IF([.B1214]&gt;[.B1213];[.C1213]+1;[.C1213])"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  <table:table-cell table:formula="of:=SUM([.A1215];[.A1216];[.A1217])" office:value-type="float" office:value="11284" calcext:value-type="float">
            <text:p>11284</text:p>
          </table:table-cell>
          <table:table-cell table:formula="of:=IF([.B1215]&gt;[.B1214];[.C1214]+1;[.C1214])"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table:formula="of:=SUM([.A1216];[.A1217];[.A1218])" office:value-type="float" office:value="11288" calcext:value-type="float">
            <text:p>11288</text:p>
          </table:table-cell>
          <table:table-cell table:formula="of:=IF([.B1216]&gt;[.B1215];[.C1215]+1;[.C1215])"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3763" calcext:value-type="float">
            <text:p>3763</text:p>
          </table:table-cell>
          <table:table-cell table:formula="of:=SUM([.A1217];[.A1218];[.A1219])" office:value-type="float" office:value="11285" calcext:value-type="float">
            <text:p>11285</text:p>
          </table:table-cell>
          <table:table-cell table:formula="of:=IF([.B1217]&gt;[.B1216];[.C1216]+1;[.C1216])"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3765" calcext:value-type="float">
            <text:p>3765</text:p>
          </table:table-cell>
          <table:table-cell table:formula="of:=SUM([.A1218];[.A1219];[.A1220])" office:value-type="float" office:value="11255" calcext:value-type="float">
            <text:p>11255</text:p>
          </table:table-cell>
          <table:table-cell table:formula="of:=IF([.B1218]&gt;[.B1217];[.C1217]+1;[.C1217])"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3757" calcext:value-type="float">
            <text:p>3757</text:p>
          </table:table-cell>
          <table:table-cell table:formula="of:=SUM([.A1219];[.A1220];[.A1221])" office:value-type="float" office:value="11230" calcext:value-type="float">
            <text:p>11230</text:p>
          </table:table-cell>
          <table:table-cell table:formula="of:=IF([.B1219]&gt;[.B1218];[.C1218]+1;[.C1218])"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3733" calcext:value-type="float">
            <text:p>3733</text:p>
          </table:table-cell>
          <table:table-cell table:formula="of:=SUM([.A1220];[.A1221];[.A1222])" office:value-type="float" office:value="11209" calcext:value-type="float">
            <text:p>11209</text:p>
          </table:table-cell>
          <table:table-cell table:formula="of:=IF([.B1220]&gt;[.B1219];[.C1219]+1;[.C1219])"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table:formula="of:=SUM([.A1221];[.A1222];[.A1223])" office:value-type="float" office:value="11238" calcext:value-type="float">
            <text:p>11238</text:p>
          </table:table-cell>
          <table:table-cell table:formula="of:=IF([.B1221]&gt;[.B1220];[.C1220]+1;[.C1220])"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3736" calcext:value-type="float">
            <text:p>3736</text:p>
          </table:table-cell>
          <table:table-cell table:formula="of:=SUM([.A1222];[.A1223];[.A1224])" office:value-type="float" office:value="11259" calcext:value-type="float">
            <text:p>11259</text:p>
          </table:table-cell>
          <table:table-cell table:formula="of:=IF([.B1222]&gt;[.B1221];[.C1221]+1;[.C1221])"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table:formula="of:=SUM([.A1223];[.A1224];[.A1225])" office:value-type="float" office:value="11294" calcext:value-type="float">
            <text:p>11294</text:p>
          </table:table-cell>
          <table:table-cell table:formula="of:=IF([.B1223]&gt;[.B1222];[.C1222]+1;[.C1222])"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  <table:table-cell table:formula="of:=SUM([.A1224];[.A1225];[.A1226])" office:value-type="float" office:value="11296" calcext:value-type="float">
            <text:p>11296</text:p>
          </table:table-cell>
          <table:table-cell table:formula="of:=IF([.B1224]&gt;[.B1223];[.C1223]+1;[.C1223])"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table:formula="of:=SUM([.A1225];[.A1226];[.A1227])" office:value-type="float" office:value="11296" calcext:value-type="float">
            <text:p>11296</text:p>
          </table:table-cell>
          <table:table-cell table:formula="of:=IF([.B1225]&gt;[.B1224];[.C1224]+1;[.C1224])"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3764" calcext:value-type="float">
            <text:p>3764</text:p>
          </table:table-cell>
          <table:table-cell table:formula="of:=SUM([.A1226];[.A1227];[.A1228])" office:value-type="float" office:value="11288" calcext:value-type="float">
            <text:p>11288</text:p>
          </table:table-cell>
          <table:table-cell table:formula="of:=IF([.B1226]&gt;[.B1225];[.C1225]+1;[.C1225])"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  <table:table-cell table:formula="of:=SUM([.A1227];[.A1228];[.A1229])" office:value-type="float" office:value="11286" calcext:value-type="float">
            <text:p>11286</text:p>
          </table:table-cell>
          <table:table-cell table:formula="of:=IF([.B1227]&gt;[.B1226];[.C1226]+1;[.C1226])"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3763" calcext:value-type="float">
            <text:p>3763</text:p>
          </table:table-cell>
          <table:table-cell table:formula="of:=SUM([.A1228];[.A1229];[.A1230])" office:value-type="float" office:value="11281" calcext:value-type="float">
            <text:p>11281</text:p>
          </table:table-cell>
          <table:table-cell table:formula="of:=IF([.B1228]&gt;[.B1227];[.C1227]+1;[.C1227])"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table:formula="of:=SUM([.A1229];[.A1230];[.A1231])" office:value-type="float" office:value="11289" calcext:value-type="float">
            <text:p>11289</text:p>
          </table:table-cell>
          <table:table-cell table:formula="of:=IF([.B1229]&gt;[.B1228];[.C1228]+1;[.C1228])"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3756" calcext:value-type="float">
            <text:p>3756</text:p>
          </table:table-cell>
          <table:table-cell table:formula="of:=SUM([.A1230];[.A1231];[.A1232])" office:value-type="float" office:value="11280" calcext:value-type="float">
            <text:p>11280</text:p>
          </table:table-cell>
          <table:table-cell table:formula="of:=IF([.B1230]&gt;[.B1229];[.C1229]+1;[.C1229])"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table:formula="of:=SUM([.A1231];[.A1232];[.A1233])" office:value-type="float" office:value="11283" calcext:value-type="float">
            <text:p>11283</text:p>
          </table:table-cell>
          <table:table-cell table:formula="of:=IF([.B1231]&gt;[.B1230];[.C1230]+1;[.C1230])"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3753" calcext:value-type="float">
            <text:p>3753</text:p>
          </table:table-cell>
          <table:table-cell table:formula="of:=SUM([.A1232];[.A1233];[.A1234])" office:value-type="float" office:value="11301" calcext:value-type="float">
            <text:p>11301</text:p>
          </table:table-cell>
          <table:table-cell table:formula="of:=IF([.B1232]&gt;[.B1231];[.C1231]+1;[.C1231])"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3759" calcext:value-type="float">
            <text:p>3759</text:p>
          </table:table-cell>
          <table:table-cell table:formula="of:=SUM([.A1233];[.A1234];[.A1235])" office:value-type="float" office:value="11339" calcext:value-type="float">
            <text:p>11339</text:p>
          </table:table-cell>
          <table:table-cell table:formula="of:=IF([.B1233]&gt;[.B1232];[.C1232]+1;[.C1232])"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3789" calcext:value-type="float">
            <text:p>3789</text:p>
          </table:table-cell>
          <table:table-cell table:formula="of:=SUM([.A1234];[.A1235];[.A1236])" office:value-type="float" office:value="11372" calcext:value-type="float">
            <text:p>11372</text:p>
          </table:table-cell>
          <table:table-cell table:formula="of:=IF([.B1234]&gt;[.B1233];[.C1233]+1;[.C1233])"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3791" calcext:value-type="float">
            <text:p>3791</text:p>
          </table:table-cell>
          <table:table-cell table:formula="of:=SUM([.A1235];[.A1236];[.A1237])" office:value-type="float" office:value="11363" calcext:value-type="float">
            <text:p>11363</text:p>
          </table:table-cell>
          <table:table-cell table:formula="of:=IF([.B1235]&gt;[.B1234];[.C1234]+1;[.C1234])"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3792" calcext:value-type="float">
            <text:p>3792</text:p>
          </table:table-cell>
          <table:table-cell table:formula="of:=SUM([.A1236];[.A1237];[.A1238])" office:value-type="float" office:value="11359" calcext:value-type="float">
            <text:p>11359</text:p>
          </table:table-cell>
          <table:table-cell table:formula="of:=IF([.B1236]&gt;[.B1235];[.C1235]+1;[.C1235])"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table:formula="of:=SUM([.A1237];[.A1238];[.A1239])" office:value-type="float" office:value="11355" calcext:value-type="float">
            <text:p>11355</text:p>
          </table:table-cell>
          <table:table-cell table:formula="of:=IF([.B1237]&gt;[.B1236];[.C1236]+1;[.C1236])"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3787" calcext:value-type="float">
            <text:p>3787</text:p>
          </table:table-cell>
          <table:table-cell table:formula="of:=SUM([.A1238];[.A1239];[.A1240])" office:value-type="float" office:value="11361" calcext:value-type="float">
            <text:p>11361</text:p>
          </table:table-cell>
          <table:table-cell table:formula="of:=IF([.B1238]&gt;[.B1237];[.C1237]+1;[.C1237])"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3788" calcext:value-type="float">
            <text:p>3788</text:p>
          </table:table-cell>
          <table:table-cell table:formula="of:=SUM([.A1239];[.A1240];[.A1241])" office:value-type="float" office:value="11366" calcext:value-type="float">
            <text:p>11366</text:p>
          </table:table-cell>
          <table:table-cell table:formula="of:=IF([.B1239]&gt;[.B1238];[.C1238]+1;[.C1238])"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3786" calcext:value-type="float">
            <text:p>3786</text:p>
          </table:table-cell>
          <table:table-cell table:formula="of:=SUM([.A1240];[.A1241];[.A1242])" office:value-type="float" office:value="11371" calcext:value-type="float">
            <text:p>11371</text:p>
          </table:table-cell>
          <table:table-cell table:formula="of:=IF([.B1240]&gt;[.B1239];[.C1239]+1;[.C1239])"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3792" calcext:value-type="float">
            <text:p>3792</text:p>
          </table:table-cell>
          <table:table-cell table:formula="of:=SUM([.A1241];[.A1242];[.A1243])" office:value-type="float" office:value="11375" calcext:value-type="float">
            <text:p>11375</text:p>
          </table:table-cell>
          <table:table-cell table:formula="of:=IF([.B1241]&gt;[.B1240];[.C1240]+1;[.C1240])"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3793" calcext:value-type="float">
            <text:p>3793</text:p>
          </table:table-cell>
          <table:table-cell table:formula="of:=SUM([.A1242];[.A1243];[.A1244])" office:value-type="float" office:value="11377" calcext:value-type="float">
            <text:p>11377</text:p>
          </table:table-cell>
          <table:table-cell table:formula="of:=IF([.B1242]&gt;[.B1241];[.C1241]+1;[.C1241])"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table:formula="of:=SUM([.A1243];[.A1244];[.A1245])" office:value-type="float" office:value="11379" calcext:value-type="float">
            <text:p>11379</text:p>
          </table:table-cell>
          <table:table-cell table:formula="of:=IF([.B1243]&gt;[.B1242];[.C1242]+1;[.C1242])"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3794" calcext:value-type="float">
            <text:p>3794</text:p>
          </table:table-cell>
          <table:table-cell table:formula="of:=SUM([.A1244];[.A1245];[.A1246])" office:value-type="float" office:value="11383" calcext:value-type="float">
            <text:p>11383</text:p>
          </table:table-cell>
          <table:table-cell table:formula="of:=IF([.B1244]&gt;[.B1243];[.C1243]+1;[.C1243])"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3795" calcext:value-type="float">
            <text:p>3795</text:p>
          </table:table-cell>
          <table:table-cell table:formula="of:=SUM([.A1245];[.A1246];[.A1247])" office:value-type="float" office:value="11380" calcext:value-type="float">
            <text:p>11380</text:p>
          </table:table-cell>
          <table:table-cell table:formula="of:=IF([.B1245]&gt;[.B1244];[.C1244]+1;[.C1244])"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3794" calcext:value-type="float">
            <text:p>3794</text:p>
          </table:table-cell>
          <table:table-cell table:formula="of:=SUM([.A1246];[.A1247];[.A1248])" office:value-type="float" office:value="11386" calcext:value-type="float">
            <text:p>11386</text:p>
          </table:table-cell>
          <table:table-cell table:formula="of:=IF([.B1246]&gt;[.B1245];[.C1245]+1;[.C1245])"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3791" calcext:value-type="float">
            <text:p>3791</text:p>
          </table:table-cell>
          <table:table-cell table:formula="of:=SUM([.A1247];[.A1248];[.A1249])" office:value-type="float" office:value="11394" calcext:value-type="float">
            <text:p>11394</text:p>
          </table:table-cell>
          <table:table-cell table:formula="of:=IF([.B1247]&gt;[.B1246];[.C1246]+1;[.C1246])"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3801" calcext:value-type="float">
            <text:p>3801</text:p>
          </table:table-cell>
          <table:table-cell table:formula="of:=SUM([.A1248];[.A1249];[.A1250])" office:value-type="float" office:value="11414" calcext:value-type="float">
            <text:p>11414</text:p>
          </table:table-cell>
          <table:table-cell table:formula="of:=IF([.B1248]&gt;[.B1247];[.C1247]+1;[.C1247])"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3802" calcext:value-type="float">
            <text:p>3802</text:p>
          </table:table-cell>
          <table:table-cell table:formula="of:=SUM([.A1249];[.A1250];[.A1251])" office:value-type="float" office:value="11426" calcext:value-type="float">
            <text:p>11426</text:p>
          </table:table-cell>
          <table:table-cell table:formula="of:=IF([.B1249]&gt;[.B1248];[.C1248]+1;[.C1248])"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3811" calcext:value-type="float">
            <text:p>3811</text:p>
          </table:table-cell>
          <table:table-cell table:formula="of:=SUM([.A1250];[.A1251];[.A1252])" office:value-type="float" office:value="11439" calcext:value-type="float">
            <text:p>11439</text:p>
          </table:table-cell>
          <table:table-cell table:formula="of:=IF([.B1250]&gt;[.B1249];[.C1249]+1;[.C1249])"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3813" calcext:value-type="float">
            <text:p>3813</text:p>
          </table:table-cell>
          <table:table-cell table:formula="of:=SUM([.A1251];[.A1252];[.A1253])" office:value-type="float" office:value="11446" calcext:value-type="float">
            <text:p>11446</text:p>
          </table:table-cell>
          <table:table-cell table:formula="of:=IF([.B1251]&gt;[.B1250];[.C1250]+1;[.C1250])"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3815" calcext:value-type="float">
            <text:p>3815</text:p>
          </table:table-cell>
          <table:table-cell table:formula="of:=SUM([.A1252];[.A1253];[.A1254])" office:value-type="float" office:value="11457" calcext:value-type="float">
            <text:p>11457</text:p>
          </table:table-cell>
          <table:table-cell table:formula="of:=IF([.B1252]&gt;[.B1251];[.C1251]+1;[.C1251])"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3818" calcext:value-type="float">
            <text:p>3818</text:p>
          </table:table-cell>
          <table:table-cell table:formula="of:=SUM([.A1253];[.A1254];[.A1255])" office:value-type="float" office:value="11477" calcext:value-type="float">
            <text:p>11477</text:p>
          </table:table-cell>
          <table:table-cell table:formula="of:=IF([.B1253]&gt;[.B1252];[.C1252]+1;[.C1252])"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3824" calcext:value-type="float">
            <text:p>3824</text:p>
          </table:table-cell>
          <table:table-cell table:formula="of:=SUM([.A1254];[.A1255];[.A1256])" office:value-type="float" office:value="11496" calcext:value-type="float">
            <text:p>11496</text:p>
          </table:table-cell>
          <table:table-cell table:formula="of:=IF([.B1254]&gt;[.B1253];[.C1253]+1;[.C1253])"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835" calcext:value-type="float">
            <text:p>3835</text:p>
          </table:table-cell>
          <table:table-cell table:formula="of:=SUM([.A1255];[.A1256];[.A1257])" office:value-type="float" office:value="11508" calcext:value-type="float">
            <text:p>11508</text:p>
          </table:table-cell>
          <table:table-cell table:formula="of:=IF([.B1255]&gt;[.B1254];[.C1254]+1;[.C1254])"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3837" calcext:value-type="float">
            <text:p>3837</text:p>
          </table:table-cell>
          <table:table-cell table:formula="of:=SUM([.A1256];[.A1257];[.A1258])" office:value-type="float" office:value="11511" calcext:value-type="float">
            <text:p>11511</text:p>
          </table:table-cell>
          <table:table-cell table:formula="of:=IF([.B1256]&gt;[.B1255];[.C1255]+1;[.C1255])"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3836" calcext:value-type="float">
            <text:p>3836</text:p>
          </table:table-cell>
          <table:table-cell table:formula="of:=SUM([.A1257];[.A1258];[.A1259])" office:value-type="float" office:value="11514" calcext:value-type="float">
            <text:p>11514</text:p>
          </table:table-cell>
          <table:table-cell table:formula="of:=IF([.B1257]&gt;[.B1256];[.C1256]+1;[.C1256])"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3838" calcext:value-type="float">
            <text:p>3838</text:p>
          </table:table-cell>
          <table:table-cell table:formula="of:=SUM([.A1258];[.A1259];[.A1260])" office:value-type="float" office:value="11519" calcext:value-type="float">
            <text:p>11519</text:p>
          </table:table-cell>
          <table:table-cell table:formula="of:=IF([.B1258]&gt;[.B1257];[.C1257]+1;[.C1257])"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table:formula="of:=SUM([.A1259];[.A1260];[.A1261])" office:value-type="float" office:value="11523" calcext:value-type="float">
            <text:p>11523</text:p>
          </table:table-cell>
          <table:table-cell table:formula="of:=IF([.B1259]&gt;[.B1258];[.C1258]+1;[.C1258])"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3841" calcext:value-type="float">
            <text:p>3841</text:p>
          </table:table-cell>
          <table:table-cell table:formula="of:=SUM([.A1260];[.A1261];[.A1262])" office:value-type="float" office:value="11523" calcext:value-type="float">
            <text:p>11523</text:p>
          </table:table-cell>
          <table:table-cell table:formula="of:=IF([.B1260]&gt;[.B1259];[.C1259]+1;[.C1259])"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3842" calcext:value-type="float">
            <text:p>3842</text:p>
          </table:table-cell>
          <table:table-cell table:formula="of:=SUM([.A1261];[.A1262];[.A1263])" office:value-type="float" office:value="11523" calcext:value-type="float">
            <text:p>11523</text:p>
          </table:table-cell>
          <table:table-cell table:formula="of:=IF([.B1261]&gt;[.B1260];[.C1260]+1;[.C1260])"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table:formula="of:=SUM([.A1262];[.A1263];[.A1264])" office:value-type="float" office:value="11524" calcext:value-type="float">
            <text:p>11524</text:p>
          </table:table-cell>
          <table:table-cell table:formula="of:=IF([.B1262]&gt;[.B1261];[.C1261]+1;[.C1261])"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3841" calcext:value-type="float">
            <text:p>3841</text:p>
          </table:table-cell>
          <table:table-cell table:formula="of:=SUM([.A1263];[.A1264];[.A1265])" office:value-type="float" office:value="11556" calcext:value-type="float">
            <text:p>11556</text:p>
          </table:table-cell>
          <table:table-cell table:formula="of:=IF([.B1263]&gt;[.B1262];[.C1262]+1;[.C1262])"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3843" calcext:value-type="float">
            <text:p>3843</text:p>
          </table:table-cell>
          <table:table-cell table:formula="of:=SUM([.A1264];[.A1265];[.A1266])" office:value-type="float" office:value="11594" calcext:value-type="float">
            <text:p>11594</text:p>
          </table:table-cell>
          <table:table-cell table:formula="of:=IF([.B1264]&gt;[.B1263];[.C1263]+1;[.C1263])"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3872" calcext:value-type="float">
            <text:p>3872</text:p>
          </table:table-cell>
          <table:table-cell table:formula="of:=SUM([.A1265];[.A1266];[.A1267])" office:value-type="float" office:value="11635" calcext:value-type="float">
            <text:p>11635</text:p>
          </table:table-cell>
          <table:table-cell table:formula="of:=IF([.B1265]&gt;[.B1264];[.C1264]+1;[.C1264])"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3879" calcext:value-type="float">
            <text:p>3879</text:p>
          </table:table-cell>
          <table:table-cell table:formula="of:=SUM([.A1266];[.A1267];[.A1268])" office:value-type="float" office:value="11634" calcext:value-type="float">
            <text:p>11634</text:p>
          </table:table-cell>
          <table:table-cell table:formula="of:=IF([.B1266]&gt;[.B1265];[.C1265]+1;[.C1265])"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3884" calcext:value-type="float">
            <text:p>3884</text:p>
          </table:table-cell>
          <table:table-cell table:formula="of:=SUM([.A1267];[.A1268];[.A1269])" office:value-type="float" office:value="11633" calcext:value-type="float">
            <text:p>11633</text:p>
          </table:table-cell>
          <table:table-cell table:formula="of:=IF([.B1267]&gt;[.B1266];[.C1266]+1;[.C1266])"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3871" calcext:value-type="float">
            <text:p>3871</text:p>
          </table:table-cell>
          <table:table-cell table:formula="of:=SUM([.A1268];[.A1269];[.A1270])" office:value-type="float" office:value="11645" calcext:value-type="float">
            <text:p>11645</text:p>
          </table:table-cell>
          <table:table-cell table:formula="of:=IF([.B1268]&gt;[.B1267];[.C1267]+1;[.C1267])"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3878" calcext:value-type="float">
            <text:p>3878</text:p>
          </table:table-cell>
          <table:table-cell table:formula="of:=SUM([.A1269];[.A1270];[.A1271])" office:value-type="float" office:value="11671" calcext:value-type="float">
            <text:p>11671</text:p>
          </table:table-cell>
          <table:table-cell table:formula="of:=IF([.B1269]&gt;[.B1268];[.C1268]+1;[.C1268])"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3896" calcext:value-type="float">
            <text:p>3896</text:p>
          </table:table-cell>
          <table:table-cell table:formula="of:=SUM([.A1270];[.A1271];[.A1272])" office:value-type="float" office:value="11689" calcext:value-type="float">
            <text:p>11689</text:p>
          </table:table-cell>
          <table:table-cell table:formula="of:=IF([.B1270]&gt;[.B1269];[.C1269]+1;[.C1269])"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3897" calcext:value-type="float">
            <text:p>3897</text:p>
          </table:table-cell>
          <table:table-cell table:formula="of:=SUM([.A1271];[.A1272];[.A1273])" office:value-type="float" office:value="11688" calcext:value-type="float">
            <text:p>11688</text:p>
          </table:table-cell>
          <table:table-cell table:formula="of:=IF([.B1271]&gt;[.B1270];[.C1270]+1;[.C1270])"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3896" calcext:value-type="float">
            <text:p>3896</text:p>
          </table:table-cell>
          <table:table-cell table:formula="of:=SUM([.A1272];[.A1273];[.A1274])" office:value-type="float" office:value="11684" calcext:value-type="float">
            <text:p>11684</text:p>
          </table:table-cell>
          <table:table-cell table:formula="of:=IF([.B1272]&gt;[.B1271];[.C1271]+1;[.C1271])"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3895" calcext:value-type="float">
            <text:p>3895</text:p>
          </table:table-cell>
          <table:table-cell table:formula="of:=SUM([.A1273];[.A1274];[.A1275])" office:value-type="float" office:value="11675" calcext:value-type="float">
            <text:p>11675</text:p>
          </table:table-cell>
          <table:table-cell table:formula="of:=IF([.B1273]&gt;[.B1272];[.C1272]+1;[.C1272])"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3893" calcext:value-type="float">
            <text:p>3893</text:p>
          </table:table-cell>
          <table:table-cell table:formula="of:=SUM([.A1274];[.A1275];[.A1276])" office:value-type="float" office:value="11662" calcext:value-type="float">
            <text:p>11662</text:p>
          </table:table-cell>
          <table:table-cell table:formula="of:=IF([.B1274]&gt;[.B1273];[.C1273]+1;[.C1273])"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3887" calcext:value-type="float">
            <text:p>3887</text:p>
          </table:table-cell>
          <table:table-cell table:formula="of:=SUM([.A1275];[.A1276];[.A1277])" office:value-type="float" office:value="11654" calcext:value-type="float">
            <text:p>11654</text:p>
          </table:table-cell>
          <table:table-cell table:formula="of:=IF([.B1275]&gt;[.B1274];[.C1274]+1;[.C1274])"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3882" calcext:value-type="float">
            <text:p>3882</text:p>
          </table:table-cell>
          <table:table-cell table:formula="of:=SUM([.A1276];[.A1277];[.A1278])" office:value-type="float" office:value="11654" calcext:value-type="float">
            <text:p>11654</text:p>
          </table:table-cell>
          <table:table-cell table:formula="of:=IF([.B1276]&gt;[.B1275];[.C1275]+1;[.C1275])"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3885" calcext:value-type="float">
            <text:p>3885</text:p>
          </table:table-cell>
          <table:table-cell table:formula="of:=SUM([.A1277];[.A1278];[.A1279])" office:value-type="float" office:value="11647" calcext:value-type="float">
            <text:p>11647</text:p>
          </table:table-cell>
          <table:table-cell table:formula="of:=IF([.B1277]&gt;[.B1276];[.C1276]+1;[.C1276])"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3887" calcext:value-type="float">
            <text:p>3887</text:p>
          </table:table-cell>
          <table:table-cell table:formula="of:=SUM([.A1278];[.A1279];[.A1280])" office:value-type="float" office:value="11638" calcext:value-type="float">
            <text:p>11638</text:p>
          </table:table-cell>
          <table:table-cell table:formula="of:=IF([.B1278]&gt;[.B1277];[.C1277]+1;[.C1277])"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3875" calcext:value-type="float">
            <text:p>3875</text:p>
          </table:table-cell>
          <table:table-cell table:formula="of:=SUM([.A1279];[.A1280];[.A1281])" office:value-type="float" office:value="11607" calcext:value-type="float">
            <text:p>11607</text:p>
          </table:table-cell>
          <table:table-cell table:formula="of:=IF([.B1279]&gt;[.B1278];[.C1278]+1;[.C1278])"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3876" calcext:value-type="float">
            <text:p>3876</text:p>
          </table:table-cell>
          <table:table-cell table:formula="of:=SUM([.A1280];[.A1281];[.A1282])" office:value-type="float" office:value="11591" calcext:value-type="float">
            <text:p>11591</text:p>
          </table:table-cell>
          <table:table-cell table:formula="of:=IF([.B1280]&gt;[.B1279];[.C1279]+1;[.C1279])"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3856" calcext:value-type="float">
            <text:p>3856</text:p>
          </table:table-cell>
          <table:table-cell table:formula="of:=SUM([.A1281];[.A1282];[.A1283])" office:value-type="float" office:value="11568" calcext:value-type="float">
            <text:p>11568</text:p>
          </table:table-cell>
          <table:table-cell table:formula="of:=IF([.B1281]&gt;[.B1280];[.C1280]+1;[.C1280])"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3859" calcext:value-type="float">
            <text:p>3859</text:p>
          </table:table-cell>
          <table:table-cell table:formula="of:=SUM([.A1282];[.A1283];[.A1284])" office:value-type="float" office:value="11543" calcext:value-type="float">
            <text:p>11543</text:p>
          </table:table-cell>
          <table:table-cell table:formula="of:=IF([.B1282]&gt;[.B1281];[.C1281]+1;[.C1281])"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3853" calcext:value-type="float">
            <text:p>3853</text:p>
          </table:table-cell>
          <table:table-cell table:formula="of:=SUM([.A1283];[.A1284];[.A1285])" office:value-type="float" office:value="11516" calcext:value-type="float">
            <text:p>11516</text:p>
          </table:table-cell>
          <table:table-cell table:formula="of:=IF([.B1283]&gt;[.B1282];[.C1282]+1;[.C1282])"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3831" calcext:value-type="float">
            <text:p>3831</text:p>
          </table:table-cell>
          <table:table-cell table:formula="of:=SUM([.A1284];[.A1285];[.A1286])" office:value-type="float" office:value="11494" calcext:value-type="float">
            <text:p>11494</text:p>
          </table:table-cell>
          <table:table-cell table:formula="of:=IF([.B1284]&gt;[.B1283];[.C1283]+1;[.C1283])"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3832" calcext:value-type="float">
            <text:p>3832</text:p>
          </table:table-cell>
          <table:table-cell table:formula="of:=SUM([.A1285];[.A1286];[.A1287])" office:value-type="float" office:value="11493" calcext:value-type="float">
            <text:p>11493</text:p>
          </table:table-cell>
          <table:table-cell table:formula="of:=IF([.B1285]&gt;[.B1284];[.C1284]+1;[.C1284])"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3831" calcext:value-type="float">
            <text:p>3831</text:p>
          </table:table-cell>
          <table:table-cell table:formula="of:=SUM([.A1286];[.A1287];[.A1288])" office:value-type="float" office:value="11475" calcext:value-type="float">
            <text:p>11475</text:p>
          </table:table-cell>
          <table:table-cell table:formula="of:=IF([.B1286]&gt;[.B1285];[.C1285]+1;[.C1285])"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table:formula="of:=SUM([.A1287];[.A1288];[.A1289])" office:value-type="float" office:value="11459" calcext:value-type="float">
            <text:p>11459</text:p>
          </table:table-cell>
          <table:table-cell table:formula="of:=IF([.B1287]&gt;[.B1286];[.C1286]+1;[.C1286])"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3814" calcext:value-type="float">
            <text:p>3814</text:p>
          </table:table-cell>
          <table:table-cell table:formula="of:=SUM([.A1288];[.A1289];[.A1290])" office:value-type="float" office:value="11428" calcext:value-type="float">
            <text:p>11428</text:p>
          </table:table-cell>
          <table:table-cell table:formula="of:=IF([.B1288]&gt;[.B1287];[.C1287]+1;[.C1287])"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3815" calcext:value-type="float">
            <text:p>3815</text:p>
          </table:table-cell>
          <table:table-cell table:formula="of:=SUM([.A1289];[.A1290];[.A1291])" office:value-type="float" office:value="11428" calcext:value-type="float">
            <text:p>11428</text:p>
          </table:table-cell>
          <table:table-cell table:formula="of:=IF([.B1289]&gt;[.B1288];[.C1288]+1;[.C1288])"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3799" calcext:value-type="float">
            <text:p>3799</text:p>
          </table:table-cell>
          <table:table-cell table:formula="of:=SUM([.A1290];[.A1291];[.A1292])" office:value-type="float" office:value="11424" calcext:value-type="float">
            <text:p>11424</text:p>
          </table:table-cell>
          <table:table-cell table:formula="of:=IF([.B1290]&gt;[.B1289];[.C1289]+1;[.C1289])"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3814" calcext:value-type="float">
            <text:p>3814</text:p>
          </table:table-cell>
          <table:table-cell table:formula="of:=SUM([.A1291];[.A1292];[.A1293])" office:value-type="float" office:value="11459" calcext:value-type="float">
            <text:p>11459</text:p>
          </table:table-cell>
          <table:table-cell table:formula="of:=IF([.B1291]&gt;[.B1290];[.C1290]+1;[.C1290])"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3811" calcext:value-type="float">
            <text:p>3811</text:p>
          </table:table-cell>
          <table:table-cell table:formula="of:=SUM([.A1292];[.A1293];[.A1294])" office:value-type="float" office:value="11490" calcext:value-type="float">
            <text:p>11490</text:p>
          </table:table-cell>
          <table:table-cell table:formula="of:=IF([.B1292]&gt;[.B1291];[.C1291]+1;[.C1291])"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3834" calcext:value-type="float">
            <text:p>3834</text:p>
          </table:table-cell>
          <table:table-cell table:formula="of:=SUM([.A1293];[.A1294];[.A1295])" office:value-type="float" office:value="11521" calcext:value-type="float">
            <text:p>11521</text:p>
          </table:table-cell>
          <table:table-cell table:formula="of:=IF([.B1293]&gt;[.B1292];[.C1292]+1;[.C1292])"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3845" calcext:value-type="float">
            <text:p>3845</text:p>
          </table:table-cell>
          <table:table-cell table:formula="of:=SUM([.A1294];[.A1295];[.A1296])" office:value-type="float" office:value="11534" calcext:value-type="float">
            <text:p>11534</text:p>
          </table:table-cell>
          <table:table-cell table:formula="of:=IF([.B1294]&gt;[.B1293];[.C1293]+1;[.C1293])"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3842" calcext:value-type="float">
            <text:p>3842</text:p>
          </table:table-cell>
          <table:table-cell table:formula="of:=SUM([.A1295];[.A1296];[.A1297])" office:value-type="float" office:value="11542" calcext:value-type="float">
            <text:p>11542</text:p>
          </table:table-cell>
          <table:table-cell table:formula="of:=IF([.B1295]&gt;[.B1294];[.C1294]+1;[.C1294])"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3847" calcext:value-type="float">
            <text:p>3847</text:p>
          </table:table-cell>
          <table:table-cell table:formula="of:=SUM([.A1296];[.A1297];[.A1298])" office:value-type="float" office:value="11554" calcext:value-type="float">
            <text:p>11554</text:p>
          </table:table-cell>
          <table:table-cell table:formula="of:=IF([.B1296]&gt;[.B1295];[.C1295]+1;[.C1295])"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3853" calcext:value-type="float">
            <text:p>3853</text:p>
          </table:table-cell>
          <table:table-cell table:formula="of:=SUM([.A1297];[.A1298];[.A1299])" office:value-type="float" office:value="11560" calcext:value-type="float">
            <text:p>11560</text:p>
          </table:table-cell>
          <table:table-cell table:formula="of:=IF([.B1297]&gt;[.B1296];[.C1296]+1;[.C1296])"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3854" calcext:value-type="float">
            <text:p>3854</text:p>
          </table:table-cell>
          <table:table-cell table:formula="of:=SUM([.A1298];[.A1299];[.A1300])" office:value-type="float" office:value="11558" calcext:value-type="float">
            <text:p>11558</text:p>
          </table:table-cell>
          <table:table-cell table:formula="of:=IF([.B1298]&gt;[.B1297];[.C1297]+1;[.C1297])"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3853" calcext:value-type="float">
            <text:p>3853</text:p>
          </table:table-cell>
          <table:table-cell table:formula="of:=SUM([.A1299];[.A1300];[.A1301])" office:value-type="float" office:value="11574" calcext:value-type="float">
            <text:p>11574</text:p>
          </table:table-cell>
          <table:table-cell table:formula="of:=IF([.B1299]&gt;[.B1298];[.C1298]+1;[.C1298])"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3851" calcext:value-type="float">
            <text:p>3851</text:p>
          </table:table-cell>
          <table:table-cell table:formula="of:=SUM([.A1300];[.A1301];[.A1302])" office:value-type="float" office:value="11590" calcext:value-type="float">
            <text:p>11590</text:p>
          </table:table-cell>
          <table:table-cell table:formula="of:=IF([.B1300]&gt;[.B1299];[.C1299]+1;[.C1299])"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table:formula="of:=SUM([.A1301];[.A1302];[.A1303])" office:value-type="float" office:value="11609" calcext:value-type="float">
            <text:p>11609</text:p>
          </table:table-cell>
          <table:table-cell table:formula="of:=IF([.B1301]&gt;[.B1300];[.C1300]+1;[.C1300])"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3869" calcext:value-type="float">
            <text:p>3869</text:p>
          </table:table-cell>
          <table:table-cell table:formula="of:=SUM([.A1302];[.A1303];[.A1304])" office:value-type="float" office:value="11607" calcext:value-type="float">
            <text:p>11607</text:p>
          </table:table-cell>
          <table:table-cell table:formula="of:=IF([.B1302]&gt;[.B1301];[.C1301]+1;[.C1301])"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table:formula="of:=SUM([.A1303];[.A1304];[.A1305])" office:value-type="float" office:value="11614" calcext:value-type="float">
            <text:p>11614</text:p>
          </table:table-cell>
          <table:table-cell table:formula="of:=IF([.B1303]&gt;[.B1302];[.C1302]+1;[.C1302])"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3868" calcext:value-type="float">
            <text:p>3868</text:p>
          </table:table-cell>
          <table:table-cell table:formula="of:=SUM([.A1304];[.A1305];[.A1306])" office:value-type="float" office:value="11618" calcext:value-type="float">
            <text:p>11618</text:p>
          </table:table-cell>
          <table:table-cell table:formula="of:=IF([.B1304]&gt;[.B1303];[.C1303]+1;[.C1303])"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3876" calcext:value-type="float">
            <text:p>3876</text:p>
          </table:table-cell>
          <table:table-cell table:formula="of:=SUM([.A1305];[.A1306];[.A1307])" office:value-type="float" office:value="11625" calcext:value-type="float">
            <text:p>11625</text:p>
          </table:table-cell>
          <table:table-cell table:formula="of:=IF([.B1305]&gt;[.B1304];[.C1304]+1;[.C1304])"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3874" calcext:value-type="float">
            <text:p>3874</text:p>
          </table:table-cell>
          <table:table-cell table:formula="of:=SUM([.A1306];[.A1307];[.A1308])" office:value-type="float" office:value="11621" calcext:value-type="float">
            <text:p>11621</text:p>
          </table:table-cell>
          <table:table-cell table:formula="of:=IF([.B1306]&gt;[.B1305];[.C1305]+1;[.C1305])"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3875" calcext:value-type="float">
            <text:p>3875</text:p>
          </table:table-cell>
          <table:table-cell table:formula="of:=SUM([.A1307];[.A1308];[.A1309])" office:value-type="float" office:value="11613" calcext:value-type="float">
            <text:p>11613</text:p>
          </table:table-cell>
          <table:table-cell table:formula="of:=IF([.B1307]&gt;[.B1306];[.C1306]+1;[.C1306])"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3872" calcext:value-type="float">
            <text:p>3872</text:p>
          </table:table-cell>
          <table:table-cell table:formula="of:=SUM([.A1308];[.A1309];[.A1310])" office:value-type="float" office:value="11612" calcext:value-type="float">
            <text:p>11612</text:p>
          </table:table-cell>
          <table:table-cell table:formula="of:=IF([.B1308]&gt;[.B1307];[.C1307]+1;[.C1307])"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3866" calcext:value-type="float">
            <text:p>3866</text:p>
          </table:table-cell>
          <table:table-cell table:formula="of:=SUM([.A1309];[.A1310];[.A1311])" office:value-type="float" office:value="11613" calcext:value-type="float">
            <text:p>11613</text:p>
          </table:table-cell>
          <table:table-cell table:formula="of:=IF([.B1309]&gt;[.B1308];[.C1308]+1;[.C1308])"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3874" calcext:value-type="float">
            <text:p>3874</text:p>
          </table:table-cell>
          <table:table-cell table:formula="of:=SUM([.A1310];[.A1311];[.A1312])" office:value-type="float" office:value="11604" calcext:value-type="float">
            <text:p>11604</text:p>
          </table:table-cell>
          <table:table-cell table:formula="of:=IF([.B1310]&gt;[.B1309];[.C1309]+1;[.C1309])"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3873" calcext:value-type="float">
            <text:p>3873</text:p>
          </table:table-cell>
          <table:table-cell table:formula="of:=SUM([.A1311];[.A1312];[.A1313])" office:value-type="float" office:value="11588" calcext:value-type="float">
            <text:p>11588</text:p>
          </table:table-cell>
          <table:table-cell table:formula="of:=IF([.B1311]&gt;[.B1310];[.C1310]+1;[.C1310])"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3857" calcext:value-type="float">
            <text:p>3857</text:p>
          </table:table-cell>
          <table:table-cell table:formula="of:=SUM([.A1312];[.A1313];[.A1314])" office:value-type="float" office:value="11572" calcext:value-type="float">
            <text:p>11572</text:p>
          </table:table-cell>
          <table:table-cell table:formula="of:=IF([.B1312]&gt;[.B1311];[.C1311]+1;[.C1311])"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3858" calcext:value-type="float">
            <text:p>3858</text:p>
          </table:table-cell>
          <table:table-cell table:formula="of:=SUM([.A1313];[.A1314];[.A1315])" office:value-type="float" office:value="11580" calcext:value-type="float">
            <text:p>11580</text:p>
          </table:table-cell>
          <table:table-cell table:formula="of:=IF([.B1313]&gt;[.B1312];[.C1312]+1;[.C1312])"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3857" calcext:value-type="float">
            <text:p>3857</text:p>
          </table:table-cell>
          <table:table-cell table:formula="of:=SUM([.A1314];[.A1315];[.A1316])" office:value-type="float" office:value="11596" calcext:value-type="float">
            <text:p>11596</text:p>
          </table:table-cell>
          <table:table-cell table:formula="of:=IF([.B1314]&gt;[.B1313];[.C1313]+1;[.C1313])"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3865" calcext:value-type="float">
            <text:p>3865</text:p>
          </table:table-cell>
          <table:table-cell table:formula="of:=SUM([.A1315];[.A1316];[.A1317])" office:value-type="float" office:value="11604" calcext:value-type="float">
            <text:p>11604</text:p>
          </table:table-cell>
          <table:table-cell table:formula="of:=IF([.B1315]&gt;[.B1314];[.C1314]+1;[.C1314])"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3874" calcext:value-type="float">
            <text:p>3874</text:p>
          </table:table-cell>
          <table:table-cell table:formula="of:=SUM([.A1316];[.A1317];[.A1318])" office:value-type="float" office:value="11615" calcext:value-type="float">
            <text:p>11615</text:p>
          </table:table-cell>
          <table:table-cell table:formula="of:=IF([.B1316]&gt;[.B1315];[.C1315]+1;[.C1315])"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3865" calcext:value-type="float">
            <text:p>3865</text:p>
          </table:table-cell>
          <table:table-cell table:formula="of:=SUM([.A1317];[.A1318];[.A1319])" office:value-type="float" office:value="11619" calcext:value-type="float">
            <text:p>11619</text:p>
          </table:table-cell>
          <table:table-cell table:formula="of:=IF([.B1317]&gt;[.B1316];[.C1316]+1;[.C1316])"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3876" calcext:value-type="float">
            <text:p>3876</text:p>
          </table:table-cell>
          <table:table-cell table:formula="of:=SUM([.A1318];[.A1319];[.A1320])" office:value-type="float" office:value="11635" calcext:value-type="float">
            <text:p>11635</text:p>
          </table:table-cell>
          <table:table-cell table:formula="of:=IF([.B1318]&gt;[.B1317];[.C1317]+1;[.C1317])"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3878" calcext:value-type="float">
            <text:p>3878</text:p>
          </table:table-cell>
          <table:table-cell table:formula="of:=SUM([.A1319];[.A1320];[.A1321])" office:value-type="float" office:value="11642" calcext:value-type="float">
            <text:p>11642</text:p>
          </table:table-cell>
          <table:table-cell table:formula="of:=IF([.B1319]&gt;[.B1318];[.C1318]+1;[.C1318])"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3881" calcext:value-type="float">
            <text:p>3881</text:p>
          </table:table-cell>
          <table:table-cell table:formula="of:=SUM([.A1320];[.A1321];[.A1322])" office:value-type="float" office:value="11648" calcext:value-type="float">
            <text:p>11648</text:p>
          </table:table-cell>
          <table:table-cell table:formula="of:=IF([.B1320]&gt;[.B1319];[.C1319]+1;[.C1319])"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table:formula="of:=SUM([.A1321];[.A1322];[.A1323])" office:value-type="float" office:value="11652" calcext:value-type="float">
            <text:p>11652</text:p>
          </table:table-cell>
          <table:table-cell table:formula="of:=IF([.B1321]&gt;[.B1320];[.C1320]+1;[.C1320])"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3884" calcext:value-type="float">
            <text:p>3884</text:p>
          </table:table-cell>
          <table:table-cell table:formula="of:=SUM([.A1322];[.A1323];[.A1324])" office:value-type="float" office:value="11656" calcext:value-type="float">
            <text:p>11656</text:p>
          </table:table-cell>
          <table:table-cell table:formula="of:=IF([.B1322]&gt;[.B1321];[.C1321]+1;[.C1321])"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3885" calcext:value-type="float">
            <text:p>3885</text:p>
          </table:table-cell>
          <table:table-cell table:formula="of:=SUM([.A1323];[.A1324];[.A1325])" office:value-type="float" office:value="11635" calcext:value-type="float">
            <text:p>11635</text:p>
          </table:table-cell>
          <table:table-cell table:formula="of:=IF([.B1323]&gt;[.B1322];[.C1322]+1;[.C1322])"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3887" calcext:value-type="float">
            <text:p>3887</text:p>
          </table:table-cell>
          <table:table-cell table:formula="of:=SUM([.A1324];[.A1325];[.A1326])" office:value-type="float" office:value="11612" calcext:value-type="float">
            <text:p>11612</text:p>
          </table:table-cell>
          <table:table-cell table:formula="of:=IF([.B1324]&gt;[.B1323];[.C1323]+1;[.C1323])"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table:formula="of:=SUM([.A1325];[.A1326];[.A1327])" office:value-type="float" office:value="11589" calcext:value-type="float">
            <text:p>11589</text:p>
          </table:table-cell>
          <table:table-cell table:formula="of:=IF([.B1325]&gt;[.B1324];[.C1324]+1;[.C1324])"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3862" calcext:value-type="float">
            <text:p>3862</text:p>
          </table:table-cell>
          <table:table-cell table:formula="of:=SUM([.A1326];[.A1327];[.A1328])" office:value-type="float" office:value="11593" calcext:value-type="float">
            <text:p>11593</text:p>
          </table:table-cell>
          <table:table-cell table:formula="of:=IF([.B1326]&gt;[.B1325];[.C1325]+1;[.C1325])"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3864" calcext:value-type="float">
            <text:p>3864</text:p>
          </table:table-cell>
          <table:table-cell table:formula="of:=SUM([.A1327];[.A1328];[.A1329])" office:value-type="float" office:value="11603" calcext:value-type="float">
            <text:p>11603</text:p>
          </table:table-cell>
          <table:table-cell table:formula="of:=IF([.B1327]&gt;[.B1326];[.C1326]+1;[.C1326])"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3867" calcext:value-type="float">
            <text:p>3867</text:p>
          </table:table-cell>
          <table:table-cell table:formula="of:=SUM([.A1328];[.A1329];[.A1330])" office:value-type="float" office:value="11614" calcext:value-type="float">
            <text:p>11614</text:p>
          </table:table-cell>
          <table:table-cell table:formula="of:=IF([.B1328]&gt;[.B1327];[.C1327]+1;[.C1327])"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3872" calcext:value-type="float">
            <text:p>3872</text:p>
          </table:table-cell>
          <table:table-cell table:formula="of:=SUM([.A1329];[.A1330];[.A1331])" office:value-type="float" office:value="11623" calcext:value-type="float">
            <text:p>11623</text:p>
          </table:table-cell>
          <table:table-cell table:formula="of:=IF([.B1329]&gt;[.B1328];[.C1328]+1;[.C1328])"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3875" calcext:value-type="float">
            <text:p>3875</text:p>
          </table:table-cell>
          <table:table-cell table:formula="of:=SUM([.A1330];[.A1331];[.A1332])" office:value-type="float" office:value="11635" calcext:value-type="float">
            <text:p>11635</text:p>
          </table:table-cell>
          <table:table-cell table:formula="of:=IF([.B1330]&gt;[.B1329];[.C1329]+1;[.C1329])"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3876" calcext:value-type="float">
            <text:p>3876</text:p>
          </table:table-cell>
          <table:table-cell table:formula="of:=SUM([.A1331];[.A1332];[.A1333])" office:value-type="float" office:value="11640" calcext:value-type="float">
            <text:p>11640</text:p>
          </table:table-cell>
          <table:table-cell table:formula="of:=IF([.B1331]&gt;[.B1330];[.C1330]+1;[.C1330])"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3884" calcext:value-type="float">
            <text:p>3884</text:p>
          </table:table-cell>
          <table:table-cell table:formula="of:=SUM([.A1332];[.A1333];[.A1334])" office:value-type="float" office:value="11655" calcext:value-type="float">
            <text:p>11655</text:p>
          </table:table-cell>
          <table:table-cell table:formula="of:=IF([.B1332]&gt;[.B1331];[.C1331]+1;[.C1331])"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table:formula="of:=SUM([.A1333];[.A1334];[.A1335])" office:value-type="float" office:value="11668" calcext:value-type="float">
            <text:p>11668</text:p>
          </table:table-cell>
          <table:table-cell table:formula="of:=IF([.B1333]&gt;[.B1332];[.C1332]+1;[.C1332])"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3891" calcext:value-type="float">
            <text:p>3891</text:p>
          </table:table-cell>
          <table:table-cell table:formula="of:=SUM([.A1334];[.A1335];[.A1336])" office:value-type="float" office:value="11686" calcext:value-type="float">
            <text:p>11686</text:p>
          </table:table-cell>
          <table:table-cell table:formula="of:=IF([.B1334]&gt;[.B1333];[.C1333]+1;[.C1333])"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3897" calcext:value-type="float">
            <text:p>3897</text:p>
          </table:table-cell>
          <table:table-cell table:formula="of:=SUM([.A1335];[.A1336];[.A1337])" office:value-type="float" office:value="11689" calcext:value-type="float">
            <text:p>11689</text:p>
          </table:table-cell>
          <table:table-cell table:formula="of:=IF([.B1335]&gt;[.B1334];[.C1334]+1;[.C1334])"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3898" calcext:value-type="float">
            <text:p>3898</text:p>
          </table:table-cell>
          <table:table-cell table:formula="of:=SUM([.A1336];[.A1337];[.A1338])" office:value-type="float" office:value="11683" calcext:value-type="float">
            <text:p>11683</text:p>
          </table:table-cell>
          <table:table-cell table:formula="of:=IF([.B1336]&gt;[.B1335];[.C1335]+1;[.C1335])"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3894" calcext:value-type="float">
            <text:p>3894</text:p>
          </table:table-cell>
          <table:table-cell table:formula="of:=SUM([.A1337];[.A1338];[.A1339])" office:value-type="float" office:value="11680" calcext:value-type="float">
            <text:p>11680</text:p>
          </table:table-cell>
          <table:table-cell table:formula="of:=IF([.B1337]&gt;[.B1336];[.C1336]+1;[.C1336])"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3891" calcext:value-type="float">
            <text:p>3891</text:p>
          </table:table-cell>
          <table:table-cell table:formula="of:=SUM([.A1338];[.A1339];[.A1340])" office:value-type="float" office:value="11679" calcext:value-type="float">
            <text:p>11679</text:p>
          </table:table-cell>
          <table:table-cell table:formula="of:=IF([.B1338]&gt;[.B1337];[.C1337]+1;[.C1337])"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3895" calcext:value-type="float">
            <text:p>3895</text:p>
          </table:table-cell>
          <table:table-cell table:formula="of:=SUM([.A1339];[.A1340];[.A1341])" office:value-type="float" office:value="11700" calcext:value-type="float">
            <text:p>11700</text:p>
          </table:table-cell>
          <table:table-cell table:formula="of:=IF([.B1339]&gt;[.B1338];[.C1338]+1;[.C1338])"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3893" calcext:value-type="float">
            <text:p>3893</text:p>
          </table:table-cell>
          <table:table-cell table:formula="of:=SUM([.A1340];[.A1341];[.A1342])" office:value-type="float" office:value="11718" calcext:value-type="float">
            <text:p>11718</text:p>
          </table:table-cell>
          <table:table-cell table:formula="of:=IF([.B1340]&gt;[.B1339];[.C1339]+1;[.C1339])"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3912" calcext:value-type="float">
            <text:p>3912</text:p>
          </table:table-cell>
          <table:table-cell table:formula="of:=SUM([.A1341];[.A1342];[.A1343])" office:value-type="float" office:value="11735" calcext:value-type="float">
            <text:p>11735</text:p>
          </table:table-cell>
          <table:table-cell table:formula="of:=IF([.B1341]&gt;[.B1340];[.C1340]+1;[.C1340])"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3913" calcext:value-type="float">
            <text:p>3913</text:p>
          </table:table-cell>
          <table:table-cell table:formula="of:=SUM([.A1342];[.A1343];[.A1344])" office:value-type="float" office:value="11739" calcext:value-type="float">
            <text:p>11739</text:p>
          </table:table-cell>
          <table:table-cell table:formula="of:=IF([.B1342]&gt;[.B1341];[.C1341]+1;[.C1341])"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table:formula="of:=SUM([.A1343];[.A1344];[.A1345])" office:value-type="float" office:value="11738" calcext:value-type="float">
            <text:p>11738</text:p>
          </table:table-cell>
          <table:table-cell table:formula="of:=IF([.B1343]&gt;[.B1342];[.C1342]+1;[.C1342])"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3916" calcext:value-type="float">
            <text:p>3916</text:p>
          </table:table-cell>
          <table:table-cell table:formula="of:=SUM([.A1344];[.A1345];[.A1346])" office:value-type="float" office:value="11745" calcext:value-type="float">
            <text:p>11745</text:p>
          </table:table-cell>
          <table:table-cell table:formula="of:=IF([.B1344]&gt;[.B1343];[.C1343]+1;[.C1343])"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3912" calcext:value-type="float">
            <text:p>3912</text:p>
          </table:table-cell>
          <table:table-cell table:formula="of:=SUM([.A1345];[.A1346];[.A1347])" office:value-type="float" office:value="11754" calcext:value-type="float">
            <text:p>11754</text:p>
          </table:table-cell>
          <table:table-cell table:formula="of:=IF([.B1345]&gt;[.B1344];[.C1344]+1;[.C1344])"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3917" calcext:value-type="float">
            <text:p>3917</text:p>
          </table:table-cell>
          <table:table-cell table:formula="of:=SUM([.A1346];[.A1347];[.A1348])" office:value-type="float" office:value="11779" calcext:value-type="float">
            <text:p>11779</text:p>
          </table:table-cell>
          <table:table-cell table:formula="of:=IF([.B1346]&gt;[.B1345];[.C1345]+1;[.C1345])"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3925" calcext:value-type="float">
            <text:p>3925</text:p>
          </table:table-cell>
          <table:table-cell table:formula="of:=SUM([.A1347];[.A1348];[.A1349])" office:value-type="float" office:value="11804" calcext:value-type="float">
            <text:p>11804</text:p>
          </table:table-cell>
          <table:table-cell table:formula="of:=IF([.B1347]&gt;[.B1346];[.C1346]+1;[.C1346])"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3937" calcext:value-type="float">
            <text:p>3937</text:p>
          </table:table-cell>
          <table:table-cell table:formula="of:=SUM([.A1348];[.A1349];[.A1350])" office:value-type="float" office:value="11820" calcext:value-type="float">
            <text:p>11820</text:p>
          </table:table-cell>
          <table:table-cell table:formula="of:=IF([.B1348]&gt;[.B1347];[.C1347]+1;[.C1347])"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3942" calcext:value-type="float">
            <text:p>3942</text:p>
          </table:table-cell>
          <table:table-cell table:formula="of:=SUM([.A1349];[.A1350];[.A1351])" office:value-type="float" office:value="11830" calcext:value-type="float">
            <text:p>11830</text:p>
          </table:table-cell>
          <table:table-cell table:formula="of:=IF([.B1349]&gt;[.B1348];[.C1348]+1;[.C1348])"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3941" calcext:value-type="float">
            <text:p>3941</text:p>
          </table:table-cell>
          <table:table-cell table:formula="of:=SUM([.A1350];[.A1351];[.A1352])" office:value-type="float" office:value="11840" calcext:value-type="float">
            <text:p>11840</text:p>
          </table:table-cell>
          <table:table-cell table:formula="of:=IF([.B1350]&gt;[.B1349];[.C1349]+1;[.C1349])"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3947" calcext:value-type="float">
            <text:p>3947</text:p>
          </table:table-cell>
          <table:table-cell table:formula="of:=SUM([.A1351];[.A1352];[.A1353])" office:value-type="float" office:value="11854" calcext:value-type="float">
            <text:p>11854</text:p>
          </table:table-cell>
          <table:table-cell table:formula="of:=IF([.B1351]&gt;[.B1350];[.C1350]+1;[.C1350])"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3952" calcext:value-type="float">
            <text:p>3952</text:p>
          </table:table-cell>
          <table:table-cell table:formula="of:=SUM([.A1352];[.A1353];[.A1354])" office:value-type="float" office:value="11859" calcext:value-type="float">
            <text:p>11859</text:p>
          </table:table-cell>
          <table:table-cell table:formula="of:=IF([.B1352]&gt;[.B1351];[.C1351]+1;[.C1351])"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3955" calcext:value-type="float">
            <text:p>3955</text:p>
          </table:table-cell>
          <table:table-cell table:formula="of:=SUM([.A1353];[.A1354];[.A1355])" office:value-type="float" office:value="11851" calcext:value-type="float">
            <text:p>11851</text:p>
          </table:table-cell>
          <table:table-cell table:formula="of:=IF([.B1353]&gt;[.B1352];[.C1352]+1;[.C1352])"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3952" calcext:value-type="float">
            <text:p>3952</text:p>
          </table:table-cell>
          <table:table-cell table:formula="of:=SUM([.A1354];[.A1355];[.A1356])" office:value-type="float" office:value="11841" calcext:value-type="float">
            <text:p>11841</text:p>
          </table:table-cell>
          <table:table-cell table:formula="of:=IF([.B1354]&gt;[.B1353];[.C1353]+1;[.C1353])"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3944" calcext:value-type="float">
            <text:p>3944</text:p>
          </table:table-cell>
          <table:table-cell table:formula="of:=SUM([.A1355];[.A1356];[.A1357])" office:value-type="float" office:value="11835" calcext:value-type="float">
            <text:p>11835</text:p>
          </table:table-cell>
          <table:table-cell table:formula="of:=IF([.B1355]&gt;[.B1354];[.C1354]+1;[.C1354])"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3945" calcext:value-type="float">
            <text:p>3945</text:p>
          </table:table-cell>
          <table:table-cell table:formula="of:=SUM([.A1356];[.A1357];[.A1358])" office:value-type="float" office:value="11851" calcext:value-type="float">
            <text:p>11851</text:p>
          </table:table-cell>
          <table:table-cell table:formula="of:=IF([.B1356]&gt;[.B1355];[.C1355]+1;[.C1355])"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3946" calcext:value-type="float">
            <text:p>3946</text:p>
          </table:table-cell>
          <table:table-cell table:formula="of:=SUM([.A1357];[.A1358];[.A1359])" office:value-type="float" office:value="11891" calcext:value-type="float">
            <text:p>11891</text:p>
          </table:table-cell>
          <table:table-cell table:formula="of:=IF([.B1357]&gt;[.B1356];[.C1356]+1;[.C1356])"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table:formula="of:=SUM([.A1358];[.A1359];[.A1360])" office:value-type="float" office:value="11957" calcext:value-type="float">
            <text:p>11957</text:p>
          </table:table-cell>
          <table:table-cell table:formula="of:=IF([.B1358]&gt;[.B1357];[.C1357]+1;[.C1357])"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3985" calcext:value-type="float">
            <text:p>3985</text:p>
          </table:table-cell>
          <table:table-cell table:formula="of:=SUM([.A1359];[.A1360];[.A1361])" office:value-type="float" office:value="12010" calcext:value-type="float">
            <text:p>12010</text:p>
          </table:table-cell>
          <table:table-cell table:formula="of:=IF([.B1359]&gt;[.B1358];[.C1358]+1;[.C1358])"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4012" calcext:value-type="float">
            <text:p>4012</text:p>
          </table:table-cell>
          <table:table-cell table:formula="of:=SUM([.A1360];[.A1361];[.A1362])" office:value-type="float" office:value="12039" calcext:value-type="float">
            <text:p>12039</text:p>
          </table:table-cell>
          <table:table-cell table:formula="of:=IF([.B1360]&gt;[.B1359];[.C1359]+1;[.C1359])"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4013" calcext:value-type="float">
            <text:p>4013</text:p>
          </table:table-cell>
          <table:table-cell table:formula="of:=SUM([.A1361];[.A1362];[.A1363])" office:value-type="float" office:value="12039" calcext:value-type="float">
            <text:p>12039</text:p>
          </table:table-cell>
          <table:table-cell table:formula="of:=IF([.B1361]&gt;[.B1360];[.C1360]+1;[.C1360])"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4014" calcext:value-type="float">
            <text:p>4014</text:p>
          </table:table-cell>
          <table:table-cell table:formula="of:=SUM([.A1362];[.A1363];[.A1364])" office:value-type="float" office:value="12058" calcext:value-type="float">
            <text:p>12058</text:p>
          </table:table-cell>
          <table:table-cell table:formula="of:=IF([.B1362]&gt;[.B1361];[.C1361]+1;[.C1361])"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4012" calcext:value-type="float">
            <text:p>4012</text:p>
          </table:table-cell>
          <table:table-cell table:formula="of:=SUM([.A1363];[.A1364];[.A1365])" office:value-type="float" office:value="12089" calcext:value-type="float">
            <text:p>12089</text:p>
          </table:table-cell>
          <table:table-cell table:formula="of:=IF([.B1363]&gt;[.B1362];[.C1362]+1;[.C1362])"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4032" calcext:value-type="float">
            <text:p>4032</text:p>
          </table:table-cell>
          <table:table-cell table:formula="of:=SUM([.A1364];[.A1365];[.A1366])" office:value-type="float" office:value="12106" calcext:value-type="float">
            <text:p>12106</text:p>
          </table:table-cell>
          <table:table-cell table:formula="of:=IF([.B1364]&gt;[.B1363];[.C1363]+1;[.C1363])"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4045" calcext:value-type="float">
            <text:p>4045</text:p>
          </table:table-cell>
          <table:table-cell table:formula="of:=SUM([.A1365];[.A1366];[.A1367])" office:value-type="float" office:value="12104" calcext:value-type="float">
            <text:p>12104</text:p>
          </table:table-cell>
          <table:table-cell table:formula="of:=IF([.B1365]&gt;[.B1364];[.C1364]+1;[.C1364])"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4029" calcext:value-type="float">
            <text:p>4029</text:p>
          </table:table-cell>
          <table:table-cell table:formula="of:=SUM([.A1366];[.A1367];[.A1368])" office:value-type="float" office:value="12107" calcext:value-type="float">
            <text:p>12107</text:p>
          </table:table-cell>
          <table:table-cell table:formula="of:=IF([.B1366]&gt;[.B1365];[.C1365]+1;[.C1365])"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table:formula="of:=SUM([.A1367];[.A1368];[.A1369])" office:value-type="float" office:value="12133" calcext:value-type="float">
            <text:p>12133</text:p>
          </table:table-cell>
          <table:table-cell table:formula="of:=IF([.B1367]&gt;[.B1366];[.C1366]+1;[.C1366])"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4048" calcext:value-type="float">
            <text:p>4048</text:p>
          </table:table-cell>
          <table:table-cell table:formula="of:=SUM([.A1368];[.A1369];[.A1370])" office:value-type="float" office:value="12157" calcext:value-type="float">
            <text:p>12157</text:p>
          </table:table-cell>
          <table:table-cell table:formula="of:=IF([.B1368]&gt;[.B1367];[.C1367]+1;[.C1367])"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4055" calcext:value-type="float">
            <text:p>4055</text:p>
          </table:table-cell>
          <table:table-cell table:formula="of:=SUM([.A1369];[.A1370];[.A1371])" office:value-type="float" office:value="12181" calcext:value-type="float">
            <text:p>12181</text:p>
          </table:table-cell>
          <table:table-cell table:formula="of:=IF([.B1369]&gt;[.B1368];[.C1368]+1;[.C1368])"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4054" calcext:value-type="float">
            <text:p>4054</text:p>
          </table:table-cell>
          <table:table-cell table:formula="of:=SUM([.A1370];[.A1371];[.A1372])" office:value-type="float" office:value="12199" calcext:value-type="float">
            <text:p>12199</text:p>
          </table:table-cell>
          <table:table-cell table:formula="of:=IF([.B1370]&gt;[.B1369];[.C1369]+1;[.C1369])"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4072" calcext:value-type="float">
            <text:p>4072</text:p>
          </table:table-cell>
          <table:table-cell table:formula="of:=SUM([.A1371];[.A1372];[.A1373])" office:value-type="float" office:value="12228" calcext:value-type="float">
            <text:p>12228</text:p>
          </table:table-cell>
          <table:table-cell table:formula="of:=IF([.B1371]&gt;[.B1370];[.C1370]+1;[.C1370])"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4073" calcext:value-type="float">
            <text:p>4073</text:p>
          </table:table-cell>
          <table:table-cell table:formula="of:=SUM([.A1372];[.A1373];[.A1374])" office:value-type="float" office:value="12241" calcext:value-type="float">
            <text:p>12241</text:p>
          </table:table-cell>
          <table:table-cell table:formula="of:=IF([.B1372]&gt;[.B1371];[.C1371]+1;[.C1371])"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4083" calcext:value-type="float">
            <text:p>4083</text:p>
          </table:table-cell>
          <table:table-cell table:formula="of:=SUM([.A1373];[.A1374];[.A1375])" office:value-type="float" office:value="12254" calcext:value-type="float">
            <text:p>12254</text:p>
          </table:table-cell>
          <table:table-cell table:formula="of:=IF([.B1373]&gt;[.B1372];[.C1372]+1;[.C1372])"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4085" calcext:value-type="float">
            <text:p>4085</text:p>
          </table:table-cell>
          <table:table-cell table:formula="of:=SUM([.A1374];[.A1375];[.A1376])" office:value-type="float" office:value="12262" calcext:value-type="float">
            <text:p>12262</text:p>
          </table:table-cell>
          <table:table-cell table:formula="of:=IF([.B1374]&gt;[.B1373];[.C1373]+1;[.C1373])"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4086" calcext:value-type="float">
            <text:p>4086</text:p>
          </table:table-cell>
          <table:table-cell table:formula="of:=SUM([.A1375];[.A1376];[.A1377])" office:value-type="float" office:value="12271" calcext:value-type="float">
            <text:p>12271</text:p>
          </table:table-cell>
          <table:table-cell table:formula="of:=IF([.B1375]&gt;[.B1374];[.C1374]+1;[.C1374])"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4091" calcext:value-type="float">
            <text:p>4091</text:p>
          </table:table-cell>
          <table:table-cell table:formula="of:=SUM([.A1376];[.A1377];[.A1378])" office:value-type="float" office:value="12282" calcext:value-type="float">
            <text:p>12282</text:p>
          </table:table-cell>
          <table:table-cell table:formula="of:=IF([.B1376]&gt;[.B1375];[.C1375]+1;[.C1375])"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4094" calcext:value-type="float">
            <text:p>4094</text:p>
          </table:table-cell>
          <table:table-cell table:formula="of:=SUM([.A1377];[.A1378];[.A1379])" office:value-type="float" office:value="12303" calcext:value-type="float">
            <text:p>12303</text:p>
          </table:table-cell>
          <table:table-cell table:formula="of:=IF([.B1377]&gt;[.B1376];[.C1376]+1;[.C1376])"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  <table:table-cell table:formula="of:=SUM([.A1378];[.A1379];[.A1380])" office:value-type="float" office:value="12299" calcext:value-type="float">
            <text:p>12299</text:p>
          </table:table-cell>
          <table:table-cell table:formula="of:=IF([.B1378]&gt;[.B1377];[.C1377]+1;[.C1377])"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4112" calcext:value-type="float">
            <text:p>4112</text:p>
          </table:table-cell>
          <table:table-cell table:formula="of:=SUM([.A1379];[.A1380];[.A1381])" office:value-type="float" office:value="12304" calcext:value-type="float">
            <text:p>12304</text:p>
          </table:table-cell>
          <table:table-cell table:formula="of:=IF([.B1379]&gt;[.B1378];[.C1378]+1;[.C1378])"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table:formula="of:=SUM([.A1380];[.A1381];[.A1382])" office:value-type="float" office:value="12300" calcext:value-type="float">
            <text:p>12300</text:p>
          </table:table-cell>
          <table:table-cell table:formula="of:=IF([.B1380]&gt;[.B1379];[.C1379]+1;[.C1379])"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table:formula="of:=SUM([.A1381];[.A1382];[.A1383])" office:value-type="float" office:value="12344" calcext:value-type="float">
            <text:p>12344</text:p>
          </table:table-cell>
          <table:table-cell table:formula="of:=IF([.B1381]&gt;[.B1380];[.C1380]+1;[.C1380])"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4108" calcext:value-type="float">
            <text:p>4108</text:p>
          </table:table-cell>
          <table:table-cell table:formula="of:=SUM([.A1382];[.A1383];[.A1384])" office:value-type="float" office:value="12389" calcext:value-type="float">
            <text:p>12389</text:p>
          </table:table-cell>
          <table:table-cell table:formula="of:=IF([.B1382]&gt;[.B1381];[.C1381]+1;[.C1381])"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4134" calcext:value-type="float">
            <text:p>4134</text:p>
          </table:table-cell>
          <table:table-cell table:formula="of:=SUM([.A1383];[.A1384];[.A1385])" office:value-type="float" office:value="12429" calcext:value-type="float">
            <text:p>12429</text:p>
          </table:table-cell>
          <table:table-cell table:formula="of:=IF([.B1383]&gt;[.B1382];[.C1382]+1;[.C1382])"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4147" calcext:value-type="float">
            <text:p>4147</text:p>
          </table:table-cell>
          <table:table-cell table:formula="of:=SUM([.A1384];[.A1385];[.A1386])" office:value-type="float" office:value="12444" calcext:value-type="float">
            <text:p>12444</text:p>
          </table:table-cell>
          <table:table-cell table:formula="of:=IF([.B1384]&gt;[.B1383];[.C1383]+1;[.C1383])"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4148" calcext:value-type="float">
            <text:p>4148</text:p>
          </table:table-cell>
          <table:table-cell table:formula="of:=SUM([.A1385];[.A1386];[.A1387])" office:value-type="float" office:value="12469" calcext:value-type="float">
            <text:p>12469</text:p>
          </table:table-cell>
          <table:table-cell table:formula="of:=IF([.B1385]&gt;[.B1384];[.C1384]+1;[.C1384])"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4149" calcext:value-type="float">
            <text:p>4149</text:p>
          </table:table-cell>
          <table:table-cell table:formula="of:=SUM([.A1386];[.A1387];[.A1388])" office:value-type="float" office:value="12496" calcext:value-type="float">
            <text:p>12496</text:p>
          </table:table-cell>
          <table:table-cell table:formula="of:=IF([.B1386]&gt;[.B1385];[.C1385]+1;[.C1385])"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4172" calcext:value-type="float">
            <text:p>4172</text:p>
          </table:table-cell>
          <table:table-cell table:formula="of:=SUM([.A1387];[.A1388];[.A1389])" office:value-type="float" office:value="12529" calcext:value-type="float">
            <text:p>12529</text:p>
          </table:table-cell>
          <table:table-cell table:formula="of:=IF([.B1387]&gt;[.B1386];[.C1386]+1;[.C1386])"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4175" calcext:value-type="float">
            <text:p>4175</text:p>
          </table:table-cell>
          <table:table-cell table:formula="of:=SUM([.A1388];[.A1389];[.A1390])" office:value-type="float" office:value="12533" calcext:value-type="float">
            <text:p>12533</text:p>
          </table:table-cell>
          <table:table-cell table:formula="of:=IF([.B1388]&gt;[.B1387];[.C1387]+1;[.C1387])"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4182" calcext:value-type="float">
            <text:p>4182</text:p>
          </table:table-cell>
          <table:table-cell table:formula="of:=SUM([.A1389];[.A1390];[.A1391])" office:value-type="float" office:value="12512" calcext:value-type="float">
            <text:p>12512</text:p>
          </table:table-cell>
          <table:table-cell table:formula="of:=IF([.B1389]&gt;[.B1388];[.C1388]+1;[.C1388])"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4176" calcext:value-type="float">
            <text:p>4176</text:p>
          </table:table-cell>
          <table:table-cell table:formula="of:=SUM([.A1390];[.A1391];[.A1392])" office:value-type="float" office:value="12500" calcext:value-type="float">
            <text:p>12500</text:p>
          </table:table-cell>
          <table:table-cell table:formula="of:=IF([.B1390]&gt;[.B1389];[.C1389]+1;[.C1389])"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4154" calcext:value-type="float">
            <text:p>4154</text:p>
          </table:table-cell>
          <table:table-cell table:formula="of:=SUM([.A1391];[.A1392];[.A1393])" office:value-type="float" office:value="12504" calcext:value-type="float">
            <text:p>12504</text:p>
          </table:table-cell>
          <table:table-cell table:formula="of:=IF([.B1391]&gt;[.B1390];[.C1390]+1;[.C1390])"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table:formula="of:=SUM([.A1392];[.A1393];[.A1394])" office:value-type="float" office:value="12529" calcext:value-type="float">
            <text:p>12529</text:p>
          </table:table-cell>
          <table:table-cell table:formula="of:=IF([.B1392]&gt;[.B1391];[.C1391]+1;[.C1391])"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table:formula="of:=SUM([.A1393];[.A1394];[.A1395])" office:value-type="float" office:value="12545" calcext:value-type="float">
            <text:p>12545</text:p>
          </table:table-cell>
          <table:table-cell table:formula="of:=IF([.B1393]&gt;[.B1392];[.C1392]+1;[.C1392])"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4179" calcext:value-type="float">
            <text:p>4179</text:p>
          </table:table-cell>
          <table:table-cell table:formula="of:=SUM([.A1394];[.A1395];[.A1396])" office:value-type="float" office:value="12552" calcext:value-type="float">
            <text:p>12552</text:p>
          </table:table-cell>
          <table:table-cell table:formula="of:=IF([.B1394]&gt;[.B1393];[.C1393]+1;[.C1393])"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4186" calcext:value-type="float">
            <text:p>4186</text:p>
          </table:table-cell>
          <table:table-cell table:formula="of:=SUM([.A1395];[.A1396];[.A1397])" office:value-type="float" office:value="12555" calcext:value-type="float">
            <text:p>12555</text:p>
          </table:table-cell>
          <table:table-cell table:formula="of:=IF([.B1395]&gt;[.B1394];[.C1394]+1;[.C1394])"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4187" calcext:value-type="float">
            <text:p>4187</text:p>
          </table:table-cell>
          <table:table-cell table:formula="of:=SUM([.A1396];[.A1397];[.A1398])" office:value-type="float" office:value="12539" calcext:value-type="float">
            <text:p>12539</text:p>
          </table:table-cell>
          <table:table-cell table:formula="of:=IF([.B1396]&gt;[.B1395];[.C1395]+1;[.C1395])"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4182" calcext:value-type="float">
            <text:p>4182</text:p>
          </table:table-cell>
          <table:table-cell table:formula="of:=SUM([.A1397];[.A1398];[.A1399])" office:value-type="float" office:value="12524" calcext:value-type="float">
            <text:p>12524</text:p>
          </table:table-cell>
          <table:table-cell table:formula="of:=IF([.B1397]&gt;[.B1396];[.C1396]+1;[.C1396])"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table:formula="of:=SUM([.A1398];[.A1399];[.A1400])" office:value-type="float" office:value="12520" calcext:value-type="float">
            <text:p>12520</text:p>
          </table:table-cell>
          <table:table-cell table:formula="of:=IF([.B1398]&gt;[.B1397];[.C1397]+1;[.C1397])"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4172" calcext:value-type="float">
            <text:p>4172</text:p>
          </table:table-cell>
          <table:table-cell table:formula="of:=SUM([.A1399];[.A1400];[.A1401])" office:value-type="float" office:value="12531" calcext:value-type="float">
            <text:p>12531</text:p>
          </table:table-cell>
          <table:table-cell table:formula="of:=IF([.B1399]&gt;[.B1398];[.C1398]+1;[.C1398])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4178" calcext:value-type="float">
            <text:p>4178</text:p>
          </table:table-cell>
          <table:table-cell table:formula="of:=SUM([.A1400];[.A1401];[.A1402])" office:value-type="float" office:value="12552" calcext:value-type="float">
            <text:p>12552</text:p>
          </table:table-cell>
          <table:table-cell table:formula="of:=IF([.B1400]&gt;[.B1399];[.C1399]+1;[.C1399])"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4181" calcext:value-type="float">
            <text:p>4181</text:p>
          </table:table-cell>
          <table:table-cell table:formula="of:=SUM([.A1401];[.A1402];[.A1403])" office:value-type="float" office:value="12562" calcext:value-type="float">
            <text:p>12562</text:p>
          </table:table-cell>
          <table:table-cell table:formula="of:=IF([.B1401]&gt;[.B1400];[.C1400]+1;[.C1400])"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4193" calcext:value-type="float">
            <text:p>4193</text:p>
          </table:table-cell>
          <table:table-cell table:formula="of:=SUM([.A1402];[.A1403];[.A1404])" office:value-type="float" office:value="12574" calcext:value-type="float">
            <text:p>12574</text:p>
          </table:table-cell>
          <table:table-cell table:formula="of:=IF([.B1402]&gt;[.B1401];[.C1401]+1;[.C1401])"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4188" calcext:value-type="float">
            <text:p>4188</text:p>
          </table:table-cell>
          <table:table-cell table:formula="of:=SUM([.A1403];[.A1404];[.A1405])" office:value-type="float" office:value="12573" calcext:value-type="float">
            <text:p>12573</text:p>
          </table:table-cell>
          <table:table-cell table:formula="of:=IF([.B1403]&gt;[.B1402];[.C1402]+1;[.C1402])"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4193" calcext:value-type="float">
            <text:p>4193</text:p>
          </table:table-cell>
          <table:table-cell table:formula="of:=SUM([.A1404];[.A1405];[.A1406])" office:value-type="float" office:value="12587" calcext:value-type="float">
            <text:p>12587</text:p>
          </table:table-cell>
          <table:table-cell table:formula="of:=IF([.B1404]&gt;[.B1403];[.C1403]+1;[.C1403])"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4192" calcext:value-type="float">
            <text:p>4192</text:p>
          </table:table-cell>
          <table:table-cell table:formula="of:=SUM([.A1405];[.A1406];[.A1407])" office:value-type="float" office:value="12599" calcext:value-type="float">
            <text:p>12599</text:p>
          </table:table-cell>
          <table:table-cell table:formula="of:=IF([.B1405]&gt;[.B1404];[.C1404]+1;[.C1404])"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4202" calcext:value-type="float">
            <text:p>4202</text:p>
          </table:table-cell>
          <table:table-cell table:formula="of:=SUM([.A1406];[.A1407];[.A1408])" office:value-type="float" office:value="12614" calcext:value-type="float">
            <text:p>12614</text:p>
          </table:table-cell>
          <table:table-cell table:formula="of:=IF([.B1406]&gt;[.B1405];[.C1405]+1;[.C1405])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205" calcext:value-type="float">
            <text:p>4205</text:p>
          </table:table-cell>
          <table:table-cell table:formula="of:=SUM([.A1407];[.A1408];[.A1409])" office:value-type="float" office:value="12597" calcext:value-type="float">
            <text:p>12597</text:p>
          </table:table-cell>
          <table:table-cell table:formula="of:=IF([.B1407]&gt;[.B1406];[.C1406]+1;[.C1406])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207" calcext:value-type="float">
            <text:p>4207</text:p>
          </table:table-cell>
          <table:table-cell table:formula="of:=SUM([.A1408];[.A1409];[.A1410])" office:value-type="float" office:value="12575" calcext:value-type="float">
            <text:p>12575</text:p>
          </table:table-cell>
          <table:table-cell table:formula="of:=IF([.B1408]&gt;[.B1407];[.C1407]+1;[.C1407])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185" calcext:value-type="float">
            <text:p>4185</text:p>
          </table:table-cell>
          <table:table-cell table:formula="of:=SUM([.A1409];[.A1410];[.A1411])" office:value-type="float" office:value="12555" calcext:value-type="float">
            <text:p>12555</text:p>
          </table:table-cell>
          <table:table-cell table:formula="of:=IF([.B1409]&gt;[.B1408];[.C1408]+1;[.C1408])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183" calcext:value-type="float">
            <text:p>4183</text:p>
          </table:table-cell>
          <table:table-cell table:formula="of:=SUM([.A1410];[.A1411];[.A1412])" office:value-type="float" office:value="12559" calcext:value-type="float">
            <text:p>12559</text:p>
          </table:table-cell>
          <table:table-cell table:formula="of:=IF([.B1410]&gt;[.B1409];[.C1409]+1;[.C1409])"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4187" calcext:value-type="float">
            <text:p>4187</text:p>
          </table:table-cell>
          <table:table-cell table:formula="of:=SUM([.A1411];[.A1412];[.A1413])" office:value-type="float" office:value="12580" calcext:value-type="float">
            <text:p>12580</text:p>
          </table:table-cell>
          <table:table-cell table:formula="of:=IF([.B1411]&gt;[.B1410];[.C1410]+1;[.C1410])"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table:formula="of:=SUM([.A1412];[.A1413];[.A1414])" office:value-type="float" office:value="12600" calcext:value-type="float">
            <text:p>12600</text:p>
          </table:table-cell>
          <table:table-cell table:formula="of:=IF([.B1412]&gt;[.B1411];[.C1411]+1;[.C1411])"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4204" calcext:value-type="float">
            <text:p>4204</text:p>
          </table:table-cell>
          <table:table-cell table:formula="of:=SUM([.A1413];[.A1414];[.A1415])" office:value-type="float" office:value="12613" calcext:value-type="float">
            <text:p>12613</text:p>
          </table:table-cell>
          <table:table-cell table:formula="of:=IF([.B1413]&gt;[.B1412];[.C1412]+1;[.C1412])"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4207" calcext:value-type="float">
            <text:p>4207</text:p>
          </table:table-cell>
          <table:table-cell table:formula="of:=SUM([.A1414];[.A1415];[.A1416])" office:value-type="float" office:value="12613" calcext:value-type="float">
            <text:p>12613</text:p>
          </table:table-cell>
          <table:table-cell table:formula="of:=IF([.B1414]&gt;[.B1413];[.C1413]+1;[.C1413])"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4202" calcext:value-type="float">
            <text:p>4202</text:p>
          </table:table-cell>
          <table:table-cell table:formula="of:=SUM([.A1415];[.A1416];[.A1417])" office:value-type="float" office:value="12607" calcext:value-type="float">
            <text:p>12607</text:p>
          </table:table-cell>
          <table:table-cell table:formula="of:=IF([.B1415]&gt;[.B1414];[.C1414]+1;[.C1414])"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4204" calcext:value-type="float">
            <text:p>4204</text:p>
          </table:table-cell>
          <table:table-cell table:formula="of:=SUM([.A1416];[.A1417];[.A1418])" office:value-type="float" office:value="12619" calcext:value-type="float">
            <text:p>12619</text:p>
          </table:table-cell>
          <table:table-cell table:formula="of:=IF([.B1416]&gt;[.B1415];[.C1415]+1;[.C1415])"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4201" calcext:value-type="float">
            <text:p>4201</text:p>
          </table:table-cell>
          <table:table-cell table:formula="of:=SUM([.A1417];[.A1418];[.A1419])" office:value-type="float" office:value="12634" calcext:value-type="float">
            <text:p>12634</text:p>
          </table:table-cell>
          <table:table-cell table:formula="of:=IF([.B1417]&gt;[.B1416];[.C1416]+1;[.C1416])"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4214" calcext:value-type="float">
            <text:p>4214</text:p>
          </table:table-cell>
          <table:table-cell table:formula="of:=SUM([.A1418];[.A1419];[.A1420])" office:value-type="float" office:value="12649" calcext:value-type="float">
            <text:p>12649</text:p>
          </table:table-cell>
          <table:table-cell table:formula="of:=IF([.B1418]&gt;[.B1417];[.C1417]+1;[.C1417])"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4219" calcext:value-type="float">
            <text:p>4219</text:p>
          </table:table-cell>
          <table:table-cell table:formula="of:=SUM([.A1419];[.A1420];[.A1421])" office:value-type="float" office:value="12646" calcext:value-type="float">
            <text:p>12646</text:p>
          </table:table-cell>
          <table:table-cell table:formula="of:=IF([.B1419]&gt;[.B1418];[.C1418]+1;[.C1418])"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4216" calcext:value-type="float">
            <text:p>4216</text:p>
          </table:table-cell>
          <table:table-cell table:formula="of:=SUM([.A1420];[.A1421];[.A1422])" office:value-type="float" office:value="12626" calcext:value-type="float">
            <text:p>12626</text:p>
          </table:table-cell>
          <table:table-cell table:formula="of:=IF([.B1420]&gt;[.B1419];[.C1419]+1;[.C1419])"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4211" calcext:value-type="float">
            <text:p>4211</text:p>
          </table:table-cell>
          <table:table-cell table:formula="of:=SUM([.A1421];[.A1422];[.A1423])" office:value-type="float" office:value="12606" calcext:value-type="float">
            <text:p>12606</text:p>
          </table:table-cell>
          <table:table-cell table:formula="of:=IF([.B1421]&gt;[.B1420];[.C1420]+1;[.C1420])"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4199" calcext:value-type="float">
            <text:p>4199</text:p>
          </table:table-cell>
          <table:table-cell table:formula="of:=SUM([.A1422];[.A1423];[.A1424])" office:value-type="float" office:value="12590" calcext:value-type="float">
            <text:p>12590</text:p>
          </table:table-cell>
          <table:table-cell table:formula="of:=IF([.B1422]&gt;[.B1421];[.C1421]+1;[.C1421])"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4196" calcext:value-type="float">
            <text:p>4196</text:p>
          </table:table-cell>
          <table:table-cell table:formula="of:=SUM([.A1423];[.A1424];[.A1425])" office:value-type="float" office:value="12590" calcext:value-type="float">
            <text:p>12590</text:p>
          </table:table-cell>
          <table:table-cell table:formula="of:=IF([.B1423]&gt;[.B1422];[.C1422]+1;[.C1422])"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4195" calcext:value-type="float">
            <text:p>4195</text:p>
          </table:table-cell>
          <table:table-cell table:formula="of:=SUM([.A1424];[.A1425];[.A1426])" office:value-type="float" office:value="12594" calcext:value-type="float">
            <text:p>12594</text:p>
          </table:table-cell>
          <table:table-cell table:formula="of:=IF([.B1424]&gt;[.B1423];[.C1423]+1;[.C1423])"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4199" calcext:value-type="float">
            <text:p>4199</text:p>
          </table:table-cell>
          <table:table-cell table:formula="of:=SUM([.A1425];[.A1426];[.A1427])" office:value-type="float" office:value="12600" calcext:value-type="float">
            <text:p>12600</text:p>
          </table:table-cell>
          <table:table-cell table:formula="of:=IF([.B1425]&gt;[.B1424];[.C1424]+1;[.C1424])"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table:formula="of:=SUM([.A1426];[.A1427];[.A1428])" office:value-type="float" office:value="12593" calcext:value-type="float">
            <text:p>12593</text:p>
          </table:table-cell>
          <table:table-cell table:formula="of:=IF([.B1426]&gt;[.B1425];[.C1425]+1;[.C1425])"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4201" calcext:value-type="float">
            <text:p>4201</text:p>
          </table:table-cell>
          <table:table-cell table:formula="of:=SUM([.A1427];[.A1428];[.A1429])" office:value-type="float" office:value="12584" calcext:value-type="float">
            <text:p>12584</text:p>
          </table:table-cell>
          <table:table-cell table:formula="of:=IF([.B1427]&gt;[.B1426];[.C1426]+1;[.C1426])"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4192" calcext:value-type="float">
            <text:p>4192</text:p>
          </table:table-cell>
          <table:table-cell table:formula="of:=SUM([.A1428];[.A1429];[.A1430])" office:value-type="float" office:value="12578" calcext:value-type="float">
            <text:p>12578</text:p>
          </table:table-cell>
          <table:table-cell table:formula="of:=IF([.B1428]&gt;[.B1427];[.C1427]+1;[.C1427])"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4191" calcext:value-type="float">
            <text:p>4191</text:p>
          </table:table-cell>
          <table:table-cell table:formula="of:=SUM([.A1429];[.A1430];[.A1431])" office:value-type="float" office:value="12603" calcext:value-type="float">
            <text:p>12603</text:p>
          </table:table-cell>
          <table:table-cell table:formula="of:=IF([.B1429]&gt;[.B1428];[.C1428]+1;[.C1428])"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4195" calcext:value-type="float">
            <text:p>4195</text:p>
          </table:table-cell>
          <table:table-cell table:formula="of:=SUM([.A1430];[.A1431];[.A1432])" office:value-type="float" office:value="12617" calcext:value-type="float">
            <text:p>12617</text:p>
          </table:table-cell>
          <table:table-cell table:formula="of:=IF([.B1430]&gt;[.B1429];[.C1429]+1;[.C1429])"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4217" calcext:value-type="float">
            <text:p>4217</text:p>
          </table:table-cell>
          <table:table-cell table:formula="of:=SUM([.A1431];[.A1432];[.A1433])" office:value-type="float" office:value="12632" calcext:value-type="float">
            <text:p>12632</text:p>
          </table:table-cell>
          <table:table-cell table:formula="of:=IF([.B1431]&gt;[.B1430];[.C1430]+1;[.C1430])"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4205" calcext:value-type="float">
            <text:p>4205</text:p>
          </table:table-cell>
          <table:table-cell table:formula="of:=SUM([.A1432];[.A1433];[.A1434])" office:value-type="float" office:value="12633" calcext:value-type="float">
            <text:p>12633</text:p>
          </table:table-cell>
          <table:table-cell table:formula="of:=IF([.B1432]&gt;[.B1431];[.C1431]+1;[.C1431])"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table:formula="of:=SUM([.A1433];[.A1434];[.A1435])" office:value-type="float" office:value="12632" calcext:value-type="float">
            <text:p>12632</text:p>
          </table:table-cell>
          <table:table-cell table:formula="of:=IF([.B1433]&gt;[.B1432];[.C1432]+1;[.C1432])"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4218" calcext:value-type="float">
            <text:p>4218</text:p>
          </table:table-cell>
          <table:table-cell table:formula="of:=SUM([.A1434];[.A1435];[.A1436])" office:value-type="float" office:value="12629" calcext:value-type="float">
            <text:p>12629</text:p>
          </table:table-cell>
          <table:table-cell table:formula="of:=IF([.B1434]&gt;[.B1433];[.C1433]+1;[.C1433])"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4204" calcext:value-type="float">
            <text:p>4204</text:p>
          </table:table-cell>
          <table:table-cell table:formula="of:=SUM([.A1435];[.A1436];[.A1437])" office:value-type="float" office:value="12624" calcext:value-type="float">
            <text:p>12624</text:p>
          </table:table-cell>
          <table:table-cell table:formula="of:=IF([.B1435]&gt;[.B1434];[.C1434]+1;[.C1434])"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4207" calcext:value-type="float">
            <text:p>4207</text:p>
          </table:table-cell>
          <table:table-cell table:formula="of:=SUM([.A1436];[.A1437];[.A1438])" office:value-type="float" office:value="12634" calcext:value-type="float">
            <text:p>12634</text:p>
          </table:table-cell>
          <table:table-cell table:formula="of:=IF([.B1436]&gt;[.B1435];[.C1435]+1;[.C1435])"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4213" calcext:value-type="float">
            <text:p>4213</text:p>
          </table:table-cell>
          <table:table-cell table:formula="of:=SUM([.A1437];[.A1438];[.A1439])" office:value-type="float" office:value="12642" calcext:value-type="float">
            <text:p>12642</text:p>
          </table:table-cell>
          <table:table-cell table:formula="of:=IF([.B1437]&gt;[.B1436];[.C1436]+1;[.C1436])"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4214" calcext:value-type="float">
            <text:p>4214</text:p>
          </table:table-cell>
          <table:table-cell table:formula="of:=SUM([.A1438];[.A1439];[.A1440])" office:value-type="float" office:value="12662" calcext:value-type="float">
            <text:p>12662</text:p>
          </table:table-cell>
          <table:table-cell table:formula="of:=IF([.B1438]&gt;[.B1437];[.C1437]+1;[.C1437])"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4215" calcext:value-type="float">
            <text:p>4215</text:p>
          </table:table-cell>
          <table:table-cell table:formula="of:=SUM([.A1439];[.A1440];[.A1441])" office:value-type="float" office:value="12688" calcext:value-type="float">
            <text:p>12688</text:p>
          </table:table-cell>
          <table:table-cell table:formula="of:=IF([.B1439]&gt;[.B1438];[.C1438]+1;[.C1438])"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4233" calcext:value-type="float">
            <text:p>4233</text:p>
          </table:table-cell>
          <table:table-cell table:formula="of:=SUM([.A1440];[.A1441];[.A1442])" office:value-type="float" office:value="12726" calcext:value-type="float">
            <text:p>12726</text:p>
          </table:table-cell>
          <table:table-cell table:formula="of:=IF([.B1440]&gt;[.B1439];[.C1439]+1;[.C1439])"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table:formula="of:=SUM([.A1441];[.A1442];[.A1443])" office:value-type="float" office:value="12744" calcext:value-type="float">
            <text:p>12744</text:p>
          </table:table-cell>
          <table:table-cell table:formula="of:=IF([.B1441]&gt;[.B1440];[.C1440]+1;[.C1440])"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4253" calcext:value-type="float">
            <text:p>4253</text:p>
          </table:table-cell>
          <table:table-cell table:formula="of:=SUM([.A1442];[.A1443];[.A1444])" office:value-type="float" office:value="12757" calcext:value-type="float">
            <text:p>12757</text:p>
          </table:table-cell>
          <table:table-cell table:formula="of:=IF([.B1442]&gt;[.B1441];[.C1441]+1;[.C1441])"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251" calcext:value-type="float">
            <text:p>4251</text:p>
          </table:table-cell>
          <table:table-cell table:formula="of:=SUM([.A1443];[.A1444];[.A1445])" office:value-type="float" office:value="12766" calcext:value-type="float">
            <text:p>12766</text:p>
          </table:table-cell>
          <table:table-cell table:formula="of:=IF([.B1443]&gt;[.B1442];[.C1442]+1;[.C1442])"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4253" calcext:value-type="float">
            <text:p>4253</text:p>
          </table:table-cell>
          <table:table-cell table:formula="of:=SUM([.A1444];[.A1445];[.A1446])" office:value-type="float" office:value="12781" calcext:value-type="float">
            <text:p>12781</text:p>
          </table:table-cell>
          <table:table-cell table:formula="of:=IF([.B1444]&gt;[.B1443];[.C1443]+1;[.C1443])"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4262" calcext:value-type="float">
            <text:p>4262</text:p>
          </table:table-cell>
          <table:table-cell table:formula="of:=SUM([.A1445];[.A1446];[.A1447])" office:value-type="float" office:value="12785" calcext:value-type="float">
            <text:p>12785</text:p>
          </table:table-cell>
          <table:table-cell table:formula="of:=IF([.B1445]&gt;[.B1444];[.C1444]+1;[.C1444])"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4266" calcext:value-type="float">
            <text:p>4266</text:p>
          </table:table-cell>
          <table:table-cell table:formula="of:=SUM([.A1446];[.A1447];[.A1448])" office:value-type="float" office:value="12784" calcext:value-type="float">
            <text:p>12784</text:p>
          </table:table-cell>
          <table:table-cell table:formula="of:=IF([.B1446]&gt;[.B1445];[.C1445]+1;[.C1445])"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4257" calcext:value-type="float">
            <text:p>4257</text:p>
          </table:table-cell>
          <table:table-cell table:formula="of:=SUM([.A1447];[.A1448];[.A1449])" office:value-type="float" office:value="12780" calcext:value-type="float">
            <text:p>12780</text:p>
          </table:table-cell>
          <table:table-cell table:formula="of:=IF([.B1447]&gt;[.B1446];[.C1446]+1;[.C1446])"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4261" calcext:value-type="float">
            <text:p>4261</text:p>
          </table:table-cell>
          <table:table-cell table:formula="of:=SUM([.A1448];[.A1449];[.A1450])" office:value-type="float" office:value="12794" calcext:value-type="float">
            <text:p>12794</text:p>
          </table:table-cell>
          <table:table-cell table:formula="of:=IF([.B1448]&gt;[.B1447];[.C1447]+1;[.C1447])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4262" calcext:value-type="float">
            <text:p>4262</text:p>
          </table:table-cell>
          <table:table-cell table:formula="of:=SUM([.A1449];[.A1450];[.A1451])" office:value-type="float" office:value="12796" calcext:value-type="float">
            <text:p>12796</text:p>
          </table:table-cell>
          <table:table-cell table:formula="of:=IF([.B1449]&gt;[.B1448];[.C1448]+1;[.C1448])"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4271" calcext:value-type="float">
            <text:p>4271</text:p>
          </table:table-cell>
          <table:table-cell table:formula="of:=SUM([.A1450];[.A1451];[.A1452])" office:value-type="float" office:value="12796" calcext:value-type="float">
            <text:p>12796</text:p>
          </table:table-cell>
          <table:table-cell table:formula="of:=IF([.B1450]&gt;[.B1449];[.C1449]+1;[.C1449])"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4263" calcext:value-type="float">
            <text:p>4263</text:p>
          </table:table-cell>
          <table:table-cell table:formula="of:=SUM([.A1451];[.A1452];[.A1453])" office:value-type="float" office:value="12809" calcext:value-type="float">
            <text:p>12809</text:p>
          </table:table-cell>
          <table:table-cell table:formula="of:=IF([.B1451]&gt;[.B1450];[.C1450]+1;[.C1450])"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4262" calcext:value-type="float">
            <text:p>4262</text:p>
          </table:table-cell>
          <table:table-cell table:formula="of:=SUM([.A1452];[.A1453];[.A1454])" office:value-type="float" office:value="12834" calcext:value-type="float">
            <text:p>12834</text:p>
          </table:table-cell>
          <table:table-cell table:formula="of:=IF([.B1452]&gt;[.B1451];[.C1451]+1;[.C1451])"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4284" calcext:value-type="float">
            <text:p>4284</text:p>
          </table:table-cell>
          <table:table-cell table:formula="of:=SUM([.A1453];[.A1454];[.A1455])" office:value-type="float" office:value="12839" calcext:value-type="float">
            <text:p>12839</text:p>
          </table:table-cell>
          <table:table-cell table:formula="of:=IF([.B1453]&gt;[.B1452];[.C1452]+1;[.C1452])"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4288" calcext:value-type="float">
            <text:p>4288</text:p>
          </table:table-cell>
          <table:table-cell table:formula="of:=SUM([.A1454];[.A1455];[.A1456])" office:value-type="float" office:value="12831" calcext:value-type="float">
            <text:p>12831</text:p>
          </table:table-cell>
          <table:table-cell table:formula="of:=IF([.B1454]&gt;[.B1453];[.C1453]+1;[.C1453])"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4267" calcext:value-type="float">
            <text:p>4267</text:p>
          </table:table-cell>
          <table:table-cell table:formula="of:=SUM([.A1455];[.A1456];[.A1457])" office:value-type="float" office:value="12826" calcext:value-type="float">
            <text:p>12826</text:p>
          </table:table-cell>
          <table:table-cell table:formula="of:=IF([.B1455]&gt;[.B1454];[.C1454]+1;[.C1454])"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4276" calcext:value-type="float">
            <text:p>4276</text:p>
          </table:table-cell>
          <table:table-cell table:formula="of:=SUM([.A1456];[.A1457];[.A1458])" office:value-type="float" office:value="12843" calcext:value-type="float">
            <text:p>12843</text:p>
          </table:table-cell>
          <table:table-cell table:formula="of:=IF([.B1456]&gt;[.B1455];[.C1455]+1;[.C1455])"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4283" calcext:value-type="float">
            <text:p>4283</text:p>
          </table:table-cell>
          <table:table-cell table:formula="of:=SUM([.A1457];[.A1458];[.A1459])" office:value-type="float" office:value="12850" calcext:value-type="float">
            <text:p>12850</text:p>
          </table:table-cell>
          <table:table-cell table:formula="of:=IF([.B1457]&gt;[.B1456];[.C1456]+1;[.C1456])"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4284" calcext:value-type="float">
            <text:p>4284</text:p>
          </table:table-cell>
          <table:table-cell table:formula="of:=SUM([.A1458];[.A1459];[.A1460])" office:value-type="float" office:value="12851" calcext:value-type="float">
            <text:p>12851</text:p>
          </table:table-cell>
          <table:table-cell table:formula="of:=IF([.B1458]&gt;[.B1457];[.C1457]+1;[.C1457])"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4283" calcext:value-type="float">
            <text:p>4283</text:p>
          </table:table-cell>
          <table:table-cell table:formula="of:=SUM([.A1459];[.A1460];[.A1461])" office:value-type="float" office:value="12848" calcext:value-type="float">
            <text:p>12848</text:p>
          </table:table-cell>
          <table:table-cell table:formula="of:=IF([.B1459]&gt;[.B1458];[.C1458]+1;[.C1458])"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4284" calcext:value-type="float">
            <text:p>4284</text:p>
          </table:table-cell>
          <table:table-cell table:formula="of:=SUM([.A1460];[.A1461];[.A1462])" office:value-type="float" office:value="12843" calcext:value-type="float">
            <text:p>12843</text:p>
          </table:table-cell>
          <table:table-cell table:formula="of:=IF([.B1460]&gt;[.B1459];[.C1459]+1;[.C1459])"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4281" calcext:value-type="float">
            <text:p>4281</text:p>
          </table:table-cell>
          <table:table-cell table:formula="of:=SUM([.A1461];[.A1462];[.A1463])" office:value-type="float" office:value="12825" calcext:value-type="float">
            <text:p>12825</text:p>
          </table:table-cell>
          <table:table-cell table:formula="of:=IF([.B1461]&gt;[.B1460];[.C1460]+1;[.C1460])"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4278" calcext:value-type="float">
            <text:p>4278</text:p>
          </table:table-cell>
          <table:table-cell table:formula="of:=SUM([.A1462];[.A1463];[.A1464])" office:value-type="float" office:value="12805" calcext:value-type="float">
            <text:p>12805</text:p>
          </table:table-cell>
          <table:table-cell table:formula="of:=IF([.B1462]&gt;[.B1461];[.C1461]+1;[.C1461])"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4266" calcext:value-type="float">
            <text:p>4266</text:p>
          </table:table-cell>
          <table:table-cell table:formula="of:=SUM([.A1463];[.A1464];[.A1465])" office:value-type="float" office:value="12787" calcext:value-type="float">
            <text:p>12787</text:p>
          </table:table-cell>
          <table:table-cell table:formula="of:=IF([.B1463]&gt;[.B1462];[.C1462]+1;[.C1462])"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4261" calcext:value-type="float">
            <text:p>4261</text:p>
          </table:table-cell>
          <table:table-cell table:formula="of:=SUM([.A1464];[.A1465];[.A1466])" office:value-type="float" office:value="12797" calcext:value-type="float">
            <text:p>12797</text:p>
          </table:table-cell>
          <table:table-cell table:formula="of:=IF([.B1464]&gt;[.B1463];[.C1463]+1;[.C1463])"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table:formula="of:=SUM([.A1465];[.A1466];[.A1467])" office:value-type="float" office:value="12817" calcext:value-type="float">
            <text:p>12817</text:p>
          </table:table-cell>
          <table:table-cell table:formula="of:=IF([.B1465]&gt;[.B1464];[.C1464]+1;[.C1464])"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4276" calcext:value-type="float">
            <text:p>4276</text:p>
          </table:table-cell>
          <table:table-cell table:formula="of:=SUM([.A1466];[.A1467];[.A1468])" office:value-type="float" office:value="12840" calcext:value-type="float">
            <text:p>12840</text:p>
          </table:table-cell>
          <table:table-cell table:formula="of:=IF([.B1466]&gt;[.B1465];[.C1465]+1;[.C1465])"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4281" calcext:value-type="float">
            <text:p>4281</text:p>
          </table:table-cell>
          <table:table-cell table:formula="of:=SUM([.A1467];[.A1468];[.A1469])" office:value-type="float" office:value="12836" calcext:value-type="float">
            <text:p>12836</text:p>
          </table:table-cell>
          <table:table-cell table:formula="of:=IF([.B1467]&gt;[.B1466];[.C1466]+1;[.C1466])"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4283" calcext:value-type="float">
            <text:p>4283</text:p>
          </table:table-cell>
          <table:table-cell table:formula="of:=SUM([.A1468];[.A1469];[.A1470])" office:value-type="float" office:value="12852" calcext:value-type="float">
            <text:p>12852</text:p>
          </table:table-cell>
          <table:table-cell table:formula="of:=IF([.B1468]&gt;[.B1467];[.C1467]+1;[.C1467])"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4272" calcext:value-type="float">
            <text:p>4272</text:p>
          </table:table-cell>
          <table:table-cell table:formula="of:=SUM([.A1469];[.A1470];[.A1471])" office:value-type="float" office:value="12871" calcext:value-type="float">
            <text:p>12871</text:p>
          </table:table-cell>
          <table:table-cell table:formula="of:=IF([.B1469]&gt;[.B1468];[.C1468]+1;[.C1468])"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4297" calcext:value-type="float">
            <text:p>4297</text:p>
          </table:table-cell>
          <table:table-cell table:formula="of:=SUM([.A1470];[.A1471];[.A1472])" office:value-type="float" office:value="12900" calcext:value-type="float">
            <text:p>12900</text:p>
          </table:table-cell>
          <table:table-cell table:formula="of:=IF([.B1470]&gt;[.B1469];[.C1469]+1;[.C1469])"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4302" calcext:value-type="float">
            <text:p>4302</text:p>
          </table:table-cell>
          <table:table-cell table:formula="of:=SUM([.A1471];[.A1472];[.A1473])" office:value-type="float" office:value="12915" calcext:value-type="float">
            <text:p>12915</text:p>
          </table:table-cell>
          <table:table-cell table:formula="of:=IF([.B1471]&gt;[.B1470];[.C1470]+1;[.C1470])"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4301" calcext:value-type="float">
            <text:p>4301</text:p>
          </table:table-cell>
          <table:table-cell table:formula="of:=SUM([.A1472];[.A1473];[.A1474])" office:value-type="float" office:value="12924" calcext:value-type="float">
            <text:p>12924</text:p>
          </table:table-cell>
          <table:table-cell table:formula="of:=IF([.B1472]&gt;[.B1471];[.C1471]+1;[.C1471])"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4312" calcext:value-type="float">
            <text:p>4312</text:p>
          </table:table-cell>
          <table:table-cell table:formula="of:=SUM([.A1473];[.A1474];[.A1475])" office:value-type="float" office:value="12952" calcext:value-type="float">
            <text:p>12952</text:p>
          </table:table-cell>
          <table:table-cell table:formula="of:=IF([.B1473]&gt;[.B1472];[.C1472]+1;[.C1472])"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4311" calcext:value-type="float">
            <text:p>4311</text:p>
          </table:table-cell>
          <table:table-cell table:formula="of:=SUM([.A1474];[.A1475];[.A1476])" office:value-type="float" office:value="12986" calcext:value-type="float">
            <text:p>12986</text:p>
          </table:table-cell>
          <table:table-cell table:formula="of:=IF([.B1474]&gt;[.B1473];[.C1473]+1;[.C1473])"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4329" calcext:value-type="float">
            <text:p>4329</text:p>
          </table:table-cell>
          <table:table-cell table:formula="of:=SUM([.A1475];[.A1476];[.A1477])" office:value-type="float" office:value="13011" calcext:value-type="float">
            <text:p>13011</text:p>
          </table:table-cell>
          <table:table-cell table:formula="of:=IF([.B1475]&gt;[.B1474];[.C1474]+1;[.C1474])"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4346" calcext:value-type="float">
            <text:p>4346</text:p>
          </table:table-cell>
          <table:table-cell table:formula="of:=SUM([.A1476];[.A1477];[.A1478])" office:value-type="float" office:value="13029" calcext:value-type="float">
            <text:p>13029</text:p>
          </table:table-cell>
          <table:table-cell table:formula="of:=IF([.B1476]&gt;[.B1475];[.C1475]+1;[.C1475])"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4336" calcext:value-type="float">
            <text:p>4336</text:p>
          </table:table-cell>
          <table:table-cell table:formula="of:=SUM([.A1477];[.A1478];[.A1479])" office:value-type="float" office:value="13048" calcext:value-type="float">
            <text:p>13048</text:p>
          </table:table-cell>
          <table:table-cell table:formula="of:=IF([.B1477]&gt;[.B1476];[.C1476]+1;[.C1476])"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table:formula="of:=SUM([.A1478];[.A1479];[.A1480])" office:value-type="float" office:value="13076" calcext:value-type="float">
            <text:p>13076</text:p>
          </table:table-cell>
          <table:table-cell table:formula="of:=IF([.B1478]&gt;[.B1477];[.C1477]+1;[.C1477])"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4365" calcext:value-type="float">
            <text:p>4365</text:p>
          </table:table-cell>
          <table:table-cell table:formula="of:=SUM([.A1479];[.A1480];[.A1481])" office:value-type="float" office:value="13095" calcext:value-type="float">
            <text:p>13095</text:p>
          </table:table-cell>
          <table:table-cell table:formula="of:=IF([.B1479]&gt;[.B1478];[.C1478]+1;[.C1478])"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4364" calcext:value-type="float">
            <text:p>4364</text:p>
          </table:table-cell>
          <table:table-cell table:formula="of:=SUM([.A1480];[.A1481];[.A1482])" office:value-type="float" office:value="13100" calcext:value-type="float">
            <text:p>13100</text:p>
          </table:table-cell>
          <table:table-cell table:formula="of:=IF([.B1480]&gt;[.B1479];[.C1479]+1;[.C1479])"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4366" calcext:value-type="float">
            <text:p>4366</text:p>
          </table:table-cell>
          <table:table-cell table:formula="of:=SUM([.A1481];[.A1482];[.A1483])" office:value-type="float" office:value="13108" calcext:value-type="float">
            <text:p>13108</text:p>
          </table:table-cell>
          <table:table-cell table:formula="of:=IF([.B1481]&gt;[.B1480];[.C1480]+1;[.C1480])"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table:formula="of:=SUM([.A1482];[.A1483];[.A1484])" office:value-type="float" office:value="13107" calcext:value-type="float">
            <text:p>13107</text:p>
          </table:table-cell>
          <table:table-cell table:formula="of:=IF([.B1482]&gt;[.B1481];[.C1481]+1;[.C1481])"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4372" calcext:value-type="float">
            <text:p>4372</text:p>
          </table:table-cell>
          <table:table-cell table:formula="of:=SUM([.A1483];[.A1484];[.A1485])" office:value-type="float" office:value="13101" calcext:value-type="float">
            <text:p>13101</text:p>
          </table:table-cell>
          <table:table-cell table:formula="of:=IF([.B1483]&gt;[.B1482];[.C1482]+1;[.C1482])"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4365" calcext:value-type="float">
            <text:p>4365</text:p>
          </table:table-cell>
          <table:table-cell table:formula="of:=SUM([.A1484];[.A1485];[.A1486])" office:value-type="float" office:value="13096" calcext:value-type="float">
            <text:p>13096</text:p>
          </table:table-cell>
          <table:table-cell table:formula="of:=IF([.B1484]&gt;[.B1483];[.C1483]+1;[.C1483])"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4364" calcext:value-type="float">
            <text:p>4364</text:p>
          </table:table-cell>
          <table:table-cell table:formula="of:=SUM([.A1485];[.A1486];[.A1487])" office:value-type="float" office:value="13096" calcext:value-type="float">
            <text:p>13096</text:p>
          </table:table-cell>
          <table:table-cell table:formula="of:=IF([.B1485]&gt;[.B1484];[.C1484]+1;[.C1484])"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4367" calcext:value-type="float">
            <text:p>4367</text:p>
          </table:table-cell>
          <table:table-cell table:formula="of:=SUM([.A1486];[.A1487];[.A1488])" office:value-type="float" office:value="13098" calcext:value-type="float">
            <text:p>13098</text:p>
          </table:table-cell>
          <table:table-cell table:formula="of:=IF([.B1486]&gt;[.B1485];[.C1485]+1;[.C1485])"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4365" calcext:value-type="float">
            <text:p>4365</text:p>
          </table:table-cell>
          <table:table-cell table:formula="of:=SUM([.A1487];[.A1488];[.A1489])" office:value-type="float" office:value="13099" calcext:value-type="float">
            <text:p>13099</text:p>
          </table:table-cell>
          <table:table-cell table:formula="of:=IF([.B1487]&gt;[.B1486];[.C1486]+1;[.C1486])"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4366" calcext:value-type="float">
            <text:p>4366</text:p>
          </table:table-cell>
          <table:table-cell table:formula="of:=SUM([.A1488];[.A1489];[.A1490])" office:value-type="float" office:value="13103" calcext:value-type="float">
            <text:p>13103</text:p>
          </table:table-cell>
          <table:table-cell table:formula="of:=IF([.B1488]&gt;[.B1487];[.C1487]+1;[.C1487])"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4368" calcext:value-type="float">
            <text:p>4368</text:p>
          </table:table-cell>
          <table:table-cell table:formula="of:=SUM([.A1489];[.A1490];[.A1491])" office:value-type="float" office:value="13109" calcext:value-type="float">
            <text:p>13109</text:p>
          </table:table-cell>
          <table:table-cell table:formula="of:=IF([.B1489]&gt;[.B1488];[.C1488]+1;[.C1488])"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4369" calcext:value-type="float">
            <text:p>4369</text:p>
          </table:table-cell>
          <table:table-cell table:formula="of:=SUM([.A1490];[.A1491];[.A1492])" office:value-type="float" office:value="13120" calcext:value-type="float">
            <text:p>13120</text:p>
          </table:table-cell>
          <table:table-cell table:formula="of:=IF([.B1490]&gt;[.B1489];[.C1489]+1;[.C1489])"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4372" calcext:value-type="float">
            <text:p>4372</text:p>
          </table:table-cell>
          <table:table-cell table:formula="of:=SUM([.A1491];[.A1492];[.A1493])" office:value-type="float" office:value="13124" calcext:value-type="float">
            <text:p>13124</text:p>
          </table:table-cell>
          <table:table-cell table:formula="of:=IF([.B1491]&gt;[.B1490];[.C1490]+1;[.C1490])"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4379" calcext:value-type="float">
            <text:p>4379</text:p>
          </table:table-cell>
          <table:table-cell table:formula="of:=SUM([.A1492];[.A1493];[.A1494])" office:value-type="float" office:value="13143" calcext:value-type="float">
            <text:p>13143</text:p>
          </table:table-cell>
          <table:table-cell table:formula="of:=IF([.B1492]&gt;[.B1491];[.C1491]+1;[.C1491])"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4373" calcext:value-type="float">
            <text:p>4373</text:p>
          </table:table-cell>
          <table:table-cell table:formula="of:=SUM([.A1493];[.A1494];[.A1495])" office:value-type="float" office:value="13154" calcext:value-type="float">
            <text:p>13154</text:p>
          </table:table-cell>
          <table:table-cell table:formula="of:=IF([.B1493]&gt;[.B1492];[.C1492]+1;[.C1492])"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4391" calcext:value-type="float">
            <text:p>4391</text:p>
          </table:table-cell>
          <table:table-cell table:formula="of:=SUM([.A1494];[.A1495];[.A1496])" office:value-type="float" office:value="13174" calcext:value-type="float">
            <text:p>13174</text:p>
          </table:table-cell>
          <table:table-cell table:formula="of:=IF([.B1494]&gt;[.B1493];[.C1493]+1;[.C1493])"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table:formula="of:=SUM([.A1495];[.A1496];[.A1497])" office:value-type="float" office:value="13172" calcext:value-type="float">
            <text:p>13172</text:p>
          </table:table-cell>
          <table:table-cell table:formula="of:=IF([.B1495]&gt;[.B1494];[.C1494]+1;[.C1494])"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4393" calcext:value-type="float">
            <text:p>4393</text:p>
          </table:table-cell>
          <table:table-cell table:formula="of:=SUM([.A1496];[.A1497];[.A1498])" office:value-type="float" office:value="13152" calcext:value-type="float">
            <text:p>13152</text:p>
          </table:table-cell>
          <table:table-cell table:formula="of:=IF([.B1496]&gt;[.B1495];[.C1495]+1;[.C1495])"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4389" calcext:value-type="float">
            <text:p>4389</text:p>
          </table:table-cell>
          <table:table-cell table:formula="of:=SUM([.A1497];[.A1498];[.A1499])" office:value-type="float" office:value="13131" calcext:value-type="float">
            <text:p>13131</text:p>
          </table:table-cell>
          <table:table-cell table:formula="of:=IF([.B1497]&gt;[.B1496];[.C1496]+1;[.C1496])"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table:formula="of:=SUM([.A1498];[.A1499];[.A1500])" office:value-type="float" office:value="13117" calcext:value-type="float">
            <text:p>13117</text:p>
          </table:table-cell>
          <table:table-cell table:formula="of:=IF([.B1498]&gt;[.B1497];[.C1497]+1;[.C1497])"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4372" calcext:value-type="float">
            <text:p>4372</text:p>
          </table:table-cell>
          <table:table-cell table:formula="of:=SUM([.A1499];[.A1500];[.A1501])" office:value-type="float" office:value="13123" calcext:value-type="float">
            <text:p>13123</text:p>
          </table:table-cell>
          <table:table-cell table:formula="of:=IF([.B1499]&gt;[.B1498];[.C1498]+1;[.C1498])"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4375" calcext:value-type="float">
            <text:p>4375</text:p>
          </table:table-cell>
          <table:table-cell table:formula="of:=SUM([.A1500];[.A1501];[.A1502])" office:value-type="float" office:value="13129" calcext:value-type="float">
            <text:p>13129</text:p>
          </table:table-cell>
          <table:table-cell table:formula="of:=IF([.B1500]&gt;[.B1499];[.C1499]+1;[.C1499])"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4376" calcext:value-type="float">
            <text:p>4376</text:p>
          </table:table-cell>
          <table:table-cell table:formula="of:=SUM([.A1501];[.A1502];[.A1503])" office:value-type="float" office:value="13141" calcext:value-type="float">
            <text:p>13141</text:p>
          </table:table-cell>
          <table:table-cell table:formula="of:=IF([.B1501]&gt;[.B1500];[.C1500]+1;[.C1500])"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4378" calcext:value-type="float">
            <text:p>4378</text:p>
          </table:table-cell>
          <table:table-cell table:formula="of:=SUM([.A1502];[.A1503];[.A1504])" office:value-type="float" office:value="13153" calcext:value-type="float">
            <text:p>13153</text:p>
          </table:table-cell>
          <table:table-cell table:formula="of:=IF([.B1502]&gt;[.B1501];[.C1501]+1;[.C1501])"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4387" calcext:value-type="float">
            <text:p>4387</text:p>
          </table:table-cell>
          <table:table-cell table:formula="of:=SUM([.A1503];[.A1504];[.A1505])" office:value-type="float" office:value="13183" calcext:value-type="float">
            <text:p>13183</text:p>
          </table:table-cell>
          <table:table-cell table:formula="of:=IF([.B1503]&gt;[.B1502];[.C1502]+1;[.C1502])"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4388" calcext:value-type="float">
            <text:p>4388</text:p>
          </table:table-cell>
          <table:table-cell table:formula="of:=SUM([.A1504];[.A1505];[.A1506])" office:value-type="float" office:value="13215" calcext:value-type="float">
            <text:p>13215</text:p>
          </table:table-cell>
          <table:table-cell table:formula="of:=IF([.B1504]&gt;[.B1503];[.C1503]+1;[.C1503])"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4408" calcext:value-type="float">
            <text:p>4408</text:p>
          </table:table-cell>
          <table:table-cell table:formula="of:=SUM([.A1505];[.A1506];[.A1507])" office:value-type="float" office:value="13248" calcext:value-type="float">
            <text:p>13248</text:p>
          </table:table-cell>
          <table:table-cell table:formula="of:=IF([.B1505]&gt;[.B1504];[.C1504]+1;[.C1504])"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4419" calcext:value-type="float">
            <text:p>4419</text:p>
          </table:table-cell>
          <table:table-cell table:formula="of:=SUM([.A1506];[.A1507];[.A1508])" office:value-type="float" office:value="13254" calcext:value-type="float">
            <text:p>13254</text:p>
          </table:table-cell>
          <table:table-cell table:formula="of:=IF([.B1506]&gt;[.B1505];[.C1505]+1;[.C1505])"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4421" calcext:value-type="float">
            <text:p>4421</text:p>
          </table:table-cell>
          <table:table-cell table:formula="of:=SUM([.A1507];[.A1508];[.A1509])" office:value-type="float" office:value="13250" calcext:value-type="float">
            <text:p>13250</text:p>
          </table:table-cell>
          <table:table-cell table:formula="of:=IF([.B1507]&gt;[.B1506];[.C1506]+1;[.C1506])"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4414" calcext:value-type="float">
            <text:p>4414</text:p>
          </table:table-cell>
          <table:table-cell table:formula="of:=SUM([.A1508];[.A1509];[.A1510])" office:value-type="float" office:value="13242" calcext:value-type="float">
            <text:p>13242</text:p>
          </table:table-cell>
          <table:table-cell table:formula="of:=IF([.B1508]&gt;[.B1507];[.C1507]+1;[.C1507])"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4415" calcext:value-type="float">
            <text:p>4415</text:p>
          </table:table-cell>
          <table:table-cell table:formula="of:=SUM([.A1509];[.A1510];[.A1511])" office:value-type="float" office:value="13243" calcext:value-type="float">
            <text:p>13243</text:p>
          </table:table-cell>
          <table:table-cell table:formula="of:=IF([.B1509]&gt;[.B1508];[.C1508]+1;[.C1508])"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4413" calcext:value-type="float">
            <text:p>4413</text:p>
          </table:table-cell>
          <table:table-cell table:formula="of:=SUM([.A1510];[.A1511];[.A1512])" office:value-type="float" office:value="13247" calcext:value-type="float">
            <text:p>13247</text:p>
          </table:table-cell>
          <table:table-cell table:formula="of:=IF([.B1510]&gt;[.B1509];[.C1509]+1;[.C1509])"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4415" calcext:value-type="float">
            <text:p>4415</text:p>
          </table:table-cell>
          <table:table-cell table:formula="of:=SUM([.A1511];[.A1512];[.A1513])" office:value-type="float" office:value="13254" calcext:value-type="float">
            <text:p>13254</text:p>
          </table:table-cell>
          <table:table-cell table:formula="of:=IF([.B1511]&gt;[.B1510];[.C1510]+1;[.C1510])"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4419" calcext:value-type="float">
            <text:p>4419</text:p>
          </table:table-cell>
          <table:table-cell table:formula="of:=SUM([.A1512];[.A1513];[.A1514])" office:value-type="float" office:value="13244" calcext:value-type="float">
            <text:p>13244</text:p>
          </table:table-cell>
          <table:table-cell table:formula="of:=IF([.B1512]&gt;[.B1511];[.C1511]+1;[.C1511])"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table:formula="of:=SUM([.A1513];[.A1514];[.A1515])" office:value-type="float" office:value="13247" calcext:value-type="float">
            <text:p>13247</text:p>
          </table:table-cell>
          <table:table-cell table:formula="of:=IF([.B1513]&gt;[.B1512];[.C1512]+1;[.C1512])"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4405" calcext:value-type="float">
            <text:p>4405</text:p>
          </table:table-cell>
          <table:table-cell table:formula="of:=SUM([.A1514];[.A1515];[.A1516])" office:value-type="float" office:value="13248" calcext:value-type="float">
            <text:p>13248</text:p>
          </table:table-cell>
          <table:table-cell table:formula="of:=IF([.B1514]&gt;[.B1513];[.C1513]+1;[.C1513])"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4422" calcext:value-type="float">
            <text:p>4422</text:p>
          </table:table-cell>
          <table:table-cell table:formula="of:=SUM([.A1515];[.A1516];[.A1517])" office:value-type="float" office:value="13266" calcext:value-type="float">
            <text:p>13266</text:p>
          </table:table-cell>
          <table:table-cell table:formula="of:=IF([.B1515]&gt;[.B1514];[.C1514]+1;[.C1514])"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4421" calcext:value-type="float">
            <text:p>4421</text:p>
          </table:table-cell>
          <table:table-cell table:formula="of:=SUM([.A1516];[.A1517];[.A1518])" office:value-type="float" office:value="13279" calcext:value-type="float">
            <text:p>13279</text:p>
          </table:table-cell>
          <table:table-cell table:formula="of:=IF([.B1516]&gt;[.B1515];[.C1515]+1;[.C1515])"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4423" calcext:value-type="float">
            <text:p>4423</text:p>
          </table:table-cell>
          <table:table-cell table:formula="of:=SUM([.A1517];[.A1518];[.A1519])" office:value-type="float" office:value="13292" calcext:value-type="float">
            <text:p>13292</text:p>
          </table:table-cell>
          <table:table-cell table:formula="of:=IF([.B1517]&gt;[.B1516];[.C1516]+1;[.C1516])"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4435" calcext:value-type="float">
            <text:p>4435</text:p>
          </table:table-cell>
          <table:table-cell table:formula="of:=SUM([.A1518];[.A1519];[.A1520])" office:value-type="float" office:value="13308" calcext:value-type="float">
            <text:p>13308</text:p>
          </table:table-cell>
          <table:table-cell table:formula="of:=IF([.B1518]&gt;[.B1517];[.C1517]+1;[.C1517])"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4434" calcext:value-type="float">
            <text:p>4434</text:p>
          </table:table-cell>
          <table:table-cell table:formula="of:=SUM([.A1519];[.A1520];[.A1521])" office:value-type="float" office:value="13314" calcext:value-type="float">
            <text:p>13314</text:p>
          </table:table-cell>
          <table:table-cell table:formula="of:=IF([.B1519]&gt;[.B1518];[.C1518]+1;[.C1518])"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4439" calcext:value-type="float">
            <text:p>4439</text:p>
          </table:table-cell>
          <table:table-cell table:formula="of:=SUM([.A1520];[.A1521];[.A1522])" office:value-type="float" office:value="13323" calcext:value-type="float">
            <text:p>13323</text:p>
          </table:table-cell>
          <table:table-cell table:formula="of:=IF([.B1520]&gt;[.B1519];[.C1519]+1;[.C1519])" office:value-type="float" office:value="1076" calcext:value-type="float">
            <text:p>1076</text:p>
          </table:table-cell>
        </table:table-row>
        <table:table-row table:style-name="ro1">
          <table:table-cell office:value-type="float" office:value="4441" calcext:value-type="float">
            <text:p>4441</text:p>
          </table:table-cell>
          <table:table-cell table:formula="of:=SUM([.A1521];[.A1522];[.A1523])" office:value-type="float" office:value="13334" calcext:value-type="float">
            <text:p>13334</text:p>
          </table:table-cell>
          <table:table-cell table:formula="of:=IF([.B1521]&gt;[.B1520];[.C1520]+1;[.C1520])"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4443" calcext:value-type="float">
            <text:p>4443</text:p>
          </table:table-cell>
          <table:table-cell table:formula="of:=SUM([.A1522];[.A1523];[.A1524])" office:value-type="float" office:value="13339" calcext:value-type="float">
            <text:p>13339</text:p>
          </table:table-cell>
          <table:table-cell table:formula="of:=IF([.B1522]&gt;[.B1521];[.C1521]+1;[.C1521])"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table:formula="of:=SUM([.A1523];[.A1524];[.A1525])" office:value-type="float" office:value="13346" calcext:value-type="float">
            <text:p>13346</text:p>
          </table:table-cell>
          <table:table-cell table:formula="of:=IF([.B1523]&gt;[.B1522];[.C1522]+1;[.C1522])"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4446" calcext:value-type="float">
            <text:p>4446</text:p>
          </table:table-cell>
          <table:table-cell table:formula="of:=SUM([.A1524];[.A1525];[.A1526])" office:value-type="float" office:value="13348" calcext:value-type="float">
            <text:p>13348</text:p>
          </table:table-cell>
          <table:table-cell table:formula="of:=IF([.B1524]&gt;[.B1523];[.C1523]+1;[.C1523])"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table:formula="of:=SUM([.A1525];[.A1526];[.A1527])" office:value-type="float" office:value="13355" calcext:value-type="float">
            <text:p>13355</text:p>
          </table:table-cell>
          <table:table-cell table:formula="of:=IF([.B1525]&gt;[.B1524];[.C1524]+1;[.C1524])"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4452" calcext:value-type="float">
            <text:p>4452</text:p>
          </table:table-cell>
          <table:table-cell table:formula="of:=SUM([.A1526];[.A1527];[.A1528])" office:value-type="float" office:value="13359" calcext:value-type="float">
            <text:p>13359</text:p>
          </table:table-cell>
          <table:table-cell table:formula="of:=IF([.B1526]&gt;[.B1525];[.C1525]+1;[.C1525])"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4453" calcext:value-type="float">
            <text:p>4453</text:p>
          </table:table-cell>
          <table:table-cell table:formula="of:=SUM([.A1527];[.A1528];[.A1529])" office:value-type="float" office:value="13365" calcext:value-type="float">
            <text:p>13365</text:p>
          </table:table-cell>
          <table:table-cell table:formula="of:=IF([.B1527]&gt;[.B1526];[.C1526]+1;[.C1526])"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4454" calcext:value-type="float">
            <text:p>4454</text:p>
          </table:table-cell>
          <table:table-cell table:formula="of:=SUM([.A1528];[.A1529];[.A1530])" office:value-type="float" office:value="13374" calcext:value-type="float">
            <text:p>13374</text:p>
          </table:table-cell>
          <table:table-cell table:formula="of:=IF([.B1528]&gt;[.B1527];[.C1527]+1;[.C1527])"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4458" calcext:value-type="float">
            <text:p>4458</text:p>
          </table:table-cell>
          <table:table-cell table:formula="of:=SUM([.A1529];[.A1530];[.A1531])" office:value-type="float" office:value="13395" calcext:value-type="float">
            <text:p>13395</text:p>
          </table:table-cell>
          <table:table-cell table:formula="of:=IF([.B1529]&gt;[.B1528];[.C1528]+1;[.C1528])"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4462" calcext:value-type="float">
            <text:p>4462</text:p>
          </table:table-cell>
          <table:table-cell table:formula="of:=SUM([.A1530];[.A1531];[.A1532])" office:value-type="float" office:value="13429" calcext:value-type="float">
            <text:p>13429</text:p>
          </table:table-cell>
          <table:table-cell table:formula="of:=IF([.B1530]&gt;[.B1529];[.C1529]+1;[.C1529])"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4475" calcext:value-type="float">
            <text:p>4475</text:p>
          </table:table-cell>
          <table:table-cell table:formula="of:=SUM([.A1531];[.A1532];[.A1533])" office:value-type="float" office:value="13456" calcext:value-type="float">
            <text:p>13456</text:p>
          </table:table-cell>
          <table:table-cell table:formula="of:=IF([.B1531]&gt;[.B1530];[.C1530]+1;[.C1530])" office:value-type="float" office:value="1087" calcext:value-type="float">
            <text:p>1087</text:p>
          </table:table-cell>
        </table:table-row>
        <table:table-row table:style-name="ro1">
          <table:table-cell office:value-type="float" office:value="4492" calcext:value-type="float">
            <text:p>4492</text:p>
          </table:table-cell>
          <table:table-cell table:formula="of:=SUM([.A1532];[.A1533];[.A1534])" office:value-type="float" office:value="13475" calcext:value-type="float">
            <text:p>13475</text:p>
          </table:table-cell>
          <table:table-cell table:formula="of:=IF([.B1532]&gt;[.B1531];[.C1531]+1;[.C1531])"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4489" calcext:value-type="float">
            <text:p>4489</text:p>
          </table:table-cell>
          <table:table-cell table:formula="of:=SUM([.A1533];[.A1534];[.A1535])" office:value-type="float" office:value="13481" calcext:value-type="float">
            <text:p>13481</text:p>
          </table:table-cell>
          <table:table-cell table:formula="of:=IF([.B1533]&gt;[.B1532];[.C1532]+1;[.C1532])"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4494" calcext:value-type="float">
            <text:p>4494</text:p>
          </table:table-cell>
          <table:table-cell table:formula="of:=SUM([.A1534];[.A1535];[.A1536])" office:value-type="float" office:value="13489" calcext:value-type="float">
            <text:p>13489</text:p>
          </table:table-cell>
          <table:table-cell table:formula="of:=IF([.B1534]&gt;[.B1533];[.C1533]+1;[.C1533])"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4498" calcext:value-type="float">
            <text:p>4498</text:p>
          </table:table-cell>
          <table:table-cell table:formula="of:=SUM([.A1535];[.A1536];[.A1537])" office:value-type="float" office:value="13493" calcext:value-type="float">
            <text:p>13493</text:p>
          </table:table-cell>
          <table:table-cell table:formula="of:=IF([.B1535]&gt;[.B1534];[.C1534]+1;[.C1534])"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4497" calcext:value-type="float">
            <text:p>4497</text:p>
          </table:table-cell>
          <table:table-cell table:formula="of:=SUM([.A1536];[.A1537];[.A1538])" office:value-type="float" office:value="13494" calcext:value-type="float">
            <text:p>13494</text:p>
          </table:table-cell>
          <table:table-cell table:formula="of:=IF([.B1536]&gt;[.B1535];[.C1535]+1;[.C1535])"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4498" calcext:value-type="float">
            <text:p>4498</text:p>
          </table:table-cell>
          <table:table-cell table:formula="of:=SUM([.A1537];[.A1538];[.A1539])" office:value-type="float" office:value="13508" calcext:value-type="float">
            <text:p>13508</text:p>
          </table:table-cell>
          <table:table-cell table:formula="of:=IF([.B1537]&gt;[.B1536];[.C1536]+1;[.C1536])"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4499" calcext:value-type="float">
            <text:p>4499</text:p>
          </table:table-cell>
          <table:table-cell table:formula="of:=SUM([.A1538];[.A1539];[.A1540])" office:value-type="float" office:value="13525" calcext:value-type="float">
            <text:p>13525</text:p>
          </table:table-cell>
          <table:table-cell table:formula="of:=IF([.B1538]&gt;[.B1537];[.C1537]+1;[.C1537])" office:value-type="float" office:value="1094" calcext:value-type="float">
            <text:p>1094</text:p>
          </table:table-cell>
        </table:table-row>
        <table:table-row table:style-name="ro1">
          <table:table-cell office:value-type="float" office:value="4511" calcext:value-type="float">
            <text:p>4511</text:p>
          </table:table-cell>
          <table:table-cell table:formula="of:=SUM([.A1539];[.A1540];[.A1541])" office:value-type="float" office:value="13542" calcext:value-type="float">
            <text:p>13542</text:p>
          </table:table-cell>
          <table:table-cell table:formula="of:=IF([.B1539]&gt;[.B1538];[.C1538]+1;[.C1538])"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4515" calcext:value-type="float">
            <text:p>4515</text:p>
          </table:table-cell>
          <table:table-cell table:formula="of:=SUM([.A1540];[.A1541];[.A1542])" office:value-type="float" office:value="13560" calcext:value-type="float">
            <text:p>13560</text:p>
          </table:table-cell>
          <table:table-cell table:formula="of:=IF([.B1540]&gt;[.B1539];[.C1539]+1;[.C1539])"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4516" calcext:value-type="float">
            <text:p>4516</text:p>
          </table:table-cell>
          <table:table-cell table:formula="of:=SUM([.A1541];[.A1542];[.A1543])" office:value-type="float" office:value="13579" calcext:value-type="float">
            <text:p>13579</text:p>
          </table:table-cell>
          <table:table-cell table:formula="of:=IF([.B1541]&gt;[.B1540];[.C1540]+1;[.C1540])"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4529" calcext:value-type="float">
            <text:p>4529</text:p>
          </table:table-cell>
          <table:table-cell table:formula="of:=SUM([.A1542];[.A1543];[.A1544])" office:value-type="float" office:value="13601" calcext:value-type="float">
            <text:p>13601</text:p>
          </table:table-cell>
          <table:table-cell table:formula="of:=IF([.B1542]&gt;[.B1541];[.C1541]+1;[.C1541])"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4534" calcext:value-type="float">
            <text:p>4534</text:p>
          </table:table-cell>
          <table:table-cell table:formula="of:=SUM([.A1543];[.A1544];[.A1545])" office:value-type="float" office:value="13612" calcext:value-type="float">
            <text:p>13612</text:p>
          </table:table-cell>
          <table:table-cell table:formula="of:=IF([.B1543]&gt;[.B1542];[.C1542]+1;[.C1542])"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4538" calcext:value-type="float">
            <text:p>4538</text:p>
          </table:table-cell>
          <table:table-cell table:formula="of:=SUM([.A1544];[.A1545];[.A1546])" office:value-type="float" office:value="13615" calcext:value-type="float">
            <text:p>13615</text:p>
          </table:table-cell>
          <table:table-cell table:formula="of:=IF([.B1544]&gt;[.B1543];[.C1543]+1;[.C1543])"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table:formula="of:=SUM([.A1545];[.A1546];[.A1547])" office:value-type="float" office:value="13621" calcext:value-type="float">
            <text:p>13621</text:p>
          </table:table-cell>
          <table:table-cell table:formula="of:=IF([.B1545]&gt;[.B1544];[.C1544]+1;[.C1544])"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4537" calcext:value-type="float">
            <text:p>4537</text:p>
          </table:table-cell>
          <table:table-cell table:formula="of:=SUM([.A1546];[.A1547];[.A1548])" office:value-type="float" office:value="13642" calcext:value-type="float">
            <text:p>13642</text:p>
          </table:table-cell>
          <table:table-cell table:formula="of:=IF([.B1546]&gt;[.B1545];[.C1545]+1;[.C1545])"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4544" calcext:value-type="float">
            <text:p>4544</text:p>
          </table:table-cell>
          <table:table-cell table:formula="of:=SUM([.A1547];[.A1548];[.A1549])" office:value-type="float" office:value="13667" calcext:value-type="float">
            <text:p>13667</text:p>
          </table:table-cell>
          <table:table-cell table:formula="of:=IF([.B1547]&gt;[.B1546];[.C1546]+1;[.C1546])"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4561" calcext:value-type="float">
            <text:p>4561</text:p>
          </table:table-cell>
          <table:table-cell table:formula="of:=SUM([.A1548];[.A1549];[.A1550])" office:value-type="float" office:value="13686" calcext:value-type="float">
            <text:p>13686</text:p>
          </table:table-cell>
          <table:table-cell table:formula="of:=IF([.B1548]&gt;[.B1547];[.C1547]+1;[.C1547])"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4562" calcext:value-type="float">
            <text:p>4562</text:p>
          </table:table-cell>
          <table:table-cell table:formula="of:=SUM([.A1549];[.A1550];[.A1551])" office:value-type="float" office:value="13690" calcext:value-type="float">
            <text:p>13690</text:p>
          </table:table-cell>
          <table:table-cell table:formula="of:=IF([.B1549]&gt;[.B1548];[.C1548]+1;[.C1548])"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4563" calcext:value-type="float">
            <text:p>4563</text:p>
          </table:table-cell>
          <table:table-cell table:formula="of:=SUM([.A1550];[.A1551];[.A1552])" office:value-type="float" office:value="13697" calcext:value-type="float">
            <text:p>13697</text:p>
          </table:table-cell>
          <table:table-cell table:formula="of:=IF([.B1550]&gt;[.B1549];[.C1549]+1;[.C1549])"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4565" calcext:value-type="float">
            <text:p>4565</text:p>
          </table:table-cell>
          <table:table-cell table:formula="of:=SUM([.A1551];[.A1552];[.A1553])" office:value-type="float" office:value="13698" calcext:value-type="float">
            <text:p>13698</text:p>
          </table:table-cell>
          <table:table-cell table:formula="of:=IF([.B1551]&gt;[.B1550];[.C1550]+1;[.C1550])"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4569" calcext:value-type="float">
            <text:p>4569</text:p>
          </table:table-cell>
          <table:table-cell table:formula="of:=SUM([.A1552];[.A1553];[.A1554])" office:value-type="float" office:value="13702" calcext:value-type="float">
            <text:p>13702</text:p>
          </table:table-cell>
          <table:table-cell table:formula="of:=IF([.B1552]&gt;[.B1551];[.C1551]+1;[.C1551])"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4564" calcext:value-type="float">
            <text:p>4564</text:p>
          </table:table-cell>
          <table:table-cell table:formula="of:=SUM([.A1553];[.A1554];[.A1555])" office:value-type="float" office:value="13709" calcext:value-type="float">
            <text:p>13709</text:p>
          </table:table-cell>
          <table:table-cell table:formula="of:=IF([.B1553]&gt;[.B1552];[.C1552]+1;[.C1552])"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4569" calcext:value-type="float">
            <text:p>4569</text:p>
          </table:table-cell>
          <table:table-cell table:formula="of:=SUM([.A1554];[.A1555];[.A1556])" office:value-type="float" office:value="13725" calcext:value-type="float">
            <text:p>13725</text:p>
          </table:table-cell>
          <table:table-cell table:formula="of:=IF([.B1554]&gt;[.B1553];[.C1553]+1;[.C1553])"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4576" calcext:value-type="float">
            <text:p>4576</text:p>
          </table:table-cell>
          <table:table-cell table:formula="of:=SUM([.A1555];[.A1556];[.A1557])" office:value-type="float" office:value="13775" calcext:value-type="float">
            <text:p>13775</text:p>
          </table:table-cell>
          <table:table-cell table:formula="of:=IF([.B1555]&gt;[.B1554];[.C1554]+1;[.C1554])"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table:formula="of:=SUM([.A1556];[.A1557];[.A1558])" office:value-type="float" office:value="13817" calcext:value-type="float">
            <text:p>13817</text:p>
          </table:table-cell>
          <table:table-cell table:formula="of:=IF([.B1556]&gt;[.B1555];[.C1555]+1;[.C1555])"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4619" calcext:value-type="float">
            <text:p>4619</text:p>
          </table:table-cell>
          <table:table-cell table:formula="of:=SUM([.A1557];[.A1558];[.A1559])" office:value-type="float" office:value="13857" calcext:value-type="float">
            <text:p>13857</text:p>
          </table:table-cell>
          <table:table-cell table:formula="of:=IF([.B1557]&gt;[.B1556];[.C1556]+1;[.C1556])"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4618" calcext:value-type="float">
            <text:p>4618</text:p>
          </table:table-cell>
          <table:table-cell table:formula="of:=SUM([.A1558];[.A1559];[.A1560])" office:value-type="float" office:value="13871" calcext:value-type="float">
            <text:p>13871</text:p>
          </table:table-cell>
          <table:table-cell table:formula="of:=IF([.B1558]&gt;[.B1557];[.C1557]+1;[.C1557])"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table:formula="of:=SUM([.A1559];[.A1560];[.A1561])" office:value-type="float" office:value="13887" calcext:value-type="float">
            <text:p>13887</text:p>
          </table:table-cell>
          <table:table-cell table:formula="of:=IF([.B1559]&gt;[.B1558];[.C1558]+1;[.C1558])"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4633" calcext:value-type="float">
            <text:p>4633</text:p>
          </table:table-cell>
          <table:table-cell table:formula="of:=SUM([.A1560];[.A1561];[.A1562])" office:value-type="float" office:value="13880" calcext:value-type="float">
            <text:p>13880</text:p>
          </table:table-cell>
          <table:table-cell table:formula="of:=IF([.B1560]&gt;[.B1559];[.C1559]+1;[.C1559])"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4634" calcext:value-type="float">
            <text:p>4634</text:p>
          </table:table-cell>
          <table:table-cell table:formula="of:=SUM([.A1561];[.A1562];[.A1563])" office:value-type="float" office:value="13858" calcext:value-type="float">
            <text:p>13858</text:p>
          </table:table-cell>
          <table:table-cell table:formula="of:=IF([.B1561]&gt;[.B1560];[.C1560]+1;[.C1560])"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4613" calcext:value-type="float">
            <text:p>4613</text:p>
          </table:table-cell>
          <table:table-cell table:formula="of:=SUM([.A1562];[.A1563];[.A1564])" office:value-type="float" office:value="13838" calcext:value-type="float">
            <text:p>13838</text:p>
          </table:table-cell>
          <table:table-cell table:formula="of:=IF([.B1562]&gt;[.B1561];[.C1561]+1;[.C1561])"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4611" calcext:value-type="float">
            <text:p>4611</text:p>
          </table:table-cell>
          <table:table-cell table:formula="of:=SUM([.A1563];[.A1564];[.A1565])" office:value-type="float" office:value="13857" calcext:value-type="float">
            <text:p>13857</text:p>
          </table:table-cell>
          <table:table-cell table:formula="of:=IF([.B1563]&gt;[.B1562];[.C1562]+1;[.C1562])"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4614" calcext:value-type="float">
            <text:p>4614</text:p>
          </table:table-cell>
          <table:table-cell table:formula="of:=SUM([.A1564];[.A1565];[.A1566])" office:value-type="float" office:value="13864" calcext:value-type="float">
            <text:p>13864</text:p>
          </table:table-cell>
          <table:table-cell table:formula="of:=IF([.B1564]&gt;[.B1563];[.C1563]+1;[.C1563])"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4632" calcext:value-type="float">
            <text:p>4632</text:p>
          </table:table-cell>
          <table:table-cell table:formula="of:=SUM([.A1565];[.A1566];[.A1567])" office:value-type="float" office:value="13879" calcext:value-type="float">
            <text:p>13879</text:p>
          </table:table-cell>
          <table:table-cell table:formula="of:=IF([.B1565]&gt;[.B1564];[.C1564]+1;[.C1564])"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4618" calcext:value-type="float">
            <text:p>4618</text:p>
          </table:table-cell>
          <table:table-cell table:formula="of:=SUM([.A1566];[.A1567];[.A1568])" office:value-type="float" office:value="13878" calcext:value-type="float">
            <text:p>13878</text:p>
          </table:table-cell>
          <table:table-cell table:formula="of:=IF([.B1566]&gt;[.B1565];[.C1565]+1;[.C1565])"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4629" calcext:value-type="float">
            <text:p>4629</text:p>
          </table:table-cell>
          <table:table-cell table:formula="of:=SUM([.A1567];[.A1568];[.A1569])" office:value-type="float" office:value="13903" calcext:value-type="float">
            <text:p>13903</text:p>
          </table:table-cell>
          <table:table-cell table:formula="of:=IF([.B1567]&gt;[.B1566];[.C1566]+1;[.C1566])"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4631" calcext:value-type="float">
            <text:p>4631</text:p>
          </table:table-cell>
          <table:table-cell table:formula="of:=SUM([.A1568];[.A1569];[.A1570])" office:value-type="float" office:value="13914" calcext:value-type="float">
            <text:p>13914</text:p>
          </table:table-cell>
          <table:table-cell table:formula="of:=IF([.B1568]&gt;[.B1567];[.C1567]+1;[.C1567])"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643" calcext:value-type="float">
            <text:p>4643</text:p>
          </table:table-cell>
          <table:table-cell table:formula="of:=SUM([.A1569];[.A1570];[.A1571])" office:value-type="float" office:value="13927" calcext:value-type="float">
            <text:p>13927</text:p>
          </table:table-cell>
          <table:table-cell table:formula="of:=IF([.B1569]&gt;[.B1568];[.C1568]+1;[.C1568])"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table:formula="of:=SUM([.A1570];[.A1571];[.A1572])" office:value-type="float" office:value="13912" calcext:value-type="float">
            <text:p>13912</text:p>
          </table:table-cell>
          <table:table-cell table:formula="of:=IF([.B1570]&gt;[.B1569];[.C1569]+1;[.C1569])"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4644" calcext:value-type="float">
            <text:p>4644</text:p>
          </table:table-cell>
          <table:table-cell table:formula="of:=SUM([.A1571];[.A1572];[.A1573])" office:value-type="float" office:value="13902" calcext:value-type="float">
            <text:p>13902</text:p>
          </table:table-cell>
          <table:table-cell table:formula="of:=IF([.B1571]&gt;[.B1570];[.C1570]+1;[.C1570])"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4628" calcext:value-type="float">
            <text:p>4628</text:p>
          </table:table-cell>
          <table:table-cell table:formula="of:=SUM([.A1572];[.A1573];[.A1574])" office:value-type="float" office:value="13890" calcext:value-type="float">
            <text:p>13890</text:p>
          </table:table-cell>
          <table:table-cell table:formula="of:=IF([.B1572]&gt;[.B1571];[.C1571]+1;[.C1571])"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table:formula="of:=SUM([.A1573];[.A1574];[.A1575])" office:value-type="float" office:value="13893" calcext:value-type="float">
            <text:p>13893</text:p>
          </table:table-cell>
          <table:table-cell table:formula="of:=IF([.B1573]&gt;[.B1572];[.C1572]+1;[.C1572])"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4632" calcext:value-type="float">
            <text:p>4632</text:p>
          </table:table-cell>
          <table:table-cell table:formula="of:=SUM([.A1574];[.A1575];[.A1576])" office:value-type="float" office:value="13911" calcext:value-type="float">
            <text:p>13911</text:p>
          </table:table-cell>
          <table:table-cell table:formula="of:=IF([.B1574]&gt;[.B1573];[.C1573]+1;[.C1573])"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4631" calcext:value-type="float">
            <text:p>4631</text:p>
          </table:table-cell>
          <table:table-cell table:formula="of:=SUM([.A1575];[.A1576];[.A1577])" office:value-type="float" office:value="13931" calcext:value-type="float">
            <text:p>13931</text:p>
          </table:table-cell>
          <table:table-cell table:formula="of:=IF([.B1575]&gt;[.B1574];[.C1574]+1;[.C1574])"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4648" calcext:value-type="float">
            <text:p>4648</text:p>
          </table:table-cell>
          <table:table-cell table:formula="of:=SUM([.A1576];[.A1577];[.A1578])" office:value-type="float" office:value="13951" calcext:value-type="float">
            <text:p>13951</text:p>
          </table:table-cell>
          <table:table-cell table:formula="of:=IF([.B1576]&gt;[.B1575];[.C1575]+1;[.C1575])"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4652" calcext:value-type="float">
            <text:p>4652</text:p>
          </table:table-cell>
          <table:table-cell table:formula="of:=SUM([.A1577];[.A1578];[.A1579])" office:value-type="float" office:value="13943" calcext:value-type="float">
            <text:p>13943</text:p>
          </table:table-cell>
          <table:table-cell table:formula="of:=IF([.B1577]&gt;[.B1576];[.C1576]+1;[.C1576])"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4651" calcext:value-type="float">
            <text:p>4651</text:p>
          </table:table-cell>
          <table:table-cell table:formula="of:=SUM([.A1578];[.A1579];[.A1580])" office:value-type="float" office:value="13928" calcext:value-type="float">
            <text:p>13928</text:p>
          </table:table-cell>
          <table:table-cell table:formula="of:=IF([.B1578]&gt;[.B1577];[.C1577]+1;[.C1577])"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table:formula="of:=SUM([.A1579];[.A1580];[.A1581])" office:value-type="float" office:value="13915" calcext:value-type="float">
            <text:p>13915</text:p>
          </table:table-cell>
          <table:table-cell table:formula="of:=IF([.B1579]&gt;[.B1578];[.C1578]+1;[.C1578])"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4637" calcext:value-type="float">
            <text:p>4637</text:p>
          </table:table-cell>
          <table:table-cell table:formula="of:=SUM([.A1580];[.A1581];[.A1582])" office:value-type="float" office:value="13916" calcext:value-type="float">
            <text:p>13916</text:p>
          </table:table-cell>
          <table:table-cell table:formula="of:=IF([.B1580]&gt;[.B1579];[.C1579]+1;[.C1579])"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4638" calcext:value-type="float">
            <text:p>4638</text:p>
          </table:table-cell>
          <table:table-cell table:formula="of:=SUM([.A1581];[.A1582];[.A1583])" office:value-type="float" office:value="13928" calcext:value-type="float">
            <text:p>13928</text:p>
          </table:table-cell>
          <table:table-cell table:formula="of:=IF([.B1581]&gt;[.B1580];[.C1580]+1;[.C1580])"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4641" calcext:value-type="float">
            <text:p>4641</text:p>
          </table:table-cell>
          <table:table-cell table:formula="of:=SUM([.A1582];[.A1583];[.A1584])" office:value-type="float" office:value="13944" calcext:value-type="float">
            <text:p>13944</text:p>
          </table:table-cell>
          <table:table-cell table:formula="of:=IF([.B1582]&gt;[.B1581];[.C1581]+1;[.C1581])"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4649" calcext:value-type="float">
            <text:p>4649</text:p>
          </table:table-cell>
          <table:table-cell table:formula="of:=SUM([.A1583];[.A1584];[.A1585])" office:value-type="float" office:value="13953" calcext:value-type="float">
            <text:p>13953</text:p>
          </table:table-cell>
          <table:table-cell table:formula="of:=IF([.B1583]&gt;[.B1582];[.C1582]+1;[.C1582])"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4654" calcext:value-type="float">
            <text:p>4654</text:p>
          </table:table-cell>
          <table:table-cell table:formula="of:=SUM([.A1584];[.A1585];[.A1586])" office:value-type="float" office:value="13952" calcext:value-type="float">
            <text:p>13952</text:p>
          </table:table-cell>
          <table:table-cell table:formula="of:=IF([.B1584]&gt;[.B1583];[.C1583]+1;[.C1583])"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table:formula="of:=SUM([.A1585];[.A1586];[.A1587])" office:value-type="float" office:value="13949" calcext:value-type="float">
            <text:p>13949</text:p>
          </table:table-cell>
          <table:table-cell table:formula="of:=IF([.B1585]&gt;[.B1584];[.C1584]+1;[.C1584])"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4648" calcext:value-type="float">
            <text:p>4648</text:p>
          </table:table-cell>
          <table:table-cell table:formula="of:=SUM([.A1586];[.A1587];[.A1588])" office:value-type="float" office:value="13949" calcext:value-type="float">
            <text:p>13949</text:p>
          </table:table-cell>
          <table:table-cell table:formula="of:=IF([.B1586]&gt;[.B1585];[.C1585]+1;[.C1585])"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4651" calcext:value-type="float">
            <text:p>4651</text:p>
          </table:table-cell>
          <table:table-cell table:formula="of:=SUM([.A1587];[.A1588];[.A1589])" office:value-type="float" office:value="13931" calcext:value-type="float">
            <text:p>13931</text:p>
          </table:table-cell>
          <table:table-cell table:formula="of:=IF([.B1587]&gt;[.B1586];[.C1586]+1;[.C1586])"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table:formula="of:=SUM([.A1588];[.A1589];[.A1590])" office:value-type="float" office:value="13911" calcext:value-type="float">
            <text:p>13911</text:p>
          </table:table-cell>
          <table:table-cell table:formula="of:=IF([.B1588]&gt;[.B1587];[.C1587]+1;[.C1587])"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table:formula="of:=SUM([.A1589];[.A1590];[.A1591])" office:value-type="float" office:value="13893" calcext:value-type="float">
            <text:p>13893</text:p>
          </table:table-cell>
          <table:table-cell table:formula="of:=IF([.B1589]&gt;[.B1588];[.C1588]+1;[.C1588])"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4631" calcext:value-type="float">
            <text:p>4631</text:p>
          </table:table-cell>
          <table:table-cell table:formula="of:=SUM([.A1590];[.A1591];[.A1592])" office:value-type="float" office:value="13891" calcext:value-type="float">
            <text:p>13891</text:p>
          </table:table-cell>
          <table:table-cell table:formula="of:=IF([.B1590]&gt;[.B1589];[.C1589]+1;[.C1589])"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4632" calcext:value-type="float">
            <text:p>4632</text:p>
          </table:table-cell>
          <table:table-cell table:formula="of:=SUM([.A1591];[.A1592];[.A1593])" office:value-type="float" office:value="13894" calcext:value-type="float">
            <text:p>13894</text:p>
          </table:table-cell>
          <table:table-cell table:formula="of:=IF([.B1591]&gt;[.B1590];[.C1590]+1;[.C1590])"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4628" calcext:value-type="float">
            <text:p>4628</text:p>
          </table:table-cell>
          <table:table-cell table:formula="of:=SUM([.A1592];[.A1593];[.A1594])" office:value-type="float" office:value="13895" calcext:value-type="float">
            <text:p>13895</text:p>
          </table:table-cell>
          <table:table-cell table:formula="of:=IF([.B1592]&gt;[.B1591];[.C1591]+1;[.C1591])"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4634" calcext:value-type="float">
            <text:p>4634</text:p>
          </table:table-cell>
          <table:table-cell table:formula="of:=SUM([.A1593];[.A1594];[.A1595])" office:value-type="float" office:value="13902" calcext:value-type="float">
            <text:p>13902</text:p>
          </table:table-cell>
          <table:table-cell table:formula="of:=IF([.B1593]&gt;[.B1592];[.C1592]+1;[.C1592])"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4633" calcext:value-type="float">
            <text:p>4633</text:p>
          </table:table-cell>
          <table:table-cell table:formula="of:=SUM([.A1594];[.A1595];[.A1596])" office:value-type="float" office:value="13909" calcext:value-type="float">
            <text:p>13909</text:p>
          </table:table-cell>
          <table:table-cell table:formula="of:=IF([.B1594]&gt;[.B1593];[.C1593]+1;[.C1593])"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4635" calcext:value-type="float">
            <text:p>4635</text:p>
          </table:table-cell>
          <table:table-cell table:formula="of:=SUM([.A1595];[.A1596];[.A1597])" office:value-type="float" office:value="13909" calcext:value-type="float">
            <text:p>13909</text:p>
          </table:table-cell>
          <table:table-cell table:formula="of:=IF([.B1595]&gt;[.B1594];[.C1594]+1;[.C1594])"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4641" calcext:value-type="float">
            <text:p>4641</text:p>
          </table:table-cell>
          <table:table-cell table:formula="of:=SUM([.A1596];[.A1597];[.A1598])" office:value-type="float" office:value="13906" calcext:value-type="float">
            <text:p>13906</text:p>
          </table:table-cell>
          <table:table-cell table:formula="of:=IF([.B1596]&gt;[.B1595];[.C1595]+1;[.C1595])"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4633" calcext:value-type="float">
            <text:p>4633</text:p>
          </table:table-cell>
          <table:table-cell table:formula="of:=SUM([.A1597];[.A1598];[.A1599])" office:value-type="float" office:value="13899" calcext:value-type="float">
            <text:p>13899</text:p>
          </table:table-cell>
          <table:table-cell table:formula="of:=IF([.B1597]&gt;[.B1596];[.C1596]+1;[.C1596])"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4632" calcext:value-type="float">
            <text:p>4632</text:p>
          </table:table-cell>
          <table:table-cell table:formula="of:=SUM([.A1598];[.A1599];[.A1600])" office:value-type="float" office:value="13912" calcext:value-type="float">
            <text:p>13912</text:p>
          </table:table-cell>
          <table:table-cell table:formula="of:=IF([.B1598]&gt;[.B1597];[.C1597]+1;[.C1597])"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4634" calcext:value-type="float">
            <text:p>4634</text:p>
          </table:table-cell>
          <table:table-cell table:formula="of:=SUM([.A1599];[.A1600];[.A1601])" office:value-type="float" office:value="13938" calcext:value-type="float">
            <text:p>13938</text:p>
          </table:table-cell>
          <table:table-cell table:formula="of:=IF([.B1599]&gt;[.B1598];[.C1598]+1;[.C1598])"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4646" calcext:value-type="float">
            <text:p>4646</text:p>
          </table:table-cell>
          <table:table-cell table:formula="of:=SUM([.A1600];[.A1601];[.A1602])" office:value-type="float" office:value="13958" calcext:value-type="float">
            <text:p>13958</text:p>
          </table:table-cell>
          <table:table-cell table:formula="of:=IF([.B1600]&gt;[.B1599];[.C1599]+1;[.C1599])"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4658" calcext:value-type="float">
            <text:p>4658</text:p>
          </table:table-cell>
          <table:table-cell table:formula="of:=SUM([.A1601];[.A1602];[.A1603])" office:value-type="float" office:value="13951" calcext:value-type="float">
            <text:p>13951</text:p>
          </table:table-cell>
          <table:table-cell table:formula="of:=IF([.B1601]&gt;[.B1600];[.C1600]+1;[.C1600])"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4654" calcext:value-type="float">
            <text:p>4654</text:p>
          </table:table-cell>
          <table:table-cell table:formula="of:=SUM([.A1602];[.A1603];[.A1604])" office:value-type="float" office:value="13951" calcext:value-type="float">
            <text:p>13951</text:p>
          </table:table-cell>
          <table:table-cell table:formula="of:=IF([.B1602]&gt;[.B1601];[.C1601]+1;[.C1601])"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4639" calcext:value-type="float">
            <text:p>4639</text:p>
          </table:table-cell>
          <table:table-cell table:formula="of:=SUM([.A1603];[.A1604];[.A1605])" office:value-type="float" office:value="13956" calcext:value-type="float">
            <text:p>13956</text:p>
          </table:table-cell>
          <table:table-cell table:formula="of:=IF([.B1603]&gt;[.B1602];[.C1602]+1;[.C1602])"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4658" calcext:value-type="float">
            <text:p>4658</text:p>
          </table:table-cell>
          <table:table-cell table:formula="of:=SUM([.A1604];[.A1605];[.A1606])" office:value-type="float" office:value="13981" calcext:value-type="float">
            <text:p>13981</text:p>
          </table:table-cell>
          <table:table-cell table:formula="of:=IF([.B1604]&gt;[.B1603];[.C1603]+1;[.C1603])"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4659" calcext:value-type="float">
            <text:p>4659</text:p>
          </table:table-cell>
          <table:table-cell table:formula="of:=SUM([.A1605];[.A1606];[.A1607])" office:value-type="float" office:value="13996" calcext:value-type="float">
            <text:p>13996</text:p>
          </table:table-cell>
          <table:table-cell table:formula="of:=IF([.B1605]&gt;[.B1604];[.C1604]+1;[.C1604])"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4664" calcext:value-type="float">
            <text:p>4664</text:p>
          </table:table-cell>
          <table:table-cell table:formula="of:=SUM([.A1606];[.A1607];[.A1608])" office:value-type="float" office:value="14016" calcext:value-type="float">
            <text:p>14016</text:p>
          </table:table-cell>
          <table:table-cell table:formula="of:=IF([.B1606]&gt;[.B1605];[.C1605]+1;[.C1605])"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4673" calcext:value-type="float">
            <text:p>4673</text:p>
          </table:table-cell>
          <table:table-cell table:formula="of:=SUM([.A1607];[.A1608];[.A1609])" office:value-type="float" office:value="14033" calcext:value-type="float">
            <text:p>14033</text:p>
          </table:table-cell>
          <table:table-cell table:formula="of:=IF([.B1607]&gt;[.B1606];[.C1606]+1;[.C1606])"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4679" calcext:value-type="float">
            <text:p>4679</text:p>
          </table:table-cell>
          <table:table-cell table:formula="of:=SUM([.A1608];[.A1609];[.A1610])" office:value-type="float" office:value="14047" calcext:value-type="float">
            <text:p>14047</text:p>
          </table:table-cell>
          <table:table-cell table:formula="of:=IF([.B1608]&gt;[.B1607];[.C1607]+1;[.C1607])"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4681" calcext:value-type="float">
            <text:p>4681</text:p>
          </table:table-cell>
          <table:table-cell table:formula="of:=SUM([.A1609];[.A1610];[.A1611])" office:value-type="float" office:value="14053" calcext:value-type="float">
            <text:p>14053</text:p>
          </table:table-cell>
          <table:table-cell table:formula="of:=IF([.B1609]&gt;[.B1608];[.C1608]+1;[.C1608])"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4687" calcext:value-type="float">
            <text:p>4687</text:p>
          </table:table-cell>
          <table:table-cell table:formula="of:=SUM([.A1610];[.A1611];[.A1612])" office:value-type="float" office:value="14091" calcext:value-type="float">
            <text:p>14091</text:p>
          </table:table-cell>
          <table:table-cell table:formula="of:=IF([.B1610]&gt;[.B1609];[.C1609]+1;[.C1609])"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4685" calcext:value-type="float">
            <text:p>4685</text:p>
          </table:table-cell>
          <table:table-cell table:formula="of:=SUM([.A1611];[.A1612];[.A1613])" office:value-type="float" office:value="14124" calcext:value-type="float">
            <text:p>14124</text:p>
          </table:table-cell>
          <table:table-cell table:formula="of:=IF([.B1611]&gt;[.B1610];[.C1610]+1;[.C1610])"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4719" calcext:value-type="float">
            <text:p>4719</text:p>
          </table:table-cell>
          <table:table-cell table:formula="of:=SUM([.A1612];[.A1613];[.A1614])" office:value-type="float" office:value="14160" calcext:value-type="float">
            <text:p>14160</text:p>
          </table:table-cell>
          <table:table-cell table:formula="of:=IF([.B1612]&gt;[.B1611];[.C1611]+1;[.C1611])"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table:formula="of:=SUM([.A1613];[.A1614];[.A1615])" office:value-type="float" office:value="14172" calcext:value-type="float">
            <text:p>14172</text:p>
          </table:table-cell>
          <table:table-cell table:formula="of:=IF([.B1613]&gt;[.B1612];[.C1612]+1;[.C1612])"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4721" calcext:value-type="float">
            <text:p>4721</text:p>
          </table:table-cell>
          <table:table-cell table:formula="of:=SUM([.A1614];[.A1615];[.A1616])" office:value-type="float" office:value="14193" calcext:value-type="float">
            <text:p>14193</text:p>
          </table:table-cell>
          <table:table-cell table:formula="of:=IF([.B1614]&gt;[.B1613];[.C1613]+1;[.C1613])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4731" calcext:value-type="float">
            <text:p>4731</text:p>
          </table:table-cell>
          <table:table-cell table:formula="of:=SUM([.A1615];[.A1616];[.A1617])" office:value-type="float" office:value="14216" calcext:value-type="float">
            <text:p>14216</text:p>
          </table:table-cell>
          <table:table-cell table:formula="of:=IF([.B1615]&gt;[.B1614];[.C1614]+1;[.C1614])"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4741" calcext:value-type="float">
            <text:p>4741</text:p>
          </table:table-cell>
          <table:table-cell table:formula="of:=SUM([.A1616];[.A1617];[.A1618])" office:value-type="float" office:value="14212" calcext:value-type="float">
            <text:p>14212</text:p>
          </table:table-cell>
          <table:table-cell table:formula="of:=IF([.B1616]&gt;[.B1615];[.C1615]+1;[.C1615])"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4744" calcext:value-type="float">
            <text:p>4744</text:p>
          </table:table-cell>
          <table:table-cell table:formula="of:=SUM([.A1617];[.A1618];[.A1619])" office:value-type="float" office:value="14200" calcext:value-type="float">
            <text:p>14200</text:p>
          </table:table-cell>
          <table:table-cell table:formula="of:=IF([.B1617]&gt;[.B1616];[.C1616]+1;[.C1616])"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4727" calcext:value-type="float">
            <text:p>4727</text:p>
          </table:table-cell>
          <table:table-cell table:formula="of:=SUM([.A1618];[.A1619];[.A1620])" office:value-type="float" office:value="14191" calcext:value-type="float">
            <text:p>14191</text:p>
          </table:table-cell>
          <table:table-cell table:formula="of:=IF([.B1618]&gt;[.B1617];[.C1617]+1;[.C1617])"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4729" calcext:value-type="float">
            <text:p>4729</text:p>
          </table:table-cell>
          <table:table-cell table:formula="of:=SUM([.A1619];[.A1620];[.A1621])" office:value-type="float" office:value="14202" calcext:value-type="float">
            <text:p>14202</text:p>
          </table:table-cell>
          <table:table-cell table:formula="of:=IF([.B1619]&gt;[.B1618];[.C1618]+1;[.C1618])"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4735" calcext:value-type="float">
            <text:p>4735</text:p>
          </table:table-cell>
          <table:table-cell table:formula="of:=SUM([.A1620];[.A1621];[.A1622])" office:value-type="float" office:value="14221" calcext:value-type="float">
            <text:p>14221</text:p>
          </table:table-cell>
          <table:table-cell table:formula="of:=IF([.B1620]&gt;[.B1619];[.C1619]+1;[.C1619])"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4738" calcext:value-type="float">
            <text:p>4738</text:p>
          </table:table-cell>
          <table:table-cell table:formula="of:=SUM([.A1621];[.A1622];[.A1623])" office:value-type="float" office:value="14235" calcext:value-type="float">
            <text:p>14235</text:p>
          </table:table-cell>
          <table:table-cell table:formula="of:=IF([.B1621]&gt;[.B1620];[.C1620]+1;[.C1620])"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4748" calcext:value-type="float">
            <text:p>4748</text:p>
          </table:table-cell>
          <table:table-cell table:formula="of:=SUM([.A1622];[.A1623];[.A1624])" office:value-type="float" office:value="14247" calcext:value-type="float">
            <text:p>14247</text:p>
          </table:table-cell>
          <table:table-cell table:formula="of:=IF([.B1622]&gt;[.B1621];[.C1621]+1;[.C1621])"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4749" calcext:value-type="float">
            <text:p>4749</text:p>
          </table:table-cell>
          <table:table-cell table:formula="of:=SUM([.A1623];[.A1624];[.A1625])" office:value-type="float" office:value="14245" calcext:value-type="float">
            <text:p>14245</text:p>
          </table:table-cell>
          <table:table-cell table:formula="of:=IF([.B1623]&gt;[.B1622];[.C1622]+1;[.C1622])"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table:formula="of:=SUM([.A1624];[.A1625];[.A1626])" office:value-type="float" office:value="14249" calcext:value-type="float">
            <text:p>14249</text:p>
          </table:table-cell>
          <table:table-cell table:formula="of:=IF([.B1624]&gt;[.B1623];[.C1623]+1;[.C1623])"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4746" calcext:value-type="float">
            <text:p>4746</text:p>
          </table:table-cell>
          <table:table-cell table:formula="of:=SUM([.A1625];[.A1626];[.A1627])" office:value-type="float" office:value="14253" calcext:value-type="float">
            <text:p>14253</text:p>
          </table:table-cell>
          <table:table-cell table:formula="of:=IF([.B1625]&gt;[.B1624];[.C1624]+1;[.C1624])"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4753" calcext:value-type="float">
            <text:p>4753</text:p>
          </table:table-cell>
          <table:table-cell table:formula="of:=SUM([.A1626];[.A1627];[.A1628])" office:value-type="float" office:value="14269" calcext:value-type="float">
            <text:p>14269</text:p>
          </table:table-cell>
          <table:table-cell table:formula="of:=IF([.B1626]&gt;[.B1625];[.C1625]+1;[.C1625])"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4754" calcext:value-type="float">
            <text:p>4754</text:p>
          </table:table-cell>
          <table:table-cell table:formula="of:=SUM([.A1627];[.A1628];[.A1629])" office:value-type="float" office:value="14289" calcext:value-type="float">
            <text:p>14289</text:p>
          </table:table-cell>
          <table:table-cell table:formula="of:=IF([.B1627]&gt;[.B1626];[.C1626]+1;[.C1626])"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4762" calcext:value-type="float">
            <text:p>4762</text:p>
          </table:table-cell>
          <table:table-cell table:formula="of:=SUM([.A1628];[.A1629];[.A1630])" office:value-type="float" office:value="14309" calcext:value-type="float">
            <text:p>14309</text:p>
          </table:table-cell>
          <table:table-cell table:formula="of:=IF([.B1628]&gt;[.B1627];[.C1627]+1;[.C1627])"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4773" calcext:value-type="float">
            <text:p>4773</text:p>
          </table:table-cell>
          <table:table-cell table:formula="of:=SUM([.A1629];[.A1630];[.A1631])" office:value-type="float" office:value="14324" calcext:value-type="float">
            <text:p>14324</text:p>
          </table:table-cell>
          <table:table-cell table:formula="of:=IF([.B1629]&gt;[.B1628];[.C1628]+1;[.C1628])"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4774" calcext:value-type="float">
            <text:p>4774</text:p>
          </table:table-cell>
          <table:table-cell table:formula="of:=SUM([.A1630];[.A1631];[.A1632])" office:value-type="float" office:value="14334" calcext:value-type="float">
            <text:p>14334</text:p>
          </table:table-cell>
          <table:table-cell table:formula="of:=IF([.B1630]&gt;[.B1629];[.C1629]+1;[.C1629])"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4777" calcext:value-type="float">
            <text:p>4777</text:p>
          </table:table-cell>
          <table:table-cell table:formula="of:=SUM([.A1631];[.A1632];[.A1633])" office:value-type="float" office:value="14342" calcext:value-type="float">
            <text:p>14342</text:p>
          </table:table-cell>
          <table:table-cell table:formula="of:=IF([.B1631]&gt;[.B1630];[.C1630]+1;[.C1630])"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4783" calcext:value-type="float">
            <text:p>4783</text:p>
          </table:table-cell>
          <table:table-cell table:formula="of:=SUM([.A1632];[.A1633];[.A1634])" office:value-type="float" office:value="14358" calcext:value-type="float">
            <text:p>14358</text:p>
          </table:table-cell>
          <table:table-cell table:formula="of:=IF([.B1632]&gt;[.B1631];[.C1631]+1;[.C1631])"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4782" calcext:value-type="float">
            <text:p>4782</text:p>
          </table:table-cell>
          <table:table-cell table:formula="of:=SUM([.A1633];[.A1634];[.A1635])" office:value-type="float" office:value="14374" calcext:value-type="float">
            <text:p>14374</text:p>
          </table:table-cell>
          <table:table-cell table:formula="of:=IF([.B1633]&gt;[.B1632];[.C1632]+1;[.C1632])"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4793" calcext:value-type="float">
            <text:p>4793</text:p>
          </table:table-cell>
          <table:table-cell table:formula="of:=SUM([.A1634];[.A1635];[.A1636])" office:value-type="float" office:value="14397" calcext:value-type="float">
            <text:p>14397</text:p>
          </table:table-cell>
          <table:table-cell table:formula="of:=IF([.B1634]&gt;[.B1633];[.C1633]+1;[.C1633])"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4799" calcext:value-type="float">
            <text:p>4799</text:p>
          </table:table-cell>
          <table:table-cell table:formula="of:=SUM([.A1635];[.A1636];[.A1637])" office:value-type="float" office:value="14414" calcext:value-type="float">
            <text:p>14414</text:p>
          </table:table-cell>
          <table:table-cell table:formula="of:=IF([.B1635]&gt;[.B1634];[.C1634]+1;[.C1634])"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4805" calcext:value-type="float">
            <text:p>4805</text:p>
          </table:table-cell>
          <table:table-cell table:formula="of:=SUM([.A1636];[.A1637];[.A1638])" office:value-type="float" office:value="14428" calcext:value-type="float">
            <text:p>14428</text:p>
          </table:table-cell>
          <table:table-cell table:formula="of:=IF([.B1636]&gt;[.B1635];[.C1635]+1;[.C1635])"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table:formula="of:=SUM([.A1637];[.A1638];[.A1639])" office:value-type="float" office:value="14435" calcext:value-type="float">
            <text:p>14435</text:p>
          </table:table-cell>
          <table:table-cell table:formula="of:=IF([.B1637]&gt;[.B1636];[.C1636]+1;[.C1636])"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4813" calcext:value-type="float">
            <text:p>4813</text:p>
          </table:table-cell>
          <table:table-cell table:formula="of:=SUM([.A1638];[.A1639];[.A1640])" office:value-type="float" office:value="14449" calcext:value-type="float">
            <text:p>14449</text:p>
          </table:table-cell>
          <table:table-cell table:formula="of:=IF([.B1638]&gt;[.B1637];[.C1637]+1;[.C1637])"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4812" calcext:value-type="float">
            <text:p>4812</text:p>
          </table:table-cell>
          <table:table-cell table:formula="of:=SUM([.A1639];[.A1640];[.A1641])" office:value-type="float" office:value="14453" calcext:value-type="float">
            <text:p>14453</text:p>
          </table:table-cell>
          <table:table-cell table:formula="of:=IF([.B1639]&gt;[.B1638];[.C1638]+1;[.C1638])"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4824" calcext:value-type="float">
            <text:p>4824</text:p>
          </table:table-cell>
          <table:table-cell table:formula="of:=SUM([.A1640];[.A1641];[.A1642])" office:value-type="float" office:value="14456" calcext:value-type="float">
            <text:p>14456</text:p>
          </table:table-cell>
          <table:table-cell table:formula="of:=IF([.B1640]&gt;[.B1639];[.C1639]+1;[.C1639])"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4817" calcext:value-type="float">
            <text:p>4817</text:p>
          </table:table-cell>
          <table:table-cell table:formula="of:=SUM([.A1641];[.A1642];[.A1643])" office:value-type="float" office:value="14449" calcext:value-type="float">
            <text:p>14449</text:p>
          </table:table-cell>
          <table:table-cell table:formula="of:=IF([.B1641]&gt;[.B1640];[.C1640]+1;[.C1640])"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4815" calcext:value-type="float">
            <text:p>4815</text:p>
          </table:table-cell>
          <table:table-cell table:formula="of:=SUM([.A1642];[.A1643];[.A1644])" office:value-type="float" office:value="14448" calcext:value-type="float">
            <text:p>14448</text:p>
          </table:table-cell>
          <table:table-cell table:formula="of:=IF([.B1642]&gt;[.B1641];[.C1641]+1;[.C1641])"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4817" calcext:value-type="float">
            <text:p>4817</text:p>
          </table:table-cell>
          <table:table-cell table:formula="of:=SUM([.A1643];[.A1644];[.A1645])" office:value-type="float" office:value="14437" calcext:value-type="float">
            <text:p>14437</text:p>
          </table:table-cell>
          <table:table-cell table:formula="of:=IF([.B1643]&gt;[.B1642];[.C1642]+1;[.C1642])"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4816" calcext:value-type="float">
            <text:p>4816</text:p>
          </table:table-cell>
          <table:table-cell table:formula="of:=SUM([.A1644];[.A1645];[.A1646])" office:value-type="float" office:value="14429" calcext:value-type="float">
            <text:p>14429</text:p>
          </table:table-cell>
          <table:table-cell table:formula="of:=IF([.B1644]&gt;[.B1643];[.C1643]+1;[.C1643])"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4804" calcext:value-type="float">
            <text:p>4804</text:p>
          </table:table-cell>
          <table:table-cell table:formula="of:=SUM([.A1645];[.A1646];[.A1647])" office:value-type="float" office:value="14440" calcext:value-type="float">
            <text:p>14440</text:p>
          </table:table-cell>
          <table:table-cell table:formula="of:=IF([.B1645]&gt;[.B1644];[.C1644]+1;[.C1644])"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4809" calcext:value-type="float">
            <text:p>4809</text:p>
          </table:table-cell>
          <table:table-cell table:formula="of:=SUM([.A1646];[.A1647];[.A1648])" office:value-type="float" office:value="14456" calcext:value-type="float">
            <text:p>14456</text:p>
          </table:table-cell>
          <table:table-cell table:formula="of:=IF([.B1646]&gt;[.B1645];[.C1645]+1;[.C1645])"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4827" calcext:value-type="float">
            <text:p>4827</text:p>
          </table:table-cell>
          <table:table-cell table:formula="of:=SUM([.A1647];[.A1648];[.A1649])" office:value-type="float" office:value="14466" calcext:value-type="float">
            <text:p>14466</text:p>
          </table:table-cell>
          <table:table-cell table:formula="of:=IF([.B1647]&gt;[.B1646];[.C1646]+1;[.C1646])"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table:formula="of:=SUM([.A1648];[.A1649];[.A1650])" office:value-type="float" office:value="14488" calcext:value-type="float">
            <text:p>14488</text:p>
          </table:table-cell>
          <table:table-cell table:formula="of:=IF([.B1648]&gt;[.B1647];[.C1647]+1;[.C1647])" office:value-type="float" office:value="1174" calcext:value-type="float">
            <text:p>1174</text:p>
          </table:table-cell>
        </table:table-row>
        <table:table-row table:style-name="ro1">
          <table:table-cell office:value-type="float" office:value="4819" calcext:value-type="float">
            <text:p>4819</text:p>
          </table:table-cell>
          <table:table-cell table:formula="of:=SUM([.A1649];[.A1650];[.A1651])" office:value-type="float" office:value="14518" calcext:value-type="float">
            <text:p>14518</text:p>
          </table:table-cell>
          <table:table-cell table:formula="of:=IF([.B1649]&gt;[.B1648];[.C1648]+1;[.C1648])"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4849" calcext:value-type="float">
            <text:p>4849</text:p>
          </table:table-cell>
          <table:table-cell table:formula="of:=SUM([.A1650];[.A1651];[.A1652])" office:value-type="float" office:value="14550" calcext:value-type="float">
            <text:p>14550</text:p>
          </table:table-cell>
          <table:table-cell table:formula="of:=IF([.B1650]&gt;[.B1649];[.C1649]+1;[.C1649])"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table:formula="of:=SUM([.A1651];[.A1652];[.A1653])" office:value-type="float" office:value="14551" calcext:value-type="float">
            <text:p>14551</text:p>
          </table:table-cell>
          <table:table-cell table:formula="of:=IF([.B1651]&gt;[.B1650];[.C1650]+1;[.C1650])"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4851" calcext:value-type="float">
            <text:p>4851</text:p>
          </table:table-cell>
          <table:table-cell table:formula="of:=SUM([.A1652];[.A1653];[.A1654])" office:value-type="float" office:value="14563" calcext:value-type="float">
            <text:p>14563</text:p>
          </table:table-cell>
          <table:table-cell table:formula="of:=IF([.B1652]&gt;[.B1651];[.C1651]+1;[.C1651])"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table:formula="of:=SUM([.A1653];[.A1654];[.A1655])" office:value-type="float" office:value="14573" calcext:value-type="float">
            <text:p>14573</text:p>
          </table:table-cell>
          <table:table-cell table:formula="of:=IF([.B1653]&gt;[.B1652];[.C1652]+1;[.C1652])" office:value-type="float" office:value="1179" calcext:value-type="float">
            <text:p>1179</text:p>
          </table:table-cell>
        </table:table-row>
        <table:table-row table:style-name="ro1">
          <table:table-cell office:value-type="float" office:value="4862" calcext:value-type="float">
            <text:p>4862</text:p>
          </table:table-cell>
          <table:table-cell table:formula="of:=SUM([.A1654];[.A1655];[.A1656])" office:value-type="float" office:value="14596" calcext:value-type="float">
            <text:p>14596</text:p>
          </table:table-cell>
          <table:table-cell table:formula="of:=IF([.B1654]&gt;[.B1653];[.C1653]+1;[.C1653])"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4861" calcext:value-type="float">
            <text:p>4861</text:p>
          </table:table-cell>
          <table:table-cell table:formula="of:=SUM([.A1655];[.A1656];[.A1657])" office:value-type="float" office:value="14609" calcext:value-type="float">
            <text:p>14609</text:p>
          </table:table-cell>
          <table:table-cell table:formula="of:=IF([.B1655]&gt;[.B1654];[.C1654]+1;[.C1654])"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4873" calcext:value-type="float">
            <text:p>4873</text:p>
          </table:table-cell>
          <table:table-cell table:formula="of:=SUM([.A1656];[.A1657];[.A1658])" office:value-type="float" office:value="14626" calcext:value-type="float">
            <text:p>14626</text:p>
          </table:table-cell>
          <table:table-cell table:formula="of:=IF([.B1656]&gt;[.B1655];[.C1655]+1;[.C1655])"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4875" calcext:value-type="float">
            <text:p>4875</text:p>
          </table:table-cell>
          <table:table-cell table:formula="of:=SUM([.A1657];[.A1658];[.A1659])" office:value-type="float" office:value="14632" calcext:value-type="float">
            <text:p>14632</text:p>
          </table:table-cell>
          <table:table-cell table:formula="of:=IF([.B1657]&gt;[.B1656];[.C1656]+1;[.C1656])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4878" calcext:value-type="float">
            <text:p>4878</text:p>
          </table:table-cell>
          <table:table-cell table:formula="of:=SUM([.A1658];[.A1659];[.A1660])" office:value-type="float" office:value="14639" calcext:value-type="float">
            <text:p>14639</text:p>
          </table:table-cell>
          <table:table-cell table:formula="of:=IF([.B1658]&gt;[.B1657];[.C1657]+1;[.C1657])"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4879" calcext:value-type="float">
            <text:p>4879</text:p>
          </table:table-cell>
          <table:table-cell table:formula="of:=SUM([.A1659];[.A1660];[.A1661])" office:value-type="float" office:value="14644" calcext:value-type="float">
            <text:p>14644</text:p>
          </table:table-cell>
          <table:table-cell table:formula="of:=IF([.B1659]&gt;[.B1658];[.C1658]+1;[.C1658])"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4882" calcext:value-type="float">
            <text:p>4882</text:p>
          </table:table-cell>
          <table:table-cell table:formula="of:=SUM([.A1660];[.A1661];[.A1662])" office:value-type="float" office:value="14643" calcext:value-type="float">
            <text:p>14643</text:p>
          </table:table-cell>
          <table:table-cell table:formula="of:=IF([.B1660]&gt;[.B1659];[.C1659]+1;[.C1659])"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4883" calcext:value-type="float">
            <text:p>4883</text:p>
          </table:table-cell>
          <table:table-cell table:formula="of:=SUM([.A1661];[.A1662];[.A1663])" office:value-type="float" office:value="14641" calcext:value-type="float">
            <text:p>14641</text:p>
          </table:table-cell>
          <table:table-cell table:formula="of:=IF([.B1661]&gt;[.B1660];[.C1660]+1;[.C1660])"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4878" calcext:value-type="float">
            <text:p>4878</text:p>
          </table:table-cell>
          <table:table-cell table:formula="of:=SUM([.A1662];[.A1663];[.A1664])" office:value-type="float" office:value="14651" calcext:value-type="float">
            <text:p>14651</text:p>
          </table:table-cell>
          <table:table-cell table:formula="of:=IF([.B1662]&gt;[.B1661];[.C1661]+1;[.C1661])"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table:formula="of:=SUM([.A1663];[.A1664];[.A1665])" office:value-type="float" office:value="14663" calcext:value-type="float">
            <text:p>14663</text:p>
          </table:table-cell>
          <table:table-cell table:formula="of:=IF([.B1663]&gt;[.B1662];[.C1662]+1;[.C1662])"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4893" calcext:value-type="float">
            <text:p>4893</text:p>
          </table:table-cell>
          <table:table-cell table:formula="of:=SUM([.A1664];[.A1665];[.A1666])" office:value-type="float" office:value="14674" calcext:value-type="float">
            <text:p>14674</text:p>
          </table:table-cell>
          <table:table-cell table:formula="of:=IF([.B1664]&gt;[.B1663];[.C1663]+1;[.C1663])"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table:formula="of:=SUM([.A1665];[.A1666];[.A1667])" office:value-type="float" office:value="14667" calcext:value-type="float">
            <text:p>14667</text:p>
          </table:table-cell>
          <table:table-cell table:formula="of:=IF([.B1665]&gt;[.B1664];[.C1664]+1;[.C1664])"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4891" calcext:value-type="float">
            <text:p>4891</text:p>
          </table:table-cell>
          <table:table-cell table:formula="of:=SUM([.A1666];[.A1667];[.A1668])" office:value-type="float" office:value="14666" calcext:value-type="float">
            <text:p>14666</text:p>
          </table:table-cell>
          <table:table-cell table:formula="of:=IF([.B1666]&gt;[.B1665];[.C1665]+1;[.C1665])"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4886" calcext:value-type="float">
            <text:p>4886</text:p>
          </table:table-cell>
          <table:table-cell table:formula="of:=SUM([.A1667];[.A1668];[.A1669])" office:value-type="float" office:value="14665" calcext:value-type="float">
            <text:p>14665</text:p>
          </table:table-cell>
          <table:table-cell table:formula="of:=IF([.B1667]&gt;[.B1666];[.C1666]+1;[.C1666])"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4889" calcext:value-type="float">
            <text:p>4889</text:p>
          </table:table-cell>
          <table:table-cell table:formula="of:=SUM([.A1668];[.A1669];[.A1670])" office:value-type="float" office:value="14683" calcext:value-type="float">
            <text:p>14683</text:p>
          </table:table-cell>
          <table:table-cell table:formula="of:=IF([.B1668]&gt;[.B1667];[.C1667]+1;[.C1667])" office:value-type="float" office:value="1189" calcext:value-type="float">
            <text:p>1189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table:formula="of:=SUM([.A1669];[.A1670];[.A1671])" office:value-type="float" office:value="14696" calcext:value-type="float">
            <text:p>14696</text:p>
          </table:table-cell>
          <table:table-cell table:formula="of:=IF([.B1669]&gt;[.B1668];[.C1668]+1;[.C1668])" office:value-type="float" office:value="1190" calcext:value-type="float">
            <text:p>1190</text:p>
          </table:table-cell>
        </table:table-row>
        <table:table-row table:style-name="ro1">
          <table:table-cell office:value-type="float" office:value="4904" calcext:value-type="float">
            <text:p>4904</text:p>
          </table:table-cell>
          <table:table-cell table:formula="of:=SUM([.A1670];[.A1671];[.A1672])" office:value-type="float" office:value="14731" calcext:value-type="float">
            <text:p>14731</text:p>
          </table:table-cell>
          <table:table-cell table:formula="of:=IF([.B1670]&gt;[.B1669];[.C1669]+1;[.C1669])"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4902" calcext:value-type="float">
            <text:p>4902</text:p>
          </table:table-cell>
          <table:table-cell table:formula="of:=SUM([.A1671];[.A1672];[.A1673])" office:value-type="float" office:value="14754" calcext:value-type="float">
            <text:p>14754</text:p>
          </table:table-cell>
          <table:table-cell table:formula="of:=IF([.B1671]&gt;[.B1670];[.C1670]+1;[.C1670])"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4925" calcext:value-type="float">
            <text:p>4925</text:p>
          </table:table-cell>
          <table:table-cell table:formula="of:=SUM([.A1672];[.A1673];[.A1674])" office:value-type="float" office:value="14775" calcext:value-type="float">
            <text:p>14775</text:p>
          </table:table-cell>
          <table:table-cell table:formula="of:=IF([.B1672]&gt;[.B1671];[.C1671]+1;[.C1671])"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4927" calcext:value-type="float">
            <text:p>4927</text:p>
          </table:table-cell>
          <table:table-cell table:formula="of:=SUM([.A1673];[.A1674];[.A1675])" office:value-type="float" office:value="14770" calcext:value-type="float">
            <text:p>14770</text:p>
          </table:table-cell>
          <table:table-cell table:formula="of:=IF([.B1673]&gt;[.B1672];[.C1672]+1;[.C1672])"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4923" calcext:value-type="float">
            <text:p>4923</text:p>
          </table:table-cell>
          <table:table-cell table:formula="of:=SUM([.A1674];[.A1675];[.A1676])" office:value-type="float" office:value="14758" calcext:value-type="float">
            <text:p>14758</text:p>
          </table:table-cell>
          <table:table-cell table:formula="of:=IF([.B1674]&gt;[.B1673];[.C1673]+1;[.C1673])"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table:formula="of:=SUM([.A1675];[.A1676];[.A1677])" office:value-type="float" office:value="14759" calcext:value-type="float">
            <text:p>14759</text:p>
          </table:table-cell>
          <table:table-cell table:formula="of:=IF([.B1675]&gt;[.B1674];[.C1674]+1;[.C1674])"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4915" calcext:value-type="float">
            <text:p>4915</text:p>
          </table:table-cell>
          <table:table-cell table:formula="of:=SUM([.A1676];[.A1677];[.A1678])" office:value-type="float" office:value="14735" calcext:value-type="float">
            <text:p>14735</text:p>
          </table:table-cell>
          <table:table-cell table:formula="of:=IF([.B1676]&gt;[.B1675];[.C1675]+1;[.C1675])"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4924" calcext:value-type="float">
            <text:p>4924</text:p>
          </table:table-cell>
          <table:table-cell table:formula="of:=SUM([.A1677];[.A1678];[.A1679])" office:value-type="float" office:value="14718" calcext:value-type="float">
            <text:p>14718</text:p>
          </table:table-cell>
          <table:table-cell table:formula="of:=IF([.B1677]&gt;[.B1676];[.C1676]+1;[.C1676])"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4896" calcext:value-type="float">
            <text:p>4896</text:p>
          </table:table-cell>
          <table:table-cell table:formula="of:=SUM([.A1678];[.A1679];[.A1680])" office:value-type="float" office:value="14685" calcext:value-type="float">
            <text:p>14685</text:p>
          </table:table-cell>
          <table:table-cell table:formula="of:=IF([.B1678]&gt;[.B1677];[.C1677]+1;[.C1677])"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4898" calcext:value-type="float">
            <text:p>4898</text:p>
          </table:table-cell>
          <table:table-cell table:formula="of:=SUM([.A1679];[.A1680];[.A1681])" office:value-type="float" office:value="14683" calcext:value-type="float">
            <text:p>14683</text:p>
          </table:table-cell>
          <table:table-cell table:formula="of:=IF([.B1679]&gt;[.B1678];[.C1678]+1;[.C1678])"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4891" calcext:value-type="float">
            <text:p>4891</text:p>
          </table:table-cell>
          <table:table-cell table:formula="of:=SUM([.A1680];[.A1681];[.A1682])" office:value-type="float" office:value="14683" calcext:value-type="float">
            <text:p>14683</text:p>
          </table:table-cell>
          <table:table-cell table:formula="of:=IF([.B1680]&gt;[.B1679];[.C1679]+1;[.C1679])"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4894" calcext:value-type="float">
            <text:p>4894</text:p>
          </table:table-cell>
          <table:table-cell table:formula="of:=SUM([.A1681];[.A1682];[.A1683])" office:value-type="float" office:value="14692" calcext:value-type="float">
            <text:p>14692</text:p>
          </table:table-cell>
          <table:table-cell table:formula="of:=IF([.B1681]&gt;[.B1680];[.C1680]+1;[.C1680])"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4898" calcext:value-type="float">
            <text:p>4898</text:p>
          </table:table-cell>
          <table:table-cell table:formula="of:=SUM([.A1682];[.A1683];[.A1684])" office:value-type="float" office:value="14699" calcext:value-type="float">
            <text:p>14699</text:p>
          </table:table-cell>
          <table:table-cell table:formula="of:=IF([.B1682]&gt;[.B1681];[.C1681]+1;[.C1681])"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table:formula="of:=SUM([.A1683];[.A1684];[.A1685])" office:value-type="float" office:value="14703" calcext:value-type="float">
            <text:p>14703</text:p>
          </table:table-cell>
          <table:table-cell table:formula="of:=IF([.B1683]&gt;[.B1682];[.C1682]+1;[.C1682])" office:value-type="float" office:value="1197" calcext:value-type="float">
            <text:p>1197</text:p>
          </table:table-cell>
        </table:table-row>
        <table:table-row table:style-name="ro1">
          <table:table-cell office:value-type="float" office:value="4901" calcext:value-type="float">
            <text:p>4901</text:p>
          </table:table-cell>
          <table:table-cell table:formula="of:=SUM([.A1684];[.A1685];[.A1686])" office:value-type="float" office:value="14715" calcext:value-type="float">
            <text:p>14715</text:p>
          </table:table-cell>
          <table:table-cell table:formula="of:=IF([.B1684]&gt;[.B1683];[.C1683]+1;[.C1683])"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4902" calcext:value-type="float">
            <text:p>4902</text:p>
          </table:table-cell>
          <table:table-cell table:formula="of:=SUM([.A1685];[.A1686];[.A1687])" office:value-type="float" office:value="14727" calcext:value-type="float">
            <text:p>14727</text:p>
          </table:table-cell>
          <table:table-cell table:formula="of:=IF([.B1685]&gt;[.B1684];[.C1684]+1;[.C1684])"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4912" calcext:value-type="float">
            <text:p>4912</text:p>
          </table:table-cell>
          <table:table-cell table:formula="of:=SUM([.A1686];[.A1687];[.A1688])" office:value-type="float" office:value="14736" calcext:value-type="float">
            <text:p>14736</text:p>
          </table:table-cell>
          <table:table-cell table:formula="of:=IF([.B1686]&gt;[.B1685];[.C1685]+1;[.C1685])"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913" calcext:value-type="float">
            <text:p>4913</text:p>
          </table:table-cell>
          <table:table-cell table:formula="of:=SUM([.A1687];[.A1688];[.A1689])" office:value-type="float" office:value="14732" calcext:value-type="float">
            <text:p>14732</text:p>
          </table:table-cell>
          <table:table-cell table:formula="of:=IF([.B1687]&gt;[.B1686];[.C1686]+1;[.C1686])"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911" calcext:value-type="float">
            <text:p>4911</text:p>
          </table:table-cell>
          <table:table-cell table:formula="of:=SUM([.A1688];[.A1689];[.A1690])" office:value-type="float" office:value="14736" calcext:value-type="float">
            <text:p>14736</text:p>
          </table:table-cell>
          <table:table-cell table:formula="of:=IF([.B1688]&gt;[.B1687];[.C1687]+1;[.C1687])"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4908" calcext:value-type="float">
            <text:p>4908</text:p>
          </table:table-cell>
          <table:table-cell table:formula="of:=SUM([.A1689];[.A1690];[.A1691])" office:value-type="float" office:value="14730" calcext:value-type="float">
            <text:p>14730</text:p>
          </table:table-cell>
          <table:table-cell table:formula="of:=IF([.B1689]&gt;[.B1688];[.C1688]+1;[.C1688])"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4917" calcext:value-type="float">
            <text:p>4917</text:p>
          </table:table-cell>
          <table:table-cell table:formula="of:=SUM([.A1690];[.A1691];[.A1692])" office:value-type="float" office:value="14730" calcext:value-type="float">
            <text:p>14730</text:p>
          </table:table-cell>
          <table:table-cell table:formula="of:=IF([.B1690]&gt;[.B1689];[.C1689]+1;[.C1689])"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4905" calcext:value-type="float">
            <text:p>4905</text:p>
          </table:table-cell>
          <table:table-cell table:formula="of:=SUM([.A1691];[.A1692];[.A1693])" office:value-type="float" office:value="14744" calcext:value-type="float">
            <text:p>14744</text:p>
          </table:table-cell>
          <table:table-cell table:formula="of:=IF([.B1691]&gt;[.B1690];[.C1690]+1;[.C1690])"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4908" calcext:value-type="float">
            <text:p>4908</text:p>
          </table:table-cell>
          <table:table-cell table:formula="of:=SUM([.A1692];[.A1693];[.A1694])" office:value-type="float" office:value="14773" calcext:value-type="float">
            <text:p>14773</text:p>
          </table:table-cell>
          <table:table-cell table:formula="of:=IF([.B1692]&gt;[.B1691];[.C1691]+1;[.C1691])"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4931" calcext:value-type="float">
            <text:p>4931</text:p>
          </table:table-cell>
          <table:table-cell table:formula="of:=SUM([.A1693];[.A1694];[.A1695])" office:value-type="float" office:value="14834" calcext:value-type="float">
            <text:p>14834</text:p>
          </table:table-cell>
          <table:table-cell table:formula="of:=IF([.B1693]&gt;[.B1692];[.C1692]+1;[.C1692])"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4934" calcext:value-type="float">
            <text:p>4934</text:p>
          </table:table-cell>
          <table:table-cell table:formula="of:=SUM([.A1694];[.A1695];[.A1696])" office:value-type="float" office:value="14876" calcext:value-type="float">
            <text:p>14876</text:p>
          </table:table-cell>
          <table:table-cell table:formula="of:=IF([.B1694]&gt;[.B1693];[.C1693]+1;[.C1693])"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4969" calcext:value-type="float">
            <text:p>4969</text:p>
          </table:table-cell>
          <table:table-cell table:formula="of:=SUM([.A1695];[.A1696];[.A1697])" office:value-type="float" office:value="14914" calcext:value-type="float">
            <text:p>14914</text:p>
          </table:table-cell>
          <table:table-cell table:formula="of:=IF([.B1695]&gt;[.B1694];[.C1694]+1;[.C1694])"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4973" calcext:value-type="float">
            <text:p>4973</text:p>
          </table:table-cell>
          <table:table-cell table:formula="of:=SUM([.A1696];[.A1697];[.A1698])" office:value-type="float" office:value="14927" calcext:value-type="float">
            <text:p>14927</text:p>
          </table:table-cell>
          <table:table-cell table:formula="of:=IF([.B1696]&gt;[.B1695];[.C1695]+1;[.C1695])"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4972" calcext:value-type="float">
            <text:p>4972</text:p>
          </table:table-cell>
          <table:table-cell table:formula="of:=SUM([.A1697];[.A1698];[.A1699])" office:value-type="float" office:value="14937" calcext:value-type="float">
            <text:p>14937</text:p>
          </table:table-cell>
          <table:table-cell table:formula="of:=IF([.B1697]&gt;[.B1696];[.C1696]+1;[.C1696])" office:value-type="float" office:value="1208" calcext:value-type="float">
            <text:p>1208</text:p>
          </table:table-cell>
        </table:table-row>
        <table:table-row table:style-name="ro1">
          <table:table-cell office:value-type="float" office:value="4982" calcext:value-type="float">
            <text:p>4982</text:p>
          </table:table-cell>
          <table:table-cell table:formula="of:=SUM([.A1698];[.A1699];[.A1700])" office:value-type="float" office:value="14966" calcext:value-type="float">
            <text:p>14966</text:p>
          </table:table-cell>
          <table:table-cell table:formula="of:=IF([.B1698]&gt;[.B1697];[.C1697]+1;[.C1697])" office:value-type="float" office:value="1209" calcext:value-type="float">
            <text:p>1209</text:p>
          </table:table-cell>
        </table:table-row>
        <table:table-row table:style-name="ro1">
          <table:table-cell office:value-type="float" office:value="4983" calcext:value-type="float">
            <text:p>4983</text:p>
          </table:table-cell>
          <table:table-cell table:formula="of:=SUM([.A1699];[.A1700];[.A1701])" office:value-type="float" office:value="14984" calcext:value-type="float">
            <text:p>14984</text:p>
          </table:table-cell>
          <table:table-cell table:formula="of:=IF([.B1699]&gt;[.B1698];[.C1698]+1;[.C1698])"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table:formula="of:=SUM([.A1700];[.A1701];[.A1702])" office:value-type="float" office:value="15005" calcext:value-type="float">
            <text:p>15005</text:p>
          </table:table-cell>
          <table:table-cell table:formula="of:=IF([.B1700]&gt;[.B1699];[.C1699]+1;[.C1699])"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SUM([.A1701];[.A1702];[.A1703])" office:value-type="float" office:value="15013" calcext:value-type="float">
            <text:p>15013</text:p>
          </table:table-cell>
          <table:table-cell table:formula="of:=IF([.B1701]&gt;[.B1700];[.C1700]+1;[.C1700])"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table:formula="of:=SUM([.A1702];[.A1703];[.A1704])" office:value-type="float" office:value="15020" calcext:value-type="float">
            <text:p>15020</text:p>
          </table:table-cell>
          <table:table-cell table:formula="of:=IF([.B1702]&gt;[.B1701];[.C1701]+1;[.C1701])"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5009" calcext:value-type="float">
            <text:p>5009</text:p>
          </table:table-cell>
          <table:table-cell table:formula="of:=SUM([.A1703];[.A1704];[.A1705])" office:value-type="float" office:value="15018" calcext:value-type="float">
            <text:p>15018</text:p>
          </table:table-cell>
          <table:table-cell table:formula="of:=IF([.B1703]&gt;[.B1702];[.C1702]+1;[.C1702])"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5007" calcext:value-type="float">
            <text:p>5007</text:p>
          </table:table-cell>
          <table:table-cell table:formula="of:=SUM([.A1704];[.A1705];[.A1706])" office:value-type="float" office:value="15009" calcext:value-type="float">
            <text:p>15009</text:p>
          </table:table-cell>
          <table:table-cell table:formula="of:=IF([.B1704]&gt;[.B1703];[.C1703]+1;[.C1703])"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table:formula="of:=SUM([.A1705];[.A1706];[.A1707])" office:value-type="float" office:value="15001" calcext:value-type="float">
            <text:p>15001</text:p>
          </table:table-cell>
          <table:table-cell table:formula="of:=IF([.B1705]&gt;[.B1704];[.C1704]+1;[.C1704])"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SUM([.A1706];[.A1707];[.A1708])" office:value-type="float" office:value="14999" calcext:value-type="float">
            <text:p>14999</text:p>
          </table:table-cell>
          <table:table-cell table:formula="of:=IF([.B1706]&gt;[.B1705];[.C1705]+1;[.C1705])"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4999" calcext:value-type="float">
            <text:p>4999</text:p>
          </table:table-cell>
          <table:table-cell table:formula="of:=SUM([.A1707];[.A1708];[.A1709])" office:value-type="float" office:value="15001" calcext:value-type="float">
            <text:p>15001</text:p>
          </table:table-cell>
          <table:table-cell table:formula="of:=IF([.B1707]&gt;[.B1706];[.C1706]+1;[.C1706])"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SUM([.A1708];[.A1709];[.A1710])" office:value-type="float" office:value="14993" calcext:value-type="float">
            <text:p>14993</text:p>
          </table:table-cell>
          <table:table-cell table:formula="of:=IF([.B1708]&gt;[.B1707];[.C1707]+1;[.C1707])"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table:formula="of:=SUM([.A1709];[.A1710];[.A1711])" office:value-type="float" office:value="14986" calcext:value-type="float">
            <text:p>14986</text:p>
          </table:table-cell>
          <table:table-cell table:formula="of:=IF([.B1709]&gt;[.B1708];[.C1708]+1;[.C1708])"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4991" calcext:value-type="float">
            <text:p>4991</text:p>
          </table:table-cell>
          <table:table-cell table:formula="of:=SUM([.A1710];[.A1711];[.A1712])" office:value-type="float" office:value="14981" calcext:value-type="float">
            <text:p>14981</text:p>
          </table:table-cell>
          <table:table-cell table:formula="of:=IF([.B1710]&gt;[.B1709];[.C1709]+1;[.C1709])"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4993" calcext:value-type="float">
            <text:p>4993</text:p>
          </table:table-cell>
          <table:table-cell table:formula="of:=SUM([.A1711];[.A1712];[.A1713])" office:value-type="float" office:value="14988" calcext:value-type="float">
            <text:p>14988</text:p>
          </table:table-cell>
          <table:table-cell table:formula="of:=IF([.B1711]&gt;[.B1710];[.C1710]+1;[.C1710])" office:value-type="float" office:value="1215" calcext:value-type="float">
            <text:p>1215</text:p>
          </table:table-cell>
        </table:table-row>
        <table:table-row table:style-name="ro1">
          <table:table-cell office:value-type="float" office:value="4997" calcext:value-type="float">
            <text:p>4997</text:p>
          </table:table-cell>
          <table:table-cell table:formula="of:=SUM([.A1712];[.A1713];[.A1714])" office:value-type="float" office:value="14995" calcext:value-type="float">
            <text:p>14995</text:p>
          </table:table-cell>
          <table:table-cell table:formula="of:=IF([.B1712]&gt;[.B1711];[.C1711]+1;[.C1711])"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4998" calcext:value-type="float">
            <text:p>4998</text:p>
          </table:table-cell>
          <table:table-cell table:formula="of:=SUM([.A1713];[.A1714];[.A1715])" office:value-type="float" office:value="15001" calcext:value-type="float">
            <text:p>15001</text:p>
          </table:table-cell>
          <table:table-cell table:formula="of:=IF([.B1713]&gt;[.B1712];[.C1712]+1;[.C1712])"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SUM([.A1714];[.A1715];[.A1716])" office:value-type="float" office:value="15001" calcext:value-type="float">
            <text:p>15001</text:p>
          </table:table-cell>
          <table:table-cell table:formula="of:=IF([.B1714]&gt;[.B1713];[.C1713]+1;[.C1713])"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table:formula="of:=SUM([.A1715];[.A1716];[.A1717])" office:value-type="float" office:value="15000" calcext:value-type="float">
            <text:p>15000</text:p>
          </table:table-cell>
          <table:table-cell table:formula="of:=IF([.B1715]&gt;[.B1714];[.C1714]+1;[.C1714])"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4998" calcext:value-type="float">
            <text:p>4998</text:p>
          </table:table-cell>
          <table:table-cell table:formula="of:=SUM([.A1716];[.A1717];[.A1718])" office:value-type="float" office:value="14993" calcext:value-type="float">
            <text:p>14993</text:p>
          </table:table-cell>
          <table:table-cell table:formula="of:=IF([.B1716]&gt;[.B1715];[.C1715]+1;[.C1715])"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4999" calcext:value-type="float">
            <text:p>4999</text:p>
          </table:table-cell>
          <table:table-cell table:formula="of:=SUM([.A1717];[.A1718];[.A1719])" office:value-type="float" office:value="15000" calcext:value-type="float">
            <text:p>15000</text:p>
          </table:table-cell>
          <table:table-cell table:formula="of:=IF([.B1717]&gt;[.B1716];[.C1716]+1;[.C1716])" office:value-type="float" office:value="1218" calcext:value-type="float">
            <text:p>1218</text:p>
          </table:table-cell>
        </table:table-row>
        <table:table-row table:style-name="ro1">
          <table:table-cell office:value-type="float" office:value="4996" calcext:value-type="float">
            <text:p>4996</text:p>
          </table:table-cell>
          <table:table-cell table:formula="of:=SUM([.A1718];[.A1719];[.A1720])" office:value-type="float" office:value="15005" calcext:value-type="float">
            <text:p>15005</text:p>
          </table:table-cell>
          <table:table-cell table:formula="of:=IF([.B1718]&gt;[.B1717];[.C1717]+1;[.C1717])"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table:formula="of:=SUM([.A1719];[.A1720];[.A1721])" office:value-type="float" office:value="15002" calcext:value-type="float">
            <text:p>15002</text:p>
          </table:table-cell>
          <table:table-cell table:formula="of:=IF([.B1719]&gt;[.B1718];[.C1718]+1;[.C1718])"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table:formula="of:=SUM([.A1720];[.A1721];[.A1722])" office:value-type="float" office:value="14991" calcext:value-type="float">
            <text:p>14991</text:p>
          </table:table-cell>
          <table:table-cell table:formula="of:=IF([.B1720]&gt;[.B1719];[.C1719]+1;[.C1719])"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4993" calcext:value-type="float">
            <text:p>4993</text:p>
          </table:table-cell>
          <table:table-cell table:formula="of:=SUM([.A1721];[.A1722];[.A1723])" office:value-type="float" office:value="14982" calcext:value-type="float">
            <text:p>14982</text:p>
          </table:table-cell>
          <table:table-cell table:formula="of:=IF([.B1721]&gt;[.B1720];[.C1720]+1;[.C1720])"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4994" calcext:value-type="float">
            <text:p>4994</text:p>
          </table:table-cell>
          <table:table-cell table:formula="of:=SUM([.A1722];[.A1723];[.A1724])" office:value-type="float" office:value="14985" calcext:value-type="float">
            <text:p>14985</text:p>
          </table:table-cell>
          <table:table-cell table:formula="of:=IF([.B1722]&gt;[.B1721];[.C1721]+1;[.C1721])"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4995" calcext:value-type="float">
            <text:p>4995</text:p>
          </table:table-cell>
          <table:table-cell table:formula="of:=SUM([.A1723];[.A1724];[.A1725])" office:value-type="float" office:value="14991" calcext:value-type="float">
            <text:p>14991</text:p>
          </table:table-cell>
          <table:table-cell table:formula="of:=IF([.B1723]&gt;[.B1722];[.C1722]+1;[.C1722])" office:value-type="float" office:value="1221" calcext:value-type="float">
            <text:p>1221</text:p>
          </table:table-cell>
        </table:table-row>
        <table:table-row table:style-name="ro1">
          <table:table-cell office:value-type="float" office:value="4996" calcext:value-type="float">
            <text:p>4996</text:p>
          </table:table-cell>
          <table:table-cell table:formula="of:=SUM([.A1724];[.A1725];[.A1726])" office:value-type="float" office:value="15000" calcext:value-type="float">
            <text:p>15000</text:p>
          </table:table-cell>
          <table:table-cell table:formula="of:=IF([.B1724]&gt;[.B1723];[.C1723]+1;[.C1723])"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SUM([.A1725];[.A1726];[.A1727])" office:value-type="float" office:value="15015" calcext:value-type="float">
            <text:p>15015</text:p>
          </table:table-cell>
          <table:table-cell table:formula="of:=IF([.B1725]&gt;[.B1724];[.C1724]+1;[.C1724])" office:value-type="float" office:value="1223" calcext:value-type="float">
            <text:p>1223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table:formula="of:=SUM([.A1726];[.A1727];[.A1728])" office:value-type="float" office:value="15028" calcext:value-type="float">
            <text:p>15028</text:p>
          </table:table-cell>
          <table:table-cell table:formula="of:=IF([.B1726]&gt;[.B1725];[.C1725]+1;[.C1725])" office:value-type="float" office:value="1224" calcext:value-type="float">
            <text:p>1224</text:p>
          </table:table-cell>
        </table:table-row>
        <table:table-row table:style-name="ro1">
          <table:table-cell office:value-type="float" office:value="5011" calcext:value-type="float">
            <text:p>5011</text:p>
          </table:table-cell>
          <table:table-cell table:formula="of:=SUM([.A1727];[.A1728];[.A1729])" office:value-type="float" office:value="15036" calcext:value-type="float">
            <text:p>15036</text:p>
          </table:table-cell>
          <table:table-cell table:formula="of:=IF([.B1727]&gt;[.B1726];[.C1726]+1;[.C1726])"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5013" calcext:value-type="float">
            <text:p>5013</text:p>
          </table:table-cell>
          <table:table-cell table:formula="of:=SUM([.A1728];[.A1729];[.A1730])" office:value-type="float" office:value="15027" calcext:value-type="float">
            <text:p>15027</text:p>
          </table:table-cell>
          <table:table-cell table:formula="of:=IF([.B1728]&gt;[.B1727];[.C1727]+1;[.C1727])"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5012" calcext:value-type="float">
            <text:p>5012</text:p>
          </table:table-cell>
          <table:table-cell table:formula="of:=SUM([.A1729];[.A1730];[.A1731])" office:value-type="float" office:value="15013" calcext:value-type="float">
            <text:p>15013</text:p>
          </table:table-cell>
          <table:table-cell table:formula="of:=IF([.B1729]&gt;[.B1728];[.C1728]+1;[.C1728])"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table:formula="of:=SUM([.A1730];[.A1731];[.A1732])" office:value-type="float" office:value="14980" calcext:value-type="float">
            <text:p>14980</text:p>
          </table:table-cell>
          <table:table-cell table:formula="of:=IF([.B1730]&gt;[.B1729];[.C1729]+1;[.C1729])"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4999" calcext:value-type="float">
            <text:p>4999</text:p>
          </table:table-cell>
          <table:table-cell table:formula="of:=SUM([.A1731];[.A1732];[.A1733])" office:value-type="float" office:value="14967" calcext:value-type="float">
            <text:p>14967</text:p>
          </table:table-cell>
          <table:table-cell table:formula="of:=IF([.B1731]&gt;[.B1730];[.C1730]+1;[.C1730])"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4979" calcext:value-type="float">
            <text:p>4979</text:p>
          </table:table-cell>
          <table:table-cell table:formula="of:=SUM([.A1732];[.A1733];[.A1734])" office:value-type="float" office:value="14960" calcext:value-type="float">
            <text:p>14960</text:p>
          </table:table-cell>
          <table:table-cell table:formula="of:=IF([.B1732]&gt;[.B1731];[.C1731]+1;[.C1731])"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4989" calcext:value-type="float">
            <text:p>4989</text:p>
          </table:table-cell>
          <table:table-cell table:formula="of:=SUM([.A1733];[.A1734];[.A1735])" office:value-type="float" office:value="14983" calcext:value-type="float">
            <text:p>14983</text:p>
          </table:table-cell>
          <table:table-cell table:formula="of:=IF([.B1733]&gt;[.B1732];[.C1732]+1;[.C1732])" office:value-type="float" office:value="1226" calcext:value-type="float">
            <text:p>1226</text:p>
          </table:table-cell>
        </table:table-row>
        <table:table-row table:style-name="ro1">
          <table:table-cell office:value-type="float" office:value="4992" calcext:value-type="float">
            <text:p>4992</text:p>
          </table:table-cell>
          <table:table-cell table:formula="of:=SUM([.A1734];[.A1735];[.A1736])" office:value-type="float" office:value="14998" calcext:value-type="float">
            <text:p>14998</text:p>
          </table:table-cell>
          <table:table-cell table:formula="of:=IF([.B1734]&gt;[.B1733];[.C1733]+1;[.C1733])" office:value-type="float" office:value="1227" calcext:value-type="float">
            <text:p>122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table:formula="of:=SUM([.A1735];[.A1736];[.A1737])" office:value-type="float" office:value="15011" calcext:value-type="float">
            <text:p>15011</text:p>
          </table:table-cell>
          <table:table-cell table:formula="of:=IF([.B1735]&gt;[.B1734];[.C1734]+1;[.C1734])"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table:formula="of:=SUM([.A1736];[.A1737];[.A1738])" office:value-type="float" office:value="15013" calcext:value-type="float">
            <text:p>15013</text:p>
          </table:table-cell>
          <table:table-cell table:formula="of:=IF([.B1736]&gt;[.B1735];[.C1735]+1;[.C1735])" office:value-type="float" office:value="1229" calcext:value-type="float">
            <text:p>1229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table:formula="of:=SUM([.A1737];[.A1738];[.A1739])" office:value-type="float" office:value="15036" calcext:value-type="float">
            <text:p>15036</text:p>
          </table:table-cell>
          <table:table-cell table:formula="of:=IF([.B1737]&gt;[.B1736];[.C1736]+1;[.C1736])"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table:formula="of:=SUM([.A1738];[.A1739];[.A1740])" office:value-type="float" office:value="15057" calcext:value-type="float">
            <text:p>15057</text:p>
          </table:table-cell>
          <table:table-cell table:formula="of:=IF([.B1738]&gt;[.B1737];[.C1737]+1;[.C1737])"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5027" calcext:value-type="float">
            <text:p>5027</text:p>
          </table:table-cell>
          <table:table-cell table:formula="of:=SUM([.A1739];[.A1740];[.A1741])" office:value-type="float" office:value="15080" calcext:value-type="float">
            <text:p>15080</text:p>
          </table:table-cell>
          <table:table-cell table:formula="of:=IF([.B1739]&gt;[.B1738];[.C1738]+1;[.C1738])"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5026" calcext:value-type="float">
            <text:p>5026</text:p>
          </table:table-cell>
          <table:table-cell table:formula="of:=SUM([.A1740];[.A1741];[.A1742])" office:value-type="float" office:value="15084" calcext:value-type="float">
            <text:p>15084</text:p>
          </table:table-cell>
          <table:table-cell table:formula="of:=IF([.B1740]&gt;[.B1739];[.C1739]+1;[.C1739])" office:value-type="float" office:value="1233" calcext:value-type="float">
            <text:p>1233</text:p>
          </table:table-cell>
        </table:table-row>
        <table:table-row table:style-name="ro1">
          <table:table-cell office:value-type="float" office:value="5027" calcext:value-type="float">
            <text:p>5027</text:p>
          </table:table-cell>
          <table:table-cell table:formula="of:=SUM([.A1741];[.A1742];[.A1743])" office:value-type="float" office:value="15093" calcext:value-type="float">
            <text:p>15093</text:p>
          </table:table-cell>
          <table:table-cell table:formula="of:=IF([.B1741]&gt;[.B1740];[.C1740]+1;[.C1740])"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5031" calcext:value-type="float">
            <text:p>5031</text:p>
          </table:table-cell>
          <table:table-cell table:formula="of:=SUM([.A1742];[.A1743];[.A1744])" office:value-type="float" office:value="15103" calcext:value-type="float">
            <text:p>15103</text:p>
          </table:table-cell>
          <table:table-cell table:formula="of:=IF([.B1742]&gt;[.B1741];[.C1741]+1;[.C1741])"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5035" calcext:value-type="float">
            <text:p>5035</text:p>
          </table:table-cell>
          <table:table-cell table:formula="of:=SUM([.A1743];[.A1744];[.A1745])" office:value-type="float" office:value="15116" calcext:value-type="float">
            <text:p>15116</text:p>
          </table:table-cell>
          <table:table-cell table:formula="of:=IF([.B1743]&gt;[.B1742];[.C1742]+1;[.C1742])"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5037" calcext:value-type="float">
            <text:p>5037</text:p>
          </table:table-cell>
          <table:table-cell table:formula="of:=SUM([.A1744];[.A1745];[.A1746])" office:value-type="float" office:value="15131" calcext:value-type="float">
            <text:p>15131</text:p>
          </table:table-cell>
          <table:table-cell table:formula="of:=IF([.B1744]&gt;[.B1743];[.C1743]+1;[.C1743])" office:value-type="float" office:value="1237" calcext:value-type="float">
            <text:p>1237</text:p>
          </table:table-cell>
        </table:table-row>
        <table:table-row table:style-name="ro1">
          <table:table-cell office:value-type="float" office:value="5044" calcext:value-type="float">
            <text:p>5044</text:p>
          </table:table-cell>
          <table:table-cell table:formula="of:=SUM([.A1745];[.A1746];[.A1747])" office:value-type="float" office:value="15151" calcext:value-type="float">
            <text:p>15151</text:p>
          </table:table-cell>
          <table:table-cell table:formula="of:=IF([.B1745]&gt;[.B1744];[.C1744]+1;[.C1744])" office:value-type="float" office:value="1238" calcext:value-type="float">
            <text:p>1238</text:p>
          </table:table-cell>
        </table:table-row>
        <table:table-row table:style-name="ro1">
          <table:table-cell office:value-type="float" office:value="5050" calcext:value-type="float">
            <text:p>5050</text:p>
          </table:table-cell>
          <table:table-cell table:formula="of:=SUM([.A1746];[.A1747];[.A1748])" office:value-type="float" office:value="15169" calcext:value-type="float">
            <text:p>15169</text:p>
          </table:table-cell>
          <table:table-cell table:formula="of:=IF([.B1746]&gt;[.B1745];[.C1745]+1;[.C1745])" office:value-type="float" office:value="1239" calcext:value-type="float">
            <text:p>1239</text:p>
          </table:table-cell>
        </table:table-row>
        <table:table-row table:style-name="ro1">
          <table:table-cell office:value-type="float" office:value="5057" calcext:value-type="float">
            <text:p>5057</text:p>
          </table:table-cell>
          <table:table-cell table:formula="of:=SUM([.A1747];[.A1748];[.A1749])" office:value-type="float" office:value="15184" calcext:value-type="float">
            <text:p>15184</text:p>
          </table:table-cell>
          <table:table-cell table:formula="of:=IF([.B1747]&gt;[.B1746];[.C1746]+1;[.C1746])"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5062" calcext:value-type="float">
            <text:p>5062</text:p>
          </table:table-cell>
          <table:table-cell table:formula="of:=SUM([.A1748];[.A1749];[.A1750])" office:value-type="float" office:value="15189" calcext:value-type="float">
            <text:p>15189</text:p>
          </table:table-cell>
          <table:table-cell table:formula="of:=IF([.B1748]&gt;[.B1747];[.C1747]+1;[.C1747])" office:value-type="float" office:value="1241" calcext:value-type="float">
            <text:p>1241</text:p>
          </table:table-cell>
        </table:table-row>
        <table:table-row table:style-name="ro1">
          <table:table-cell office:value-type="float" office:value="5065" calcext:value-type="float">
            <text:p>5065</text:p>
          </table:table-cell>
          <table:table-cell table:formula="of:=SUM([.A1749];[.A1750];[.A1751])" office:value-type="float" office:value="15183" calcext:value-type="float">
            <text:p>15183</text:p>
          </table:table-cell>
          <table:table-cell table:formula="of:=IF([.B1749]&gt;[.B1748];[.C1748]+1;[.C1748])" office:value-type="float" office:value="1241" calcext:value-type="float">
            <text:p>1241</text:p>
          </table:table-cell>
        </table:table-row>
        <table:table-row table:style-name="ro1">
          <table:table-cell office:value-type="float" office:value="5062" calcext:value-type="float">
            <text:p>5062</text:p>
          </table:table-cell>
          <table:table-cell table:formula="of:=SUM([.A1750];[.A1751];[.A1752])" office:value-type="float" office:value="15176" calcext:value-type="float">
            <text:p>15176</text:p>
          </table:table-cell>
          <table:table-cell table:formula="of:=IF([.B1750]&gt;[.B1749];[.C1749]+1;[.C1749])" office:value-type="float" office:value="1241" calcext:value-type="float">
            <text:p>1241</text:p>
          </table:table-cell>
        </table:table-row>
        <table:table-row table:style-name="ro1">
          <table:table-cell office:value-type="float" office:value="5056" calcext:value-type="float">
            <text:p>5056</text:p>
          </table:table-cell>
          <table:table-cell table:formula="of:=SUM([.A1751];[.A1752];[.A1753])" office:value-type="float" office:value="15179" calcext:value-type="float">
            <text:p>15179</text:p>
          </table:table-cell>
          <table:table-cell table:formula="of:=IF([.B1751]&gt;[.B1750];[.C1750]+1;[.C1750])"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5058" calcext:value-type="float">
            <text:p>5058</text:p>
          </table:table-cell>
          <table:table-cell table:formula="of:=SUM([.A1752];[.A1753];[.A1754])" office:value-type="float" office:value="15196" calcext:value-type="float">
            <text:p>15196</text:p>
          </table:table-cell>
          <table:table-cell table:formula="of:=IF([.B1752]&gt;[.B1751];[.C1751]+1;[.C1751])" office:value-type="float" office:value="1243" calcext:value-type="float">
            <text:p>1243</text:p>
          </table:table-cell>
        </table:table-row>
        <table:table-row table:style-name="ro1">
          <table:table-cell office:value-type="float" office:value="5065" calcext:value-type="float">
            <text:p>5065</text:p>
          </table:table-cell>
          <table:table-cell table:formula="of:=SUM([.A1753];[.A1754];[.A1755])" office:value-type="float" office:value="15231" calcext:value-type="float">
            <text:p>15231</text:p>
          </table:table-cell>
          <table:table-cell table:formula="of:=IF([.B1753]&gt;[.B1752];[.C1752]+1;[.C1752])"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5073" calcext:value-type="float">
            <text:p>5073</text:p>
          </table:table-cell>
          <table:table-cell table:formula="of:=SUM([.A1754];[.A1755];[.A1756])" office:value-type="float" office:value="15258" calcext:value-type="float">
            <text:p>15258</text:p>
          </table:table-cell>
          <table:table-cell table:formula="of:=IF([.B1754]&gt;[.B1753];[.C1753]+1;[.C1753])"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5093" calcext:value-type="float">
            <text:p>5093</text:p>
          </table:table-cell>
          <table:table-cell table:formula="of:=SUM([.A1755];[.A1756];[.A1757])" office:value-type="float" office:value="15294" calcext:value-type="float">
            <text:p>15294</text:p>
          </table:table-cell>
          <table:table-cell table:formula="of:=IF([.B1755]&gt;[.B1754];[.C1754]+1;[.C1754])" office:value-type="float" office:value="1246" calcext:value-type="float">
            <text:p>1246</text:p>
          </table:table-cell>
        </table:table-row>
        <table:table-row table:style-name="ro1">
          <table:table-cell office:value-type="float" office:value="5092" calcext:value-type="float">
            <text:p>5092</text:p>
          </table:table-cell>
          <table:table-cell table:formula="of:=SUM([.A1756];[.A1757];[.A1758])" office:value-type="float" office:value="15311" calcext:value-type="float">
            <text:p>15311</text:p>
          </table:table-cell>
          <table:table-cell table:formula="of:=IF([.B1756]&gt;[.B1755];[.C1755]+1;[.C1755])"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5109" calcext:value-type="float">
            <text:p>5109</text:p>
          </table:table-cell>
          <table:table-cell table:formula="of:=SUM([.A1757];[.A1758];[.A1759])" office:value-type="float" office:value="15349" calcext:value-type="float">
            <text:p>15349</text:p>
          </table:table-cell>
          <table:table-cell table:formula="of:=IF([.B1757]&gt;[.B1756];[.C1756]+1;[.C1756])"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5110" calcext:value-type="float">
            <text:p>5110</text:p>
          </table:table-cell>
          <table:table-cell table:formula="of:=SUM([.A1758];[.A1759];[.A1760])" office:value-type="float" office:value="15377" calcext:value-type="float">
            <text:p>15377</text:p>
          </table:table-cell>
          <table:table-cell table:formula="of:=IF([.B1758]&gt;[.B1757];[.C1757]+1;[.C1757])" office:value-type="float" office:value="1249" calcext:value-type="float">
            <text:p>1249</text:p>
          </table:table-cell>
        </table:table-row>
        <table:table-row table:style-name="ro1">
          <table:table-cell office:value-type="float" office:value="5130" calcext:value-type="float">
            <text:p>5130</text:p>
          </table:table-cell>
          <table:table-cell table:formula="of:=SUM([.A1759];[.A1760];[.A1761])" office:value-type="float" office:value="15426" calcext:value-type="float">
            <text:p>15426</text:p>
          </table:table-cell>
          <table:table-cell table:formula="of:=IF([.B1759]&gt;[.B1758];[.C1758]+1;[.C1758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5137" calcext:value-type="float">
            <text:p>5137</text:p>
          </table:table-cell>
          <table:table-cell table:formula="of:=SUM([.A1760];[.A1761];[.A1762])" office:value-type="float" office:value="15468" calcext:value-type="float">
            <text:p>15468</text:p>
          </table:table-cell>
          <table:table-cell table:formula="of:=IF([.B1760]&gt;[.B1759];[.C1759]+1;[.C1759])" office:value-type="float" office:value="1251" calcext:value-type="float">
            <text:p>1251</text:p>
          </table:table-cell>
        </table:table-row>
        <table:table-row table:style-name="ro1">
          <table:table-cell office:value-type="float" office:value="5159" calcext:value-type="float">
            <text:p>5159</text:p>
          </table:table-cell>
          <table:table-cell table:formula="of:=SUM([.A1761];[.A1762];[.A1763])" office:value-type="float" office:value="15495" calcext:value-type="float">
            <text:p>15495</text:p>
          </table:table-cell>
          <table:table-cell table:formula="of:=IF([.B1761]&gt;[.B1760];[.C1760]+1;[.C1760])"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5172" calcext:value-type="float">
            <text:p>5172</text:p>
          </table:table-cell>
          <table:table-cell table:formula="of:=SUM([.A1762];[.A1763];[.A1764])" office:value-type="float" office:value="15530" calcext:value-type="float">
            <text:p>15530</text:p>
          </table:table-cell>
          <table:table-cell table:formula="of:=IF([.B1762]&gt;[.B1761];[.C1761]+1;[.C1761])" office:value-type="float" office:value="1253" calcext:value-type="float">
            <text:p>1253</text:p>
          </table:table-cell>
        </table:table-row>
        <table:table-row table:style-name="ro1">
          <table:table-cell office:value-type="float" office:value="5164" calcext:value-type="float">
            <text:p>5164</text:p>
          </table:table-cell>
          <table:table-cell table:formula="of:=SUM([.A1763];[.A1764];[.A1765])" office:value-type="float" office:value="15554" calcext:value-type="float">
            <text:p>15554</text:p>
          </table:table-cell>
          <table:table-cell table:formula="of:=IF([.B1763]&gt;[.B1762];[.C1762]+1;[.C1762])" office:value-type="float" office:value="1254" calcext:value-type="float">
            <text:p>1254</text:p>
          </table:table-cell>
        </table:table-row>
        <table:table-row table:style-name="ro1">
          <table:table-cell office:value-type="float" office:value="5194" calcext:value-type="float">
            <text:p>5194</text:p>
          </table:table-cell>
          <table:table-cell table:formula="of:=SUM([.A1764];[.A1765];[.A1766])" office:value-type="float" office:value="15587" calcext:value-type="float">
            <text:p>15587</text:p>
          </table:table-cell>
          <table:table-cell table:formula="of:=IF([.B1764]&gt;[.B1763];[.C1763]+1;[.C1763])" office:value-type="float" office:value="1255" calcext:value-type="float">
            <text:p>1255</text:p>
          </table:table-cell>
        </table:table-row>
        <table:table-row table:style-name="ro1">
          <table:table-cell office:value-type="float" office:value="5196" calcext:value-type="float">
            <text:p>5196</text:p>
          </table:table-cell>
          <table:table-cell table:formula="of:=SUM([.A1765];[.A1766];[.A1767])" office:value-type="float" office:value="15627" calcext:value-type="float">
            <text:p>15627</text:p>
          </table:table-cell>
          <table:table-cell table:formula="of:=IF([.B1765]&gt;[.B1764];[.C1764]+1;[.C1764])" office:value-type="float" office:value="1256" calcext:value-type="float">
            <text:p>1256</text:p>
          </table:table-cell>
        </table:table-row>
        <table:table-row table:style-name="ro1">
          <table:table-cell office:value-type="float" office:value="5197" calcext:value-type="float">
            <text:p>5197</text:p>
          </table:table-cell>
          <table:table-cell table:formula="of:=SUM([.A1766];[.A1767];[.A1768])" office:value-type="float" office:value="15664" calcext:value-type="float">
            <text:p>15664</text:p>
          </table:table-cell>
          <table:table-cell table:formula="of:=IF([.B1766]&gt;[.B1765];[.C1765]+1;[.C1765])" office:value-type="float" office:value="1257" calcext:value-type="float">
            <text:p>1257</text:p>
          </table:table-cell>
        </table:table-row>
        <table:table-row table:style-name="ro1">
          <table:table-cell office:value-type="float" office:value="5234" calcext:value-type="float">
            <text:p>5234</text:p>
          </table:table-cell>
          <table:table-cell table:formula="of:=SUM([.A1767];[.A1768];[.A1769])" office:value-type="float" office:value="15689" calcext:value-type="float">
            <text:p>15689</text:p>
          </table:table-cell>
          <table:table-cell table:formula="of:=IF([.B1767]&gt;[.B1766];[.C1766]+1;[.C1766])" office:value-type="float" office:value="1258" calcext:value-type="float">
            <text:p>1258</text:p>
          </table:table-cell>
        </table:table-row>
        <table:table-row table:style-name="ro1">
          <table:table-cell office:value-type="float" office:value="5233" calcext:value-type="float">
            <text:p>5233</text:p>
          </table:table-cell>
          <table:table-cell table:formula="of:=SUM([.A1768];[.A1769];[.A1770])" office:value-type="float" office:value="15680" calcext:value-type="float">
            <text:p>15680</text:p>
          </table:table-cell>
          <table:table-cell table:formula="of:=IF([.B1768]&gt;[.B1767];[.C1767]+1;[.C1767])" office:value-type="float" office:value="1258" calcext:value-type="float">
            <text:p>1258</text:p>
          </table:table-cell>
        </table:table-row>
        <table:table-row table:style-name="ro1">
          <table:table-cell office:value-type="float" office:value="5222" calcext:value-type="float">
            <text:p>5222</text:p>
          </table:table-cell>
          <table:table-cell table:formula="of:=SUM([.A1769];[.A1770];[.A1771])" office:value-type="float" office:value="15674" calcext:value-type="float">
            <text:p>15674</text:p>
          </table:table-cell>
          <table:table-cell table:formula="of:=IF([.B1769]&gt;[.B1768];[.C1768]+1;[.C1768])" office:value-type="float" office:value="1258" calcext:value-type="float">
            <text:p>1258</text:p>
          </table:table-cell>
        </table:table-row>
        <table:table-row table:style-name="ro1">
          <table:table-cell office:value-type="float" office:value="5225" calcext:value-type="float">
            <text:p>5225</text:p>
          </table:table-cell>
          <table:table-cell table:formula="of:=SUM([.A1770];[.A1771];[.A1772])" office:value-type="float" office:value="15683" calcext:value-type="float">
            <text:p>15683</text:p>
          </table:table-cell>
          <table:table-cell table:formula="of:=IF([.B1770]&gt;[.B1769];[.C1769]+1;[.C1769])"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5227" calcext:value-type="float">
            <text:p>5227</text:p>
          </table:table-cell>
          <table:table-cell table:formula="of:=SUM([.A1771];[.A1772];[.A1773])" office:value-type="float" office:value="15706" calcext:value-type="float">
            <text:p>15706</text:p>
          </table:table-cell>
          <table:table-cell table:formula="of:=IF([.B1771]&gt;[.B1770];[.C1770]+1;[.C1770])"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5231" calcext:value-type="float">
            <text:p>5231</text:p>
          </table:table-cell>
          <table:table-cell table:formula="of:=SUM([.A1772];[.A1773];[.A1774])" office:value-type="float" office:value="15728" calcext:value-type="float">
            <text:p>15728</text:p>
          </table:table-cell>
          <table:table-cell table:formula="of:=IF([.B1772]&gt;[.B1771];[.C1771]+1;[.C1771])" office:value-type="float" office:value="1261" calcext:value-type="float">
            <text:p>1261</text:p>
          </table:table-cell>
        </table:table-row>
        <table:table-row table:style-name="ro1">
          <table:table-cell office:value-type="float" office:value="5248" calcext:value-type="float">
            <text:p>5248</text:p>
          </table:table-cell>
          <table:table-cell table:formula="of:=SUM([.A1773];[.A1774];[.A1775])" office:value-type="float" office:value="15758" calcext:value-type="float">
            <text:p>15758</text:p>
          </table:table-cell>
          <table:table-cell table:formula="of:=IF([.B1773]&gt;[.B1772];[.C1772]+1;[.C1772])" office:value-type="float" office:value="1262" calcext:value-type="float">
            <text:p>1262</text:p>
          </table:table-cell>
        </table:table-row>
        <table:table-row table:style-name="ro1">
          <table:table-cell office:value-type="float" office:value="5249" calcext:value-type="float">
            <text:p>5249</text:p>
          </table:table-cell>
          <table:table-cell table:formula="of:=SUM([.A1774];[.A1775];[.A1776])" office:value-type="float" office:value="15764" calcext:value-type="float">
            <text:p>15764</text:p>
          </table:table-cell>
          <table:table-cell table:formula="of:=IF([.B1774]&gt;[.B1773];[.C1773]+1;[.C1773])" office:value-type="float" office:value="1263" calcext:value-type="float">
            <text:p>1263</text:p>
          </table:table-cell>
        </table:table-row>
        <table:table-row table:style-name="ro1">
          <table:table-cell office:value-type="float" office:value="5261" calcext:value-type="float">
            <text:p>5261</text:p>
          </table:table-cell>
          <table:table-cell table:formula="of:=SUM([.A1775];[.A1776];[.A1777])" office:value-type="float" office:value="15770" calcext:value-type="float">
            <text:p>15770</text:p>
          </table:table-cell>
          <table:table-cell table:formula="of:=IF([.B1775]&gt;[.B1774];[.C1774]+1;[.C1774])" office:value-type="float" office:value="1264" calcext:value-type="float">
            <text:p>1264</text:p>
          </table:table-cell>
        </table:table-row>
        <table:table-row table:style-name="ro1">
          <table:table-cell office:value-type="float" office:value="5254" calcext:value-type="float">
            <text:p>5254</text:p>
          </table:table-cell>
          <table:table-cell table:formula="of:=SUM([.A1776];[.A1777];[.A1778])" office:value-type="float" office:value="15765" calcext:value-type="float">
            <text:p>15765</text:p>
          </table:table-cell>
          <table:table-cell table:formula="of:=IF([.B1776]&gt;[.B1775];[.C1775]+1;[.C1775])" office:value-type="float" office:value="1264" calcext:value-type="float">
            <text:p>1264</text:p>
          </table:table-cell>
        </table:table-row>
        <table:table-row table:style-name="ro1">
          <table:table-cell office:value-type="float" office:value="5255" calcext:value-type="float">
            <text:p>5255</text:p>
          </table:table-cell>
          <table:table-cell table:formula="of:=SUM([.A1777];[.A1778];[.A1779])" office:value-type="float" office:value="15768" calcext:value-type="float">
            <text:p>15768</text:p>
          </table:table-cell>
          <table:table-cell table:formula="of:=IF([.B1777]&gt;[.B1776];[.C1776]+1;[.C1776])" office:value-type="float" office:value="1265" calcext:value-type="float">
            <text:p>1265</text:p>
          </table:table-cell>
        </table:table-row>
        <table:table-row table:style-name="ro1">
          <table:table-cell office:value-type="float" office:value="5256" calcext:value-type="float">
            <text:p>5256</text:p>
          </table:table-cell>
          <table:table-cell table:formula="of:=SUM([.A1778];[.A1779];[.A1780])" office:value-type="float" office:value="15767" calcext:value-type="float">
            <text:p>15767</text:p>
          </table:table-cell>
          <table:table-cell table:formula="of:=IF([.B1778]&gt;[.B1777];[.C1777]+1;[.C1777])" office:value-type="float" office:value="1265" calcext:value-type="float">
            <text:p>1265</text:p>
          </table:table-cell>
        </table:table-row>
        <table:table-row table:style-name="ro1">
          <table:table-cell office:value-type="float" office:value="5257" calcext:value-type="float">
            <text:p>5257</text:p>
          </table:table-cell>
          <table:table-cell table:formula="of:=SUM([.A1779];[.A1780];[.A1781])" office:value-type="float" office:value="15763" calcext:value-type="float">
            <text:p>15763</text:p>
          </table:table-cell>
          <table:table-cell table:formula="of:=IF([.B1779]&gt;[.B1778];[.C1778]+1;[.C1778])" office:value-type="float" office:value="1265" calcext:value-type="float">
            <text:p>1265</text:p>
          </table:table-cell>
        </table:table-row>
        <table:table-row table:style-name="ro1">
          <table:table-cell office:value-type="float" office:value="5254" calcext:value-type="float">
            <text:p>5254</text:p>
          </table:table-cell>
          <table:table-cell table:formula="of:=SUM([.A1780];[.A1781];[.A1782])" office:value-type="float" office:value="15759" calcext:value-type="float">
            <text:p>15759</text:p>
          </table:table-cell>
          <table:table-cell table:formula="of:=IF([.B1780]&gt;[.B1779];[.C1779]+1;[.C1779])" office:value-type="float" office:value="1265" calcext:value-type="float">
            <text:p>1265</text:p>
          </table:table-cell>
        </table:table-row>
        <table:table-row table:style-name="ro1">
          <table:table-cell office:value-type="float" office:value="5252" calcext:value-type="float">
            <text:p>5252</text:p>
          </table:table-cell>
          <table:table-cell table:formula="of:=SUM([.A1781];[.A1782];[.A1783])" office:value-type="float" office:value="15766" calcext:value-type="float">
            <text:p>15766</text:p>
          </table:table-cell>
          <table:table-cell table:formula="of:=IF([.B1781]&gt;[.B1780];[.C1780]+1;[.C1780])" office:value-type="float" office:value="1266" calcext:value-type="float">
            <text:p>1266</text:p>
          </table:table-cell>
        </table:table-row>
        <table:table-row table:style-name="ro1">
          <table:table-cell office:value-type="float" office:value="5253" calcext:value-type="float">
            <text:p>5253</text:p>
          </table:table-cell>
          <table:table-cell table:formula="of:=SUM([.A1782];[.A1783];[.A1784])" office:value-type="float" office:value="15793" calcext:value-type="float">
            <text:p>15793</text:p>
          </table:table-cell>
          <table:table-cell table:formula="of:=IF([.B1782]&gt;[.B1781];[.C1781]+1;[.C1781])" office:value-type="float" office:value="1267" calcext:value-type="float">
            <text:p>1267</text:p>
          </table:table-cell>
        </table:table-row>
        <table:table-row table:style-name="ro1">
          <table:table-cell office:value-type="float" office:value="5261" calcext:value-type="float">
            <text:p>5261</text:p>
          </table:table-cell>
          <table:table-cell table:formula="of:=SUM([.A1783];[.A1784];[.A1785])" office:value-type="float" office:value="15806" calcext:value-type="float">
            <text:p>15806</text:p>
          </table:table-cell>
          <table:table-cell table:formula="of:=IF([.B1783]&gt;[.B1782];[.C1782]+1;[.C1782])" office:value-type="float" office:value="1268" calcext:value-type="float">
            <text:p>1268</text:p>
          </table:table-cell>
        </table:table-row>
        <table:table-row table:style-name="ro1">
          <table:table-cell office:value-type="float" office:value="5279" calcext:value-type="float">
            <text:p>5279</text:p>
          </table:table-cell>
          <table:table-cell table:formula="of:=SUM([.A1784];[.A1785];[.A1786])" office:value-type="float" office:value="15812" calcext:value-type="float">
            <text:p>15812</text:p>
          </table:table-cell>
          <table:table-cell table:formula="of:=IF([.B1784]&gt;[.B1783];[.C1783]+1;[.C1783])" office:value-type="float" office:value="1269" calcext:value-type="float">
            <text:p>1269</text:p>
          </table:table-cell>
        </table:table-row>
        <table:table-row table:style-name="ro1">
          <table:table-cell office:value-type="float" office:value="5266" calcext:value-type="float">
            <text:p>5266</text:p>
          </table:table-cell>
          <table:table-cell table:formula="of:=SUM([.A1785];[.A1786];[.A1787])" office:value-type="float" office:value="15792" calcext:value-type="float">
            <text:p>15792</text:p>
          </table:table-cell>
          <table:table-cell table:formula="of:=IF([.B1785]&gt;[.B1784];[.C1784]+1;[.C1784])" office:value-type="float" office:value="1269" calcext:value-type="float">
            <text:p>1269</text:p>
          </table:table-cell>
        </table:table-row>
        <table:table-row table:style-name="ro1">
          <table:table-cell office:value-type="float" office:value="5267" calcext:value-type="float">
            <text:p>5267</text:p>
          </table:table-cell>
          <table:table-cell table:formula="of:=SUM([.A1786];[.A1787];[.A1788])" office:value-type="float" office:value="15809" calcext:value-type="float">
            <text:p>15809</text:p>
          </table:table-cell>
          <table:table-cell table:formula="of:=IF([.B1786]&gt;[.B1785];[.C1785]+1;[.C1785])"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5259" calcext:value-type="float">
            <text:p>5259</text:p>
          </table:table-cell>
          <table:table-cell table:formula="of:=SUM([.A1787];[.A1788];[.A1789])" office:value-type="float" office:value="15851" calcext:value-type="float">
            <text:p>15851</text:p>
          </table:table-cell>
          <table:table-cell table:formula="of:=IF([.B1787]&gt;[.B1786];[.C1786]+1;[.C1786])" office:value-type="float" office:value="1271" calcext:value-type="float">
            <text:p>1271</text:p>
          </table:table-cell>
        </table:table-row>
        <table:table-row table:style-name="ro1">
          <table:table-cell office:value-type="float" office:value="5283" calcext:value-type="float">
            <text:p>5283</text:p>
          </table:table-cell>
          <table:table-cell table:formula="of:=SUM([.A1788];[.A1789];[.A1790])" office:value-type="float" office:value="15924" calcext:value-type="float">
            <text:p>15924</text:p>
          </table:table-cell>
          <table:table-cell table:formula="of:=IF([.B1788]&gt;[.B1787];[.C1787]+1;[.C1787])" office:value-type="float" office:value="1272" calcext:value-type="float">
            <text:p>1272</text:p>
          </table:table-cell>
        </table:table-row>
        <table:table-row table:style-name="ro1">
          <table:table-cell office:value-type="float" office:value="5309" calcext:value-type="float">
            <text:p>5309</text:p>
          </table:table-cell>
          <table:table-cell table:formula="of:=SUM([.A1789];[.A1790];[.A1791])" office:value-type="float" office:value="15976" calcext:value-type="float">
            <text:p>15976</text:p>
          </table:table-cell>
          <table:table-cell table:formula="of:=IF([.B1789]&gt;[.B1788];[.C1788]+1;[.C1788])" office:value-type="float" office:value="1273" calcext:value-type="float">
            <text:p>1273</text:p>
          </table:table-cell>
        </table:table-row>
        <table:table-row table:style-name="ro1">
          <table:table-cell office:value-type="float" office:value="5332" calcext:value-type="float">
            <text:p>5332</text:p>
          </table:table-cell>
          <table:table-cell table:formula="of:=SUM([.A1790];[.A1791];[.A1792])" office:value-type="float" office:value="16003" calcext:value-type="float">
            <text:p>16003</text:p>
          </table:table-cell>
          <table:table-cell table:formula="of:=IF([.B1790]&gt;[.B1789];[.C1789]+1;[.C1789])" office:value-type="float" office:value="1274" calcext:value-type="float">
            <text:p>1274</text:p>
          </table:table-cell>
        </table:table-row>
        <table:table-row table:style-name="ro1">
          <table:table-cell office:value-type="float" office:value="5335" calcext:value-type="float">
            <text:p>5335</text:p>
          </table:table-cell>
          <table:table-cell table:formula="of:=SUM([.A1791];[.A1792];[.A1793])" office:value-type="float" office:value="16008" calcext:value-type="float">
            <text:p>16008</text:p>
          </table:table-cell>
          <table:table-cell table:formula="of:=IF([.B1791]&gt;[.B1790];[.C1790]+1;[.C1790])" office:value-type="float" office:value="1275" calcext:value-type="float">
            <text:p>1275</text:p>
          </table:table-cell>
        </table:table-row>
        <table:table-row table:style-name="ro1">
          <table:table-cell office:value-type="float" office:value="5336" calcext:value-type="float">
            <text:p>5336</text:p>
          </table:table-cell>
          <table:table-cell table:formula="of:=SUM([.A1792];[.A1793];[.A1794])" office:value-type="float" office:value="16009" calcext:value-type="float">
            <text:p>16009</text:p>
          </table:table-cell>
          <table:table-cell table:formula="of:=IF([.B1792]&gt;[.B1791];[.C1791]+1;[.C1791])"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5337" calcext:value-type="float">
            <text:p>5337</text:p>
          </table:table-cell>
          <table:table-cell table:formula="of:=SUM([.A1793];[.A1794];[.A1795])" office:value-type="float" office:value="16017" calcext:value-type="float">
            <text:p>16017</text:p>
          </table:table-cell>
          <table:table-cell table:formula="of:=IF([.B1793]&gt;[.B1792];[.C1792]+1;[.C1792])" office:value-type="float" office:value="1277" calcext:value-type="float">
            <text:p>1277</text:p>
          </table:table-cell>
        </table:table-row>
        <table:table-row table:style-name="ro1">
          <table:table-cell office:value-type="float" office:value="5336" calcext:value-type="float">
            <text:p>5336</text:p>
          </table:table-cell>
          <table:table-cell table:formula="of:=SUM([.A1794];[.A1795];[.A1796])" office:value-type="float" office:value="16029" calcext:value-type="float">
            <text:p>16029</text:p>
          </table:table-cell>
          <table:table-cell table:formula="of:=IF([.B1794]&gt;[.B1793];[.C1793]+1;[.C1793])" office:value-type="float" office:value="1278" calcext:value-type="float">
            <text:p>1278</text:p>
          </table:table-cell>
        </table:table-row>
        <table:table-row table:style-name="ro1">
          <table:table-cell office:value-type="float" office:value="5344" calcext:value-type="float">
            <text:p>5344</text:p>
          </table:table-cell>
          <table:table-cell table:formula="of:=SUM([.A1795];[.A1796];[.A1797])" office:value-type="float" office:value="16049" calcext:value-type="float">
            <text:p>16049</text:p>
          </table:table-cell>
          <table:table-cell table:formula="of:=IF([.B1795]&gt;[.B1794];[.C1794]+1;[.C1794])" office:value-type="float" office:value="1279" calcext:value-type="float">
            <text:p>1279</text:p>
          </table:table-cell>
        </table:table-row>
        <table:table-row table:style-name="ro1">
          <table:table-cell office:value-type="float" office:value="5349" calcext:value-type="float">
            <text:p>5349</text:p>
          </table:table-cell>
          <table:table-cell table:formula="of:=SUM([.A1796];[.A1797];[.A1798])" office:value-type="float" office:value="16091" calcext:value-type="float">
            <text:p>16091</text:p>
          </table:table-cell>
          <table:table-cell table:formula="of:=IF([.B1796]&gt;[.B1795];[.C1795]+1;[.C1795])"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5356" calcext:value-type="float">
            <text:p>5356</text:p>
          </table:table-cell>
          <table:table-cell table:formula="of:=SUM([.A1797];[.A1798];[.A1799])" office:value-type="float" office:value="16138" calcext:value-type="float">
            <text:p>16138</text:p>
          </table:table-cell>
          <table:table-cell table:formula="of:=IF([.B1797]&gt;[.B1796];[.C1796]+1;[.C1796])" office:value-type="float" office:value="1281" calcext:value-type="float">
            <text:p>1281</text:p>
          </table:table-cell>
        </table:table-row>
        <table:table-row table:style-name="ro1">
          <table:table-cell office:value-type="float" office:value="5386" calcext:value-type="float">
            <text:p>5386</text:p>
          </table:table-cell>
          <table:table-cell table:formula="of:=SUM([.A1798];[.A1799];[.A1800])" office:value-type="float" office:value="16185" calcext:value-type="float">
            <text:p>16185</text:p>
          </table:table-cell>
          <table:table-cell table:formula="of:=IF([.B1798]&gt;[.B1797];[.C1797]+1;[.C1797])" office:value-type="float" office:value="1282" calcext:value-type="float">
            <text:p>1282</text:p>
          </table:table-cell>
        </table:table-row>
        <table:table-row table:style-name="ro1">
          <table:table-cell office:value-type="float" office:value="5396" calcext:value-type="float">
            <text:p>5396</text:p>
          </table:table-cell>
          <table:table-cell table:formula="of:=SUM([.A1799];[.A1800];[.A1801])" office:value-type="float" office:value="16208" calcext:value-type="float">
            <text:p>16208</text:p>
          </table:table-cell>
          <table:table-cell table:formula="of:=IF([.B1799]&gt;[.B1798];[.C1798]+1;[.C1798])" office:value-type="float" office:value="1283" calcext:value-type="float">
            <text:p>1283</text:p>
          </table:table-cell>
        </table:table-row>
        <table:table-row table:style-name="ro1">
          <table:table-cell office:value-type="float" office:value="5403" calcext:value-type="float">
            <text:p>5403</text:p>
          </table:table-cell>
          <table:table-cell table:formula="of:=SUM([.A1800];[.A1801];[.A1802])" office:value-type="float" office:value="16222" calcext:value-type="float">
            <text:p>16222</text:p>
          </table:table-cell>
          <table:table-cell table:formula="of:=IF([.B1800]&gt;[.B1799];[.C1799]+1;[.C1799])" office:value-type="float" office:value="1284" calcext:value-type="float">
            <text:p>1284</text:p>
          </table:table-cell>
        </table:table-row>
        <table:table-row table:style-name="ro1">
          <table:table-cell office:value-type="float" office:value="5409" calcext:value-type="float">
            <text:p>5409</text:p>
          </table:table-cell>
          <table:table-cell table:formula="of:=SUM([.A1801];[.A1802];[.A1803])" office:value-type="float" office:value="16232" calcext:value-type="float">
            <text:p>16232</text:p>
          </table:table-cell>
          <table:table-cell table:formula="of:=IF([.B1801]&gt;[.B1800];[.C1800]+1;[.C1800])" office:value-type="float" office:value="1285" calcext:value-type="float">
            <text:p>1285</text:p>
          </table:table-cell>
        </table:table-row>
        <table:table-row table:style-name="ro1">
          <table:table-cell office:value-type="float" office:value="5410" calcext:value-type="float">
            <text:p>5410</text:p>
          </table:table-cell>
          <table:table-cell table:formula="of:=SUM([.A1802];[.A1803];[.A1804])" office:value-type="float" office:value="16238" calcext:value-type="float">
            <text:p>16238</text:p>
          </table:table-cell>
          <table:table-cell table:formula="of:=IF([.B1802]&gt;[.B1801];[.C1801]+1;[.C1801])" office:value-type="float" office:value="1286" calcext:value-type="float">
            <text:p>1286</text:p>
          </table:table-cell>
        </table:table-row>
        <table:table-row table:style-name="ro1">
          <table:table-cell office:value-type="float" office:value="5413" calcext:value-type="float">
            <text:p>5413</text:p>
          </table:table-cell>
          <table:table-cell table:formula="of:=SUM([.A1803];[.A1804];[.A1805])" office:value-type="float" office:value="16245" calcext:value-type="float">
            <text:p>16245</text:p>
          </table:table-cell>
          <table:table-cell table:formula="of:=IF([.B1803]&gt;[.B1802];[.C1802]+1;[.C1802])" office:value-type="float" office:value="1287" calcext:value-type="float">
            <text:p>1287</text:p>
          </table:table-cell>
        </table:table-row>
        <table:table-row table:style-name="ro1">
          <table:table-cell office:value-type="float" office:value="5415" calcext:value-type="float">
            <text:p>5415</text:p>
          </table:table-cell>
          <table:table-cell table:formula="of:=SUM([.A1804];[.A1805];[.A1806])" office:value-type="float" office:value="16263" calcext:value-type="float">
            <text:p>16263</text:p>
          </table:table-cell>
          <table:table-cell table:formula="of:=IF([.B1804]&gt;[.B1803];[.C1803]+1;[.C1803])" office:value-type="float" office:value="1288" calcext:value-type="float">
            <text:p>1288</text:p>
          </table:table-cell>
        </table:table-row>
        <table:table-row table:style-name="ro1">
          <table:table-cell office:value-type="float" office:value="5417" calcext:value-type="float">
            <text:p>5417</text:p>
          </table:table-cell>
          <table:table-cell table:formula="of:=SUM([.A1805];[.A1806];[.A1807])" office:value-type="float" office:value="16281" calcext:value-type="float">
            <text:p>16281</text:p>
          </table:table-cell>
          <table:table-cell table:formula="of:=IF([.B1805]&gt;[.B1804];[.C1804]+1;[.C1804])" office:value-type="float" office:value="1289" calcext:value-type="float">
            <text:p>1289</text:p>
          </table:table-cell>
        </table:table-row>
        <table:table-row table:style-name="ro1">
          <table:table-cell office:value-type="float" office:value="5431" calcext:value-type="float">
            <text:p>5431</text:p>
          </table:table-cell>
          <table:table-cell table:formula="of:=SUM([.A1806];[.A1807];[.A1808])" office:value-type="float" office:value="16300" calcext:value-type="float">
            <text:p>16300</text:p>
          </table:table-cell>
          <table:table-cell table:formula="of:=IF([.B1806]&gt;[.B1805];[.C1805]+1;[.C1805])" office:value-type="float" office:value="1290" calcext:value-type="float">
            <text:p>1290</text:p>
          </table:table-cell>
        </table:table-row>
        <table:table-row table:style-name="ro1">
          <table:table-cell office:value-type="float" office:value="5433" calcext:value-type="float">
            <text:p>5433</text:p>
          </table:table-cell>
          <table:table-cell table:formula="of:=SUM([.A1807];[.A1808];[.A1809])" office:value-type="float" office:value="16303" calcext:value-type="float">
            <text:p>16303</text:p>
          </table:table-cell>
          <table:table-cell table:formula="of:=IF([.B1807]&gt;[.B1806];[.C1806]+1;[.C1806])" office:value-type="float" office:value="1291" calcext:value-type="float">
            <text:p>1291</text:p>
          </table:table-cell>
        </table:table-row>
        <table:table-row table:style-name="ro1">
          <table:table-cell office:value-type="float" office:value="5436" calcext:value-type="float">
            <text:p>5436</text:p>
          </table:table-cell>
          <table:table-cell table:formula="of:=SUM([.A1808];[.A1809];[.A1810])" office:value-type="float" office:value="16306" calcext:value-type="float">
            <text:p>16306</text:p>
          </table:table-cell>
          <table:table-cell table:formula="of:=IF([.B1808]&gt;[.B1807];[.C1807]+1;[.C1807])" office:value-type="float" office:value="1292" calcext:value-type="float">
            <text:p>1292</text:p>
          </table:table-cell>
        </table:table-row>
        <table:table-row table:style-name="ro1">
          <table:table-cell office:value-type="float" office:value="5434" calcext:value-type="float">
            <text:p>5434</text:p>
          </table:table-cell>
          <table:table-cell table:formula="of:=SUM([.A1809];[.A1810];[.A1811])" office:value-type="float" office:value="16310" calcext:value-type="float">
            <text:p>16310</text:p>
          </table:table-cell>
          <table:table-cell table:formula="of:=IF([.B1809]&gt;[.B1808];[.C1808]+1;[.C1808])" office:value-type="float" office:value="1293" calcext:value-type="float">
            <text:p>1293</text:p>
          </table:table-cell>
        </table:table-row>
        <table:table-row table:style-name="ro1">
          <table:table-cell office:value-type="float" office:value="5436" calcext:value-type="float">
            <text:p>5436</text:p>
          </table:table-cell>
          <table:table-cell table:formula="of:=SUM([.A1810];[.A1811];[.A1812])" office:value-type="float" office:value="16326" calcext:value-type="float">
            <text:p>16326</text:p>
          </table:table-cell>
          <table:table-cell table:formula="of:=IF([.B1810]&gt;[.B1809];[.C1809]+1;[.C1809])" office:value-type="float" office:value="1294" calcext:value-type="float">
            <text:p>1294</text:p>
          </table:table-cell>
        </table:table-row>
        <table:table-row table:style-name="ro1">
          <table:table-cell office:value-type="float" office:value="5440" calcext:value-type="float">
            <text:p>5440</text:p>
          </table:table-cell>
          <table:table-cell table:formula="of:=SUM([.A1811];[.A1812];[.A1813])" office:value-type="float" office:value="16339" calcext:value-type="float">
            <text:p>16339</text:p>
          </table:table-cell>
          <table:table-cell table:formula="of:=IF([.B1811]&gt;[.B1810];[.C1810]+1;[.C1810])" office:value-type="float" office:value="1295" calcext:value-type="float">
            <text:p>1295</text:p>
          </table:table-cell>
        </table:table-row>
        <table:table-row table:style-name="ro1">
          <table:table-cell office:value-type="float" office:value="5450" calcext:value-type="float">
            <text:p>5450</text:p>
          </table:table-cell>
          <table:table-cell table:formula="of:=SUM([.A1812];[.A1813];[.A1814])" office:value-type="float" office:value="16360" calcext:value-type="float">
            <text:p>16360</text:p>
          </table:table-cell>
          <table:table-cell table:formula="of:=IF([.B1812]&gt;[.B1811];[.C1811]+1;[.C1811])" office:value-type="float" office:value="1296" calcext:value-type="float">
            <text:p>1296</text:p>
          </table:table-cell>
        </table:table-row>
        <table:table-row table:style-name="ro1">
          <table:table-cell office:value-type="float" office:value="5449" calcext:value-type="float">
            <text:p>5449</text:p>
          </table:table-cell>
          <table:table-cell table:formula="of:=SUM([.A1813];[.A1814];[.A1815])" office:value-type="float" office:value="16390" calcext:value-type="float">
            <text:p>16390</text:p>
          </table:table-cell>
          <table:table-cell table:formula="of:=IF([.B1813]&gt;[.B1812];[.C1812]+1;[.C1812])" office:value-type="float" office:value="1297" calcext:value-type="float">
            <text:p>1297</text:p>
          </table:table-cell>
        </table:table-row>
        <table:table-row table:style-name="ro1">
          <table:table-cell office:value-type="float" office:value="5461" calcext:value-type="float">
            <text:p>5461</text:p>
          </table:table-cell>
          <table:table-cell table:formula="of:=SUM([.A1814];[.A1815];[.A1816])" office:value-type="float" office:value="16423" calcext:value-type="float">
            <text:p>16423</text:p>
          </table:table-cell>
          <table:table-cell table:formula="of:=IF([.B1814]&gt;[.B1813];[.C1813]+1;[.C1813])" office:value-type="float" office:value="1298" calcext:value-type="float">
            <text:p>1298</text:p>
          </table:table-cell>
        </table:table-row>
        <table:table-row table:style-name="ro1">
          <table:table-cell office:value-type="float" office:value="5480" calcext:value-type="float">
            <text:p>5480</text:p>
          </table:table-cell>
          <table:table-cell table:formula="of:=SUM([.A1815];[.A1816];[.A1817])" office:value-type="float" office:value="16441" calcext:value-type="float">
            <text:p>16441</text:p>
          </table:table-cell>
          <table:table-cell table:formula="of:=IF([.B1815]&gt;[.B1814];[.C1814]+1;[.C1814])" office:value-type="float" office:value="1299" calcext:value-type="float">
            <text:p>1299</text:p>
          </table:table-cell>
        </table:table-row>
        <table:table-row table:style-name="ro1">
          <table:table-cell office:value-type="float" office:value="5482" calcext:value-type="float">
            <text:p>5482</text:p>
          </table:table-cell>
          <table:table-cell table:formula="of:=SUM([.A1816];[.A1817];[.A1818])" office:value-type="float" office:value="16442" calcext:value-type="float">
            <text:p>16442</text:p>
          </table:table-cell>
          <table:table-cell table:formula="of:=IF([.B1816]&gt;[.B1815];[.C1815]+1;[.C1815])"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479" calcext:value-type="float">
            <text:p>5479</text:p>
          </table:table-cell>
          <table:table-cell table:formula="of:=SUM([.A1817];[.A1818];[.A1819])" office:value-type="float" office:value="16442" calcext:value-type="float">
            <text:p>16442</text:p>
          </table:table-cell>
          <table:table-cell table:formula="of:=IF([.B1817]&gt;[.B1816];[.C1816]+1;[.C1816])"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5481" calcext:value-type="float">
            <text:p>5481</text:p>
          </table:table-cell>
          <table:table-cell table:formula="of:=SUM([.A1818];[.A1819];[.A1820])" office:value-type="float" office:value="16457" calcext:value-type="float">
            <text:p>16457</text:p>
          </table:table-cell>
          <table:table-cell table:formula="of:=IF([.B1818]&gt;[.B1817];[.C1817]+1;[.C1817])" office:value-type="float" office:value="1301" calcext:value-type="float">
            <text:p>1301</text:p>
          </table:table-cell>
        </table:table-row>
        <table:table-row table:style-name="ro1">
          <table:table-cell office:value-type="float" office:value="5482" calcext:value-type="float">
            <text:p>5482</text:p>
          </table:table-cell>
          <table:table-cell table:formula="of:=SUM([.A1819];[.A1820];[.A1821])" office:value-type="float" office:value="16471" calcext:value-type="float">
            <text:p>16471</text:p>
          </table:table-cell>
          <table:table-cell table:formula="of:=IF([.B1819]&gt;[.B1818];[.C1818]+1;[.C1818])" office:value-type="float" office:value="1302" calcext:value-type="float">
            <text:p>1302</text:p>
          </table:table-cell>
        </table:table-row>
        <table:table-row table:style-name="ro1">
          <table:table-cell office:value-type="float" office:value="5494" calcext:value-type="float">
            <text:p>5494</text:p>
          </table:table-cell>
          <table:table-cell table:formula="of:=SUM([.A1820];[.A1821];[.A1822])" office:value-type="float" office:value="16483" calcext:value-type="float">
            <text:p>16483</text:p>
          </table:table-cell>
          <table:table-cell table:formula="of:=IF([.B1820]&gt;[.B1819];[.C1819]+1;[.C1819])" office:value-type="float" office:value="1303" calcext:value-type="float">
            <text:p>1303</text:p>
          </table:table-cell>
        </table:table-row>
        <table:table-row table:style-name="ro1">
          <table:table-cell office:value-type="float" office:value="5495" calcext:value-type="float">
            <text:p>5495</text:p>
          </table:table-cell>
          <table:table-cell table:formula="of:=SUM([.A1821];[.A1822];[.A1823])" office:value-type="float" office:value="16484" calcext:value-type="float">
            <text:p>16484</text:p>
          </table:table-cell>
          <table:table-cell table:formula="of:=IF([.B1821]&gt;[.B1820];[.C1820]+1;[.C1820])"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5494" calcext:value-type="float">
            <text:p>5494</text:p>
          </table:table-cell>
          <table:table-cell table:formula="of:=SUM([.A1822];[.A1823];[.A1824])" office:value-type="float" office:value="16487" calcext:value-type="float">
            <text:p>16487</text:p>
          </table:table-cell>
          <table:table-cell table:formula="of:=IF([.B1822]&gt;[.B1821];[.C1821]+1;[.C1821])" office:value-type="float" office:value="1305" calcext:value-type="float">
            <text:p>1305</text:p>
          </table:table-cell>
        </table:table-row>
        <table:table-row table:style-name="ro1">
          <table:table-cell office:value-type="float" office:value="5495" calcext:value-type="float">
            <text:p>5495</text:p>
          </table:table-cell>
          <table:table-cell table:formula="of:=SUM([.A1823];[.A1824];[.A1825])" office:value-type="float" office:value="16490" calcext:value-type="float">
            <text:p>16490</text:p>
          </table:table-cell>
          <table:table-cell table:formula="of:=IF([.B1823]&gt;[.B1822];[.C1822]+1;[.C1822])" office:value-type="float" office:value="1306" calcext:value-type="float">
            <text:p>1306</text:p>
          </table:table-cell>
        </table:table-row>
        <table:table-row table:style-name="ro1">
          <table:table-cell office:value-type="float" office:value="5498" calcext:value-type="float">
            <text:p>5498</text:p>
          </table:table-cell>
          <table:table-cell table:formula="of:=SUM([.A1824];[.A1825];[.A1826])" office:value-type="float" office:value="16505" calcext:value-type="float">
            <text:p>16505</text:p>
          </table:table-cell>
          <table:table-cell table:formula="of:=IF([.B1824]&gt;[.B1823];[.C1823]+1;[.C1823])" office:value-type="float" office:value="1307" calcext:value-type="float">
            <text:p>1307</text:p>
          </table:table-cell>
        </table:table-row>
        <table:table-row table:style-name="ro1">
          <table:table-cell office:value-type="float" office:value="5497" calcext:value-type="float">
            <text:p>5497</text:p>
          </table:table-cell>
          <table:table-cell table:formula="of:=SUM([.A1825];[.A1826];[.A1827])" office:value-type="float" office:value="16519" calcext:value-type="float">
            <text:p>16519</text:p>
          </table:table-cell>
          <table:table-cell table:formula="of:=IF([.B1825]&gt;[.B1824];[.C1824]+1;[.C1824])" office:value-type="float" office:value="1308" calcext:value-type="float">
            <text:p>1308</text:p>
          </table:table-cell>
        </table:table-row>
        <table:table-row table:style-name="ro1">
          <table:table-cell office:value-type="float" office:value="5510" calcext:value-type="float">
            <text:p>5510</text:p>
          </table:table-cell>
          <table:table-cell table:formula="of:=SUM([.A1826];[.A1827];[.A1828])" office:value-type="float" office:value="16530" calcext:value-type="float">
            <text:p>16530</text:p>
          </table:table-cell>
          <table:table-cell table:formula="of:=IF([.B1826]&gt;[.B1825];[.C1825]+1;[.C1825])" office:value-type="float" office:value="1309" calcext:value-type="float">
            <text:p>1309</text:p>
          </table:table-cell>
        </table:table-row>
        <table:table-row table:style-name="ro1">
          <table:table-cell office:value-type="float" office:value="5512" calcext:value-type="float">
            <text:p>5512</text:p>
          </table:table-cell>
          <table:table-cell table:formula="of:=SUM([.A1827];[.A1828];[.A1829])" office:value-type="float" office:value="16519" calcext:value-type="float">
            <text:p>16519</text:p>
          </table:table-cell>
          <table:table-cell table:formula="of:=IF([.B1827]&gt;[.B1826];[.C1826]+1;[.C1826])" office:value-type="float" office:value="1309" calcext:value-type="float">
            <text:p>1309</text:p>
          </table:table-cell>
        </table:table-row>
        <table:table-row table:style-name="ro1">
          <table:table-cell office:value-type="float" office:value="5508" calcext:value-type="float">
            <text:p>5508</text:p>
          </table:table-cell>
          <table:table-cell table:formula="of:=SUM([.A1828];[.A1829];[.A1830])" office:value-type="float" office:value="16516" calcext:value-type="float">
            <text:p>16516</text:p>
          </table:table-cell>
          <table:table-cell table:formula="of:=IF([.B1828]&gt;[.B1827];[.C1827]+1;[.C1827])" office:value-type="float" office:value="1309" calcext:value-type="float">
            <text:p>1309</text:p>
          </table:table-cell>
        </table:table-row>
        <table:table-row table:style-name="ro1">
          <table:table-cell office:value-type="float" office:value="5499" calcext:value-type="float">
            <text:p>5499</text:p>
          </table:table-cell>
          <table:table-cell table:formula="of:=SUM([.A1829];[.A1830];[.A1831])" office:value-type="float" office:value="16528" calcext:value-type="float">
            <text:p>16528</text:p>
          </table:table-cell>
          <table:table-cell table:formula="of:=IF([.B1829]&gt;[.B1828];[.C1828]+1;[.C1828])" office:value-type="float" office:value="1310" calcext:value-type="float">
            <text:p>1310</text:p>
          </table:table-cell>
        </table:table-row>
        <table:table-row table:style-name="ro1">
          <table:table-cell office:value-type="float" office:value="5509" calcext:value-type="float">
            <text:p>5509</text:p>
          </table:table-cell>
          <table:table-cell table:formula="of:=SUM([.A1830];[.A1831];[.A1832])" office:value-type="float" office:value="16569" calcext:value-type="float">
            <text:p>16569</text:p>
          </table:table-cell>
          <table:table-cell table:formula="of:=IF([.B1830]&gt;[.B1829];[.C1829]+1;[.C1829])" office:value-type="float" office:value="1311" calcext:value-type="float">
            <text:p>1311</text:p>
          </table:table-cell>
        </table:table-row>
        <table:table-row table:style-name="ro1">
          <table:table-cell office:value-type="float" office:value="5520" calcext:value-type="float">
            <text:p>5520</text:p>
          </table:table-cell>
          <table:table-cell table:formula="of:=SUM([.A1831];[.A1832];[.A1833])" office:value-type="float" office:value="16613" calcext:value-type="float">
            <text:p>16613</text:p>
          </table:table-cell>
          <table:table-cell table:formula="of:=IF([.B1831]&gt;[.B1830];[.C1830]+1;[.C1830])" office:value-type="float" office:value="1312" calcext:value-type="float">
            <text:p>1312</text:p>
          </table:table-cell>
        </table:table-row>
        <table:table-row table:style-name="ro1">
          <table:table-cell office:value-type="float" office:value="5540" calcext:value-type="float">
            <text:p>5540</text:p>
          </table:table-cell>
          <table:table-cell table:formula="of:=SUM([.A1832];[.A1833];[.A1834])" office:value-type="float" office:value="16647" calcext:value-type="float">
            <text:p>16647</text:p>
          </table:table-cell>
          <table:table-cell table:formula="of:=IF([.B1832]&gt;[.B1831];[.C1831]+1;[.C1831])" office:value-type="float" office:value="1313" calcext:value-type="float">
            <text:p>1313</text:p>
          </table:table-cell>
        </table:table-row>
        <table:table-row table:style-name="ro1">
          <table:table-cell office:value-type="float" office:value="5553" calcext:value-type="float">
            <text:p>5553</text:p>
          </table:table-cell>
          <table:table-cell table:formula="of:=SUM([.A1833];[.A1834];[.A1835])" office:value-type="float" office:value="16662" calcext:value-type="float">
            <text:p>16662</text:p>
          </table:table-cell>
          <table:table-cell table:formula="of:=IF([.B1833]&gt;[.B1832];[.C1832]+1;[.C1832])" office:value-type="float" office:value="1314" calcext:value-type="float">
            <text:p>1314</text:p>
          </table:table-cell>
        </table:table-row>
        <table:table-row table:style-name="ro1">
          <table:table-cell office:value-type="float" office:value="5554" calcext:value-type="float">
            <text:p>5554</text:p>
          </table:table-cell>
          <table:table-cell table:formula="of:=SUM([.A1834];[.A1835];[.A1836])" office:value-type="float" office:value="16677" calcext:value-type="float">
            <text:p>16677</text:p>
          </table:table-cell>
          <table:table-cell table:formula="of:=IF([.B1834]&gt;[.B1833];[.C1833]+1;[.C1833])" office:value-type="float" office:value="1315" calcext:value-type="float">
            <text:p>1315</text:p>
          </table:table-cell>
        </table:table-row>
        <table:table-row table:style-name="ro1">
          <table:table-cell office:value-type="float" office:value="5555" calcext:value-type="float">
            <text:p>5555</text:p>
          </table:table-cell>
          <table:table-cell table:formula="of:=SUM([.A1835];[.A1836];[.A1837])" office:value-type="float" office:value="16673" calcext:value-type="float">
            <text:p>16673</text:p>
          </table:table-cell>
          <table:table-cell table:formula="of:=IF([.B1835]&gt;[.B1834];[.C1834]+1;[.C1834])" office:value-type="float" office:value="1315" calcext:value-type="float">
            <text:p>1315</text:p>
          </table:table-cell>
        </table:table-row>
        <table:table-row table:style-name="ro1">
          <table:table-cell office:value-type="float" office:value="5568" calcext:value-type="float">
            <text:p>5568</text:p>
          </table:table-cell>
          <table:table-cell table:formula="of:=SUM([.A1836];[.A1837];[.A1838])" office:value-type="float" office:value="16658" calcext:value-type="float">
            <text:p>16658</text:p>
          </table:table-cell>
          <table:table-cell table:formula="of:=IF([.B1836]&gt;[.B1835];[.C1835]+1;[.C1835])" office:value-type="float" office:value="1315" calcext:value-type="float">
            <text:p>1315</text:p>
          </table:table-cell>
        </table:table-row>
        <table:table-row table:style-name="ro1">
          <table:table-cell office:value-type="float" office:value="5550" calcext:value-type="float">
            <text:p>5550</text:p>
          </table:table-cell>
          <table:table-cell table:formula="of:=SUM([.A1837];[.A1838];[.A1839])" office:value-type="float" office:value="16625" calcext:value-type="float">
            <text:p>16625</text:p>
          </table:table-cell>
          <table:table-cell table:formula="of:=IF([.B1837]&gt;[.B1836];[.C1836]+1;[.C1836])" office:value-type="float" office:value="1315" calcext:value-type="float">
            <text:p>1315</text:p>
          </table:table-cell>
        </table:table-row>
        <table:table-row table:style-name="ro1">
          <table:table-cell office:value-type="float" office:value="5540" calcext:value-type="float">
            <text:p>5540</text:p>
          </table:table-cell>
          <table:table-cell table:formula="of:=SUM([.A1838];[.A1839];[.A1840])" office:value-type="float" office:value="16639" calcext:value-type="float">
            <text:p>16639</text:p>
          </table:table-cell>
          <table:table-cell table:formula="of:=IF([.B1838]&gt;[.B1837];[.C1837]+1;[.C1837])" office:value-type="float" office:value="1316" calcext:value-type="float">
            <text:p>1316</text:p>
          </table:table-cell>
        </table:table-row>
        <table:table-row table:style-name="ro1">
          <table:table-cell office:value-type="float" office:value="5535" calcext:value-type="float">
            <text:p>5535</text:p>
          </table:table-cell>
          <table:table-cell table:formula="of:=SUM([.A1839];[.A1840];[.A1841])" office:value-type="float" office:value="16666" calcext:value-type="float">
            <text:p>16666</text:p>
          </table:table-cell>
          <table:table-cell table:formula="of:=IF([.B1839]&gt;[.B1838];[.C1838]+1;[.C1838])" office:value-type="float" office:value="1317" calcext:value-type="float">
            <text:p>1317</text:p>
          </table:table-cell>
        </table:table-row>
        <table:table-row table:style-name="ro1">
          <table:table-cell office:value-type="float" office:value="5564" calcext:value-type="float">
            <text:p>5564</text:p>
          </table:table-cell>
          <table:table-cell table:formula="of:=SUM([.A1840];[.A1841];[.A1842])" office:value-type="float" office:value="16706" calcext:value-type="float">
            <text:p>16706</text:p>
          </table:table-cell>
          <table:table-cell table:formula="of:=IF([.B1840]&gt;[.B1839];[.C1839]+1;[.C1839])" office:value-type="float" office:value="1318" calcext:value-type="float">
            <text:p>1318</text:p>
          </table:table-cell>
        </table:table-row>
        <table:table-row table:style-name="ro1">
          <table:table-cell office:value-type="float" office:value="5567" calcext:value-type="float">
            <text:p>5567</text:p>
          </table:table-cell>
          <table:table-cell table:formula="of:=SUM([.A1841];[.A1842];[.A1843])" office:value-type="float" office:value="16716" calcext:value-type="float">
            <text:p>16716</text:p>
          </table:table-cell>
          <table:table-cell table:formula="of:=IF([.B1841]&gt;[.B1840];[.C1840]+1;[.C1840])" office:value-type="float" office:value="1319" calcext:value-type="float">
            <text:p>1319</text:p>
          </table:table-cell>
        </table:table-row>
        <table:table-row table:style-name="ro1">
          <table:table-cell office:value-type="float" office:value="5575" calcext:value-type="float">
            <text:p>5575</text:p>
          </table:table-cell>
          <table:table-cell table:formula="of:=SUM([.A1842];[.A1843];[.A1844])" office:value-type="float" office:value="16735" calcext:value-type="float">
            <text:p>16735</text:p>
          </table:table-cell>
          <table:table-cell table:formula="of:=IF([.B1842]&gt;[.B1841];[.C1841]+1;[.C1841])"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5574" calcext:value-type="float">
            <text:p>5574</text:p>
          </table:table-cell>
          <table:table-cell table:formula="of:=SUM([.A1843];[.A1844];[.A1845])" office:value-type="float" office:value="16739" calcext:value-type="float">
            <text:p>16739</text:p>
          </table:table-cell>
          <table:table-cell table:formula="of:=IF([.B1843]&gt;[.B1842];[.C1842]+1;[.C1842])" office:value-type="float" office:value="1321" calcext:value-type="float">
            <text:p>1321</text:p>
          </table:table-cell>
        </table:table-row>
        <table:table-row table:style-name="ro1">
          <table:table-cell office:value-type="float" office:value="5586" calcext:value-type="float">
            <text:p>5586</text:p>
          </table:table-cell>
          <table:table-cell table:formula="of:=SUM([.A1844];[.A1845];[.A1846])" office:value-type="float" office:value="16745" calcext:value-type="float">
            <text:p>16745</text:p>
          </table:table-cell>
          <table:table-cell table:formula="of:=IF([.B1844]&gt;[.B1843];[.C1843]+1;[.C1843])" office:value-type="float" office:value="1322" calcext:value-type="float">
            <text:p>1322</text:p>
          </table:table-cell>
        </table:table-row>
        <table:table-row table:style-name="ro1">
          <table:table-cell office:value-type="float" office:value="5579" calcext:value-type="float">
            <text:p>5579</text:p>
          </table:table-cell>
          <table:table-cell table:formula="of:=SUM([.A1845];[.A1846];[.A1847])" office:value-type="float" office:value="16738" calcext:value-type="float">
            <text:p>16738</text:p>
          </table:table-cell>
          <table:table-cell table:formula="of:=IF([.B1845]&gt;[.B1844];[.C1844]+1;[.C1844])" office:value-type="float" office:value="1322" calcext:value-type="float">
            <text:p>1322</text:p>
          </table:table-cell>
        </table:table-row>
        <table:table-row table:style-name="ro1">
          <table:table-cell office:value-type="float" office:value="5580" calcext:value-type="float">
            <text:p>5580</text:p>
          </table:table-cell>
          <table:table-cell table:formula="of:=SUM([.A1846];[.A1847];[.A1848])" office:value-type="float" office:value="16736" calcext:value-type="float">
            <text:p>16736</text:p>
          </table:table-cell>
          <table:table-cell table:formula="of:=IF([.B1846]&gt;[.B1845];[.C1845]+1;[.C1845])" office:value-type="float" office:value="1322" calcext:value-type="float">
            <text:p>1322</text:p>
          </table:table-cell>
        </table:table-row>
        <table:table-row table:style-name="ro1">
          <table:table-cell office:value-type="float" office:value="5579" calcext:value-type="float">
            <text:p>5579</text:p>
          </table:table-cell>
          <table:table-cell table:formula="of:=SUM([.A1847];[.A1848];[.A1849])" office:value-type="float" office:value="16744" calcext:value-type="float">
            <text:p>16744</text:p>
          </table:table-cell>
          <table:table-cell table:formula="of:=IF([.B1847]&gt;[.B1846];[.C1846]+1;[.C1846])" office:value-type="float" office:value="1323" calcext:value-type="float">
            <text:p>1323</text:p>
          </table:table-cell>
        </table:table-row>
        <table:table-row table:style-name="ro1">
          <table:table-cell office:value-type="float" office:value="5577" calcext:value-type="float">
            <text:p>5577</text:p>
          </table:table-cell>
          <table:table-cell table:formula="of:=SUM([.A1848];[.A1849];[.A1850])" office:value-type="float" office:value="16757" calcext:value-type="float">
            <text:p>16757</text:p>
          </table:table-cell>
          <table:table-cell table:formula="of:=IF([.B1848]&gt;[.B1847];[.C1847]+1;[.C1847])" office:value-type="float" office:value="1324" calcext:value-type="float">
            <text:p>1324</text:p>
          </table:table-cell>
        </table:table-row>
        <table:table-row table:style-name="ro1">
          <table:table-cell office:value-type="float" office:value="5588" calcext:value-type="float">
            <text:p>5588</text:p>
          </table:table-cell>
          <table:table-cell table:formula="of:=SUM([.A1849];[.A1850];[.A1851])" office:value-type="float" office:value="16742" calcext:value-type="float">
            <text:p>16742</text:p>
          </table:table-cell>
          <table:table-cell table:formula="of:=IF([.B1849]&gt;[.B1848];[.C1848]+1;[.C1848])" office:value-type="float" office:value="1324" calcext:value-type="float">
            <text:p>1324</text:p>
          </table:table-cell>
        </table:table-row>
        <table:table-row table:style-name="ro1">
          <table:table-cell office:value-type="float" office:value="5592" calcext:value-type="float">
            <text:p>5592</text:p>
          </table:table-cell>
          <table:table-cell table:formula="of:=SUM([.A1850];[.A1851];[.A1852])" office:value-type="float" office:value="16722" calcext:value-type="float">
            <text:p>16722</text:p>
          </table:table-cell>
          <table:table-cell table:formula="of:=IF([.B1850]&gt;[.B1849];[.C1849]+1;[.C1849])" office:value-type="float" office:value="1324" calcext:value-type="float">
            <text:p>1324</text:p>
          </table:table-cell>
        </table:table-row>
        <table:table-row table:style-name="ro1">
          <table:table-cell office:value-type="float" office:value="5562" calcext:value-type="float">
            <text:p>5562</text:p>
          </table:table-cell>
          <table:table-cell table:formula="of:=SUM([.A1851];[.A1852];[.A1853])" office:value-type="float" office:value="16719" calcext:value-type="float">
            <text:p>16719</text:p>
          </table:table-cell>
          <table:table-cell table:formula="of:=IF([.B1851]&gt;[.B1850];[.C1850]+1;[.C1850])" office:value-type="float" office:value="1324" calcext:value-type="float">
            <text:p>1324</text:p>
          </table:table-cell>
        </table:table-row>
        <table:table-row table:style-name="ro1">
          <table:table-cell office:value-type="float" office:value="5568" calcext:value-type="float">
            <text:p>5568</text:p>
          </table:table-cell>
          <table:table-cell table:formula="of:=SUM([.A1852];[.A1853];[.A1854])" office:value-type="float" office:value="16752" calcext:value-type="float">
            <text:p>16752</text:p>
          </table:table-cell>
          <table:table-cell table:formula="of:=IF([.B1852]&gt;[.B1851];[.C1851]+1;[.C1851])" office:value-type="float" office:value="1325" calcext:value-type="float">
            <text:p>1325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table:formula="of:=SUM([.A1853];[.A1854];[.A1855])" office:value-type="float" office:value="16790" calcext:value-type="float">
            <text:p>16790</text:p>
          </table:table-cell>
          <table:table-cell table:formula="of:=IF([.B1853]&gt;[.B1852];[.C1852]+1;[.C1852])" office:value-type="float" office:value="1326" calcext:value-type="float">
            <text:p>1326</text:p>
          </table:table-cell>
        </table:table-row>
        <table:table-row table:style-name="ro1">
          <table:table-cell office:value-type="float" office:value="5595" calcext:value-type="float">
            <text:p>5595</text:p>
          </table:table-cell>
          <table:table-cell table:formula="of:=SUM([.A1854];[.A1855];[.A1856])" office:value-type="float" office:value="16808" calcext:value-type="float">
            <text:p>16808</text:p>
          </table:table-cell>
          <table:table-cell table:formula="of:=IF([.B1854]&gt;[.B1853];[.C1853]+1;[.C1853])" office:value-type="float" office:value="1327" calcext:value-type="float">
            <text:p>1327</text:p>
          </table:table-cell>
        </table:table-row>
        <table:table-row table:style-name="ro1">
          <table:table-cell office:value-type="float" office:value="5606" calcext:value-type="float">
            <text:p>5606</text:p>
          </table:table-cell>
          <table:table-cell table:formula="of:=SUM([.A1855];[.A1856];[.A1857])" office:value-type="float" office:value="16809" calcext:value-type="float">
            <text:p>16809</text:p>
          </table:table-cell>
          <table:table-cell table:formula="of:=IF([.B1855]&gt;[.B1854];[.C1854]+1;[.C1854])" office:value-type="float" office:value="1328" calcext:value-type="float">
            <text:p>1328</text:p>
          </table:table-cell>
        </table:table-row>
        <table:table-row table:style-name="ro1">
          <table:table-cell office:value-type="float" office:value="5607" calcext:value-type="float">
            <text:p>5607</text:p>
          </table:table-cell>
          <table:table-cell table:formula="of:=SUM([.A1856];[.A1857];[.A1858])" office:value-type="float" office:value="16811" calcext:value-type="float">
            <text:p>16811</text:p>
          </table:table-cell>
          <table:table-cell table:formula="of:=IF([.B1856]&gt;[.B1855];[.C1855]+1;[.C1855])" office:value-type="float" office:value="1329" calcext:value-type="float">
            <text:p>1329</text:p>
          </table:table-cell>
        </table:table-row>
        <table:table-row table:style-name="ro1">
          <table:table-cell office:value-type="float" office:value="5596" calcext:value-type="float">
            <text:p>5596</text:p>
          </table:table-cell>
          <table:table-cell table:formula="of:=SUM([.A1857];[.A1858];[.A1859])" office:value-type="float" office:value="16831" calcext:value-type="float">
            <text:p>16831</text:p>
          </table:table-cell>
          <table:table-cell table:formula="of:=IF([.B1857]&gt;[.B1856];[.C1856]+1;[.C1856])" office:value-type="float" office:value="1330" calcext:value-type="float">
            <text:p>1330</text:p>
          </table:table-cell>
        </table:table-row>
        <table:table-row table:style-name="ro1">
          <table:table-cell office:value-type="float" office:value="5608" calcext:value-type="float">
            <text:p>5608</text:p>
          </table:table-cell>
          <table:table-cell table:formula="of:=SUM([.A1858];[.A1859];[.A1860])" office:value-type="float" office:value="16870" calcext:value-type="float">
            <text:p>16870</text:p>
          </table:table-cell>
          <table:table-cell table:formula="of:=IF([.B1858]&gt;[.B1857];[.C1857]+1;[.C1857])" office:value-type="float" office:value="1331" calcext:value-type="float">
            <text:p>1331</text:p>
          </table:table-cell>
        </table:table-row>
        <table:table-row table:style-name="ro1">
          <table:table-cell office:value-type="float" office:value="5627" calcext:value-type="float">
            <text:p>5627</text:p>
          </table:table-cell>
          <table:table-cell table:formula="of:=SUM([.A1859];[.A1860];[.A1861])" office:value-type="float" office:value="16894" calcext:value-type="float">
            <text:p>16894</text:p>
          </table:table-cell>
          <table:table-cell table:formula="of:=IF([.B1859]&gt;[.B1858];[.C1858]+1;[.C1858])" office:value-type="float" office:value="1332" calcext:value-type="float">
            <text:p>1332</text:p>
          </table:table-cell>
        </table:table-row>
        <table:table-row table:style-name="ro1">
          <table:table-cell office:value-type="float" office:value="5635" calcext:value-type="float">
            <text:p>5635</text:p>
          </table:table-cell>
          <table:table-cell table:formula="of:=SUM([.A1860];[.A1861];[.A1862])" office:value-type="float" office:value="16898" calcext:value-type="float">
            <text:p>16898</text:p>
          </table:table-cell>
          <table:table-cell table:formula="of:=IF([.B1860]&gt;[.B1859];[.C1859]+1;[.C1859])" office:value-type="float" office:value="1333" calcext:value-type="float">
            <text:p>1333</text:p>
          </table:table-cell>
        </table:table-row>
        <table:table-row table:style-name="ro1">
          <table:table-cell office:value-type="float" office:value="5632" calcext:value-type="float">
            <text:p>5632</text:p>
          </table:table-cell>
          <table:table-cell table:formula="of:=SUM([.A1861];[.A1862];[.A1863])" office:value-type="float" office:value="16893" calcext:value-type="float">
            <text:p>16893</text:p>
          </table:table-cell>
          <table:table-cell table:formula="of:=IF([.B1861]&gt;[.B1860];[.C1860]+1;[.C1860])" office:value-type="float" office:value="1333" calcext:value-type="float">
            <text:p>1333</text:p>
          </table:table-cell>
        </table:table-row>
        <table:table-row table:style-name="ro1">
          <table:table-cell office:value-type="float" office:value="5631" calcext:value-type="float">
            <text:p>5631</text:p>
          </table:table-cell>
          <table:table-cell table:formula="of:=SUM([.A1862];[.A1863];[.A1864])" office:value-type="float" office:value="16890" calcext:value-type="float">
            <text:p>16890</text:p>
          </table:table-cell>
          <table:table-cell table:formula="of:=IF([.B1862]&gt;[.B1861];[.C1861]+1;[.C1861])" office:value-type="float" office:value="1333" calcext:value-type="float">
            <text:p>1333</text:p>
          </table:table-cell>
        </table:table-row>
        <table:table-row table:style-name="ro1">
          <table:table-cell office:value-type="float" office:value="5630" calcext:value-type="float">
            <text:p>5630</text:p>
          </table:table-cell>
          <table:table-cell table:formula="of:=SUM([.A1863];[.A1864];[.A1865])" office:value-type="float" office:value="16887" calcext:value-type="float">
            <text:p>16887</text:p>
          </table:table-cell>
          <table:table-cell table:formula="of:=IF([.B1863]&gt;[.B1862];[.C1862]+1;[.C1862])" office:value-type="float" office:value="1333" calcext:value-type="float">
            <text:p>1333</text:p>
          </table:table-cell>
        </table:table-row>
        <table:table-row table:style-name="ro1">
          <table:table-cell office:value-type="float" office:value="5629" calcext:value-type="float">
            <text:p>5629</text:p>
          </table:table-cell>
          <table:table-cell table:formula="of:=SUM([.A1864];[.A1865];[.A1866])" office:value-type="float" office:value="16883" calcext:value-type="float">
            <text:p>16883</text:p>
          </table:table-cell>
          <table:table-cell table:formula="of:=IF([.B1864]&gt;[.B1863];[.C1863]+1;[.C1863])" office:value-type="float" office:value="1333" calcext:value-type="float">
            <text:p>1333</text:p>
          </table:table-cell>
        </table:table-row>
        <table:table-row table:style-name="ro1">
          <table:table-cell office:value-type="float" office:value="5628" calcext:value-type="float">
            <text:p>5628</text:p>
          </table:table-cell>
          <table:table-cell table:formula="of:=SUM([.A1865];[.A1866];[.A1867])" office:value-type="float" office:value="16879" calcext:value-type="float">
            <text:p>16879</text:p>
          </table:table-cell>
          <table:table-cell table:formula="of:=IF([.B1865]&gt;[.B1864];[.C1864]+1;[.C1864])" office:value-type="float" office:value="1333" calcext:value-type="float">
            <text:p>1333</text:p>
          </table:table-cell>
        </table:table-row>
        <table:table-row table:style-name="ro1">
          <table:table-cell office:value-type="float" office:value="5626" calcext:value-type="float">
            <text:p>5626</text:p>
          </table:table-cell>
          <table:table-cell table:formula="of:=SUM([.A1866];[.A1867];[.A1868])" office:value-type="float" office:value="16880" calcext:value-type="float">
            <text:p>16880</text:p>
          </table:table-cell>
          <table:table-cell table:formula="of:=IF([.B1866]&gt;[.B1865];[.C1865]+1;[.C1865])" office:value-type="float" office:value="1334" calcext:value-type="float">
            <text:p>1334</text:p>
          </table:table-cell>
        </table:table-row>
        <table:table-row table:style-name="ro1">
          <table:table-cell office:value-type="float" office:value="5625" calcext:value-type="float">
            <text:p>5625</text:p>
          </table:table-cell>
          <table:table-cell table:formula="of:=SUM([.A1867];[.A1868];[.A1869])" office:value-type="float" office:value="16884" calcext:value-type="float">
            <text:p>16884</text:p>
          </table:table-cell>
          <table:table-cell table:formula="of:=IF([.B1867]&gt;[.B1866];[.C1866]+1;[.C1866])" office:value-type="float" office:value="1335" calcext:value-type="float">
            <text:p>1335</text:p>
          </table:table-cell>
        </table:table-row>
        <table:table-row table:style-name="ro1">
          <table:table-cell office:value-type="float" office:value="5629" calcext:value-type="float">
            <text:p>5629</text:p>
          </table:table-cell>
          <table:table-cell table:formula="of:=SUM([.A1868];[.A1869];[.A1870])" office:value-type="float" office:value="16888" calcext:value-type="float">
            <text:p>16888</text:p>
          </table:table-cell>
          <table:table-cell table:formula="of:=IF([.B1868]&gt;[.B1867];[.C1867]+1;[.C1867])" office:value-type="float" office:value="1336" calcext:value-type="float">
            <text:p>1336</text:p>
          </table:table-cell>
        </table:table-row>
        <table:table-row table:style-name="ro1">
          <table:table-cell office:value-type="float" office:value="5630" calcext:value-type="float">
            <text:p>5630</text:p>
          </table:table-cell>
          <table:table-cell table:formula="of:=SUM([.A1869];[.A1870];[.A1871])" office:value-type="float" office:value="16889" calcext:value-type="float">
            <text:p>16889</text:p>
          </table:table-cell>
          <table:table-cell table:formula="of:=IF([.B1869]&gt;[.B1868];[.C1868]+1;[.C1868])" office:value-type="float" office:value="1337" calcext:value-type="float">
            <text:p>1337</text:p>
          </table:table-cell>
        </table:table-row>
        <table:table-row table:style-name="ro1">
          <table:table-cell office:value-type="float" office:value="5629" calcext:value-type="float">
            <text:p>5629</text:p>
          </table:table-cell>
          <table:table-cell table:formula="of:=SUM([.A1870];[.A1871];[.A1872])" office:value-type="float" office:value="16892" calcext:value-type="float">
            <text:p>16892</text:p>
          </table:table-cell>
          <table:table-cell table:formula="of:=IF([.B1870]&gt;[.B1869];[.C1869]+1;[.C1869])" office:value-type="float" office:value="1338" calcext:value-type="float">
            <text:p>1338</text:p>
          </table:table-cell>
        </table:table-row>
        <table:table-row table:style-name="ro1">
          <table:table-cell office:value-type="float" office:value="5630" calcext:value-type="float">
            <text:p>5630</text:p>
          </table:table-cell>
          <table:table-cell table:formula="of:=SUM([.A1871];[.A1872];[.A1873])" office:value-type="float" office:value="16897" calcext:value-type="float">
            <text:p>16897</text:p>
          </table:table-cell>
          <table:table-cell table:formula="of:=IF([.B1871]&gt;[.B1870];[.C1870]+1;[.C1870])" office:value-type="float" office:value="1339" calcext:value-type="float">
            <text:p>1339</text:p>
          </table:table-cell>
        </table:table-row>
        <table:table-row table:style-name="ro1">
          <table:table-cell office:value-type="float" office:value="5633" calcext:value-type="float">
            <text:p>5633</text:p>
          </table:table-cell>
          <table:table-cell table:formula="of:=SUM([.A1872];[.A1873];[.A1874])" office:value-type="float" office:value="16906" calcext:value-type="float">
            <text:p>16906</text:p>
          </table:table-cell>
          <table:table-cell table:formula="of:=IF([.B1872]&gt;[.B1871];[.C1871]+1;[.C1871])"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5634" calcext:value-type="float">
            <text:p>5634</text:p>
          </table:table-cell>
          <table:table-cell table:formula="of:=SUM([.A1873];[.A1874];[.A1875])" office:value-type="float" office:value="16913" calcext:value-type="float">
            <text:p>16913</text:p>
          </table:table-cell>
          <table:table-cell table:formula="of:=IF([.B1873]&gt;[.B1872];[.C1872]+1;[.C1872])" office:value-type="float" office:value="1341" calcext:value-type="float">
            <text:p>1341</text:p>
          </table:table-cell>
        </table:table-row>
        <table:table-row table:style-name="ro1">
          <table:table-cell office:value-type="float" office:value="5639" calcext:value-type="float">
            <text:p>5639</text:p>
          </table:table-cell>
          <table:table-cell table:formula="of:=SUM([.A1874];[.A1875];[.A1876])" office:value-type="float" office:value="16939" calcext:value-type="float">
            <text:p>16939</text:p>
          </table:table-cell>
          <table:table-cell table:formula="of:=IF([.B1874]&gt;[.B1873];[.C1873]+1;[.C1873])" office:value-type="float" office:value="1342" calcext:value-type="float">
            <text:p>1342</text:p>
          </table:table-cell>
        </table:table-row>
        <table:table-row table:style-name="ro1">
          <table:table-cell office:value-type="float" office:value="5640" calcext:value-type="float">
            <text:p>5640</text:p>
          </table:table-cell>
          <table:table-cell table:formula="of:=SUM([.A1875];[.A1876];[.A1877])" office:value-type="float" office:value="16966" calcext:value-type="float">
            <text:p>16966</text:p>
          </table:table-cell>
          <table:table-cell table:formula="of:=IF([.B1875]&gt;[.B1874];[.C1874]+1;[.C1874])" office:value-type="float" office:value="1343" calcext:value-type="float">
            <text:p>1343</text:p>
          </table:table-cell>
        </table:table-row>
        <table:table-row table:style-name="ro1">
          <table:table-cell office:value-type="float" office:value="5660" calcext:value-type="float">
            <text:p>5660</text:p>
          </table:table-cell>
          <table:table-cell table:formula="of:=SUM([.A1876];[.A1877];[.A1878])" office:value-type="float" office:value="16986" calcext:value-type="float">
            <text:p>16986</text:p>
          </table:table-cell>
          <table:table-cell table:formula="of:=IF([.B1876]&gt;[.B1875];[.C1875]+1;[.C1875])"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5666" calcext:value-type="float">
            <text:p>5666</text:p>
          </table:table-cell>
          <table:table-cell table:formula="of:=SUM([.A1877];[.A1878];[.A1879])" office:value-type="float" office:value="16989" calcext:value-type="float">
            <text:p>16989</text:p>
          </table:table-cell>
          <table:table-cell table:formula="of:=IF([.B1877]&gt;[.B1876];[.C1876]+1;[.C1876])" office:value-type="float" office:value="1345" calcext:value-type="float">
            <text:p>1345</text:p>
          </table:table-cell>
        </table:table-row>
        <table:table-row table:style-name="ro1">
          <table:table-cell office:value-type="float" office:value="5660" calcext:value-type="float">
            <text:p>5660</text:p>
          </table:table-cell>
          <table:table-cell table:formula="of:=SUM([.A1878];[.A1879];[.A1880])" office:value-type="float" office:value="16985" calcext:value-type="float">
            <text:p>16985</text:p>
          </table:table-cell>
          <table:table-cell table:formula="of:=IF([.B1878]&gt;[.B1877];[.C1877]+1;[.C1877])" office:value-type="float" office:value="1345" calcext:value-type="float">
            <text:p>1345</text:p>
          </table:table-cell>
        </table:table-row>
        <table:table-row table:style-name="ro1">
          <table:table-cell office:value-type="float" office:value="5663" calcext:value-type="float">
            <text:p>5663</text:p>
          </table:table-cell>
          <table:table-cell table:formula="of:=SUM([.A1879];[.A1880];[.A1881])" office:value-type="float" office:value="16997" calcext:value-type="float">
            <text:p>16997</text:p>
          </table:table-cell>
          <table:table-cell table:formula="of:=IF([.B1879]&gt;[.B1878];[.C1878]+1;[.C1878])" office:value-type="float" office:value="1346" calcext:value-type="float">
            <text:p>1346</text:p>
          </table:table-cell>
        </table:table-row>
        <table:table-row table:style-name="ro1">
          <table:table-cell office:value-type="float" office:value="5662" calcext:value-type="float">
            <text:p>5662</text:p>
          </table:table-cell>
          <table:table-cell table:formula="of:=SUM([.A1880];[.A1881];[.A1882])" office:value-type="float" office:value="17005" calcext:value-type="float">
            <text:p>17005</text:p>
          </table:table-cell>
          <table:table-cell table:formula="of:=IF([.B1880]&gt;[.B1879];[.C1879]+1;[.C1879])" office:value-type="float" office:value="1347" calcext:value-type="float">
            <text:p>1347</text:p>
          </table:table-cell>
        </table:table-row>
        <table:table-row table:style-name="ro1">
          <table:table-cell office:value-type="float" office:value="5672" calcext:value-type="float">
            <text:p>5672</text:p>
          </table:table-cell>
          <table:table-cell table:formula="of:=SUM([.A1881];[.A1882];[.A1883])" office:value-type="float" office:value="16995" calcext:value-type="float">
            <text:p>16995</text:p>
          </table:table-cell>
          <table:table-cell table:formula="of:=IF([.B1881]&gt;[.B1880];[.C1880]+1;[.C1880])" office:value-type="float" office:value="1347" calcext:value-type="float">
            <text:p>1347</text:p>
          </table:table-cell>
        </table:table-row>
        <table:table-row table:style-name="ro1">
          <table:table-cell office:value-type="float" office:value="5671" calcext:value-type="float">
            <text:p>5671</text:p>
          </table:table-cell>
          <table:table-cell table:formula="of:=SUM([.A1882];[.A1883];[.A1884])" office:value-type="float" office:value="16973" calcext:value-type="float">
            <text:p>16973</text:p>
          </table:table-cell>
          <table:table-cell table:formula="of:=IF([.B1882]&gt;[.B1881];[.C1881]+1;[.C1881])" office:value-type="float" office:value="1347" calcext:value-type="float">
            <text:p>1347</text:p>
          </table:table-cell>
        </table:table-row>
        <table:table-row table:style-name="ro1">
          <table:table-cell office:value-type="float" office:value="5652" calcext:value-type="float">
            <text:p>5652</text:p>
          </table:table-cell>
          <table:table-cell table:formula="of:=SUM([.A1883];[.A1884];[.A1885])" office:value-type="float" office:value="16969" calcext:value-type="float">
            <text:p>16969</text:p>
          </table:table-cell>
          <table:table-cell table:formula="of:=IF([.B1883]&gt;[.B1882];[.C1882]+1;[.C1882])" office:value-type="float" office:value="1347" calcext:value-type="float">
            <text:p>1347</text:p>
          </table:table-cell>
        </table:table-row>
        <table:table-row table:style-name="ro1">
          <table:table-cell office:value-type="float" office:value="5650" calcext:value-type="float">
            <text:p>5650</text:p>
          </table:table-cell>
          <table:table-cell table:formula="of:=SUM([.A1884];[.A1885];[.A1886])" office:value-type="float" office:value="16983" calcext:value-type="float">
            <text:p>16983</text:p>
          </table:table-cell>
          <table:table-cell table:formula="of:=IF([.B1884]&gt;[.B1883];[.C1883]+1;[.C1883])" office:value-type="float" office:value="1348" calcext:value-type="float">
            <text:p>1348</text:p>
          </table:table-cell>
        </table:table-row>
        <table:table-row table:style-name="ro1">
          <table:table-cell office:value-type="float" office:value="5667" calcext:value-type="float">
            <text:p>5667</text:p>
          </table:table-cell>
          <table:table-cell table:formula="of:=SUM([.A1885];[.A1886];[.A1887])" office:value-type="float" office:value="16975" calcext:value-type="float">
            <text:p>16975</text:p>
          </table:table-cell>
          <table:table-cell table:formula="of:=IF([.B1885]&gt;[.B1884];[.C1884]+1;[.C1884])" office:value-type="float" office:value="1348" calcext:value-type="float">
            <text:p>1348</text:p>
          </table:table-cell>
        </table:table-row>
        <table:table-row table:style-name="ro1">
          <table:table-cell office:value-type="float" office:value="5666" calcext:value-type="float">
            <text:p>5666</text:p>
          </table:table-cell>
          <table:table-cell table:formula="of:=SUM([.A1886];[.A1887];[.A1888])" office:value-type="float" office:value="16951" calcext:value-type="float">
            <text:p>16951</text:p>
          </table:table-cell>
          <table:table-cell table:formula="of:=IF([.B1886]&gt;[.B1885];[.C1885]+1;[.C1885])" office:value-type="float" office:value="1348" calcext:value-type="float">
            <text:p>1348</text:p>
          </table:table-cell>
        </table:table-row>
        <table:table-row table:style-name="ro1">
          <table:table-cell office:value-type="float" office:value="5642" calcext:value-type="float">
            <text:p>5642</text:p>
          </table:table-cell>
          <table:table-cell table:formula="of:=SUM([.A1887];[.A1888];[.A1889])" office:value-type="float" office:value="16927" calcext:value-type="float">
            <text:p>16927</text:p>
          </table:table-cell>
          <table:table-cell table:formula="of:=IF([.B1887]&gt;[.B1886];[.C1886]+1;[.C1886])" office:value-type="float" office:value="1348" calcext:value-type="float">
            <text:p>1348</text:p>
          </table:table-cell>
        </table:table-row>
        <table:table-row table:style-name="ro1">
          <table:table-cell office:value-type="float" office:value="5643" calcext:value-type="float">
            <text:p>5643</text:p>
          </table:table-cell>
          <table:table-cell table:formula="of:=SUM([.A1888];[.A1889];[.A1890])" office:value-type="float" office:value="16925" calcext:value-type="float">
            <text:p>16925</text:p>
          </table:table-cell>
          <table:table-cell table:formula="of:=IF([.B1888]&gt;[.B1887];[.C1887]+1;[.C1887])" office:value-type="float" office:value="1348" calcext:value-type="float">
            <text:p>1348</text:p>
          </table:table-cell>
        </table:table-row>
        <table:table-row table:style-name="ro1">
          <table:table-cell office:value-type="float" office:value="5642" calcext:value-type="float">
            <text:p>5642</text:p>
          </table:table-cell>
          <table:table-cell table:formula="of:=SUM([.A1889];[.A1890];[.A1891])" office:value-type="float" office:value="16924" calcext:value-type="float">
            <text:p>16924</text:p>
          </table:table-cell>
          <table:table-cell table:formula="of:=IF([.B1889]&gt;[.B1888];[.C1888]+1;[.C1888])" office:value-type="float" office:value="1348" calcext:value-type="float">
            <text:p>1348</text:p>
          </table:table-cell>
        </table:table-row>
        <table:table-row table:style-name="ro1">
          <table:table-cell office:value-type="float" office:value="5640" calcext:value-type="float">
            <text:p>5640</text:p>
          </table:table-cell>
          <table:table-cell table:formula="of:=SUM([.A1890];[.A1891];[.A1892])" office:value-type="float" office:value="16926" calcext:value-type="float">
            <text:p>16926</text:p>
          </table:table-cell>
          <table:table-cell table:formula="of:=IF([.B1890]&gt;[.B1889];[.C1889]+1;[.C1889])" office:value-type="float" office:value="1349" calcext:value-type="float">
            <text:p>1349</text:p>
          </table:table-cell>
        </table:table-row>
        <table:table-row table:style-name="ro1">
          <table:table-cell office:value-type="float" office:value="5642" calcext:value-type="float">
            <text:p>5642</text:p>
          </table:table-cell>
          <table:table-cell table:formula="of:=SUM([.A1891];[.A1892];[.A1893])" office:value-type="float" office:value="16935" calcext:value-type="float">
            <text:p>16935</text:p>
          </table:table-cell>
          <table:table-cell table:formula="of:=IF([.B1891]&gt;[.B1890];[.C1890]+1;[.C1890])"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5644" calcext:value-type="float">
            <text:p>5644</text:p>
          </table:table-cell>
          <table:table-cell table:formula="of:=SUM([.A1892];[.A1893];[.A1894])" office:value-type="float" office:value="16943" calcext:value-type="float">
            <text:p>16943</text:p>
          </table:table-cell>
          <table:table-cell table:formula="of:=IF([.B1892]&gt;[.B1891];[.C1891]+1;[.C1891])" office:value-type="float" office:value="1351" calcext:value-type="float">
            <text:p>1351</text:p>
          </table:table-cell>
        </table:table-row>
        <table:table-row table:style-name="ro1">
          <table:table-cell office:value-type="float" office:value="5649" calcext:value-type="float">
            <text:p>5649</text:p>
          </table:table-cell>
          <table:table-cell table:formula="of:=SUM([.A1893];[.A1894];[.A1895])" office:value-type="float" office:value="16946" calcext:value-type="float">
            <text:p>16946</text:p>
          </table:table-cell>
          <table:table-cell table:formula="of:=IF([.B1893]&gt;[.B1892];[.C1892]+1;[.C1892])" office:value-type="float" office:value="1352" calcext:value-type="float">
            <text:p>1352</text:p>
          </table:table-cell>
        </table:table-row>
        <table:table-row table:style-name="ro1">
          <table:table-cell office:value-type="float" office:value="5650" calcext:value-type="float">
            <text:p>5650</text:p>
          </table:table-cell>
          <table:table-cell table:formula="of:=SUM([.A1894];[.A1895];[.A1896])" office:value-type="float" office:value="16945" calcext:value-type="float">
            <text:p>16945</text:p>
          </table:table-cell>
          <table:table-cell table:formula="of:=IF([.B1894]&gt;[.B1893];[.C1893]+1;[.C1893])" office:value-type="float" office:value="1352" calcext:value-type="float">
            <text:p>1352</text:p>
          </table:table-cell>
        </table:table-row>
        <table:table-row table:style-name="ro1">
          <table:table-cell office:value-type="float" office:value="5647" calcext:value-type="float">
            <text:p>5647</text:p>
          </table:table-cell>
          <table:table-cell table:formula="of:=SUM([.A1895];[.A1896];[.A1897])" office:value-type="float" office:value="16942" calcext:value-type="float">
            <text:p>16942</text:p>
          </table:table-cell>
          <table:table-cell table:formula="of:=IF([.B1895]&gt;[.B1894];[.C1894]+1;[.C1894])" office:value-type="float" office:value="1352" calcext:value-type="float">
            <text:p>1352</text:p>
          </table:table-cell>
        </table:table-row>
        <table:table-row table:style-name="ro1">
          <table:table-cell office:value-type="float" office:value="5648" calcext:value-type="float">
            <text:p>5648</text:p>
          </table:table-cell>
          <table:table-cell table:formula="of:=SUM([.A1896];[.A1897];[.A1898])" office:value-type="float" office:value="16946" calcext:value-type="float">
            <text:p>16946</text:p>
          </table:table-cell>
          <table:table-cell table:formula="of:=IF([.B1896]&gt;[.B1895];[.C1895]+1;[.C1895])" office:value-type="float" office:value="1353" calcext:value-type="float">
            <text:p>1353</text:p>
          </table:table-cell>
        </table:table-row>
        <table:table-row table:style-name="ro1">
          <table:table-cell office:value-type="float" office:value="5647" calcext:value-type="float">
            <text:p>5647</text:p>
          </table:table-cell>
          <table:table-cell table:formula="of:=SUM([.A1897];[.A1898];[.A1899])" office:value-type="float" office:value="16948" calcext:value-type="float">
            <text:p>16948</text:p>
          </table:table-cell>
          <table:table-cell table:formula="of:=IF([.B1897]&gt;[.B1896];[.C1896]+1;[.C1896])" office:value-type="float" office:value="1354" calcext:value-type="float">
            <text:p>1354</text:p>
          </table:table-cell>
        </table:table-row>
        <table:table-row table:style-name="ro1">
          <table:table-cell office:value-type="float" office:value="5651" calcext:value-type="float">
            <text:p>5651</text:p>
          </table:table-cell>
          <table:table-cell table:formula="of:=SUM([.A1898];[.A1899];[.A1900])" office:value-type="float" office:value="16952" calcext:value-type="float">
            <text:p>16952</text:p>
          </table:table-cell>
          <table:table-cell table:formula="of:=IF([.B1898]&gt;[.B1897];[.C1897]+1;[.C1897])" office:value-type="float" office:value="1355" calcext:value-type="float">
            <text:p>1355</text:p>
          </table:table-cell>
        </table:table-row>
        <table:table-row table:style-name="ro1">
          <table:table-cell office:value-type="float" office:value="5650" calcext:value-type="float">
            <text:p>5650</text:p>
          </table:table-cell>
          <table:table-cell table:formula="of:=SUM([.A1899];[.A1900];[.A1901])" office:value-type="float" office:value="16954" calcext:value-type="float">
            <text:p>16954</text:p>
          </table:table-cell>
          <table:table-cell table:formula="of:=IF([.B1899]&gt;[.B1898];[.C1898]+1;[.C1898])" office:value-type="float" office:value="1356" calcext:value-type="float">
            <text:p>1356</text:p>
          </table:table-cell>
        </table:table-row>
        <table:table-row table:style-name="ro1">
          <table:table-cell office:value-type="float" office:value="5651" calcext:value-type="float">
            <text:p>5651</text:p>
          </table:table-cell>
          <table:table-cell table:formula="of:=SUM([.A1900];[.A1901];[.A1902])" office:value-type="float" office:value="16950" calcext:value-type="float">
            <text:p>16950</text:p>
          </table:table-cell>
          <table:table-cell table:formula="of:=IF([.B1900]&gt;[.B1899];[.C1899]+1;[.C1899])" office:value-type="float" office:value="1356" calcext:value-type="float">
            <text:p>1356</text:p>
          </table:table-cell>
        </table:table-row>
        <table:table-row table:style-name="ro1">
          <table:table-cell office:value-type="float" office:value="5653" calcext:value-type="float">
            <text:p>5653</text:p>
          </table:table-cell>
          <table:table-cell table:formula="of:=SUM([.A1901];[.A1902];[.A1903])" office:value-type="float" office:value="16926" calcext:value-type="float">
            <text:p>16926</text:p>
          </table:table-cell>
          <table:table-cell table:formula="of:=IF([.B1901]&gt;[.B1900];[.C1900]+1;[.C1900])" office:value-type="float" office:value="1356" calcext:value-type="float">
            <text:p>1356</text:p>
          </table:table-cell>
        </table:table-row>
        <table:table-row table:style-name="ro1">
          <table:table-cell office:value-type="float" office:value="5646" calcext:value-type="float">
            <text:p>5646</text:p>
          </table:table-cell>
          <table:table-cell table:formula="of:=SUM([.A1902];[.A1903];[.A1904])" office:value-type="float" office:value="16909" calcext:value-type="float">
            <text:p>16909</text:p>
          </table:table-cell>
          <table:table-cell table:formula="of:=IF([.B1902]&gt;[.B1901];[.C1901]+1;[.C1901])" office:value-type="float" office:value="1356" calcext:value-type="float">
            <text:p>1356</text:p>
          </table:table-cell>
        </table:table-row>
        <table:table-row table:style-name="ro1">
          <table:table-cell office:value-type="float" office:value="5627" calcext:value-type="float">
            <text:p>5627</text:p>
          </table:table-cell>
          <table:table-cell table:formula="of:=SUM([.A1903];[.A1904];[.A1905])" office:value-type="float" office:value="16898" calcext:value-type="float">
            <text:p>16898</text:p>
          </table:table-cell>
          <table:table-cell table:formula="of:=IF([.B1903]&gt;[.B1902];[.C1902]+1;[.C1902])" office:value-type="float" office:value="1356" calcext:value-type="float">
            <text:p>1356</text:p>
          </table:table-cell>
        </table:table-row>
        <table:table-row table:style-name="ro1">
          <table:table-cell office:value-type="float" office:value="5636" calcext:value-type="float">
            <text:p>5636</text:p>
          </table:table-cell>
          <table:table-cell table:formula="of:=SUM([.A1904];[.A1905];[.A1906])" office:value-type="float" office:value="16894" calcext:value-type="float">
            <text:p>16894</text:p>
          </table:table-cell>
          <table:table-cell table:formula="of:=IF([.B1904]&gt;[.B1903];[.C1903]+1;[.C1903])" office:value-type="float" office:value="1356" calcext:value-type="float">
            <text:p>1356</text:p>
          </table:table-cell>
        </table:table-row>
        <table:table-row table:style-name="ro1">
          <table:table-cell office:value-type="float" office:value="5635" calcext:value-type="float">
            <text:p>5635</text:p>
          </table:table-cell>
          <table:table-cell table:formula="of:=SUM([.A1905];[.A1906];[.A1907])" office:value-type="float" office:value="16882" calcext:value-type="float">
            <text:p>16882</text:p>
          </table:table-cell>
          <table:table-cell table:formula="of:=IF([.B1905]&gt;[.B1904];[.C1904]+1;[.C1904])" office:value-type="float" office:value="1356" calcext:value-type="float">
            <text:p>1356</text:p>
          </table:table-cell>
        </table:table-row>
        <table:table-row table:style-name="ro1">
          <table:table-cell office:value-type="float" office:value="5623" calcext:value-type="float">
            <text:p>5623</text:p>
          </table:table-cell>
          <table:table-cell table:formula="of:=SUM([.A1906];[.A1907];[.A1908])" office:value-type="float" office:value="16872" calcext:value-type="float">
            <text:p>16872</text:p>
          </table:table-cell>
          <table:table-cell table:formula="of:=IF([.B1906]&gt;[.B1905];[.C1905]+1;[.C1905])" office:value-type="float" office:value="1356" calcext:value-type="float">
            <text:p>1356</text:p>
          </table:table-cell>
        </table:table-row>
        <table:table-row table:style-name="ro1">
          <table:table-cell office:value-type="float" office:value="5624" calcext:value-type="float">
            <text:p>5624</text:p>
          </table:table-cell>
          <table:table-cell table:formula="of:=SUM([.A1907];[.A1908];[.A1909])" office:value-type="float" office:value="16873" calcext:value-type="float">
            <text:p>16873</text:p>
          </table:table-cell>
          <table:table-cell table:formula="of:=IF([.B1907]&gt;[.B1906];[.C1906]+1;[.C1906])" office:value-type="float" office:value="1357" calcext:value-type="float">
            <text:p>1357</text:p>
          </table:table-cell>
        </table:table-row>
        <table:table-row table:style-name="ro1">
          <table:table-cell office:value-type="float" office:value="5625" calcext:value-type="float">
            <text:p>5625</text:p>
          </table:table-cell>
          <table:table-cell table:formula="of:=SUM([.A1908];[.A1909];[.A1910])" office:value-type="float" office:value="16882" calcext:value-type="float">
            <text:p>16882</text:p>
          </table:table-cell>
          <table:table-cell table:formula="of:=IF([.B1908]&gt;[.B1907];[.C1907]+1;[.C1907])" office:value-type="float" office:value="1358" calcext:value-type="float">
            <text:p>1358</text:p>
          </table:table-cell>
        </table:table-row>
        <table:table-row table:style-name="ro1">
          <table:table-cell office:value-type="float" office:value="5624" calcext:value-type="float">
            <text:p>5624</text:p>
          </table:table-cell>
          <table:table-cell table:formula="of:=SUM([.A1909];[.A1910];[.A1911])" office:value-type="float" office:value="16887" calcext:value-type="float">
            <text:p>16887</text:p>
          </table:table-cell>
          <table:table-cell table:formula="of:=IF([.B1909]&gt;[.B1908];[.C1908]+1;[.C1908])" office:value-type="float" office:value="1359" calcext:value-type="float">
            <text:p>1359</text:p>
          </table:table-cell>
        </table:table-row>
        <table:table-row table:style-name="ro1">
          <table:table-cell office:value-type="float" office:value="5633" calcext:value-type="float">
            <text:p>5633</text:p>
          </table:table-cell>
          <table:table-cell table:formula="of:=SUM([.A1910];[.A1911];[.A1912])" office:value-type="float" office:value="16885" calcext:value-type="float">
            <text:p>16885</text:p>
          </table:table-cell>
          <table:table-cell table:formula="of:=IF([.B1910]&gt;[.B1909];[.C1909]+1;[.C1909])" office:value-type="float" office:value="1359" calcext:value-type="float">
            <text:p>1359</text:p>
          </table:table-cell>
        </table:table-row>
        <table:table-row table:style-name="ro1">
          <table:table-cell office:value-type="float" office:value="5630" calcext:value-type="float">
            <text:p>5630</text:p>
          </table:table-cell>
          <table:table-cell table:formula="of:=SUM([.A1911];[.A1912];[.A1913])" office:value-type="float" office:value="16871" calcext:value-type="float">
            <text:p>16871</text:p>
          </table:table-cell>
          <table:table-cell table:formula="of:=IF([.B1911]&gt;[.B1910];[.C1910]+1;[.C1910])" office:value-type="float" office:value="1359" calcext:value-type="float">
            <text:p>1359</text:p>
          </table:table-cell>
        </table:table-row>
        <table:table-row table:style-name="ro1">
          <table:table-cell office:value-type="float" office:value="5622" calcext:value-type="float">
            <text:p>5622</text:p>
          </table:table-cell>
          <table:table-cell table:formula="of:=SUM([.A1912];[.A1913];[.A1914])" office:value-type="float" office:value="16857" calcext:value-type="float">
            <text:p>16857</text:p>
          </table:table-cell>
          <table:table-cell table:formula="of:=IF([.B1912]&gt;[.B1911];[.C1911]+1;[.C1911])" office:value-type="float" office:value="1359" calcext:value-type="float">
            <text:p>1359</text:p>
          </table:table-cell>
        </table:table-row>
        <table:table-row table:style-name="ro1">
          <table:table-cell office:value-type="float" office:value="5619" calcext:value-type="float">
            <text:p>5619</text:p>
          </table:table-cell>
          <table:table-cell table:formula="of:=SUM([.A1913];[.A1914];[.A1915])" office:value-type="float" office:value="16869" calcext:value-type="float">
            <text:p>16869</text:p>
          </table:table-cell>
          <table:table-cell table:formula="of:=IF([.B1913]&gt;[.B1912];[.C1912]+1;[.C1912])"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5616" calcext:value-type="float">
            <text:p>5616</text:p>
          </table:table-cell>
          <table:table-cell table:formula="of:=SUM([.A1914];[.A1915];[.A1916])" office:value-type="float" office:value="16885" calcext:value-type="float">
            <text:p>16885</text:p>
          </table:table-cell>
          <table:table-cell table:formula="of:=IF([.B1914]&gt;[.B1913];[.C1913]+1;[.C1913])" office:value-type="float" office:value="1361" calcext:value-type="float">
            <text:p>1361</text:p>
          </table:table-cell>
        </table:table-row>
        <table:table-row table:style-name="ro1">
          <table:table-cell office:value-type="float" office:value="5634" calcext:value-type="float">
            <text:p>5634</text:p>
          </table:table-cell>
          <table:table-cell table:formula="of:=SUM([.A1915];[.A1916];[.A1917])" office:value-type="float" office:value="16899" calcext:value-type="float">
            <text:p>16899</text:p>
          </table:table-cell>
          <table:table-cell table:formula="of:=IF([.B1915]&gt;[.B1914];[.C1914]+1;[.C1914])" office:value-type="float" office:value="1362" calcext:value-type="float">
            <text:p>1362</text:p>
          </table:table-cell>
        </table:table-row>
        <table:table-row table:style-name="ro1">
          <table:table-cell office:value-type="float" office:value="5635" calcext:value-type="float">
            <text:p>5635</text:p>
          </table:table-cell>
          <table:table-cell table:formula="of:=SUM([.A1916];[.A1917];[.A1918])" office:value-type="float" office:value="16929" calcext:value-type="float">
            <text:p>16929</text:p>
          </table:table-cell>
          <table:table-cell table:formula="of:=IF([.B1916]&gt;[.B1915];[.C1915]+1;[.C1915])" office:value-type="float" office:value="1363" calcext:value-type="float">
            <text:p>1363</text:p>
          </table:table-cell>
        </table:table-row>
        <table:table-row table:style-name="ro1">
          <table:table-cell office:value-type="float" office:value="5630" calcext:value-type="float">
            <text:p>5630</text:p>
          </table:table-cell>
          <table:table-cell table:formula="of:=SUM([.A1917];[.A1918];[.A1919])" office:value-type="float" office:value="16965" calcext:value-type="float">
            <text:p>16965</text:p>
          </table:table-cell>
          <table:table-cell table:formula="of:=IF([.B1917]&gt;[.B1916];[.C1916]+1;[.C1916])" office:value-type="float" office:value="1364" calcext:value-type="float">
            <text:p>1364</text:p>
          </table:table-cell>
        </table:table-row>
        <table:table-row table:style-name="ro1">
          <table:table-cell office:value-type="float" office:value="5664" calcext:value-type="float">
            <text:p>5664</text:p>
          </table:table-cell>
          <table:table-cell table:formula="of:=SUM([.A1918];[.A1919];[.A1920])" office:value-type="float" office:value="17008" calcext:value-type="float">
            <text:p>17008</text:p>
          </table:table-cell>
          <table:table-cell table:formula="of:=IF([.B1918]&gt;[.B1917];[.C1917]+1;[.C1917])" office:value-type="float" office:value="1365" calcext:value-type="float">
            <text:p>1365</text:p>
          </table:table-cell>
        </table:table-row>
        <table:table-row table:style-name="ro1">
          <table:table-cell office:value-type="float" office:value="5671" calcext:value-type="float">
            <text:p>5671</text:p>
          </table:table-cell>
          <table:table-cell table:formula="of:=SUM([.A1919];[.A1920];[.A1921])" office:value-type="float" office:value="17015" calcext:value-type="float">
            <text:p>17015</text:p>
          </table:table-cell>
          <table:table-cell table:formula="of:=IF([.B1919]&gt;[.B1918];[.C1918]+1;[.C1918])" office:value-type="float" office:value="1366" calcext:value-type="float">
            <text:p>1366</text:p>
          </table:table-cell>
        </table:table-row>
        <table:table-row table:style-name="ro1">
          <table:table-cell office:value-type="float" office:value="5673" calcext:value-type="float">
            <text:p>5673</text:p>
          </table:table-cell>
          <table:table-cell table:formula="of:=SUM([.A1920];[.A1921];[.A1922])" office:value-type="float" office:value="17027" calcext:value-type="float">
            <text:p>17027</text:p>
          </table:table-cell>
          <table:table-cell table:formula="of:=IF([.B1920]&gt;[.B1919];[.C1919]+1;[.C1919])" office:value-type="float" office:value="1367" calcext:value-type="float">
            <text:p>1367</text:p>
          </table:table-cell>
        </table:table-row>
        <table:table-row table:style-name="ro1">
          <table:table-cell office:value-type="float" office:value="5671" calcext:value-type="float">
            <text:p>5671</text:p>
          </table:table-cell>
          <table:table-cell table:formula="of:=SUM([.A1921];[.A1922];[.A1923])" office:value-type="float" office:value="17047" calcext:value-type="float">
            <text:p>17047</text:p>
          </table:table-cell>
          <table:table-cell table:formula="of:=IF([.B1921]&gt;[.B1920];[.C1920]+1;[.C1920])" office:value-type="float" office:value="1368" calcext:value-type="float">
            <text:p>1368</text:p>
          </table:table-cell>
        </table:table-row>
        <table:table-row table:style-name="ro1">
          <table:table-cell office:value-type="float" office:value="5683" calcext:value-type="float">
            <text:p>5683</text:p>
          </table:table-cell>
          <table:table-cell table:formula="of:=SUM([.A1922];[.A1923];[.A1924])" office:value-type="float" office:value="17075" calcext:value-type="float">
            <text:p>17075</text:p>
          </table:table-cell>
          <table:table-cell table:formula="of:=IF([.B1922]&gt;[.B1921];[.C1921]+1;[.C1921])" office:value-type="float" office:value="1369" calcext:value-type="float">
            <text:p>1369</text:p>
          </table:table-cell>
        </table:table-row>
        <table:table-row table:style-name="ro1">
          <table:table-cell office:value-type="float" office:value="5693" calcext:value-type="float">
            <text:p>5693</text:p>
          </table:table-cell>
          <table:table-cell table:formula="of:=SUM([.A1923];[.A1924];[.A1925])" office:value-type="float" office:value="17092" calcext:value-type="float">
            <text:p>17092</text:p>
          </table:table-cell>
          <table:table-cell table:formula="of:=IF([.B1923]&gt;[.B1922];[.C1922]+1;[.C1922])" office:value-type="float" office:value="1370" calcext:value-type="float">
            <text:p>1370</text:p>
          </table:table-cell>
        </table:table-row>
        <table:table-row table:style-name="ro1">
          <table:table-cell office:value-type="float" office:value="5699" calcext:value-type="float">
            <text:p>5699</text:p>
          </table:table-cell>
          <table:table-cell table:formula="of:=SUM([.A1924];[.A1925];[.A1926])" office:value-type="float" office:value="17100" calcext:value-type="float">
            <text:p>17100</text:p>
          </table:table-cell>
          <table:table-cell table:formula="of:=IF([.B1924]&gt;[.B1923];[.C1923]+1;[.C1923])" office:value-type="float" office:value="1371" calcext:value-type="float">
            <text:p>1371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table:formula="of:=SUM([.A1925];[.A1926];[.A1927])" office:value-type="float" office:value="17098" calcext:value-type="float">
            <text:p>17098</text:p>
          </table:table-cell>
          <table:table-cell table:formula="of:=IF([.B1925]&gt;[.B1924];[.C1924]+1;[.C1924])" office:value-type="float" office:value="1371" calcext:value-type="float">
            <text:p>1371</text:p>
          </table:table-cell>
        </table:table-row>
        <table:table-row table:style-name="ro1">
          <table:table-cell office:value-type="float" office:value="5701" calcext:value-type="float">
            <text:p>5701</text:p>
          </table:table-cell>
          <table:table-cell table:formula="of:=SUM([.A1926];[.A1927];[.A1928])" office:value-type="float" office:value="17091" calcext:value-type="float">
            <text:p>17091</text:p>
          </table:table-cell>
          <table:table-cell table:formula="of:=IF([.B1926]&gt;[.B1925];[.C1925]+1;[.C1925])" office:value-type="float" office:value="1371" calcext:value-type="float">
            <text:p>1371</text:p>
          </table:table-cell>
        </table:table-row>
        <table:table-row table:style-name="ro1">
          <table:table-cell office:value-type="float" office:value="5697" calcext:value-type="float">
            <text:p>5697</text:p>
          </table:table-cell>
          <table:table-cell table:formula="of:=SUM([.A1927];[.A1928];[.A1929])" office:value-type="float" office:value="17054" calcext:value-type="float">
            <text:p>17054</text:p>
          </table:table-cell>
          <table:table-cell table:formula="of:=IF([.B1927]&gt;[.B1926];[.C1926]+1;[.C1926])" office:value-type="float" office:value="1371" calcext:value-type="float">
            <text:p>1371</text:p>
          </table:table-cell>
        </table:table-row>
        <table:table-row table:style-name="ro1">
          <table:table-cell office:value-type="float" office:value="5693" calcext:value-type="float">
            <text:p>5693</text:p>
          </table:table-cell>
          <table:table-cell table:formula="of:=SUM([.A1928];[.A1929];[.A1930])" office:value-type="float" office:value="17022" calcext:value-type="float">
            <text:p>17022</text:p>
          </table:table-cell>
          <table:table-cell table:formula="of:=IF([.B1928]&gt;[.B1927];[.C1927]+1;[.C1927])" office:value-type="float" office:value="1371" calcext:value-type="float">
            <text:p>1371</text:p>
          </table:table-cell>
        </table:table-row>
        <table:table-row table:style-name="ro1">
          <table:table-cell office:value-type="float" office:value="5664" calcext:value-type="float">
            <text:p>5664</text:p>
          </table:table-cell>
          <table:table-cell table:formula="of:=SUM([.A1929];[.A1930];[.A1931])" office:value-type="float" office:value="17006" calcext:value-type="float">
            <text:p>17006</text:p>
          </table:table-cell>
          <table:table-cell table:formula="of:=IF([.B1929]&gt;[.B1928];[.C1928]+1;[.C1928])" office:value-type="float" office:value="1371" calcext:value-type="float">
            <text:p>1371</text:p>
          </table:table-cell>
        </table:table-row>
        <table:table-row table:style-name="ro1">
          <table:table-cell office:value-type="float" office:value="5665" calcext:value-type="float">
            <text:p>5665</text:p>
          </table:table-cell>
          <table:table-cell table:formula="of:=SUM([.A1930];[.A1931];[.A1932])" office:value-type="float" office:value="17012" calcext:value-type="float">
            <text:p>17012</text:p>
          </table:table-cell>
          <table:table-cell table:formula="of:=IF([.B1930]&gt;[.B1929];[.C1929]+1;[.C1929])" office:value-type="float" office:value="1372" calcext:value-type="float">
            <text:p>1372</text:p>
          </table:table-cell>
        </table:table-row>
        <table:table-row table:style-name="ro1">
          <table:table-cell office:value-type="float" office:value="5677" calcext:value-type="float">
            <text:p>5677</text:p>
          </table:table-cell>
          <table:table-cell table:formula="of:=SUM([.A1931];[.A1932];[.A1933])" office:value-type="float" office:value="17031" calcext:value-type="float">
            <text:p>17031</text:p>
          </table:table-cell>
          <table:table-cell table:formula="of:=IF([.B1931]&gt;[.B1930];[.C1930]+1;[.C1930])"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5670" calcext:value-type="float">
            <text:p>5670</text:p>
          </table:table-cell>
          <table:table-cell table:formula="of:=SUM([.A1932];[.A1933];[.A1934])" office:value-type="float" office:value="17007" calcext:value-type="float">
            <text:p>17007</text:p>
          </table:table-cell>
          <table:table-cell table:formula="of:=IF([.B1932]&gt;[.B1931];[.C1931]+1;[.C1931])"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5684" calcext:value-type="float">
            <text:p>5684</text:p>
          </table:table-cell>
          <table:table-cell table:formula="of:=SUM([.A1933];[.A1934];[.A1935])" office:value-type="float" office:value="16985" calcext:value-type="float">
            <text:p>16985</text:p>
          </table:table-cell>
          <table:table-cell table:formula="of:=IF([.B1933]&gt;[.B1932];[.C1932]+1;[.C1932])"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5653" calcext:value-type="float">
            <text:p>5653</text:p>
          </table:table-cell>
          <table:table-cell table:formula="of:=SUM([.A1934];[.A1935];[.A1936])" office:value-type="float" office:value="16947" calcext:value-type="float">
            <text:p>16947</text:p>
          </table:table-cell>
          <table:table-cell table:formula="of:=IF([.B1934]&gt;[.B1933];[.C1933]+1;[.C1933])"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5648" calcext:value-type="float">
            <text:p>5648</text:p>
          </table:table-cell>
          <table:table-cell table:formula="of:=SUM([.A1935];[.A1936];[.A1937])" office:value-type="float" office:value="16942" calcext:value-type="float">
            <text:p>16942</text:p>
          </table:table-cell>
          <table:table-cell table:formula="of:=IF([.B1935]&gt;[.B1934];[.C1934]+1;[.C1934])"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5646" calcext:value-type="float">
            <text:p>5646</text:p>
          </table:table-cell>
          <table:table-cell table:formula="of:=SUM([.A1936];[.A1937];[.A1938])" office:value-type="float" office:value="16939" calcext:value-type="float">
            <text:p>16939</text:p>
          </table:table-cell>
          <table:table-cell table:formula="of:=IF([.B1936]&gt;[.B1935];[.C1935]+1;[.C1935])"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5648" calcext:value-type="float">
            <text:p>5648</text:p>
          </table:table-cell>
          <table:table-cell table:formula="of:=SUM([.A1937];[.A1938];[.A1939])" office:value-type="float" office:value="16944" calcext:value-type="float">
            <text:p>16944</text:p>
          </table:table-cell>
          <table:table-cell table:formula="of:=IF([.B1937]&gt;[.B1936];[.C1936]+1;[.C1936])" office:value-type="float" office:value="1374" calcext:value-type="float">
            <text:p>1374</text:p>
          </table:table-cell>
        </table:table-row>
        <table:table-row table:style-name="ro1">
          <table:table-cell office:value-type="float" office:value="5645" calcext:value-type="float">
            <text:p>5645</text:p>
          </table:table-cell>
          <table:table-cell table:formula="of:=SUM([.A1938];[.A1939];[.A1940])" office:value-type="float" office:value="16946" calcext:value-type="float">
            <text:p>16946</text:p>
          </table:table-cell>
          <table:table-cell table:formula="of:=IF([.B1938]&gt;[.B1937];[.C1937]+1;[.C1937])"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5651" calcext:value-type="float">
            <text:p>5651</text:p>
          </table:table-cell>
          <table:table-cell table:formula="of:=SUM([.A1939];[.A1940];[.A1941])" office:value-type="float" office:value="16952" calcext:value-type="float">
            <text:p>16952</text:p>
          </table:table-cell>
          <table:table-cell table:formula="of:=IF([.B1939]&gt;[.B1938];[.C1938]+1;[.C1938])"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5650" calcext:value-type="float">
            <text:p>5650</text:p>
          </table:table-cell>
          <table:table-cell table:formula="of:=SUM([.A1940];[.A1941];[.A1942])" office:value-type="float" office:value="16953" calcext:value-type="float">
            <text:p>16953</text:p>
          </table:table-cell>
          <table:table-cell table:formula="of:=IF([.B1940]&gt;[.B1939];[.C1939]+1;[.C1939])"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5651" calcext:value-type="float">
            <text:p>5651</text:p>
          </table:table-cell>
          <table:table-cell table:formula="of:=SUM([.A1941];[.A1942];[.A1943])" office:value-type="float" office:value="16956" calcext:value-type="float">
            <text:p>16956</text:p>
          </table:table-cell>
          <table:table-cell table:formula="of:=IF([.B1941]&gt;[.B1940];[.C1940]+1;[.C1940])"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5652" calcext:value-type="float">
            <text:p>5652</text:p>
          </table:table-cell>
          <table:table-cell table:formula="of:=SUM([.A1942];[.A1943];[.A1944])" office:value-type="float" office:value="16959" calcext:value-type="float">
            <text:p>16959</text:p>
          </table:table-cell>
          <table:table-cell table:formula="of:=IF([.B1942]&gt;[.B1941];[.C1941]+1;[.C1941])" office:value-type="float" office:value="1379" calcext:value-type="float">
            <text:p>1379</text:p>
          </table:table-cell>
        </table:table-row>
        <table:table-row table:style-name="ro1">
          <table:table-cell office:value-type="float" office:value="5653" calcext:value-type="float">
            <text:p>5653</text:p>
          </table:table-cell>
          <table:table-cell table:formula="of:=SUM([.A1943];[.A1944];[.A1945])" office:value-type="float" office:value="16946" calcext:value-type="float">
            <text:p>16946</text:p>
          </table:table-cell>
          <table:table-cell table:formula="of:=IF([.B1943]&gt;[.B1942];[.C1942]+1;[.C1942])" office:value-type="float" office:value="1379" calcext:value-type="float">
            <text:p>1379</text:p>
          </table:table-cell>
        </table:table-row>
        <table:table-row table:style-name="ro1">
          <table:table-cell office:value-type="float" office:value="5654" calcext:value-type="float">
            <text:p>5654</text:p>
          </table:table-cell>
          <table:table-cell table:formula="of:=SUM([.A1944];[.A1945];[.A1946])" office:value-type="float" office:value="16941" calcext:value-type="float">
            <text:p>16941</text:p>
          </table:table-cell>
          <table:table-cell table:formula="of:=IF([.B1944]&gt;[.B1943];[.C1943]+1;[.C1943])" office:value-type="float" office:value="1379" calcext:value-type="float">
            <text:p>1379</text:p>
          </table:table-cell>
        </table:table-row>
        <table:table-row table:style-name="ro1">
          <table:table-cell office:value-type="float" office:value="5639" calcext:value-type="float">
            <text:p>5639</text:p>
          </table:table-cell>
          <table:table-cell table:formula="of:=SUM([.A1945];[.A1946];[.A1947])" office:value-type="float" office:value="16927" calcext:value-type="float">
            <text:p>16927</text:p>
          </table:table-cell>
          <table:table-cell table:formula="of:=IF([.B1945]&gt;[.B1944];[.C1944]+1;[.C1944])" office:value-type="float" office:value="1379" calcext:value-type="float">
            <text:p>1379</text:p>
          </table:table-cell>
        </table:table-row>
        <table:table-row table:style-name="ro1">
          <table:table-cell office:value-type="float" office:value="5648" calcext:value-type="float">
            <text:p>5648</text:p>
          </table:table-cell>
          <table:table-cell table:formula="of:=SUM([.A1946];[.A1947];[.A1948])" office:value-type="float" office:value="16945" calcext:value-type="float">
            <text:p>16945</text:p>
          </table:table-cell>
          <table:table-cell table:formula="of:=IF([.B1946]&gt;[.B1945];[.C1945]+1;[.C1945])" office:value-type="float" office:value="1380" calcext:value-type="float">
            <text:p>1380</text:p>
          </table:table-cell>
        </table:table-row>
        <table:table-row table:style-name="ro1">
          <table:table-cell office:value-type="float" office:value="5640" calcext:value-type="float">
            <text:p>5640</text:p>
          </table:table-cell>
          <table:table-cell table:formula="of:=SUM([.A1947];[.A1948];[.A1949])" office:value-type="float" office:value="16964" calcext:value-type="float">
            <text:p>16964</text:p>
          </table:table-cell>
          <table:table-cell table:formula="of:=IF([.B1947]&gt;[.B1946];[.C1946]+1;[.C1946])" office:value-type="float" office:value="1381" calcext:value-type="float">
            <text:p>1381</text:p>
          </table:table-cell>
        </table:table-row>
        <table:table-row table:style-name="ro1">
          <table:table-cell office:value-type="float" office:value="5657" calcext:value-type="float">
            <text:p>5657</text:p>
          </table:table-cell>
          <table:table-cell table:formula="of:=SUM([.A1948];[.A1949];[.A1950])" office:value-type="float" office:value="17009" calcext:value-type="float">
            <text:p>17009</text:p>
          </table:table-cell>
          <table:table-cell table:formula="of:=IF([.B1948]&gt;[.B1947];[.C1947]+1;[.C1947])" office:value-type="float" office:value="1382" calcext:value-type="float">
            <text:p>1382</text:p>
          </table:table-cell>
        </table:table-row>
        <table:table-row table:style-name="ro1">
          <table:table-cell office:value-type="float" office:value="5667" calcext:value-type="float">
            <text:p>5667</text:p>
          </table:table-cell>
          <table:table-cell table:formula="of:=SUM([.A1949];[.A1950];[.A1951])" office:value-type="float" office:value="17058" calcext:value-type="float">
            <text:p>17058</text:p>
          </table:table-cell>
          <table:table-cell table:formula="of:=IF([.B1949]&gt;[.B1948];[.C1948]+1;[.C1948])" office:value-type="float" office:value="1383" calcext:value-type="float">
            <text:p>1383</text:p>
          </table:table-cell>
        </table:table-row>
        <table:table-row table:style-name="ro1">
          <table:table-cell office:value-type="float" office:value="5685" calcext:value-type="float">
            <text:p>5685</text:p>
          </table:table-cell>
          <table:table-cell table:formula="of:=SUM([.A1950];[.A1951];[.A1952])" office:value-type="float" office:value="17088" calcext:value-type="float">
            <text:p>17088</text:p>
          </table:table-cell>
          <table:table-cell table:formula="of:=IF([.B1950]&gt;[.B1949];[.C1949]+1;[.C1949])" office:value-type="float" office:value="1384" calcext:value-type="float">
            <text:p>1384</text:p>
          </table:table-cell>
        </table:table-row>
        <table:table-row table:style-name="ro1">
          <table:table-cell office:value-type="float" office:value="5706" calcext:value-type="float">
            <text:p>5706</text:p>
          </table:table-cell>
          <table:table-cell table:formula="of:=SUM([.A1951];[.A1952];[.A1953])" office:value-type="float" office:value="17101" calcext:value-type="float">
            <text:p>17101</text:p>
          </table:table-cell>
          <table:table-cell table:formula="of:=IF([.B1951]&gt;[.B1950];[.C1950]+1;[.C1950])" office:value-type="float" office:value="1385" calcext:value-type="float">
            <text:p>1385</text:p>
          </table:table-cell>
        </table:table-row>
        <table:table-row table:style-name="ro1">
          <table:table-cell office:value-type="float" office:value="5697" calcext:value-type="float">
            <text:p>5697</text:p>
          </table:table-cell>
          <table:table-cell table:formula="of:=SUM([.A1952];[.A1953];[.A1954])" office:value-type="float" office:value="17097" calcext:value-type="float">
            <text:p>17097</text:p>
          </table:table-cell>
          <table:table-cell table:formula="of:=IF([.B1952]&gt;[.B1951];[.C1951]+1;[.C1951])" office:value-type="float" office:value="1385" calcext:value-type="float">
            <text:p>1385</text:p>
          </table:table-cell>
        </table:table-row>
        <table:table-row table:style-name="ro1">
          <table:table-cell office:value-type="float" office:value="5698" calcext:value-type="float">
            <text:p>5698</text:p>
          </table:table-cell>
          <table:table-cell table:formula="of:=SUM([.A1953];[.A1954];[.A1955])" office:value-type="float" office:value="17109" calcext:value-type="float">
            <text:p>17109</text:p>
          </table:table-cell>
          <table:table-cell table:formula="of:=IF([.B1953]&gt;[.B1952];[.C1952]+1;[.C1952])" office:value-type="float" office:value="1386" calcext:value-type="float">
            <text:p>1386</text:p>
          </table:table-cell>
        </table:table-row>
        <table:table-row table:style-name="ro1">
          <table:table-cell office:value-type="float" office:value="5702" calcext:value-type="float">
            <text:p>5702</text:p>
          </table:table-cell>
          <table:table-cell table:formula="of:=SUM([.A1954];[.A1955];[.A1956])" office:value-type="float" office:value="17116" calcext:value-type="float">
            <text:p>17116</text:p>
          </table:table-cell>
          <table:table-cell table:formula="of:=IF([.B1954]&gt;[.B1953];[.C1953]+1;[.C1953])"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5709" calcext:value-type="float">
            <text:p>5709</text:p>
          </table:table-cell>
          <table:table-cell table:formula="of:=SUM([.A1955];[.A1956];[.A1957])" office:value-type="float" office:value="17134" calcext:value-type="float">
            <text:p>17134</text:p>
          </table:table-cell>
          <table:table-cell table:formula="of:=IF([.B1955]&gt;[.B1954];[.C1954]+1;[.C1954])" office:value-type="float" office:value="1388" calcext:value-type="float">
            <text:p>1388</text:p>
          </table:table-cell>
        </table:table-row>
        <table:table-row table:style-name="ro1">
          <table:table-cell office:value-type="float" office:value="5705" calcext:value-type="float">
            <text:p>5705</text:p>
          </table:table-cell>
          <table:table-cell table:formula="of:=SUM([.A1956];[.A1957];[.A1958])" office:value-type="float" office:value="17148" calcext:value-type="float">
            <text:p>17148</text:p>
          </table:table-cell>
          <table:table-cell table:formula="of:=IF([.B1956]&gt;[.B1955];[.C1955]+1;[.C1955])"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5720" calcext:value-type="float">
            <text:p>5720</text:p>
          </table:table-cell>
          <table:table-cell table:formula="of:=SUM([.A1957];[.A1958];[.A1959])" office:value-type="float" office:value="17159" calcext:value-type="float">
            <text:p>17159</text:p>
          </table:table-cell>
          <table:table-cell table:formula="of:=IF([.B1957]&gt;[.B1956];[.C1956]+1;[.C1956])" office:value-type="float" office:value="1390" calcext:value-type="float">
            <text:p>1390</text:p>
          </table:table-cell>
        </table:table-row>
        <table:table-row table:style-name="ro1">
          <table:table-cell office:value-type="float" office:value="5723" calcext:value-type="float">
            <text:p>5723</text:p>
          </table:table-cell>
          <table:table-cell table:formula="of:=SUM([.A1958];[.A1959];[.A1960])" office:value-type="float" office:value="17151" calcext:value-type="float">
            <text:p>17151</text:p>
          </table:table-cell>
          <table:table-cell table:formula="of:=IF([.B1958]&gt;[.B1957];[.C1957]+1;[.C1957])" office:value-type="float" office:value="1390" calcext:value-type="float">
            <text:p>1390</text:p>
          </table:table-cell>
        </table:table-row>
        <table:table-row table:style-name="ro1">
          <table:table-cell office:value-type="float" office:value="5716" calcext:value-type="float">
            <text:p>5716</text:p>
          </table:table-cell>
          <table:table-cell table:formula="of:=SUM([.A1959];[.A1960];[.A1961])" office:value-type="float" office:value="17136" calcext:value-type="float">
            <text:p>17136</text:p>
          </table:table-cell>
          <table:table-cell table:formula="of:=IF([.B1959]&gt;[.B1958];[.C1958]+1;[.C1958])" office:value-type="float" office:value="1390" calcext:value-type="float">
            <text:p>1390</text:p>
          </table:table-cell>
        </table:table-row>
        <table:table-row table:style-name="ro1">
          <table:table-cell office:value-type="float" office:value="5712" calcext:value-type="float">
            <text:p>5712</text:p>
          </table:table-cell>
          <table:table-cell table:formula="of:=SUM([.A1960];[.A1961];[.A1962])" office:value-type="float" office:value="17127" calcext:value-type="float">
            <text:p>17127</text:p>
          </table:table-cell>
          <table:table-cell table:formula="of:=IF([.B1960]&gt;[.B1959];[.C1959]+1;[.C1959])" office:value-type="float" office:value="1390" calcext:value-type="float">
            <text:p>1390</text:p>
          </table:table-cell>
        </table:table-row>
        <table:table-row table:style-name="ro1">
          <table:table-cell office:value-type="float" office:value="5708" calcext:value-type="float">
            <text:p>5708</text:p>
          </table:table-cell>
          <table:table-cell table:formula="of:=SUM([.A1961];[.A1962];[.A1963])" office:value-type="float" office:value="17083" calcext:value-type="float">
            <text:p>17083</text:p>
          </table:table-cell>
          <table:table-cell table:formula="of:=IF([.B1961]&gt;[.B1960];[.C1960]+1;[.C1960])" office:value-type="float" office:value="1390" calcext:value-type="float">
            <text:p>1390</text:p>
          </table:table-cell>
        </table:table-row>
        <table:table-row table:style-name="ro1">
          <table:table-cell office:value-type="float" office:value="5707" calcext:value-type="float">
            <text:p>5707</text:p>
          </table:table-cell>
          <table:table-cell table:formula="of:=SUM([.A1962];[.A1963];[.A1964])" office:value-type="float" office:value="17040" calcext:value-type="float">
            <text:p>17040</text:p>
          </table:table-cell>
          <table:table-cell table:formula="of:=IF([.B1962]&gt;[.B1961];[.C1961]+1;[.C1961])" office:value-type="float" office:value="1390" calcext:value-type="float">
            <text:p>1390</text:p>
          </table:table-cell>
        </table:table-row>
        <table:table-row table:style-name="ro1">
          <table:table-cell office:value-type="float" office:value="5668" calcext:value-type="float">
            <text:p>5668</text:p>
          </table:table-cell>
          <table:table-cell table:formula="of:=SUM([.A1963];[.A1964];[.A1965])" office:value-type="float" office:value="16999" calcext:value-type="float">
            <text:p>16999</text:p>
          </table:table-cell>
          <table:table-cell table:formula="of:=IF([.B1963]&gt;[.B1962];[.C1962]+1;[.C1962])" office:value-type="float" office:value="1390" calcext:value-type="float">
            <text:p>1390</text:p>
          </table:table-cell>
        </table:table-row>
        <table:table-row table:style-name="ro1">
          <table:table-cell office:value-type="float" office:value="5665" calcext:value-type="float">
            <text:p>5665</text:p>
          </table:table-cell>
          <table:table-cell table:formula="of:=SUM([.A1964];[.A1965];[.A1966])" office:value-type="float" office:value="16998" calcext:value-type="float">
            <text:p>16998</text:p>
          </table:table-cell>
          <table:table-cell table:formula="of:=IF([.B1964]&gt;[.B1963];[.C1963]+1;[.C1963])" office:value-type="float" office:value="1390" calcext:value-type="float">
            <text:p>1390</text:p>
          </table:table-cell>
        </table:table-row>
        <table:table-row table:style-name="ro1">
          <table:table-cell office:value-type="float" office:value="5666" calcext:value-type="float">
            <text:p>5666</text:p>
          </table:table-cell>
          <table:table-cell table:formula="of:=SUM([.A1965];[.A1966];[.A1967])" office:value-type="float" office:value="16999" calcext:value-type="float">
            <text:p>16999</text:p>
          </table:table-cell>
          <table:table-cell table:formula="of:=IF([.B1965]&gt;[.B1964];[.C1964]+1;[.C1964])" office:value-type="float" office:value="1391" calcext:value-type="float">
            <text:p>1391</text:p>
          </table:table-cell>
        </table:table-row>
        <table:table-row table:style-name="ro1">
          <table:table-cell office:value-type="float" office:value="5667" calcext:value-type="float">
            <text:p>5667</text:p>
          </table:table-cell>
          <table:table-cell table:formula="of:=SUM([.A1966];[.A1967];[.A1968])" office:value-type="float" office:value="17003" calcext:value-type="float">
            <text:p>17003</text:p>
          </table:table-cell>
          <table:table-cell table:formula="of:=IF([.B1966]&gt;[.B1965];[.C1965]+1;[.C1965])" office:value-type="float" office:value="1392" calcext:value-type="float">
            <text:p>1392</text:p>
          </table:table-cell>
        </table:table-row>
        <table:table-row table:style-name="ro1">
          <table:table-cell office:value-type="float" office:value="5666" calcext:value-type="float">
            <text:p>5666</text:p>
          </table:table-cell>
          <table:table-cell table:formula="of:=SUM([.A1967];[.A1968];[.A1969])" office:value-type="float" office:value="17005" calcext:value-type="float">
            <text:p>17005</text:p>
          </table:table-cell>
          <table:table-cell table:formula="of:=IF([.B1967]&gt;[.B1966];[.C1966]+1;[.C1966])" office:value-type="float" office:value="1393" calcext:value-type="float">
            <text:p>1393</text:p>
          </table:table-cell>
        </table:table-row>
        <table:table-row table:style-name="ro1">
          <table:table-cell office:value-type="float" office:value="5670" calcext:value-type="float">
            <text:p>5670</text:p>
          </table:table-cell>
          <table:table-cell table:formula="of:=SUM([.A1968];[.A1969];[.A1970])" office:value-type="float" office:value="17009" calcext:value-type="float">
            <text:p>17009</text:p>
          </table:table-cell>
          <table:table-cell table:formula="of:=IF([.B1968]&gt;[.B1967];[.C1967]+1;[.C1967])" office:value-type="float" office:value="1394" calcext:value-type="float">
            <text:p>1394</text:p>
          </table:table-cell>
        </table:table-row>
        <table:table-row table:style-name="ro1">
          <table:table-cell office:value-type="float" office:value="5669" calcext:value-type="float">
            <text:p>5669</text:p>
          </table:table-cell>
          <table:table-cell table:formula="of:=SUM([.A1969];[.A1970];[.A1971])" office:value-type="float" office:value="17010" calcext:value-type="float">
            <text:p>17010</text:p>
          </table:table-cell>
          <table:table-cell table:formula="of:=IF([.B1969]&gt;[.B1968];[.C1968]+1;[.C1968])" office:value-type="float" office:value="1395" calcext:value-type="float">
            <text:p>1395</text:p>
          </table:table-cell>
        </table:table-row>
        <table:table-row table:style-name="ro1">
          <table:table-cell office:value-type="float" office:value="5670" calcext:value-type="float">
            <text:p>5670</text:p>
          </table:table-cell>
          <table:table-cell table:formula="of:=SUM([.A1970];[.A1971];[.A1972])" office:value-type="float" office:value="17016" calcext:value-type="float">
            <text:p>17016</text:p>
          </table:table-cell>
          <table:table-cell table:formula="of:=IF([.B1970]&gt;[.B1969];[.C1969]+1;[.C1969])" office:value-type="float" office:value="1396" calcext:value-type="float">
            <text:p>1396</text:p>
          </table:table-cell>
        </table:table-row>
        <table:table-row table:style-name="ro1">
          <table:table-cell office:value-type="float" office:value="5671" calcext:value-type="float">
            <text:p>5671</text:p>
          </table:table-cell>
          <table:table-cell table:formula="of:=SUM([.A1971];[.A1972];[.A1973])" office:value-type="float" office:value="17022" calcext:value-type="float">
            <text:p>17022</text:p>
          </table:table-cell>
          <table:table-cell table:formula="of:=IF([.B1971]&gt;[.B1970];[.C1970]+1;[.C1970])"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5675" calcext:value-type="float">
            <text:p>5675</text:p>
          </table:table-cell>
          <table:table-cell table:formula="of:=SUM([.A1972];[.A1973];[.A1974])" office:value-type="float" office:value="17033" calcext:value-type="float">
            <text:p>17033</text:p>
          </table:table-cell>
          <table:table-cell table:formula="of:=IF([.B1972]&gt;[.B1971];[.C1971]+1;[.C1971])" office:value-type="float" office:value="1398" calcext:value-type="float">
            <text:p>1398</text:p>
          </table:table-cell>
        </table:table-row>
        <table:table-row table:style-name="ro1">
          <table:table-cell office:value-type="float" office:value="5676" calcext:value-type="float">
            <text:p>5676</text:p>
          </table:table-cell>
          <table:table-cell table:formula="of:=SUM([.A1973];[.A1974];[.A1975])" office:value-type="float" office:value="17041" calcext:value-type="float">
            <text:p>17041</text:p>
          </table:table-cell>
          <table:table-cell table:formula="of:=IF([.B1973]&gt;[.B1972];[.C1972]+1;[.C1972])" office:value-type="float" office:value="1399" calcext:value-type="float">
            <text:p>1399</text:p>
          </table:table-cell>
        </table:table-row>
        <table:table-row table:style-name="ro1">
          <table:table-cell office:value-type="float" office:value="5682" calcext:value-type="float">
            <text:p>5682</text:p>
          </table:table-cell>
          <table:table-cell table:formula="of:=SUM([.A1974];[.A1975];[.A1976])" office:value-type="float" office:value="17038" calcext:value-type="float">
            <text:p>17038</text:p>
          </table:table-cell>
          <table:table-cell table:formula="of:=IF([.B1974]&gt;[.B1973];[.C1973]+1;[.C1973])" office:value-type="float" office:value="1399" calcext:value-type="float">
            <text:p>1399</text:p>
          </table:table-cell>
        </table:table-row>
        <table:table-row table:style-name="ro1">
          <table:table-cell office:value-type="float" office:value="5683" calcext:value-type="float">
            <text:p>5683</text:p>
          </table:table-cell>
          <table:table-cell table:formula="of:=SUM([.A1975];[.A1976];[.A1977])" office:value-type="float" office:value="17031" calcext:value-type="float">
            <text:p>17031</text:p>
          </table:table-cell>
          <table:table-cell table:formula="of:=IF([.B1975]&gt;[.B1974];[.C1974]+1;[.C1974])" office:value-type="float" office:value="1399" calcext:value-type="float">
            <text:p>1399</text:p>
          </table:table-cell>
        </table:table-row>
        <table:table-row table:style-name="ro1">
          <table:table-cell office:value-type="float" office:value="5673" calcext:value-type="float">
            <text:p>5673</text:p>
          </table:table-cell>
          <table:table-cell table:formula="of:=SUM([.A1976];[.A1977];[.A1978])" office:value-type="float" office:value="17014" calcext:value-type="float">
            <text:p>17014</text:p>
          </table:table-cell>
          <table:table-cell table:formula="of:=IF([.B1976]&gt;[.B1975];[.C1975]+1;[.C1975])" office:value-type="float" office:value="1399" calcext:value-type="float">
            <text:p>1399</text:p>
          </table:table-cell>
        </table:table-row>
        <table:table-row table:style-name="ro1">
          <table:table-cell office:value-type="float" office:value="5675" calcext:value-type="float">
            <text:p>5675</text:p>
          </table:table-cell>
          <table:table-cell table:formula="of:=SUM([.A1977];[.A1978];[.A1979])" office:value-type="float" office:value="17016" calcext:value-type="float">
            <text:p>17016</text:p>
          </table:table-cell>
          <table:table-cell table:formula="of:=IF([.B1977]&gt;[.B1976];[.C1976]+1;[.C1976])"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5666" calcext:value-type="float">
            <text:p>5666</text:p>
          </table:table-cell>
          <table:table-cell table:formula="of:=SUM([.A1978];[.A1979];[.A1980])" office:value-type="float" office:value="17018" calcext:value-type="float">
            <text:p>17018</text:p>
          </table:table-cell>
          <table:table-cell table:formula="of:=IF([.B1978]&gt;[.B1977];[.C1977]+1;[.C1977])" office:value-type="float" office:value="1401" calcext:value-type="float">
            <text:p>1401</text:p>
          </table:table-cell>
        </table:table-row>
        <table:table-row table:style-name="ro1">
          <table:table-cell office:value-type="float" office:value="5675" calcext:value-type="float">
            <text:p>5675</text:p>
          </table:table-cell>
          <table:table-cell table:formula="of:=SUM([.A1979];[.A1980];[.A1981])" office:value-type="float" office:value="17038" calcext:value-type="float">
            <text:p>17038</text:p>
          </table:table-cell>
          <table:table-cell table:formula="of:=IF([.B1979]&gt;[.B1978];[.C1978]+1;[.C1978])" office:value-type="float" office:value="1402" calcext:value-type="float">
            <text:p>1402</text:p>
          </table:table-cell>
        </table:table-row>
        <table:table-row table:style-name="ro1">
          <table:table-cell office:value-type="float" office:value="5677" calcext:value-type="float">
            <text:p>5677</text:p>
          </table:table-cell>
          <table:table-cell table:formula="of:=SUM([.A1980];[.A1981];[.A1982])" office:value-type="float" office:value="17056" calcext:value-type="float">
            <text:p>17056</text:p>
          </table:table-cell>
          <table:table-cell table:formula="of:=IF([.B1980]&gt;[.B1979];[.C1979]+1;[.C1979])" office:value-type="float" office:value="1403" calcext:value-type="float">
            <text:p>1403</text:p>
          </table:table-cell>
        </table:table-row>
        <table:table-row table:style-name="ro1">
          <table:table-cell office:value-type="float" office:value="5686" calcext:value-type="float">
            <text:p>5686</text:p>
          </table:table-cell>
          <table:table-cell table:formula="of:=SUM([.A1981];[.A1982];[.A1983])" office:value-type="float" office:value="17073" calcext:value-type="float">
            <text:p>17073</text:p>
          </table:table-cell>
          <table:table-cell table:formula="of:=IF([.B1981]&gt;[.B1980];[.C1980]+1;[.C1980])" office:value-type="float" office:value="1404" calcext:value-type="float">
            <text:p>1404</text:p>
          </table:table-cell>
        </table:table-row>
        <table:table-row table:style-name="ro1">
          <table:table-cell office:value-type="float" office:value="5693" calcext:value-type="float">
            <text:p>5693</text:p>
          </table:table-cell>
          <table:table-cell table:formula="of:=SUM([.A1982];[.A1983];[.A1984])" office:value-type="float" office:value="17063" calcext:value-type="float">
            <text:p>17063</text:p>
          </table:table-cell>
          <table:table-cell table:formula="of:=IF([.B1982]&gt;[.B1981];[.C1981]+1;[.C1981])" office:value-type="float" office:value="1404" calcext:value-type="float">
            <text:p>1404</text:p>
          </table:table-cell>
        </table:table-row>
        <table:table-row table:style-name="ro1">
          <table:table-cell office:value-type="float" office:value="5694" calcext:value-type="float">
            <text:p>5694</text:p>
          </table:table-cell>
          <table:table-cell table:formula="of:=SUM([.A1983];[.A1984];[.A1985])" office:value-type="float" office:value="17047" calcext:value-type="float">
            <text:p>17047</text:p>
          </table:table-cell>
          <table:table-cell table:formula="of:=IF([.B1983]&gt;[.B1982];[.C1982]+1;[.C1982])" office:value-type="float" office:value="1404" calcext:value-type="float">
            <text:p>1404</text:p>
          </table:table-cell>
        </table:table-row>
        <table:table-row table:style-name="ro1">
          <table:table-cell office:value-type="float" office:value="5676" calcext:value-type="float">
            <text:p>5676</text:p>
          </table:table-cell>
          <table:table-cell table:formula="of:=SUM([.A1984];[.A1985];[.A1986])" office:value-type="float" office:value="17031" calcext:value-type="float">
            <text:p>17031</text:p>
          </table:table-cell>
          <table:table-cell table:formula="of:=IF([.B1984]&gt;[.B1983];[.C1983]+1;[.C1983])" office:value-type="float" office:value="1404" calcext:value-type="float">
            <text:p>1404</text:p>
          </table:table-cell>
        </table:table-row>
        <table:table-row table:style-name="ro1">
          <table:table-cell office:value-type="float" office:value="5677" calcext:value-type="float">
            <text:p>5677</text:p>
          </table:table-cell>
          <table:table-cell table:formula="of:=SUM([.A1985];[.A1986];[.A1987])" office:value-type="float" office:value="17035" calcext:value-type="float">
            <text:p>17035</text:p>
          </table:table-cell>
          <table:table-cell table:formula="of:=IF([.B1985]&gt;[.B1984];[.C1984]+1;[.C1984])" office:value-type="float" office:value="1405" calcext:value-type="float">
            <text:p>1405</text:p>
          </table:table-cell>
        </table:table-row>
        <table:table-row table:style-name="ro1">
          <table:table-cell office:value-type="float" office:value="5678" calcext:value-type="float">
            <text:p>5678</text:p>
          </table:table-cell>
          <table:table-cell table:formula="of:=SUM([.A1986];[.A1987];[.A1988])" office:value-type="float" office:value="17047" calcext:value-type="float">
            <text:p>17047</text:p>
          </table:table-cell>
          <table:table-cell table:formula="of:=IF([.B1986]&gt;[.B1985];[.C1985]+1;[.C1985])" office:value-type="float" office:value="1406" calcext:value-type="float">
            <text:p>1406</text:p>
          </table:table-cell>
        </table:table-row>
        <table:table-row table:style-name="ro1">
          <table:table-cell office:value-type="float" office:value="5680" calcext:value-type="float">
            <text:p>5680</text:p>
          </table:table-cell>
          <table:table-cell table:formula="of:=SUM([.A1987];[.A1988];[.A1989])" office:value-type="float" office:value="17081" calcext:value-type="float">
            <text:p>17081</text:p>
          </table:table-cell>
          <table:table-cell table:formula="of:=IF([.B1987]&gt;[.B1986];[.C1986]+1;[.C1986])" office:value-type="float" office:value="1407" calcext:value-type="float">
            <text:p>1407</text:p>
          </table:table-cell>
        </table:table-row>
        <table:table-row table:style-name="ro1">
          <table:table-cell office:value-type="float" office:value="5689" calcext:value-type="float">
            <text:p>5689</text:p>
          </table:table-cell>
          <table:table-cell table:formula="of:=SUM([.A1988];[.A1989];[.A1990])" office:value-type="float" office:value="17115" calcext:value-type="float">
            <text:p>17115</text:p>
          </table:table-cell>
          <table:table-cell table:formula="of:=IF([.B1988]&gt;[.B1987];[.C1987]+1;[.C1987])" office:value-type="float" office:value="1408" calcext:value-type="float">
            <text:p>1408</text:p>
          </table:table-cell>
        </table:table-row>
        <table:table-row table:style-name="ro1">
          <table:table-cell office:value-type="float" office:value="5712" calcext:value-type="float">
            <text:p>5712</text:p>
          </table:table-cell>
          <table:table-cell table:formula="of:=SUM([.A1989];[.A1990];[.A1991])" office:value-type="float" office:value="17156" calcext:value-type="float">
            <text:p>17156</text:p>
          </table:table-cell>
          <table:table-cell table:formula="of:=IF([.B1989]&gt;[.B1988];[.C1988]+1;[.C1988])" office:value-type="float" office:value="1409" calcext:value-type="float">
            <text:p>1409</text:p>
          </table:table-cell>
        </table:table-row>
        <table:table-row table:style-name="ro1">
          <table:table-cell office:value-type="float" office:value="5714" calcext:value-type="float">
            <text:p>5714</text:p>
          </table:table-cell>
          <table:table-cell table:formula="of:=SUM([.A1990];[.A1991];[.A1992])" office:value-type="float" office:value="17173" calcext:value-type="float">
            <text:p>17173</text:p>
          </table:table-cell>
          <table:table-cell table:formula="of:=IF([.B1990]&gt;[.B1989];[.C1989]+1;[.C1989])" office:value-type="float" office:value="1410" calcext:value-type="float">
            <text:p>1410</text:p>
          </table:table-cell>
        </table:table-row>
        <table:table-row table:style-name="ro1">
          <table:table-cell office:value-type="float" office:value="5730" calcext:value-type="float">
            <text:p>5730</text:p>
          </table:table-cell>
          <table:table-cell table:formula="of:=SUM([.A1991];[.A1992];[.A1993])" office:value-type="float" office:value="17199" calcext:value-type="float">
            <text:p>17199</text:p>
          </table:table-cell>
          <table:table-cell table:formula="of:=IF([.B1991]&gt;[.B1990];[.C1990]+1;[.C1990])" office:value-type="float" office:value="1411" calcext:value-type="float">
            <text:p>1411</text:p>
          </table:table-cell>
        </table:table-row>
        <table:table-row table:style-name="ro1">
          <table:table-cell office:value-type="float" office:value="5729" calcext:value-type="float">
            <text:p>5729</text:p>
          </table:table-cell>
          <table:table-cell table:formula="of:=SUM([.A1992];[.A1993];[.A1994])" office:value-type="float" office:value="17212" calcext:value-type="float">
            <text:p>17212</text:p>
          </table:table-cell>
          <table:table-cell table:formula="of:=IF([.B1992]&gt;[.B1991];[.C1991]+1;[.C1991])" office:value-type="float" office:value="1412" calcext:value-type="float">
            <text:p>1412</text:p>
          </table:table-cell>
        </table:table-row>
        <table:table-row table:style-name="ro1">
          <table:table-cell office:value-type="float" office:value="5740" calcext:value-type="float">
            <text:p>5740</text:p>
          </table:table-cell>
          <table:table-cell table:formula="of:=SUM([.A1993];[.A1994];[.A1995])" office:value-type="float" office:value="17259" calcext:value-type="float">
            <text:p>17259</text:p>
          </table:table-cell>
          <table:table-cell table:formula="of:=IF([.B1993]&gt;[.B1992];[.C1992]+1;[.C1992])" office:value-type="float" office:value="1413" calcext:value-type="float">
            <text:p>1413</text:p>
          </table:table-cell>
        </table:table-row>
        <table:table-row table:style-name="ro1">
          <table:table-cell office:value-type="float" office:value="5743" calcext:value-type="float">
            <text:p>5743</text:p>
          </table:table-cell>
          <table:table-cell table:formula="of:=SUM([.A1994];[.A1995];[.A1996])" office:value-type="float" office:value="17296" calcext:value-type="float">
            <text:p>17296</text:p>
          </table:table-cell>
          <table:table-cell table:formula="of:=IF([.B1994]&gt;[.B1993];[.C1993]+1;[.C1993])" office:value-type="float" office:value="1414" calcext:value-type="float">
            <text:p>1414</text:p>
          </table:table-cell>
        </table:table-row>
        <table:table-row table:style-name="ro1">
          <table:table-cell office:value-type="float" office:value="5776" calcext:value-type="float">
            <text:p>5776</text:p>
          </table:table-cell>
          <table:table-cell table:formula="of:=SUM([.A1995];[.A1996];[.A1997])" office:value-type="float" office:value="17341" calcext:value-type="float">
            <text:p>17341</text:p>
          </table:table-cell>
          <table:table-cell table:formula="of:=IF([.B1995]&gt;[.B1994];[.C1994]+1;[.C1994])" office:value-type="float" office:value="1415" calcext:value-type="float">
            <text:p>1415</text:p>
          </table:table-cell>
        </table:table-row>
        <table:table-row table:style-name="ro1">
          <table:table-cell office:value-type="float" office:value="5777" calcext:value-type="float">
            <text:p>5777</text:p>
          </table:table-cell>
          <table:table-cell table:formula="of:=SUM([.A1996];[.A1997];[.A1998])" office:value-type="float" office:value="17352" calcext:value-type="float">
            <text:p>17352</text:p>
          </table:table-cell>
          <table:table-cell table:formula="of:=IF([.B1996]&gt;[.B1995];[.C1995]+1;[.C1995])" office:value-type="float" office:value="1416" calcext:value-type="float">
            <text:p>1416</text:p>
          </table:table-cell>
        </table:table-row>
        <table:table-row table:style-name="ro1">
          <table:table-cell office:value-type="float" office:value="5788" calcext:value-type="float">
            <text:p>5788</text:p>
          </table:table-cell>
          <table:table-cell table:formula="of:=SUM([.A1997];[.A1998];[.A1999])" office:value-type="float" office:value="17358" calcext:value-type="float">
            <text:p>17358</text:p>
          </table:table-cell>
          <table:table-cell table:formula="of:=IF([.B1997]&gt;[.B1996];[.C1996]+1;[.C1996])" office:value-type="float" office:value="1417" calcext:value-type="float">
            <text:p>1417</text:p>
          </table:table-cell>
        </table:table-row>
        <table:table-row table:style-name="ro1">
          <table:table-cell office:value-type="float" office:value="5787" calcext:value-type="float">
            <text:p>5787</text:p>
          </table:table-cell>
          <table:table-cell table:formula="of:=SUM([.A1998];[.A1999];[.A2000])" office:value-type="float" office:value="17361" calcext:value-type="float">
            <text:p>17361</text:p>
          </table:table-cell>
          <table:table-cell table:formula="of:=IF([.B1998]&gt;[.B1997];[.C1997]+1;[.C1997])" office:value-type="float" office:value="1418" calcext:value-type="float">
            <text:p>1418</text:p>
          </table:table-cell>
        </table:table-row>
        <table:table-row table:style-name="ro1">
          <table:table-cell office:value-type="float" office:value="5783" calcext:value-type="float">
            <text:p>5783</text:p>
          </table:table-cell>
          <table:table-cell table:style-name="ce1"/>
          <table:table-cell/>
        </table:table-row>
        <table:table-row table:style-name="ro1">
          <table:table-cell office:value-type="float" office:value="5791" calcext:value-type="float">
            <text:p>5791</text:p>
          </table:table-cell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01T18:51:08.129188711</dc:date>
    <meta:editing-duration>PT6M35S</meta:editing-duration>
    <meta:editing-cycles>2</meta:editing-cycles>
    <meta:generator>LibreOffice/6.4.7.2$Linux_X86_64 LibreOffice_project/40$Build-2</meta:generator>
    <meta:document-statistic meta:table-count="1" meta:cell-count="5996" meta:object-count="0"/>
  </office:meta>
</office:document-meta>
</file>